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ato Semibold" svg:font-family="'Lato Semibold'" style:font-pitch="variable"/>
    <style:font-face style:name="Lato Semibold1" svg:font-family="'Lato Semibold'" style:font-adornments="Semi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pitch="variable"/>
    <style:font-face style:name="Noto Sans CJK SC2" svg:font-family="'Noto Sans CJK SC'" style:font-family-generic="system" style:font-pitch="variable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2.89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90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3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61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svg:stroke-width="0.053cm" svg:stroke-color="#ffffff" draw:marker-start-width="0.279cm" draw:marker-end-width="0.279cm" draw:fill="none" loext:fill-use-slide-background="false" draw:textarea-horizontal-align="justify" draw:textarea-vertical-align="middle" draw:auto-grow-height="false" fo:min-height="3.678cm" fo:min-width="4.85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e040fb" draw:fill-color="#ce3f7a" draw:textarea-horizontal-align="justify" draw:textarea-vertical-align="middle" draw:auto-grow-height="false" fo:min-height="0cm" fo:min-width="0cm" loext:decorative="false"/>
    </style:style>
    <style:style style:name="gr12" style:family="graphic" style:parent-style-name="standard">
      <style:graphic-properties draw:stroke="none" svg:stroke-color="#e040fb" draw:fill-color="#ce3f7a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e040fb" draw:fill-color="#009fdc" draw:textarea-horizontal-align="justify" draw:textarea-vertical-align="middle" draw:auto-grow-height="false" fo:min-height="0cm" fo:min-width="0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429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fill-color="#ffffff" draw:auto-grow-width="true" fo:min-height="0.937cm" fo:min-width="2.9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18" style:family="graphic" style:parent-style-name="standard">
      <style:graphic-properties draw:stroke="none" svg:stroke-color="#e040fb" draw:fill-color="#ce3f7a" draw:textarea-horizontal-align="justify" draw:textarea-vertical-align="middle" draw:auto-grow-height="false" fo:min-height="0.104cm" fo:min-width="0cm" loext:decorative="false"/>
    </style:style>
    <style:style style:name="gr19" style:family="graphic" style:parent-style-name="standard">
      <style:graphic-properties draw:stroke="none" svg:stroke-color="#e040fb" draw:fill-color="#009fdc" draw:textarea-horizontal-align="justify" draw:textarea-vertical-align="middle" draw:auto-grow-height="false" fo:min-height="0.104cm" fo:min-width="0cm" loext:decorative="false"/>
    </style:style>
    <style:style style:name="gr20" style:family="graphic" style:parent-style-name="standard">
      <style:graphic-properties draw:stroke="none" svg:stroke-color="#81d41a" draw:fill="solid" draw:fill-color="#ce3f7a" draw:textarea-horizontal-align="justify" draw:textarea-vertical-align="middle" draw:auto-grow-height="false" fo:min-height="0.104cm" fo:min-width="0cm" loext:decorative="false"/>
    </style:style>
    <style:style style:name="gr21" style:family="graphic" style:parent-style-name="standard">
      <style:graphic-properties draw:stroke="none" svg:stroke-color="#81d41a" draw:fill="solid" draw:fill-color="#009fdc" draw:textarea-horizontal-align="justify" draw:textarea-vertical-align="middle" draw:auto-grow-height="false" fo:min-height="0.104cm" fo:min-width="0cm" loext:decorative="false"/>
    </style:style>
    <style:style style:name="gr22" style:family="graphic" style:parent-style-name="standard">
      <style:graphic-properties svg:stroke-width="0.053cm" svg:stroke-color="#e2e2e2" draw:marker-start-width="0.279cm" draw:marker-end-width="0.279cm" draw:fill="none" draw:textarea-vertical-align="middle" draw:auto-grow-height="false" fo:min-height="1.12cm" fo:min-width="0cm" fo:padding-top="0.151cm" fo:padding-bottom="0.151cm" fo:padding-left="0.276cm" fo:padding-right="0.276cm" fo:wrap-option="wrap" loext:decorative="false"/>
    </style:style>
    <style:style style:name="gr23" style:family="graphic" style:parent-style-name="objectwithoutfill">
      <style:graphic-properties svg:stroke-width="0.053cm" svg:stroke-color="#ffffff" draw:marker-start-width="0.279cm" draw:marker-end="Arrowheads_20_1" draw:marker-end-width="0.28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objectwithoutfill">
      <style:graphic-properties draw:stroke="solid" draw:stroke-dash="Dash" svg:stroke-width="0.081cm" svg:stroke-color="#009fdc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25" style:family="graphic" style:parent-style-name="objectwithoutfill">
      <style:graphic-properties draw:stroke="solid" draw:stroke-dash="Dash" svg:stroke-width="0.081cm" svg:stroke-color="#ce3f7a" draw:marker-start-width="0.321cm" draw:marker-end-width="0.321cm" svg:stroke-opacity="80%" svg:stroke-linecap="round" draw:fill="none" draw:textarea-vertical-align="middle" fo:padding-top="0.165cm" fo:padding-bottom="0.165cm" fo:padding-left="0.29cm" fo:padding-right="0.29cm" loext:decorative="false"/>
    </style:style>
    <style:style style:name="gr26" style:family="graphic" style:parent-style-name="objectwithoutfill">
      <style:graphic-properties svg:stroke-width="0.081cm" svg:stroke-color="#f4bd3e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27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67cm" fo:min-width="8.628cm" fo:padding-top="0.165cm" fo:padding-bottom="0.165cm" fo:padding-left="0.29cm" fo:padding-right="0.29cm" loext:decorative="false"/>
    </style:style>
    <style:style style:name="gr28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67cm" fo:min-width="18.42cm" fo:padding-top="0.165cm" fo:padding-bottom="0.165cm" fo:padding-left="0.29cm" fo:padding-right="0.29cm" loext:decorative="false"/>
    </style:style>
    <style:style style:name="gr29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67cm" fo:min-width="9.222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width="0.081cm" svg:stroke-color="#00a3a6" draw:marker-start-width="0.321cm" draw:marker-end-width="0.321cm" draw:fill="none" loext:fill-use-slide-background="false" draw:textarea-horizontal-align="justify" draw:textarea-vertical-align="middle" draw:auto-grow-height="false" fo:min-height="2.976cm" fo:min-width="19.42cm" fo:padding-top="0.165cm" fo:padding-bottom="0.165cm" fo:padding-left="0.29cm" fo:padding-right="0.29cm" loext:decorative="false"/>
    </style:style>
    <style:style style:name="gr31" style:family="graphic" style:parent-style-name="standard">
      <style:graphic-properties svg:stroke-width="0.081cm" svg:stroke-color="#00a3a6" draw:marker-start-width="0.321cm" draw:marker-end-width="0.321cm" draw:fill="none" loext:fill-use-slide-background="false" draw:textarea-horizontal-align="justify" draw:textarea-vertical-align="middle" draw:auto-grow-height="false" fo:min-height="1.67cm" fo:min-width="6.618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a3a6" draw:marker-start-width="0.321cm" draw:marker-end-width="0.321cm" draw:fill="none" loext:fill-use-slide-background="false" draw:textarea-horizontal-align="justify" draw:textarea-vertical-align="middle" draw:auto-grow-height="false" fo:min-height="2.316cm" fo:min-width="9.717cm" fo:padding-top="0.165cm" fo:padding-bottom="0.165cm" fo:padding-left="0.29cm" fo:padding-right="0.29cm" loext:decorative="false"/>
    </style:style>
    <style:style style:name="gr33" style:family="graphic" style:parent-style-name="standard">
      <style:graphic-properties svg:stroke-width="0.081cm" svg:stroke-color="#f4bd3e" draw:marker-start-width="0.321cm" draw:marker-end-width="0.321cm" draw:fill="none" loext:fill-use-slide-background="false" draw:textarea-horizontal-align="justify" draw:textarea-vertical-align="middle" draw:auto-grow-height="false" fo:min-height="2.67cm" fo:min-width="4.12cm" fo:padding-top="0.165cm" fo:padding-bottom="0.165cm" fo:padding-left="0.29cm" fo:padding-right="0.29cm" loext:decorative="false"/>
    </style:style>
    <style:style style:name="gr34" style:family="graphic" style:parent-style-name="standard">
      <style:graphic-properties svg:stroke-width="0.081cm" svg:stroke-color="#fe007f" draw:marker-start-width="0.321cm" draw:marker-end-width="0.321cm" draw:fill="none" loext:fill-use-slide-background="false" draw:textarea-horizontal-align="justify" draw:textarea-vertical-align="middle" draw:auto-grow-height="false" fo:min-height="2.67cm" fo:min-width="5.92cm" fo:padding-top="0.165cm" fo:padding-bottom="0.165cm" fo:padding-left="0.29cm" fo:padding-right="0.29cm" loext:decorative="false"/>
    </style:style>
    <style:style style:name="gr35" style:family="graphic" style:parent-style-name="standard">
      <style:graphic-properties svg:stroke-width="0.081cm" svg:stroke-color="#fe007f" draw:marker-start-width="0.321cm" draw:marker-end-width="0.321cm" draw:fill="none" loext:fill-use-slide-background="false" draw:textarea-horizontal-align="justify" draw:textarea-vertical-align="middle" draw:auto-grow-height="false" fo:min-height="2.67cm" fo:min-width="45.354cm" fo:padding-top="0.165cm" fo:padding-bottom="0.165cm" fo:padding-left="0.29cm" fo:padding-right="0.29cm" loext:decorative="false"/>
    </style:style>
    <style:style style:name="gr36" style:family="graphic" style:parent-style-name="standard">
      <style:graphic-properties svg:stroke-width="0.081cm" svg:stroke-color="#f4bd3e" draw:marker-start-width="0.321cm" draw:marker-end-width="0.321cm" draw:fill="none" loext:fill-use-slide-background="false" draw:textarea-horizontal-align="justify" draw:textarea-vertical-align="middle" draw:auto-grow-height="false" fo:min-height="2.67cm" fo:min-width="3.835cm" fo:padding-top="0.165cm" fo:padding-bottom="0.165cm" fo:padding-left="0.29cm" fo:padding-right="0.29cm" loext:decorative="false"/>
    </style:style>
    <style:style style:name="gr37" style:family="graphic" style:parent-style-name="standard">
      <style:graphic-properties svg:stroke-width="0.081cm" svg:stroke-color="#fe007f" draw:marker-start-width="0.321cm" draw:marker-end-width="0.321cm" draw:fill="none" loext:fill-use-slide-background="false" draw:textarea-horizontal-align="justify" draw:textarea-vertical-align="middle" draw:auto-grow-height="false" fo:min-height="1.303cm" fo:min-width="4.668cm" fo:padding-top="0.165cm" fo:padding-bottom="0.165cm" fo:padding-left="0.29cm" fo:padding-right="0.29cm" loext:decorative="false"/>
    </style:style>
    <style:style style:name="gr38" style:family="graphic" style:parent-style-name="standard">
      <style:graphic-properties draw:stroke="dash" draw:stroke-dash="Double_20_Dash" svg:stroke-width="0.081cm" svg:stroke-color="#e2e2e2" draw:marker-start-width="0.321cm" draw:marker-end-width="0.321cm" svg:stroke-linecap="butt" draw:fill="none" loext:fill-use-slide-background="false" draw:textarea-horizontal-align="justify" draw:textarea-vertical-align="middle" draw:auto-grow-height="false" fo:min-height="10.895cm" fo:min-width="40.22cm" fo:padding-top="0.165cm" fo:padding-bottom="0.165cm" fo:padding-left="0.29cm" fo:padding-right="0.29cm" loext:decorative="false"/>
    </style:style>
    <style:style style:name="gr39" style:family="graphic" style:parent-style-name="objectwithoutfill">
      <style:graphic-properties svg:stroke-width="0.106cm" svg:stroke-color="#ff1744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r1" style:family="presentation" style:parent-style-name="plain_5f_black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language="en" fo:country="US"/>
    </style:style>
    <style:style style:name="P3" style:family="paragraph">
      <loext:graphic-properties draw:fill="none" draw:fill-color="#ffffff"/>
      <style:text-properties style:font-name="Lato Semibold1" fo:font-size="54pt" fo:language="en" fo:country="US" style:text-underline-style="none" fo:font-weight="600" style:font-size-asian="32pt" style:font-size-complex="32pt"/>
    </style:style>
    <style:style style:name="P4" style:family="paragraph">
      <loext:graphic-properties draw:fill="none" draw:fill-color="#ffffff"/>
      <style:text-properties style:font-name="Lato Semibold1" fo:font-size="32pt" fo:language="en" fo:country="US" style:text-underline-style="none" fo:font-weight="600" style:font-size-asian="32pt" style:font-size-complex="32pt"/>
    </style:style>
    <style:style style:name="P5" style:family="paragraph">
      <loext:graphic-properties draw:fill="none" draw:fill-color="#ffffff"/>
      <style:text-properties style:font-name="Lato Semibold1" fo:font-size="20pt" fo:language="en" fo:country="US" style:text-underline-style="none" fo:font-weight="600" style:font-size-asian="20pt" style:font-size-complex="20pt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ce3f7a"/>
      <style:paragraph-properties fo:text-align="center"/>
    </style:style>
    <style:style style:name="P11" style:family="paragraph">
      <loext:graphic-properties draw:fill-color="#ce3f7a"/>
      <style:paragraph-properties fo:text-align="center" style:writing-mode="lr-tb"/>
    </style:style>
    <style:style style:name="P12" style:family="paragraph">
      <loext:graphic-properties draw:fill-color="#009fdc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  <style:text-properties style:font-name="Lato Semibold1" fo:language="en" fo:country="US"/>
    </style:style>
    <style:style style:name="P14" style:family="paragraph">
      <loext:graphic-properties draw:fill="solid" draw:fill-color="#000000"/>
      <style:paragraph-properties fo:text-align="center"/>
      <style:text-properties style:font-name="Lato Semibold1" fo:language="en" fo:country="US"/>
    </style:style>
    <style:style style:name="P15" style:family="paragraph">
      <loext:graphic-properties draw:fill="none" draw:fill-color="#ffffff"/>
      <style:text-properties style:font-name="Lato Semibold1" fo:font-size="12pt" fo:language="en" fo:country="US"/>
    </style:style>
    <style:style style:name="P16" style:family="paragraph">
      <loext:graphic-properties draw:fill="solid" draw:fill-color="#ffffff"/>
      <style:paragraph-properties fo:text-align="center"/>
      <style:text-properties style:font-name="Lato Semibold1" fo:font-size="12pt" fo:language="en" fo:country="US"/>
    </style:style>
    <style:style style:name="P17" style:family="paragraph">
      <loext:graphic-properties draw:fill="solid" draw:fill-color="#000000"/>
      <style:paragraph-properties fo:text-align="center"/>
      <style:text-properties style:font-name="Lato Semibold1" fo:font-size="12pt" fo:language="en" fo:country="US"/>
    </style:style>
    <style:style style:name="P18" style:family="paragraph">
      <loext:graphic-properties draw:fill="none" draw:fill-color="#ffffff"/>
      <style:paragraph-properties fo:text-align="end"/>
      <style:text-properties style:font-name="Lato Semibold1" fo:font-size="18pt" fo:language="en" fo:country="US"/>
    </style:style>
    <style:style style:name="P19" style:family="paragraph">
      <loext:graphic-properties draw:fill-color="#ffffff"/>
      <style:text-properties fo:font-size="20pt" fo:language="en" fo:country="US"/>
    </style:style>
    <style:style style:name="P20" style:family="paragraph">
      <loext:graphic-properties draw:fill="none" draw:fill-color="#ffffff"/>
      <style:text-properties style:font-name="Lato Semibold1" fo:language="en" fo:country="US"/>
    </style:style>
    <style:style style:name="P21" style:family="paragraph">
      <loext:graphic-properties draw:fill="none" draw:fill-color="#ffffff"/>
      <style:paragraph-properties fo:text-align="end"/>
      <style:text-properties style:font-name="Lato Semibold1" fo:language="en" fo:country="US"/>
    </style:style>
    <style:style style:name="P22" style:family="paragraph">
      <loext:graphic-properties draw:fill="solid" draw:fill-color="#ce3f7a"/>
      <style:paragraph-properties fo:text-align="center"/>
    </style:style>
    <style:style style:name="P23" style:family="paragraph">
      <loext:graphic-properties draw:fill="solid" draw:fill-color="#009fdc"/>
      <style:paragraph-properties fo:text-align="center"/>
    </style:style>
    <style:style style:name="P24" style:family="paragraph">
      <loext:graphic-properties draw:fill="none" draw:fill-color="#ffffff"/>
      <style:paragraph-properties fo:text-align="end"/>
      <style:text-properties fo:font-size="18pt" fo:language="en" fo:country="US"/>
    </style:style>
    <style:style style:name="P25" style:family="paragraph">
      <style:paragraph-properties fo:text-align="end"/>
      <style:text-properties fo:font-size="18pt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style:font-name="Lato Semibold1" fo:font-size="54pt" fo:language="en" fo:country="US" style:text-underline-style="none" fo:font-weight="600" style:font-size-asian="32pt" style:font-size-complex="32pt"/>
    </style:style>
    <style:style style:name="T1" style:family="text">
      <style:text-properties fo:language="en" fo:country="US"/>
    </style:style>
    <style:style style:name="T2" style:family="text">
      <style:text-properties style:font-name="Lato Semibold1" fo:font-size="54pt" fo:language="en" fo:country="US" style:text-underline-style="none" fo:font-weight="600" style:font-size-asian="32pt" style:font-size-complex="32pt"/>
    </style:style>
    <style:style style:name="T3" style:family="text">
      <style:text-properties style:font-name="Lato Semibold1" fo:font-size="32pt" fo:language="en" fo:country="US" style:text-underline-style="none" fo:font-weight="600" style:font-size-asian="32pt" style:font-size-complex="32pt"/>
    </style:style>
    <style:style style:name="T4" style:family="text">
      <style:text-properties style:font-name="Lato Semibold1" fo:font-size="20pt" fo:language="en" fo:country="US" style:text-underline-style="none" fo:font-weight="600" style:font-size-asian="20pt" style:font-size-complex="20pt"/>
    </style:style>
    <style:style style:name="T5" style:family="text">
      <style:text-properties style:font-name="Lato Semibold1" fo:font-size="12pt" fo:language="en" fo:country="US"/>
    </style:style>
    <style:style style:name="T6" style:family="text">
      <style:text-properties style:font-name="TexMaths Symbols1" fo:font-size="12pt" fo:language="en" fo:country="US" fo:font-style="normal" style:text-underline-style="none" fo:font-weight="normal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/>
    </style:style>
    <style:style style:name="T7" style:family="text">
      <style:text-properties style:font-name="Liberation Sans1" fo:font-size="18pt" fo:language="en" fo:country="US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8" style:family="text">
      <style:text-properties style:font-name="Lato Semibold1" fo:font-size="12pt" fo:language="en" fo:country="US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9" style:family="text">
      <style:text-properties style:font-name="Lato Semibold1" fo:font-size="18pt" fo:language="en" fo:country="US"/>
    </style:style>
    <style:style style:name="T10" style:family="text">
      <style:text-properties style:font-name="Lato Semibold1" fo:language="en" fo:country="US"/>
    </style:style>
    <style:style style:name="T11" style:family="text">
      <style:text-properties style:font-name="TexMaths Symbols1" fo:font-size="18pt" fo:language="en" fo:country="US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2" style:family="text">
      <style:text-properties style:font-name="Lato Semibold1" fo:font-size="18pt" fo:language="en" fo:country="US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3" style:family="text">
      <style:text-properties fo:font-size="18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lain_5f_black" presentation:presentation-page-layout-name="AL1T0">
        <office:forms form:automatic-focus="false" form:apply-design-mode="false"/>
        <draw:frame draw:style-name="gr1" draw:text-style-name="P2" draw:layer="layout" svg:width="3.393cm" svg:height="1.187cm" svg:x="24.279cm" svg:y="14.5cm">
          <draw:text-box>
            <text:p text:style-name="P1"><text:span text:style-name="T1"><text:page-number>&lt;number&gt;</text:page-number></text:span></text:p>
          </draw:text-box>
        </draw:frame>
        <draw:frame draw:style-name="gr2" draw:text-style-name="P3" draw:layer="layout" svg:width="32cm" svg:height="2.156cm" svg:x="1cm" svg:y="4.628cm">
          <draw:text-box>
            <text:p><text:span text:style-name="T2">stochastics and probability</text:span></text:p>
          </draw:text-box>
        </draw:frame>
        <draw:frame draw:style-name="gr3" draw:text-style-name="P4" draw:layer="layout" svg:width="8cm" svg:height="1.381cm" svg:x="1cm" svg:y="6.784cm">
          <draw:text-box>
            <text:p><text:span text:style-name="T3">Lecture ...</text:span></text:p>
          </draw:text-box>
        </draw:frame>
        <draw:frame draw:style-name="gr4" draw:text-style-name="P5" draw:layer="layout" svg:width="13.5cm" svg:height="2.511cm" svg:x="1cm" svg:y="13.785cm">
          <draw:text-box>
            <text:p><text:span text:style-name="T4">Dr. Johannes Phalke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in_5f_black" presentation:presentation-page-layout-name="AL1T0">
        <office:forms form:automatic-focus="false" form:apply-design-mode="false"/>
        <draw:frame draw:style-name="gr1" draw:text-style-name="P2" draw:layer="layout" svg:width="3.393cm" svg:height="1.187cm" svg:x="24.279cm" svg:y="14.5cm">
          <draw:text-box>
            <text:p text:style-name="P1"><text:span text:style-name="T1"><text:page-number>&lt;number&gt;</text:page-number></text:span></text:p>
          </draw:text-box>
        </draw:frame>
        <draw:g draw:style-name="gr6">
          <svg:title>TexMaths</svg:title>
          <svg:desc>28§display§1\quad +0\quad\overset{k}{\to} 0\quad +1\quad §svg§600§FALSE§</svg:desc>
          <draw:path draw:style-name="gr7" draw:text-style-name="P7" draw:layer="layout" svg:width="4.93cm" svg:height="0.576cm" svg:x="10.62cm" svg:y="1.529cm" svg:viewBox="0 0 4931 577" svg:d="M0 0c1643 0 3287 0 4931 0 0 192 0 384 0 577-1644 0-3288 0-4931 0 0-193 0-385 0-577z">
            <text:p/>
          </draw:path>
          <draw:path draw:style-name="gr8" draw:text-style-name="P8" draw:layer="layout" svg:width="4.987cm" svg:height="0.632cm" svg:x="10.592cm" svg:y="1.5cm" svg:viewBox="0 0 4988 633" svg:d="M0 0c1663 0 3325 0 4988 0 0 211 0 423 0 633-1663 0-3325 0-4988 0 0-210 0-422 0-633z">
            <text:p/>
          </draw:path>
          <draw:path draw:style-name="gr7" draw:text-style-name="P7" draw:layer="layout" svg:width="0.184cm" svg:height="0.37cm" svg:x="10.641cm" svg:y="1.717cm" svg:viewBox="0 0 185 371" svg:d="M116 14c0-12 0-14-14-14-34 35-83 35-102 35 0 6 0 12 0 17 13 0 44 0 75-14 0 96 0 193 0 289 0 21-3 27-53 27-6 0-11 0-17 0 0 6 0 12 0 17 19-1 67-1 91-1 23 0 69 0 89 1 0-5 0-11 0-17-6 0-12 0-18 0-49 0-51-6-51-27 0-104 0-208 0-313z">
            <text:p/>
          </draw:path>
          <draw:path draw:style-name="gr7" draw:text-style-name="P7" draw:layer="layout" svg:width="0.371cm" svg:height="0.37cm" svg:x="11.586cm" svg:y="1.763cm" svg:viewBox="0 0 372 371" svg:d="M197 197c53 0 104 0 156 0 8 0 19 0 19-11s-11-11-19-11c-52 0-103 0-156 0 0-52 0-104 0-156 0-8 0-19-11-19s-11 11-11 19c0 52 0 104 0 156-52 0-104 0-156 0-8 0-19 0-19 11s11 11 19 11c52 0 104 0 156 0 0 51 0 104 0 156 0 8 0 18 11 18s11-10 11-18c0-52 0-105 0-156z">
            <text:p/>
          </draw:path>
          <draw:path draw:style-name="gr7" draw:text-style-name="P7" draw:layer="layout" svg:width="0.234cm" svg:height="0.382cm" svg:x="12.135cm" svg:y="1.717cm" svg:viewBox="0 0 235 383" svg:d="M235 192c0-44-2-89-22-130-25-52-71-62-95-62-34 0-74 14-98 67-17 38-20 81-20 125 0 43 3 92 26 135 23 44 65 56 92 56 30 0 73-12 97-64 18-40 20-82 20-127zM118 371c-22 0-54-14-66-68-6-33-6-84-6-117 0-35 0-72 5-102 11-66 52-71 67-71 19 0 55 9 67 65 4 30 4 73 4 108 0 41 0 79-6 116-8 52-40 69-65 69z">
            <text:p/>
          </draw:path>
          <draw:path draw:style-name="gr7" draw:text-style-name="P7" draw:layer="layout" svg:width="0.192cm" svg:height="0.274cm" svg:x="13.294cm" svg:y="1.5cm" svg:viewBox="0 0 193 275" svg:d="M92 13c0-2 1-4 2-7 0-3-2-6-6-6-8 0-40 3-50 5-3 0-10 0-10 8 0 6 7 6 12 6 19 0 19 1 19 5 0 3-2 6-2 10-18 73-37 146-55 220-2 6-1 5-2 8 0 6 5 13 13 13 11 0 15-8 17-16 2-2 18-70 19-76 29 3 51 12 51 31 0 4 0 5-1 8-2 7-2 8-2 13 0 27 24 40 42 40 38 0 33-40 50-59 0-6-4-6-6-6-6 0-6 3-8 9-5 18-16 45-35 45-9 0-13-10-13-19 0-8 0-8 2-19 1-4 2-7 2-12 0-34-47-39-64-41 13-8 27-21 33-25 19-19 40-38 62-38 3 0 10 1 13 4-17 4-20 18-20 22 0 10 6 15 15 15 10 0 23-8 23-24 0-14-10-29-31-29-22 0-43 16-63 36-16 15-29 26-45 34 13-51 26-103 38-155z">
            <text:p/>
          </draw:path>
          <draw:path draw:style-name="gr7" draw:text-style-name="P7" draw:layer="layout" svg:width="0.495cm" svg:height="0.291cm" svg:x="13.14cm" svg:y="1.802cm" svg:viewBox="0 0 496 292" svg:d="M434 157c-30 24-46 46-49 54-25 38-20 49-30 73 0 8 6 8 11 8 10 0 10-1 13-11 13-55 46-101 108-129 7-1 9-2 9-6s-2-4-4-6c-26-10-92-37-115-130-1-8-1-10-11-10-5 0-11 0-11 8 9 24 5 35 29 73 11 16 27 37 50 54-138 0-276 0-415 0-9 0-19 0-19 11s10 11 19 11c139 0 277 0 415 0z">
            <text:p/>
          </draw:path>
          <draw:path draw:style-name="gr7" draw:text-style-name="P7" draw:layer="layout" svg:width="0.234cm" svg:height="0.382cm" svg:x="13.845cm" svg:y="1.717cm" svg:viewBox="0 0 235 383" svg:d="M235 192c0-44-2-89-22-130-25-52-71-62-95-62-34 0-75 14-98 67-17 38-20 81-20 125 0 43 2 92 26 135 23 44 63 56 92 56 30 0 71-12 97-64 18-40 20-82 20-127zM118 371c-22 0-56-14-66-68-6-33-6-84-6-117 0-35 0-72 5-102 11-66 52-71 67-71 17 0 54 9 65 65 6 30 6 73 6 108 0 41 0 79-6 116-10 52-41 69-65 69z">
            <text:p/>
          </draw:path>
          <draw:path draw:style-name="gr7" draw:text-style-name="P7" draw:layer="layout" svg:width="0.371cm" svg:height="0.37cm" svg:x="14.817cm" svg:y="1.763cm" svg:viewBox="0 0 372 371" svg:d="M197 197c53 0 104 0 156 0 8 0 19 0 19-11s-11-11-19-11c-52 0-103 0-156 0 0-52 0-104 0-156 0-8 0-19-11-19s-11 11-11 19c0 52 0 104 0 156-52 0-104 0-156 0-8 0-19 0-19 11s11 11 19 11c52 0 104 0 156 0 0 51 0 104 0 156 0 8 0 18 11 18s11-10 11-18c0-52 0-105 0-156z">
            <text:p/>
          </draw:path>
          <draw:path draw:style-name="gr7" draw:text-style-name="P7" draw:layer="layout" svg:width="0.184cm" svg:height="0.37cm" svg:x="15.395cm" svg:y="1.717cm" svg:viewBox="0 0 185 371" svg:d="M115 14c0-12 0-14-13-14-35 35-84 35-102 35 0 6 0 12 0 17 11 0 44 0 73-14 0 96 0 193 0 289 0 21-1 27-53 27-5 0-11 0-17 0 0 6 0 12 0 17 19-1 69-1 91-1s70 0 91 1c0-5 0-11 0-17-6 0-12 0-18 0-51 0-52-6-52-27 0-104 0-208 0-313z">
            <text:p/>
          </draw:path>
        </draw:g>
        <draw:g draw:style-name="gr9">
          <draw:custom-shape draw:style-name="gr10" draw:text-style-name="P9" draw:layer="layout" svg:width="5.402cm" svg:height="3.98cm" svg:x="22.098cm" svg:y="1.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0.285cm" svg:height="0.284cm" svg:x="22.566cm" svg:y="2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284cm" svg:height="0.285cm" svg:x="24.273cm" svg:y="2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284cm" svg:height="0.284cm" svg:x="25.411cm" svg:y="2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0.284cm" svg:height="0.285cm" svg:x="24.843cm" svg:y="4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284cm" svg:height="0.284cm" svg:x="25.981cm" svg:y="3.8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284cm" svg:height="0.285cm" svg:x="22.91cm" svg:y="3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285cm" svg:height="0.285cm" svg:x="23.535cm" svg:y="4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285cm" svg:height="0.285cm" svg:x="26.549cm" svg:y="4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85cm" svg:height="0.284cm" svg:x="26.777cm" svg:y="2.5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84cm" svg:height="0.284cm" svg:x="24.731cm" svg:y="3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84cm" svg:height="0.284cm" svg:x="23.594cm" svg:y="2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85cm" svg:height="0.284cm" svg:x="24.163cm" svg:y="4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85cm" svg:height="0.285cm" svg:x="22.457cm" svg:y="4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84cm" svg:height="0.285cm" svg:x="26.779cm" svg:y="4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0" draw:layer="layout" svg:width="0.284cm" svg:height="0.284cm" svg:x="5.955cm" svg:y="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284cm" svg:height="0.284cm" svg:x="4.349cm" svg:y="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svg:title>TexMaths</svg:title>
          <svg:desc>28§display§\overset{k}{\to}§svg§600§FALSE§</svg:desc>
          <draw:path draw:style-name="gr7" draw:text-style-name="P7" draw:layer="layout" svg:width="0.468cm" svg:height="0.535cm" svg:x="5.081cm" svg:y="1.556cm" svg:viewBox="0 0 469 536" svg:d="M0 0c156 0 312 0 469 0 0 179 0 357 0 536-157 0-313 0-469 0 0-179 0-357 0-536z">
            <text:p/>
          </draw:path>
          <draw:path draw:style-name="gr8" draw:text-style-name="P8" draw:layer="layout" svg:width="0.524cm" svg:height="0.592cm" svg:x="5.052cm" svg:y="1.527cm" svg:viewBox="0 0 525 593" svg:d="M0 0c175 0 350 0 525 0 0 197 0 395 0 593-175 0-350 0-525 0 0-198 0-396 0-593z">
            <text:p/>
          </draw:path>
          <draw:path draw:style-name="gr7" draw:text-style-name="P7" draw:layer="layout" svg:width="0.191cm" svg:height="0.274cm" svg:x="5.236cm" svg:y="1.527cm" svg:viewBox="0 0 192 275" svg:d="M94 13c0-2 1-4 2-7 0-3-2-6-7-6-8 0-40 3-51 5-2 0-8 0-8 8 0 6 6 6 10 6 19 0 19 1 19 5 0 3 0 6-2 10-18 73-36 147-54 220-3 6-3 6-3 8 0 6 5 13 14 13 10 0 16-8 18-16 2-1 17-71 19-76 27 3 49 11 49 31 0 2 0 5 0 8-2 7-2 8-2 13 0 27 23 40 42 40 38 0 49-59 49-61 0-4-5-4-6-4-5 0-5 2-8 9-5 18-15 45-33 45-12 0-15-10-15-21 0-6 0-6 3-17 0-2 2-8 2-12 0-34-48-41-64-41 12-8 26-21 32-27 21-17 40-36 62-36 5 0 10 1 13 4-16 4-21 16-21 22 0 8 8 15 16 15 11 0 22-8 22-25 0-13-9-28-30-28-22 0-41 16-62 36-16 16-28 26-44 33 12-52 25-103 38-154z">
            <text:p/>
          </draw:path>
          <draw:path draw:style-name="gr7" draw:text-style-name="P7" draw:layer="layout" svg:width="0.494cm" svg:height="0.29cm" svg:x="5.082cm" svg:y="1.829cm" svg:viewBox="0 0 495 291" svg:d="M435 156c-32 24-46 46-51 54-25 38-30 73-30 74 0 7 8 7 11 7 10 0 11-2 13-11 13-56 46-102 109-128 7-1 8-4 8-8s-3-4-4-4c-24-10-92-38-113-132-2-6-3-8-13-8-3 0-11 0-11 6 0 2 7 37 29 74 10 17 28 36 52 54-138 0-276 0-415 0-9 0-20 0-20 10 0 12 11 12 20 12 139 0 277 0 415 0z">
            <text:p/>
          </draw:path>
        </draw:g>
        <draw:custom-shape draw:style-name="gr11" draw:text-style-name="P10" draw:layer="layout" svg:width="0.285cm" svg:height="0.285cm" svg:x="12.545cm" svg:y="1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284cm" svg:height="0.285cm" svg:x="11.039cm" svg:y="1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284cm" svg:height="0.285cm" svg:x="15.716cm" svg:y="1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284cm" svg:height="0.285cm" svg:x="14.223cm" svg:y="1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svg:title>TexMaths</svg:title>
          <svg:desc>28§latex§\begin{equation*}
\sum_{i=1}^N \nu^-_i S_i \overset{k}{\longrightarrow} \sum_{i=1}^N \nu^+_i S_i 
\end{equation*}§svg§600§FALSE§</svg:desc>
          <draw:path draw:style-name="gr7" draw:text-style-name="P13" draw:layer="layout" svg:width="5.337cm" svg:height="1.569cm" svg:x="2.45cm" svg:y="6.427cm" svg:viewBox="0 0 5338 1570" svg:d="M0 0c1779 0 3559 0 5338 0 0 523 0 1047 0 1570-1779 0-3559 0-5338 0 0-523 0-1047 0-1570z">
            <text:p/>
          </draw:path>
          <draw:path draw:style-name="gr8" draw:text-style-name="P14" draw:layer="layout" svg:width="5.395cm" svg:height="1.626cm" svg:x="2.421cm" svg:y="6.398cm" svg:viewBox="0 0 5396 1627" svg:d="M0 0c1799 0 3597 0 5396 0 0 542 0 1085 0 1627-1799 0-3597 0-5396 0 0-542 0-1085 0-1627z">
            <text:p/>
          </draw:path>
          <draw:path draw:style-name="gr7" draw:text-style-name="P13" draw:layer="layout" svg:width="0.348cm" svg:height="0.266cm" svg:x="2.654cm" svg:y="6.398cm" svg:viewBox="0 0 349 267" svg:d="M299 43c5-16 11-29 43-29 2 0 7 0 7-9 0-2-2-5-5-5-13 0-27 2-41 2-10 0-32-2-42-2-2 0-8 0-8 8 0 6 5 6 10 6 17 0 24 6 24 16 0 4 0 5-2 10-14 57-27 114-42 170-33-68-66-136-100-204-3-6-3-6-12-6-18 0-37 0-55 0-8 0-12 0-12 8 0 6 4 6 12 6s18 0 26 2c-18 70-35 140-53 210-3 14-9 25-41 27-2 0-8 0-8 8 0 5 3 6 6 6 13 0 28-1 42-1 8 0 32 1 41 1 3 0 8-1 8-8 0-6-5-6-9-6-26-2-26-11-26-16 0-2 0-5 2-11 17-66 34-133 51-199 38 78 76 156 114 234 4 6 5 6 8 6 6 0 6-1 8-8 18-72 36-144 54-216z">
            <text:p/>
          </draw:path>
          <draw:path draw:style-name="gr7" draw:text-style-name="P13" draw:layer="layout" svg:width="0.742cm" svg:height="0.78cm" svg:x="2.453cm" svg:y="6.833cm" svg:viewBox="0 0 743 781" svg:d="M677 781c22-59 44-119 66-178-4 0-8 0-12 0-22 59-82 95-147 113-11 3-67 18-173 18-113 0-225 0-338 0 95-112 190-223 285-335 3-3 5-6 5-8 0-1 0-3-3-9-87-119-174-236-261-355 102 0 204 0 305 0 77 0 126 8 132 9 30 4 78 13 123 42 14 8 52 33 72 80 4 0 8 0 12 0-22-53-44-106-66-158-221 0-441 0-661 0-14 0-14 0-16 5 0 1 0 11 0 17 99 135 197 270 296 404-96 113-193 226-290 339-6 7-6 9-6 11 0 5 5 5 16 5 220 0 440 0 661 0z">
            <text:p/>
          </draw:path>
          <draw:path draw:style-name="gr7" draw:text-style-name="P13" draw:layer="layout" svg:width="0.117cm" svg:height="0.262cm" svg:x="2.481cm" svg:y="7.763cm" svg:viewBox="0 0 118 263" svg:d="M108 14c0-6-5-14-16-14s-22 10-22 20c0 7 5 16 16 16s22-10 22-22zM28 213c-1 5-4 10-4 16 0 19 16 34 38 34 38 0 56-55 56-61 0-5-5-5-7-5-4 0-4 4-6 7-9 31-27 47-41 47-8 0-12-4-12-12 0-10 4-18 7-26 5-11 9-20 13-32 3-9 17-44 19-49 1-5 3-8 3-13 0-17-16-33-38-33-38 0-56 54-56 60 0 5 5 5 6 5 5 0 7-1 7-6 11-34 29-48 43-48 6 0 9 3 9 14 0 8-3 15-13 39-8 21-16 42-24 63z">
            <text:p/>
          </draw:path>
          <draw:path draw:style-name="gr7" draw:text-style-name="P13" draw:layer="layout" svg:width="0.287cm" svg:height="0.104cm" svg:x="2.649cm" svg:y="7.872cm" svg:viewBox="0 0 288 105" svg:d="M274 19c5 0 14 0 14-9 0-10-9-10-14-10-87 0-173 0-260 0-4 0-14 0-14 10 0 9 8 9 14 9 87 0 173 0 260 0zM274 105c5 0 14 0 14-9 0-10-9-10-14-10-87 0-173 0-260 0-6 0-14 0-14 10 0 9 10 9 14 9 87 0 173 0 260 0z">
            <text:p/>
          </draw:path>
          <draw:path draw:style-name="gr7" draw:text-style-name="P13" draw:layer="layout" svg:width="0.142cm" svg:height="0.26cm" svg:x="3.007cm" svg:y="7.762cm" svg:viewBox="0 0 143 261" svg:d="M89 11c0-9-1-11-13-11-24 26-60 26-76 26 0 4 0 9 0 14 10 0 35 0 57-12 0 67 0 133 0 199 0 15 0 20-39 20-5 0-10 0-15 0 0 4 0 9 0 14 7-2 56-2 70-2 11 0 61 0 70 2 0-5 0-10 0-14-5 0-11 0-16 0-38 0-38-5-38-20 0-72 0-144 0-216z">
            <text:p/>
          </draw:path>
          <draw:path draw:style-name="gr7" draw:text-style-name="P13" draw:layer="layout" svg:width="0.262cm" svg:height="0.246cm" svg:x="3.352cm" svg:y="7.116cm" svg:viewBox="0 0 263 247" svg:d="M96 6c-3-2 0-6-8-6-13 0-53 5-69 6-3 0-9 2-9 12 0 6 4 6 12 6 27 0 29 4 29 10 0 4-7 30-11 44-12 45-22 91-34 137-3 9-4 17-6 25 0 7 5 7 8 7s5 0 8 0c40-7 100-28 157-82 75-68 90-145 90-149 0-10-7-16-16-16-5 0-18 3-22 19-36 127-122 189-185 210 19-74 37-148 56-223z">
            <text:p/>
          </draw:path>
          <draw:path draw:style-name="gr7" draw:text-style-name="P13" draw:layer="layout" svg:width="0.263cm" svg:height="0.018cm" svg:x="3.677cm" svg:y="7.017cm" svg:viewBox="0 0 264 19" svg:d="M248 19c7 0 16 0 16-9 0-10-9-10-16-10-77 0-156 0-234 0-4 0-14 0-14 10 0 9 8 9 14 9 78 0 157 0 234 0z">
            <text:p/>
          </draw:path>
          <draw:path draw:style-name="gr7" draw:text-style-name="P13" draw:layer="layout" svg:width="0.118cm" svg:height="0.263cm" svg:x="3.616cm" svg:y="7.259cm" svg:viewBox="0 0 119 264" svg:d="M108 16c0-6-5-16-14-16-11 0-22 11-22 22 0 6 4 14 16 14 11 0 20-10 20-20zM28 215c-1 4-2 9-2 16 0 17 16 33 36 33 40 0 57-54 57-60 0-5-4-5-6-5-6 0-6 2-8 6-8 32-25 48-41 48-8 0-10-5-10-14 0-8 3-16 6-24 4-11 8-22 13-32 3-10 18-45 19-49 2-5 2-10 2-13 0-19-16-33-37-33-38 0-57 52-57 60 0 5 4 3 6 5 7 0 7-2 8-7 10-33 28-48 42-48 6 0 9 4 9 13 0 10-1 16-11 40-9 21-17 42-26 64z">
            <text:p/>
          </draw:path>
          <draw:path draw:style-name="gr7" draw:text-style-name="P13" draw:layer="layout" svg:width="0.33cm" svg:height="0.404cm" svg:x="4.041cm" svg:y="6.969cm" svg:viewBox="0 0 331 405" svg:d="M331 6c0-1-2-6-6-6s-4 0-10 8c-9 11-18 21-27 32-14-26-45-40-79-40-72 0-139 64-139 132 0 45 29 70 57 80 20 5 41 10 61 15 21 5 51 13 51 60 0 48-46 101-100 101-36 0-97-11-97-81 0-12 1-27 2-30 0-2 0-2 0-3 0-7-2-7-6-7-3 0-3 0-4 2-4 3-34 130-34 132 0 3 2 4 5 4s5 0 11-8c9-10 18-21 27-31 24 31 62 39 94 39 76 0 143-72 143-142 0-39-19-58-29-66-12-12-20-16-70-28-12-4-33-8-38-10-14-5-33-21-33-51 0-44 45-92 97-92 46 0 81 24 81 86 0 19-3 28-3 32 3 1 0 4 8 4 4 0 6-1 8-11 10-40 20-80 30-121z">
            <text:p/>
          </draw:path>
          <draw:path draw:style-name="gr7" draw:text-style-name="P13" draw:layer="layout" svg:width="0.118cm" svg:height="0.263cm" svg:x="4.373cm" svg:y="7.187cm" svg:viewBox="0 0 119 264" svg:d="M108 16c0-6-5-16-14-16-11 0-22 11-22 22 0 6 4 14 16 14 11 0 20-10 20-20zM28 213c-1 6-2 11-2 18 0 17 16 33 36 33 40 0 57-54 57-60 0-5-4-5-6-5-6 0-6 2-8 6-8 32-25 48-41 48-8 0-10-6-10-14 0-10 3-16 6-26 4-9 8-20 13-30 3-10 18-46 19-49 2-5 2-10 2-13 0-19-16-33-37-33-38 0-57 52-57 58 0 7 4 5 6 7 7 0 7-3 8-7 10-35 28-48 42-48 6 0 9 4 9 13 0 10-1 16-11 40-9 21-17 42-26 62z">
            <text:p/>
          </draw:path>
          <draw:path draw:style-name="gr7" draw:text-style-name="P13" draw:layer="layout" svg:width="0.192cm" svg:height="0.274cm" svg:x="5.052cm" svg:y="6.775cm" svg:viewBox="0 0 193 275" svg:d="M94 11c0-2 2-5 2-6 0-2-2-5-7-5-8 0-41 3-51 3-3 2-8 2-8 10 0 6 5 6 10 6 19 0 19 1 19 5 0 3 0 4-2 10-18 73-37 147-55 221-2 6-1 5-2 8 0 6 5 12 14 12 10 0 14-8 18-16 0-1 17-71 19-76 27 3 49 11 49 32 0 1 0 4 0 8-1 6-1 8-1 12 0 28 22 40 41 40 39 0 49-59 49-60 0-5-4-5-6-5-4 0-4 2-8 9-4 18-14 45-33 45-11 0-15-9-15-21 0-6 0-6 4-17 0-4 1-8 1-11 0-35-48-42-64-42 12-8 26-20 32-27 21-17 40-36 63-36 4 0 9 1 12 4-16 4-20 16-20 23 0 8 8 14 16 14 10 0 22-8 22-25 0-13-10-28-30-28-23 0-44 16-63 36-16 16-30 27-46 33 13-52 27-104 40-156z">
            <text:p/>
          </draw:path>
          <draw:path draw:style-name="gr7" draw:text-style-name="P13" draw:layer="layout" svg:width="0.341cm" svg:height="0.021cm" svg:x="4.742cm" svg:y="7.212cm" svg:viewBox="0 0 342 22" svg:d="M323 22c10 0 19 0 19-11s-9-11-19-11c-101 0-201 0-303 0-9 0-20 0-20 11s11 11 20 11c102 0 202 0 303 0z">
            <text:p/>
          </draw:path>
          <draw:path draw:style-name="gr7" draw:text-style-name="P13" draw:layer="layout" svg:width="0.495cm" svg:height="0.29cm" svg:x="5.068cm" svg:y="7.078cm" svg:viewBox="0 0 496 291" svg:d="M436 158c-30 22-46 46-49 52-26 40-20 50-30 75 0 6 6 6 11 6 9 0 9 0 12-11 13-54 45-102 108-127 7-2 8-3 8-7s-1-4-2-6c-26-10-93-38-115-132-2-6-2-8-11-8-5 0-11 0-11 6 0 2 4 37 28 75 11 16 27 35 51 54-139 0-277 0-416 0-9 0-20 0-20 11 0 12 11 12 20 12 139 0 277 0 416 0z">
            <text:p/>
          </draw:path>
          <draw:path draw:style-name="gr7" draw:text-style-name="P13" draw:layer="layout" svg:width="0.349cm" svg:height="0.266cm" svg:x="5.985cm" svg:y="6.398cm" svg:viewBox="0 0 350 267" svg:d="M301 43c3-16 9-29 41-29 2 0 8 0 8-9 0-2-3-5-6-5-13 0-27 2-41 2-10 0-32-2-42-2-2 0-8 0-8 8 0 6 5 6 10 6 17 0 24 6 24 16 0 4 0 5-2 10-14 57-27 114-42 170-33-68-66-136-100-204-3-6-3-6-12-6-18 0-37 0-55 0-8 0-12 0-12 8 0 6 4 6 12 6s18 0 26 2c-18 70-35 140-53 210-3 14-9 25-39 27-4 0-10 0-10 8 0 5 3 6 6 6 13 0 28-1 42-1 9 0 32 1 41 1 3 0 8-1 8-8 0-6-5-6-9-6-26-2-26-11-26-16 0-2 0-5 2-11 17-66 34-133 51-199 38 78 76 156 114 234 4 6 5 6 8 6 6 0 6-1 8-8 19-72 37-144 56-216z">
            <text:p/>
          </draw:path>
          <draw:path draw:style-name="gr7" draw:text-style-name="P13" draw:layer="layout" svg:width="0.742cm" svg:height="0.78cm" svg:x="5.785cm" svg:y="6.833cm" svg:viewBox="0 0 743 781" svg:d="M677 781c22-59 44-119 66-178-4 0-8 0-12 0-22 59-82 95-147 113-11 3-67 18-173 18-113 0-225 0-338 0 95-112 190-223 285-335 3-3 5-6 5-8 0-1 0-3-3-9-87-119-174-236-261-355 102 0 205 0 307 0 75 0 126 8 130 9 30 4 78 13 123 42 14 8 52 33 72 80 4 0 8 0 12 0-22-53-44-106-66-158-221 0-441 0-661 0-13 0-14 0-16 5 0 1 0 11 0 17 99 135 197 270 296 404-96 113-193 226-290 339-6 7-6 9-6 11 0 5 5 5 16 5 220 0 440 0 661 0z">
            <text:p/>
          </draw:path>
          <draw:path draw:style-name="gr7" draw:text-style-name="P13" draw:layer="layout" svg:width="0.117cm" svg:height="0.262cm" svg:x="5.813cm" svg:y="7.763cm" svg:viewBox="0 0 118 263" svg:d="M108 14c0-6-5-14-16-14s-22 10-22 20c0 7 6 16 16 16 11 0 22-10 22-22zM28 213c-1 5-2 10-2 16 0 19 14 34 36 34 40 0 56-55 56-61 0-5-5-5-7-5-4 0-4 4-6 7-9 31-27 47-41 47-8 0-10-4-10-12 0-10 2-18 5-26 5-11 9-20 13-32 4-9 17-44 19-49 1-5 3-8 3-13 0-17-16-33-38-33-38 0-56 54-56 60 0 5 5 5 6 5 5 0 7-1 7-6 11-34 29-48 43-48 6 0 9 3 9 14 0 8-3 15-13 39-8 21-16 42-24 63z">
            <text:p/>
          </draw:path>
          <draw:path draw:style-name="gr7" draw:text-style-name="P13" draw:layer="layout" svg:width="0.287cm" svg:height="0.104cm" svg:x="5.98cm" svg:y="7.872cm" svg:viewBox="0 0 288 105" svg:d="M274 19c5 0 14 0 14-9 0-10-9-10-14-10-87 0-173 0-260 0-4 0-14 0-14 10 0 9 10 9 14 9 87 0 173 0 260 0zM274 105c5 0 14 0 14-9 0-10-9-10-14-10-87 0-173 0-260 0-4 0-14 0-14 10 0 9 10 9 14 9 87 0 173 0 260 0z">
            <text:p/>
          </draw:path>
          <draw:path draw:style-name="gr7" draw:text-style-name="P13" draw:layer="layout" svg:width="0.142cm" svg:height="0.26cm" svg:x="6.338cm" svg:y="7.762cm" svg:viewBox="0 0 143 261" svg:d="M89 11c0-9-1-11-13-11-24 26-60 26-76 26 0 4 0 9 0 14 10 0 35 0 57-12 0 67 0 133 0 199 0 15 0 20-39 20-5 0-10 0-15 0 0 4 0 9 0 14 7-2 56-2 70-2 11 0 61 0 70 2 0-5 0-10 0-14-5 0-11 0-16 0-38 0-38-5-38-20 0-72 0-144 0-216z">
            <text:p/>
          </draw:path>
          <draw:path draw:style-name="gr7" draw:text-style-name="P13" draw:layer="layout" svg:width="0.262cm" svg:height="0.246cm" svg:x="6.684cm" svg:y="7.116cm" svg:viewBox="0 0 263 247" svg:d="M96 6c-3-2 0-6-8-6-13 0-53 5-69 6-3 0-9 2-9 12 0 6 4 6 12 6 27 0 29 4 29 10 0 4-7 30-11 44-12 45-22 91-34 137-3 9-4 17-6 25 0 7 5 7 8 7s5 0 8 0c40-7 100-28 157-82 75-68 90-145 90-149 0-10-7-16-16-16-5 0-18 3-22 19-36 127-120 189-185 210 19-74 37-148 56-223z">
            <text:p/>
          </draw:path>
          <draw:path draw:style-name="gr7" draw:text-style-name="P13" draw:layer="layout" svg:width="0.287cm" svg:height="0.287cm" svg:x="6.992cm" svg:y="6.882cm" svg:viewBox="0 0 288 288" svg:d="M155 154c39 0 79 0 119 0 6 0 14 0 14-9 0-10-8-10-14-10-40 0-80 0-119 0 0-40 0-80 0-121 0-4 0-14-10-14s-10 10-10 14c0 41 0 81 0 121-40 0-80 0-121 0-4 0-14 0-14 10 0 9 10 9 14 9 41 0 81 0 121 0 0 40 0 80 0 120 0 5 0 14 10 14s10-8 10-14c0-40 0-80 0-120z">
            <text:p/>
          </draw:path>
          <draw:path draw:style-name="gr7" draw:text-style-name="P13" draw:layer="layout" svg:width="0.118cm" svg:height="0.263cm" svg:x="6.948cm" svg:y="7.259cm" svg:viewBox="0 0 119 264" svg:d="M108 16c0-6-3-16-14-16s-22 11-22 22c0 6 4 14 16 14 11 0 20-10 20-20zM28 215c-1 4-2 9-2 16 0 17 16 33 36 33 40 0 57-54 57-60 0-5-4-5-6-5-6 0-6 2-8 6-8 32-25 48-41 48-8 0-10-5-10-14 0-8 3-16 6-24 4-11 8-22 13-32 3-10 18-45 19-49 2-5 2-10 2-13 0-19-14-33-37-33-38 0-57 52-57 60 0 5 6 5 8 5 5 0 5-2 6-7 10-33 28-48 42-48 6 0 9 4 9 13 0 10-1 16-11 40-9 21-17 42-26 64z">
            <text:p/>
          </draw:path>
          <draw:path draw:style-name="gr7" draw:text-style-name="P13" draw:layer="layout" svg:width="0.33cm" svg:height="0.404cm" svg:x="7.367cm" svg:y="6.969cm" svg:viewBox="0 0 331 405" svg:d="M331 6c0-1-2-6-6-6s-4 0-10 8c-9 11-18 21-27 32-14-26-43-40-79-40-72 0-139 64-139 132 0 45 30 70 59 80 19 5 39 10 59 15 21 5 51 13 51 60 0 48-45 101-100 101-36 0-97-11-97-81 0-12 1-27 2-30 0-2 1-2 2-3 0-7-6-7-8-7s-3 0-4 2c-4 3-34 130-34 132 0 3 2 4 6 4 2 0 4 0 10-8 9-10 18-21 27-31 24 31 62 39 96 39 74 0 141-72 141-142 0-39-19-58-27-66-14-12-22-16-72-28-12-4-31-8-38-10-14-5-33-21-33-51 0-44 45-92 97-92 48 0 81 24 81 86 0 19-1 28-1 32 2 1 0 4 6 4 4 0 6-1 8-11 10-40 20-80 30-121z">
            <text:p/>
          </draw:path>
          <draw:path draw:style-name="gr7" draw:text-style-name="P13" draw:layer="layout" svg:width="0.118cm" svg:height="0.263cm" svg:x="7.698cm" svg:y="7.187cm" svg:viewBox="0 0 119 264" svg:d="M110 16c0-6-5-16-16-16s-22 11-22 22c0 6 4 14 16 14 11 0 22-10 22-20zM28 213c-1 6-2 11-2 18 0 17 16 33 38 33 38 0 55-54 55-60 0-5-4-5-6-5-5 0-6 2-8 6-8 32-25 48-41 48-8 0-10-6-10-14 0-10 3-16 6-26 5-9 8-20 13-30 3-10 18-46 19-49 2-5 4-10 4-13 0-19-16-33-39-33-38 0-57 52-57 58 0 7 6 7 8 7 5 0 5-3 6-7 10-35 28-48 42-48 6 0 11 4 11 13 0 10-3 16-13 40-9 21-17 42-26 62z">
            <text:p/>
          </draw:path>
        </draw:g>
        <draw:g draw:style-name="gr9">
          <draw:g draw:style-name="gr6">
            <svg:title>TexMaths</svg:title>
            <svg:desc>28§display§S_i\in \{\quad,\quad\}§svg§600§FALSE§</svg:desc>
            <draw:path draw:style-name="gr7" draw:text-style-name="P7" draw:layer="backgroundobjects" svg:width="3.038cm" svg:height="0.498cm" svg:x="10.982cm" svg:y="6.916cm" svg:viewBox="0 0 3039 499" svg:d="M0 0c1013 0 2027 0 3039 0 0 166 0 332 0 499-1012 0-2026 0-3039 0 0-167 0-333 0-499z">
              <text:p/>
            </draw:path>
            <draw:path draw:style-name="gr8" draw:text-style-name="P8" draw:layer="backgroundobjects" svg:width="3.096cm" svg:height="0.555cm" svg:x="10.954cm" svg:y="6.887cm" svg:viewBox="0 0 3097 556" svg:d="M0 0c1032 0 2065 0 3097 0 0 185 0 370 0 556-1032 0-2065 0-3097 0 0-186 0-371 0-556z">
              <text:p/>
            </draw:path>
            <draw:path draw:style-name="gr7" draw:text-style-name="P7" draw:layer="backgroundobjects" svg:width="0.332cm" svg:height="0.402cm" svg:x="10.982cm" svg:y="6.913cm" svg:viewBox="0 0 333 403" svg:d="M333 5c0-2-2-5-7-5-3 0-3 0-11 8-9 11-17 21-26 32-15-27-44-40-80-40-71 0-137 64-137 130 0 46 28 72 57 79 20 6 40 11 60 16 21 5 52 13 52 59 0 49-47 102-101 102-37 0-98-11-98-81 0-13 2-27 2-30 2-2 2-2 2-4 0-6-3-6-6-6-4 0-5 0-6 2-3 3-34 130-34 132s3 4 6 4c4 0 4 0 10-8 10-11 19-21 28-32 24 32 63 40 94 40 77 0 142-73 142-143 0-38-19-57-27-65-12-12-20-14-72-27-11-3-31-9-36-11-16-5-35-21-35-49 0-46 46-92 99-92 46 0 80 24 80 86 0 17-2 27-2 30 0 1 0 6 6 6s6-2 10-11c9-41 19-82 30-122z">
              <text:p/>
            </draw:path>
            <draw:path draw:style-name="gr7" draw:text-style-name="P7" draw:layer="backgroundobjects" svg:width="0.117cm" svg:height="0.259cm" svg:x="11.315cm" svg:y="7.13cm" svg:viewBox="0 0 118 260" svg:d="M108 14c0-6-5-14-16-14-9 0-22 10-22 20 0 7 6 15 16 15 11 0 22-11 22-21zM28 211c-1 6-2 10-2 18 0 17 16 31 36 31 40 0 56-52 56-58 0-5-4-4-5-5-6 0-6 1-8 6-9 32-27 48-41 48-8 0-10-6-10-14 0-10 2-16 6-26 4-9 8-21 12-30 4-10 19-45 19-49 1-5 3-10 3-13 0-19-16-33-37-33-39 0-57 52-57 58 0 7 5 7 6 7 7 0 7-3 8-7 10-33 28-47 42-47 6 0 9 3 9 13 0 9-1 16-13 39-8 21-16 41-24 62z">
              <text:p/>
            </draw:path>
            <draw:path draw:style-name="gr7" draw:text-style-name="P7" draw:layer="backgroundobjects" svg:width="0.279cm" svg:height="0.321cm" svg:x="11.685cm" svg:y="7.003cm" svg:viewBox="0 0 280 322" svg:d="M259 173c10 0 21 0 21-11s-11-11-21-11c-79 0-158 0-237 0 8-75 72-127 151-127 29 0 58 0 86 0 10 0 21-1 21-13s-11-11-21-11c-29 0-58 0-87 0-96 0-172 73-172 162s76 160 172 160c29 0 58 0 87 0 10 0 21 0 21-11s-11-10-21-10c-28 0-57 0-86 0-79 0-143-54-151-128 79 0 158 0 237 0z">
              <text:p/>
            </draw:path>
            <draw:path draw:style-name="gr7" draw:text-style-name="P7" draw:layer="backgroundobjects" svg:width="0.198cm" svg:height="0.555cm" svg:x="12.206cm" svg:y="6.887cm" svg:viewBox="0 0 199 556" svg:d="M118 74c0-22 14-58 76-61 2-2 5-3 5-7 0-6-5-6-11-6-56 0-107 28-107 70s0 85 0 127c0 20 0 38-22 57-21 16-41 17-54 17-3 0-5 4-5 7 0 5 3 5 10 6 36 1 63 22 70 49 1 6 1 8 1 28 0 36 0 72 0 109 0 24 0 41 26 63 22 16 58 23 81 23 6 0 11 0 11-7 0-5-3-5-10-6-35-2-62-19-70-48-1-4-1-6-1-27 0-38 0-77 0-115 0-26-5-36-22-53-12-13-29-17-44-22 45-13 66-38 66-70 0-44 0-89 0-134z">
              <text:p/>
            </draw:path>
            <draw:path draw:style-name="gr7" draw:text-style-name="P7" draw:layer="backgroundobjects" svg:width="0.064cm" svg:height="0.166cm" svg:x="13.053cm" svg:y="7.244cm" svg:viewBox="0 0 65 167" svg:d="M65 59c0-37-14-59-37-59-17 0-28 14-28 30 0 14 11 30 28 30 8 0 15-3 21-8 2-1 2-1 2-1 1 0 1 0 1 8 0 41-18 74-38 93-6 5-6 7-6 8 0 5 3 7 6 7 6 0 51-43 51-108z">
              <text:p/>
            </draw:path>
            <draw:path draw:style-name="gr7" draw:text-style-name="P7" draw:layer="backgroundobjects" svg:width="0.198cm" svg:height="0.555cm" svg:x="13.852cm" svg:y="6.887cm" svg:viewBox="0 0 199 556" svg:d="M81 481c0 22-14 59-76 62-2 1-5 3-5 6 0 7 6 7 11 7 54 0 107-27 107-70 0-42 0-85 0-127 0-21 0-38 22-58 21-16 41-17 54-17 3-1 5-3 5-6 0-7-3-7-10-7-36-1-63-22-70-49-1-6-1-8-1-27 0-36 0-73 0-109 0-24 0-42-26-64-22-17-62-22-81-22-5 0-11 0-11 6 0 5 3 5 10 7 34 1 62 19 70 47 1 5 1 7 1 28 0 38 0 76 0 115 0 26 5 35 22 52 11 13 27 18 43 23-44 13-65 38-65 69 0 45 0 90 0 134z">
              <text:p/>
            </draw:path>
          </draw:g>
          <draw:custom-shape draw:style-name="gr11" draw:text-style-name="P10" draw:layer="layout" svg:width="0.284cm" svg:height="0.284cm" svg:x="13.374cm" svg:y="7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0.285cm" svg:height="0.284cm" svg:x="12.563cm" svg:y="7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svg:title>TexMaths</svg:title>
          <svg:desc>28§display§N=2§svg§600§FALSE§</svg:desc>
          <draw:path draw:style-name="gr7" draw:text-style-name="P7" draw:layer="layout" svg:width="1.446cm" svg:height="0.321cm" svg:x="10.981cm" svg:y="7.754cm" svg:viewBox="0 0 1447 322" svg:d="M0 0c482 0 965 0 1447 0 0 107 0 214 0 322-482 0-965 0-1447 0 0-108 0-215 0-322z">
            <text:p/>
          </draw:path>
          <draw:path draw:style-name="gr8" draw:text-style-name="P8" draw:layer="layout" svg:width="1.504cm" svg:height="0.378cm" svg:x="10.953cm" svg:y="7.726cm" svg:viewBox="0 0 1505 379" svg:d="M0 0c502 0 1003 0 1505 0 0 126 0 252 0 379-502 0-1003 0-1505 0 0-127 0-253 0-379z">
            <text:p/>
          </draw:path>
          <draw:path draw:style-name="gr7" draw:text-style-name="P7" draw:layer="layout" svg:width="0.468cm" svg:height="0.378cm" svg:x="10.975cm" svg:y="7.726cm" svg:viewBox="0 0 469 379" svg:d="M399 59c6-23 16-40 60-41 4 0 10-2 10-12 0-1 0-6-6-6-19 0-38 2-58 2-18 0-38-2-56-2-4 0-10 0-10 11 0 7 6 7 10 7 31 0 38 12 38 23 0 2 0 11-2 13-21 82-42 164-62 246-42-96-83-193-124-289-3-11-5-11-18-11-25 0-50 0-75 0-10 0-16 0-16 11 0 7 6 7 16 7 2 0 39 0 39 4-25 100-50 199-75 298-6 22-16 40-60 41-4 0-10 2-10 11 0 5 2 7 6 7 18 0 38-2 56-2 19 0 40 2 59 2 1 0 9 0 9-11 0-5-4-7-11-7-33-1-37-12-37-23 0-5 0-7 2-13 25-98 49-195 74-293 3 3 3 4 6 9 46 109 92 218 138 327 3 9 5 11 11 11 5 0 5-2 8-11 26-104 52-207 78-309z">
            <text:p/>
          </draw:path>
          <draw:path draw:style-name="gr7" draw:text-style-name="P7" draw:layer="layout" svg:width="0.371cm" svg:height="0.128cm" svg:x="11.648cm" svg:y="7.902cm" svg:viewBox="0 0 372 129" svg:d="M353 22c8 0 19 0 19-11s-11-11-19-11c-111 0-223 0-334 0-8 0-19 0-19 11s11 11 19 11c111 0 223 0 334 0zM353 129c8 0 19 0 19-12 0-11-11-11-19-11-111 0-223 0-334 0-8 0-19 0-19 11 0 12 11 12 19 12 111 0 223 0 334 0z">
            <text:p/>
          </draw:path>
          <draw:path draw:style-name="gr7" draw:text-style-name="P7" draw:layer="layout" svg:width="0.222cm" svg:height="0.368cm" svg:x="12.235cm" svg:y="7.736cm" svg:viewBox="0 0 223 369" svg:d="M43 326c20-18 39-38 59-56 87-77 121-107 121-163 0-63-51-107-118-107-63 0-105 51-105 100 0 31 27 31 30 31 10 0 29-6 29-30 0-14-11-28-31-28-4 0-4 0-6 0 13-35 43-55 75-55 51 0 75 44 75 89s-27 88-59 123c-36 40-71 79-107 119-6 6-6 8-6 20 69 0 138 0 207 0 5-32 10-64 16-97-5 0-10 0-15 0-3 18-6 42-11 50-5 4-41 4-54 4-33 0-67 0-100 0z">
            <text:p/>
          </draw:path>
        </draw:g>
        <draw:frame draw:style-name="gr14" draw:text-style-name="P15" draw:layer="layout" svg:width="2.456cm" svg:height="0.962cm" svg:x="17.454cm" svg:y="8.5cm">
          <draw:text-box>
            <text:p><text:span text:style-name="T5">: species </text:span><text:span text:style-name="T6">i</text:span><text:span text:style-name="T7"> </text:span></text:p>
          </draw:text-box>
        </draw:frame>
        <draw:g draw:style-name="gr6">
          <svg:title>TexMaths</svg:title>
          <svg:desc>28§display§S_i§svg§600§FALSE§</svg:desc>
          <draw:path draw:style-name="gr7" draw:text-style-name="P16" draw:layer="layout" svg:width="0.453cm" svg:height="0.455cm" svg:x="17.031cm" svg:y="8.889cm" svg:viewBox="0 0 454 456" svg:d="M0 0c152 0 303 0 454 0 0 152 0 304 0 456-151 0-302 0-454 0 0-152 0-304 0-456z">
            <text:p/>
          </draw:path>
          <draw:path draw:style-name="gr8" draw:text-style-name="P17" draw:layer="layout" svg:width="0.515cm" svg:height="0.517cm" svg:x="17cm" svg:y="8.859cm" svg:viewBox="0 0 516 518" svg:d="M0 0c172 0 344 0 516 0 0 173 0 345 0 518-172 0-344 0-516 0 0-173 0-345 0-518z">
            <text:p/>
          </draw:path>
          <draw:path draw:style-name="gr7" draw:text-style-name="P16" draw:layer="layout" svg:width="0.356cm" svg:height="0.436cm" svg:x="17.031cm" svg:y="8.859cm" svg:viewBox="0 0 357 437" svg:d="M357 7c0-2-2-7-8-7-1 0-3 2-9 9-10 11-20 22-30 34-15-28-46-43-85-43-76 0-148 69-148 142 0 48 31 76 62 85 21 5 42 11 63 16 23 6 57 16 57 64 0 55-50 111-108 111-40 0-106-13-106-87 0-15 3-30 3-33 2-3 2-3 2-5 0-5-4-7-7-7-4 0-6 2-7 4-2 2-36 139-36 140 0 3 4 7 7 7s3-2 12-10c10-11 19-23 29-35 26 37 67 45 101 45 82 0 152-80 152-154 0-41-20-62-28-71-14-13-24-17-78-30-11-4-34-9-39-11-17-5-38-22-38-54 0-48 48-100 107-100 49 0 85 26 85 93 0 18-2 31-2 34 3 2 0 5 8 5 4 0 6-2 8-12 11-43 22-87 33-130z">
            <text:p/>
          </draw:path>
          <draw:path draw:style-name="gr7" draw:text-style-name="P16" draw:layer="layout" svg:width="0.126cm" svg:height="0.282cm" svg:x="17.389cm" svg:y="9.093cm" svg:viewBox="0 0 127 283" svg:d="M115 15c0-6-5-15-16-15-12 0-23 10-23 22 0 9 4 17 17 17 11 0 22-11 22-24zM29 230c-1 5-3 10-3 17 0 21 17 36 41 36 41 0 60-58 60-65 0-6-5-6-7-6-7 0-7 4-9 7-8 35-27 52-44 52-9 0-11-5-11-16 0-8 4-17 7-25 4-12 9-24 14-35 3-10 19-48 21-53 1-3 1-8 1-14 0-18-15-35-39-35-41 0-60 58-60 65 0 5 5 5 7 5 5 0 5-2 7-7 10-36 29-52 44-52 7 0 11 4 11 16 0 8-2 16-13 41-9 23-18 46-27 69z">
            <text:p/>
          </draw:path>
        </draw:g>
        <draw:frame draw:style-name="gr15" draw:text-style-name="P15" draw:layer="layout" svg:width="9.885cm" svg:height="0.679cm" svg:x="17.454cm" svg:y="9.537cm">
          <draw:text-box>
            <text:p><text:span text:style-name="T5">: total number of different species in the reaction, </text:span><text:span text:style-name="T8"><text:s/></text:span></text:p>
          </draw:text-box>
        </draw:frame>
        <draw:g draw:style-name="gr6">
          <svg:title>TexMaths</svg:title>
          <svg:desc>28§display§N§svg§600§FALSE§</svg:desc>
          <draw:path draw:style-name="gr7" draw:text-style-name="P13" draw:layer="layout" svg:width="0.467cm" svg:height="0.346cm" svg:x="17.031cm" svg:y="9.627cm" svg:viewBox="0 0 468 347" svg:d="M0 0c156 0 312 0 468 0 0 116 0 231 0 347-156 0-312 0-468 0 0-116 0-231 0-347z">
            <text:p/>
          </draw:path>
          <draw:path draw:style-name="gr8" draw:text-style-name="P14" draw:layer="layout" svg:width="0.528cm" svg:height="0.408cm" svg:x="17.001cm" svg:y="9.596cm" svg:viewBox="0 0 529 409" svg:d="M0 0c176 0 353 0 529 0 0 136 0 273 0 409-176 0-353 0-529 0 0-136 0-273 0-409z">
            <text:p/>
          </draw:path>
          <draw:path draw:style-name="gr7" draw:text-style-name="P13" draw:layer="layout" svg:width="0.504cm" svg:height="0.408cm" svg:x="17.025cm" svg:y="9.596cm" svg:viewBox="0 0 505 409" svg:d="M430 63c7-24 17-43 65-44 4 0 10-2 10-12 0-2 0-7-8-7-19 0-40 2-60 2-21 0-42-2-62-2-4 0-10 0-10 12 0 7 5 7 10 7 34 0 41 14 41 25 0 2-2 12-2 14-22 89-44 177-67 266-44-104-89-208-133-312-5-12-5-12-19-12-27 0-53 0-80 0-12 0-17 0-17 12 0 7 5 7 17 7 2 0 41 0 41 5-27 107-54 214-80 322-7 24-18 43-66 44-3 0-10 2-10 12 0 5 2 7 7 7 19 0 41-2 60-2 20 0 43 2 61 2 4 0 13 0 13-12 0-5-6-7-13-7-35-1-39-14-39-25 0-6 0-8 2-14 26-106 52-211 78-317 4 3 4 5 6 10 50 118 100 235 150 353 4 10 5 12 11 12 7 0 7-2 10-12 28-112 56-223 84-334z">
            <text:p/>
          </draw:path>
        </draw:g>
        <draw:frame draw:style-name="gr15" draw:text-style-name="P15" draw:layer="layout" svg:width="9.884cm" svg:height="0.679cm" svg:x="17.455cm" svg:y="10.274cm">
          <draw:text-box>
            <text:p><text:span text:style-name="T5">: reactant stoichiometry</text:span></text:p>
          </draw:text-box>
        </draw:frame>
        <draw:g draw:style-name="gr6">
          <svg:title>TexMaths</svg:title>
          <svg:desc>28§display§v_i^-§svg§600§FALSE§</svg:desc>
          <draw:path draw:style-name="gr7" draw:text-style-name="P13" draw:layer="layout" svg:width="0.58cm" svg:height="0.481cm" svg:x="17.033cm" svg:y="10.364cm" svg:viewBox="0 0 581 482" svg:d="M0 0c193 0 387 0 581 0 0 161 0 321 0 482-194 0-388 0-581 0 0-161 0-321 0-482z">
            <text:p/>
          </draw:path>
          <draw:path draw:style-name="gr8" draw:text-style-name="P14" draw:layer="layout" svg:width="0.642cm" svg:height="0.542cm" svg:x="17.002cm" svg:y="10.333cm" svg:viewBox="0 0 643 543" svg:d="M0 0c214 0 429 0 643 0 0 181 0 362 0 543-214 0-429 0-643 0 0-181 0-362 0-543z">
            <text:p/>
          </draw:path>
          <draw:path draw:style-name="gr7" draw:text-style-name="P13" draw:layer="layout" svg:width="0.263cm" svg:height="0.272cm" svg:x="17.019cm" svg:y="10.44cm" svg:viewBox="0 0 264 273" svg:d="M264 43c0-33-15-43-26-43-15 0-30 15-30 29 0 8 3 12 10 19 12 12 20 28 20 48 0 26-36 163-106 163-31 0-45-21-45-51 0-35 16-78 35-128 3-10 6-18 6-30 0-28-18-50-49-50-57 0-79 87-79 93s4 4 7 6c7 0 7-1 10-12 17-59 43-73 60-73 5 0 16 0 16 19 0 15-6 30-11 43-26 68-34 95-34 121 0 65 53 76 80 76 102 0 136-199 136-230z">
            <text:p/>
          </draw:path>
          <draw:path draw:style-name="gr7" draw:text-style-name="P13" draw:layer="layout" svg:width="0.283cm" svg:height="0.02cm" svg:x="17.36cm" svg:y="10.333cm" svg:viewBox="0 0 284 21" svg:d="M268 21c6 0 16 0 16-11 0-10-10-10-16-10-84 0-167 0-251 0-7 0-17 0-17 10 0 11 10 11 17 11 84 0 167 0 251 0z">
            <text:p/>
          </draw:path>
          <draw:path draw:style-name="gr7" draw:text-style-name="P13" draw:layer="layout" svg:width="0.126cm" svg:height="0.282cm" svg:x="17.314cm" svg:y="10.594cm" svg:viewBox="0 0 127 283" svg:d="M117 15c0-5-6-15-18-15s-23 12-23 24c0 7 4 15 17 15 11 0 24-11 24-24zM29 230c-1 5-3 10-3 17 0 21 17 36 41 36 41 0 60-58 60-64 0-7-5-7-7-7-5 0-7 4-9 9-8 33-27 50-44 50-9 0-11-5-11-14 0-10 4-19 7-27 6-12 9-22 14-35 3-10 19-48 21-53 1-3 1-8 1-14 0-18-15-33-39-33-41 0-60 56-60 63 0 5 5 5 7 5 5 0 5-2 7-7 10-36 29-52 44-52 7 0 12 4 12 16 0 10-3 16-14 41-9 23-18 46-27 69z">
            <text:p/>
          </draw:path>
        </draw:g>
        <draw:frame draw:style-name="gr15" draw:text-style-name="P15" draw:layer="layout" svg:width="9.884cm" svg:height="0.679cm" svg:x="17.455cm" svg:y="11.133cm">
          <draw:text-box>
            <text:p><text:span text:style-name="T5">: product stoichiometry</text:span></text:p>
          </draw:text-box>
        </draw:frame>
        <draw:g draw:style-name="gr6">
          <svg:title>TexMaths</svg:title>
          <svg:desc>28§display§v_i^+§svg§600§FALSE§</svg:desc>
          <draw:path draw:style-name="gr7" draw:text-style-name="P13" draw:layer="layout" svg:width="0.588cm" svg:height="0.626cm" svg:x="17.033cm" svg:y="11.101cm" svg:viewBox="0 0 589 627" svg:d="M0 0c196 0 393 0 589 0 0 209 0 419 0 627-196 0-393 0-589 0 0-208 0-418 0-627z">
            <text:p/>
          </draw:path>
          <draw:path draw:style-name="gr8" draw:text-style-name="P14" draw:layer="layout" svg:width="0.65cm" svg:height="0.688cm" svg:x="17.002cm" svg:y="11.071cm" svg:viewBox="0 0 651 689" svg:d="M0 0c217 0 434 0 651 0 0 230 0 460 0 689-217 0-434 0-651 0 0-229 0-459 0-689z">
            <text:p/>
          </draw:path>
          <draw:path draw:style-name="gr7" draw:text-style-name="P13" draw:layer="layout" svg:width="0.263cm" svg:height="0.272cm" svg:x="17.02cm" svg:y="11.323cm" svg:viewBox="0 0 264 273" svg:d="M264 41c0-31-15-41-26-41-15 0-30 15-30 29 0 7 3 10 10 17 12 12 20 28 20 50 0 26-36 163-106 163-31 0-45-21-45-53 0-33 16-77 35-127 3-10 6-19 6-29 0-28-18-50-49-50-57 0-79 87-79 93 0 5 4 3 7 5 7 0 7 0 10-11 17-59 43-73 60-73 5 0 16 0 16 19 0 15-6 30-11 41-26 70-34 97-34 123 0 65 53 76 80 76 102 0 136-199 136-232z">
            <text:p/>
          </draw:path>
          <draw:path draw:style-name="gr7" draw:text-style-name="P13" draw:layer="layout" svg:width="0.308cm" svg:height="0.31cm" svg:x="17.345cm" svg:y="11.071cm" svg:viewBox="0 0 309 311" svg:d="M165 165c43 0 85 0 128 0 5 0 16 0 16-9 0-12-11-12-16-12-43 0-85 0-128 0 0-43 0-86 0-129 0-5 0-15-11-15-10 0-10 10-10 15 0 43 0 86 0 129-43 0-86 0-129 0-6 0-15 0-15 10 0 11 9 11 15 11 43 0 86 0 129 0 0 43 0 87 0 130 0 5 0 16 10 16 11 0 11-11 11-16 0-43 0-87 0-130z">
            <text:p/>
          </draw:path>
          <draw:path draw:style-name="gr7" draw:text-style-name="P13" draw:layer="layout" svg:width="0.127cm" svg:height="0.282cm" svg:x="17.312cm" svg:y="11.477cm" svg:viewBox="0 0 128 283" svg:d="M117 15c0-6-6-15-18-15-10 0-22 10-22 22 0 9 5 17 18 17 11 0 22-11 22-24zM31 230c-2 5-3 10-3 17 0 21 17 36 39 36 43 0 61-58 61-65 0-6-4-4-6-6-7 0-7 4-9 8-10 34-27 51-44 51-9 0-11-5-11-14 0-10 4-19 7-27 4-12 9-22 14-35 3-10 19-48 20-53 0-3 2-8 2-13 0-19-17-36-39-36-41 0-62 58-62 65 0 5 4 3 7 5 7 0 7-2 8-7 11-36 30-52 45-52 7 0 10 4 10 16 0 9-1 16-12 41-9 23-18 46-27 69z">
            <text:p/>
          </draw:path>
        </draw:g>
        <draw:frame draw:style-name="gr15" draw:text-style-name="P15" draw:layer="layout" svg:width="9.884cm" svg:height="0.679cm" svg:x="17.456cm" svg:y="11.871cm">
          <draw:text-box>
            <text:p><text:span text:style-name="T5">: reaction rate</text:span></text:p>
          </draw:text-box>
        </draw:frame>
        <draw:g draw:style-name="gr6">
          <svg:title>TexMaths</svg:title>
          <svg:desc>28§display§k§svg§600§FALSE§</svg:desc>
          <draw:path draw:style-name="gr7" draw:text-style-name="P13" draw:layer="layout" svg:width="0.242cm" svg:height="0.361cm" svg:x="17.034cm" svg:y="11.962cm" svg:viewBox="0 0 243 362" svg:d="M0 0c81 0 162 0 243 0 0 120 0 241 0 362-81 0-162 0-243 0 0-121 0-242 0-362z">
            <text:p/>
          </draw:path>
          <draw:path draw:style-name="gr8" draw:text-style-name="P14" draw:layer="layout" svg:width="0.304cm" svg:height="0.422cm" svg:x="17.004cm" svg:y="11.931cm" svg:viewBox="0 0 305 423" svg:d="M0 0c101 0 203 0 305 0 0 141 0 282 0 423-102 0-204 0-305 0 0-141 0-282 0-423z">
            <text:p/>
          </draw:path>
          <draw:path draw:style-name="gr7" draw:text-style-name="P13" draw:layer="layout" svg:width="0.271cm" svg:height="0.422cm" svg:x="17.036cm" svg:y="11.931cm" svg:viewBox="0 0 272 423" svg:d="M141 7c-3-3 0-7-9-7-14 0-58 5-74 7-5 0-10 0-10 12 0 7 5 7 13 7 30 0 31 3 31 10-1 4-2 8-3 12-29 115-57 230-85 344-4 9-4 11-4 14 0 13 12 17 17 17 9 0 17-5 20-12 4-7 31-116 35-132 20 2 70 12 70 51 0 4 0 8-1 13-2 6-4 13-4 20 0 36 24 60 55 60 19 0 34-10 47-33 16-25 23-58 23-60 0-5-5-5-9-5-5 0-5 2-7 11-11 42-26 73-53 73-12 0-19-6-19-27 0-11 2-24 6-35 1-9 1-11 1-18 0-38-37-56-89-62 19-12 38-31 52-44 29-33 56-58 85-58 6 0 6 0 7 0 7 1 7 1 12 4 2 2 2 2 2 4-28 2-35 24-35 31 0 10 7 22 24 22 16 0 33-14 33-38 0-17-14-38-41-38-17 0-44 6-87 54-21 22-45 46-67 56 21-84 42-169 64-253z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in_5f_black" presentation:presentation-page-layout-name="AL1T0">
        <office:forms form:automatic-focus="false" form:apply-design-mode="false"/>
        <draw:frame draw:style-name="gr16" draw:text-style-name="P18" draw:layer="layout" svg:width="3.41cm" svg:height="1.187cm" svg:x="24.272cm" svg:y="14.501cm">
          <draw:text-box>
            <text:p text:style-name="P1"><text:span text:style-name="T9"><text:page-number>&lt;number&gt;</text:page-number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in_5f_black" presentation:presentation-page-layout-name="AL1T0">
        <office:forms form:automatic-focus="false" form:apply-design-mode="false"/>
        <draw:g draw:style-name="gr6">
          <svg:title>TexMaths</svg:title>
          <svg:desc>28§latex§\begin{equation*}
\sum_{i=1}^N \nu^-_{i,\mu} S_i \overset{k_\mu}{\longrightarrow} \sum_{i=1}^N \nu^+_{i,\mu} S_i \, , \qquad \mu=1,\ldots ,M
\end{equation*}§svg§600§FALSE§</svg:desc>
          <draw:path draw:style-name="gr7" draw:text-style-name="P13" draw:layer="layout" svg:width="18.294cm" svg:height="2.762cm" svg:x="2.154cm" svg:y="5.55cm" svg:viewBox="0 0 18295 2763" svg:d="M0 0c6098 0 12197 0 18295 0 0 921 0 1842 0 2763-6098 0-12197 0-18295 0 0-921 0-1842 0-2763z">
            <text:p/>
          </draw:path>
          <draw:path draw:style-name="gr8" draw:text-style-name="P14" draw:layer="layout" svg:width="18.395cm" svg:height="2.863cm" svg:x="2.104cm" svg:y="5.5cm" svg:viewBox="0 0 18396 2864" svg:d="M0 0c6132 0 12264 0 18396 0 0 955 0 1909 0 2864-6132 0-12264 0-18396 0 0-955 0-1909 0-2864z">
            <text:p/>
          </draw:path>
          <draw:path draw:style-name="gr7" draw:text-style-name="P13" draw:layer="layout" svg:width="0.612cm" svg:height="0.469cm" svg:x="2.513cm" svg:y="5.5cm" svg:viewBox="0 0 613 470" svg:d="M526 76c9-28 20-51 76-51 3 0 11 0 11-17 0-2-3-8-8-8-23 0-48 3-73 3-17 0-56-3-73-3-3 0-14 0-14 14 0 11 9 11 17 11 31 0 42 11 42 28 0 6 0 9-3 17-24 100-48 200-73 300-58-120-117-239-176-359-6-11-6-11-22-11-32 0-64 0-96 0-14 0-22 0-22 14 0 11 8 11 22 11s31 0 45 3c-31 123-61 246-92 370-6 25-17 44-73 47-3 0-14 0-14 14 0 9 6 11 11 11 23 0 48-2 73-2 14 0 56 2 73 2 5 0 14-2 14-14 0-11-9-11-17-11-45-3-45-19-45-28 0-3 0-8 3-19 30-117 60-234 90-350 67 137 134 274 201 411 6 11 9 11 14 11 11 0 11-2 14-14 32-127 64-253 95-380z">
            <text:p/>
          </draw:path>
          <draw:path draw:style-name="gr7" draw:text-style-name="P13" draw:layer="layout" svg:width="1.307cm" svg:height="1.374cm" svg:x="2.16cm" svg:y="6.264cm" svg:viewBox="0 0 1308 1375" svg:d="M1190 1375c39-105 78-209 118-314-8 0-15 0-23 0-39 104-143 168-257 199-20 5-118 31-306 31-197 0-395 0-593 0 167-196 334-392 501-588 6-6 8-11 8-14s0-6-5-17c-153-208-306-416-459-624 179 0 358 0 537 0 135 0 224 14 233 16 53 6 137 23 215 73 25 14 93 59 126 140 8 0 15 0 23 0-40-92-79-185-118-277-387 0-775 0-1162 0-25 0-25 0-28 8 0 3 0 20 0 31 174 237 347 474 521 711-170 199-340 398-510 597-11 11-11 16-11 19 0 9 8 9 28 9 387 0 775 0 1162 0z">
            <text:p/>
          </draw:path>
          <draw:path draw:style-name="gr7" draw:text-style-name="P13" draw:layer="layout" svg:width="0.206cm" svg:height="0.461cm" svg:x="2.21cm" svg:y="7.902cm" svg:viewBox="0 0 207 462" svg:d="M190 25c0-11-8-25-28-25-19 0-39 17-39 36 0 12 9 28 28 28 20 0 39-19 39-39zM50 375c-2 9-8 17-8 28 0 34 28 59 67 59 67 0 98-95 98-106 0-9-8-9-11-9-8 0-8 6-11 11-17 56-48 84-73 84-14 0-20-8-20-22 0-17 6-31 12-45 8-19 16-36 22-56 6-17 31-78 34-87 2-8 5-14 5-22 0-31-28-59-67-59-67 0-98 95-98 107 0 8 8 8 11 8 9 0 11-3 11-11 20-59 51-84 76-84 11 0 17 5 17 25 0 14-6 25-23 67-14 37-28 75-42 112z">
            <text:p/>
          </draw:path>
          <draw:path draw:style-name="gr7" draw:text-style-name="P13" draw:layer="layout" svg:width="0.506cm" svg:height="0.184cm" svg:x="2.504cm" svg:y="8.092cm" svg:viewBox="0 0 507 185" svg:d="M482 34c8 0 25 0 25-17s-17-17-25-17c-153 0-305 0-457 0-8 0-25 0-25 17s14 17 25 17c152 0 304 0 457 0zM482 185c8 0 25 0 25-17s-17-17-25-17c-153 0-305 0-457 0-11 0-25 0-25 17s17 17 25 17c152 0 304 0 457 0z">
            <text:p/>
          </draw:path>
          <draw:path draw:style-name="gr7" draw:text-style-name="P13" draw:layer="layout" svg:width="0.251cm" svg:height="0.458cm" svg:x="3.134cm" svg:y="7.899cm" svg:viewBox="0 0 252 459" svg:d="M157 20c0-17-3-20-23-20-42 45-106 45-134 45 0 8 0 17 0 25 17 0 62 0 101-20 0 117 0 234 0 350 0 26 0 34-70 34-9 0-17 0-25 0 0 8 0 17 0 25 11-3 98-3 123-3 19 0 106 0 123 3 0-8 0-17 0-25-9 0-19 0-28 0-67 0-67-8-67-34 0-127 0-253 0-380z">
            <text:p/>
          </draw:path>
          <draw:path draw:style-name="gr7" draw:text-style-name="P13" draw:layer="layout" svg:width="0.461cm" svg:height="0.433cm" svg:x="3.742cm" svg:y="6.763cm" svg:viewBox="0 0 462 434" svg:d="M168 11c-5-4 0-11-14-11-22 0-92 8-120 11-6 0-17 3-17 20 0 11 8 11 22 11 48 0 51 8 51 17 0 8-12 53-20 78-20 80-39 161-59 241-5 17-7 30-11 45 0 11 8 11 14 11 5 0 9 0 14 0 70-11 176-48 277-143 132-120 157-255 157-263 0-17-11-28-28-28-8 0-31 6-39 34-62 224-210 333-325 369 33-131 65-261 98-392z">
            <text:p/>
          </draw:path>
          <draw:path draw:style-name="gr7" draw:text-style-name="P13" draw:layer="layout" svg:width="0.464cm" svg:height="0.033cm" svg:x="4.313cm" svg:y="6.589cm" svg:viewBox="0 0 465 34" svg:d="M437 34c11 0 28 0 28-17s-17-17-28-17c-136 0-273 0-409 0-11 0-28 0-28 17s14 17 28 17c136 0 273 0 409 0z">
            <text:p/>
          </draw:path>
          <draw:path draw:style-name="gr7" draw:text-style-name="P13" draw:layer="layout" svg:width="0.209cm" svg:height="0.464cm" svg:x="4.207cm" svg:y="7.015cm" svg:viewBox="0 0 210 465" svg:d="M190 28c0-11-5-28-25-28-19 0-39 20-39 39 0 11 8 25 28 25s36-19 36-36zM50 378c-2 8-5 17-5 28 0 31 28 59 64 59 70 0 101-95 101-107 0-8-8-8-11-8-11 0-11 3-14 11-14 56-45 84-73 84-14 0-17-8-17-25 0-14 6-28 11-42 6-20 14-39 23-56 5-17 31-78 33-87 3-8 3-17 3-22 0-34-25-59-64-59-67 0-101 92-101 106 0 9 11 9 14 9 8 0 8-3 11-11 17-59 48-84 73-84 11 0 17 5 17 22s-3 28-20 70c-15 37-30 75-45 112z">
            <text:p/>
          </draw:path>
          <draw:path draw:style-name="gr7" draw:text-style-name="P13" draw:layer="layout" svg:width="0.086cm" svg:height="0.212cm" svg:x="4.532cm" svg:y="7.393cm" svg:viewBox="0 0 87 213" svg:d="M67 67c0 39-5 84-53 126-3 3-6 6-6 9 0 5 6 11 12 11 8 0 67-56 67-137 0-42-17-76-48-76-22 0-39 17-39 39 0 23 14 39 39 39 17 0 19-7 28-11z">
            <text:p/>
          </draw:path>
          <draw:path draw:style-name="gr7" draw:text-style-name="P13" draw:layer="layout" svg:width="0.411cm" svg:height="0.45cm" svg:x="4.722cm" svg:y="7.169cm" svg:viewBox="0 0 412 451" svg:d="M3 414c-3 12-2 10-3 14 0 14 11 23 22 23 26 0 31-23 34-34 3-5 17-59 31-126 22 14 50 20 75 20 59 0 98-48 98-51 14 48 62 51 73 51 23 0 42-17 53-37 14-28 26-67 26-70 0-8-8-5-12-8-11 0-11 3-16 22-9 31-20 73-51 73-17 0-22-17-22-33 0-12 5-37 11-56 6-17 11-45 14-62 6-21 11-41 17-62 3-16 11-44 11-50 0-14-11-22-22-22-9 0-20 5-28 16-3 6-9 28-12 42-4 19-9 38-14 56-7 29-15 58-22 87-6 17-6 17-11 25-20 31-51 59-90 59-56 0-56-50-56-61 0-17 0-28 11-65 6-31 9-33 14-61 4-13 8-27 12-40 2-14 8-39 8-42 0-14-8-22-22-22-26 0-31 25-34 34-32 127-63 253-95 380z">
            <text:p/>
          </draw:path>
          <draw:path draw:style-name="gr7" draw:text-style-name="P13" draw:layer="layout" svg:width="0.584cm" svg:height="0.713cm" svg:x="5.265cm" svg:y="6.505cm" svg:viewBox="0 0 585 714" svg:d="M585 11c0-3-3-11-11-11-6 0-6 0-17 14-16 19-32 37-47 56-26-45-79-70-143-70-123 0-241 112-241 232 0 79 50 124 101 140 35 10 71 19 106 28 37 9 90 23 90 104 0 87-81 179-177 179-64 0-173-19-173-143 0-22 5-47 5-53 3-3 2-4 3-5 0-12-5-12-11-12s-6 0-11 3c-3 6-59 230-59 233 0 5 6 8 11 8 6 0 6 0 20-14 16-19 32-37 47-56 42 56 110 70 166 70 134 0 249-129 249-252 0-67-34-101-48-115-22-22-36-28-123-50-22-6-59-14-67-17-25-8-59-36-59-90 0-78 78-162 171-162 81 0 143 42 143 151 0 34-6 51-6 56 5 3 0 9 14 9 8 0 8-3 14-20 18-71 35-142 53-213z">
            <text:p/>
          </draw:path>
          <draw:path draw:style-name="gr7" draw:text-style-name="P13" draw:layer="layout" svg:width="0.209cm" svg:height="0.464cm" svg:x="5.85cm" svg:y="6.889cm" svg:viewBox="0 0 210 465" svg:d="M190 28c0-11-8-28-28-28-16 0-36 20-36 39 0 11 8 25 28 25s36-19 36-36zM50 375c-2 11-5 20-5 31 0 31 28 59 64 59 70 0 101-95 101-107 0-8-7-5-11-8-11 0-11 3-14 11-17 56-45 84-73 84-14 0-17-11-17-25 0-17 6-28 11-45 6-17 14-36 23-53 5-17 31-81 33-87 0-8 3-17 3-22 0-34-28-59-64-59-70 0-101 92-101 104 0 11 7 7 11 11 11 0 11-6 14-11 17-62 48-84 73-84 11 0 17 5 17 22s-3 28-20 70c-15 36-30 73-45 109z">
            <text:p/>
          </draw:path>
          <draw:path draw:style-name="gr7" draw:text-style-name="P13" draw:layer="layout" svg:width="0.338cm" svg:height="0.483cm" svg:x="6.822cm" svg:y="6.057cm" svg:viewBox="0 0 339 484" svg:d="M162 20c1-4 3-9 3-12 0-2-3-8-11-8-14 0-70 6-87 6-5 2-17 2-17 16 0 12 12 12 20 12 34 0 34 2 34 8s-3 8-3 17c-33 130-66 259-98 389-3 11-2 9-3 14 0 11 8 22 22 22 20 0 28-14 31-28 3-2 31-126 34-134 50 6 89 20 89 56 0 3 0 8-2 14-3 11-3 14-3 22 0 48 42 70 73 70 67 0 89-103 89-106 0-8-7-6-11-8-11 0-11 2-14 16-8 31-28 79-62 79-16 0-22-17-22-37 0-11 0-11 3-30 1-7 3-14 3-20 0-62-82-73-112-73 22-14 47-36 58-47 34-31 70-65 107-65 8 0 19 3 25 9-31 5-36 28-36 39 0 14 11 25 28 25 16 0 39-14 39-45 0-22-17-47-53-47-40 0-76 28-112 61-28 28-51 48-79 59 23-91 45-183 67-274z">
            <text:p/>
          </draw:path>
          <draw:path draw:style-name="gr7" draw:text-style-name="P13" draw:layer="layout" svg:width="0.327cm" svg:height="0.324cm" svg:x="7.234cm" svg:y="6.415cm" svg:viewBox="0 0 328 325" svg:d="M3 294c-3 8-2 7-3 11 0 11 8 20 20 20 8 0 19-9 25-23 8-33 3-14 11-47 4-16 7-32 11-48 20 11 42 17 59 17 34 0 59-17 81-36 9 28 42 36 56 36 20 0 34-11 45-28 11-20 20-45 20-50 0-6-9-6-12-6-8 0-8 3-11 11-8 37-22 56-39 56-14 0-20-11-20-28 0-8 17-70 34-145 3-9 3-9 3-12 0-11-9-16-17-16-20 0-25 16-28 30-6 23-6 23-11 42-6 23-11 48-14 65-6 11-6 14-14 22-14 20-39 42-70 42-25 0-48-11-48-47 0-12 3-20 9-34 2-22 5-25 8-45 3-11 6-22 8-33 3-12 9-28 9-31 0-9-6-17-20-17-19 0-22 20-25 25-22 90-45 179-67 269z">
            <text:p/>
          </draw:path>
          <draw:path draw:style-name="gr7" draw:text-style-name="P13" draw:layer="layout" svg:width="0.601cm" svg:height="0.038cm" svg:x="6.5cm" svg:y="6.933cm" svg:viewBox="0 0 602 39" svg:d="M568 39c17 0 34 0 34-19 0-20-17-20-34-20-177 0-354 0-532 0-16 0-36 0-36 20 0 19 20 19 36 19 178 0 355 0 532 0z">
            <text:p/>
          </draw:path>
          <draw:path draw:style-name="gr7" draw:text-style-name="P13" draw:layer="layout" svg:width="0.873cm" svg:height="0.511cm" svg:x="7.074cm" svg:y="6.695cm" svg:viewBox="0 0 874 512" svg:d="M767 277c-53 39-81 81-89 93-42 70-34 87-51 131 0 11 11 11 20 11 17 0 17 0 22-19 23-95 79-179 191-224 11-3 14-4 14-11s-4-8-6-12c-45-16-162-67-202-232-2-11-2-14-19-14-9 0-20 0-20 11 0 3 9 65 51 132 19 28 47 61 89 95-243 0-487 0-731 0-16 0-36 0-36 20 0 19 20 19 36 19 244 0 488 0 731 0z">
            <text:p/>
          </draw:path>
          <draw:path draw:style-name="gr7" draw:text-style-name="P13" draw:layer="layout" svg:width="0.612cm" svg:height="0.469cm" svg:x="8.687cm" svg:y="5.5cm" svg:viewBox="0 0 613 470" svg:d="M526 76c9-28 20-51 76-51 3 0 11 0 11-17 0-2-3-8-8-8-23 0-48 3-73 3-17 0-56-3-73-3-3 0-14 0-14 14 0 11 9 11 17 11 31 0 42 11 42 28 0 6 0 9-3 17-24 100-48 200-73 300-58-120-117-239-176-359-6-11-6-11-22-11-32 0-64 0-96 0-14 0-22 0-22 14 0 11 8 11 22 11s31 0 45 3c-31 123-61 246-92 370-6 25-17 44-73 47-3 0-14 0-14 14 0 9 6 11 11 11 23 0 48-2 73-2 14 0 56 2 73 2 5 0 14-2 14-14 0-11-9-11-17-11-45-3-45-19-45-28 0-3 0-8 3-19 30-117 60-234 90-350 67 137 134 274 201 411 6 11 9 11 14 11 11 0 11-2 14-14 32-127 64-253 95-380z">
            <text:p/>
          </draw:path>
          <draw:path draw:style-name="gr7" draw:text-style-name="P13" draw:layer="layout" svg:width="1.307cm" svg:height="1.374cm" svg:x="8.334cm" svg:y="6.264cm" svg:viewBox="0 0 1308 1375" svg:d="M1190 1375c39-105 78-209 118-314-8 0-15 0-23 0-39 104-143 168-257 199-20 5-118 31-306 31-197 0-395 0-593 0 167-196 334-392 501-588 6-6 8-11 8-14s0-6-5-17c-153-208-306-416-459-624 179 0 358 0 537 0 135 0 224 14 233 16 53 6 137 23 215 73 25 14 93 59 126 140 8 0 15 0 23 0-40-92-79-185-118-277-387 0-775 0-1162 0-25 0-25 0-28 8 0 3 0 20 0 31 174 237 347 474 521 711-170 199-340 398-510 597-11 11-11 16-11 19 0 9 8 9 28 9 387 0 775 0 1162 0z">
            <text:p/>
          </draw:path>
          <draw:path draw:style-name="gr7" draw:text-style-name="P13" draw:layer="layout" svg:width="0.206cm" svg:height="0.461cm" svg:x="8.384cm" svg:y="7.902cm" svg:viewBox="0 0 207 462" svg:d="M190 25c0-11-8-25-28-25-19 0-39 17-39 36 0 12 9 28 28 28 20 0 39-19 39-39zM50 375c-2 9-8 17-8 28 0 34 28 59 67 59 67 0 98-95 98-106 0-9-8-9-11-9-8 0-8 6-11 11-17 56-48 84-73 84-14 0-20-8-20-22 0-17 6-31 12-45 8-19 16-36 22-56 6-17 31-78 34-87 2-8 5-14 5-22 0-31-28-59-67-59-67 0-98 95-98 107 0 8 8 8 11 8 9 0 11-3 11-11 20-59 51-84 76-84 11 0 17 5 17 25 0 14-6 25-23 67-14 37-28 75-42 112z">
            <text:p/>
          </draw:path>
          <draw:path draw:style-name="gr7" draw:text-style-name="P13" draw:layer="layout" svg:width="0.506cm" svg:height="0.184cm" svg:x="8.678cm" svg:y="8.092cm" svg:viewBox="0 0 507 185" svg:d="M482 34c8 0 25 0 25-17s-17-17-25-17c-153 0-305 0-457 0-8 0-25 0-25 17s14 17 25 17c152 0 304 0 457 0zM482 185c8 0 25 0 25-17s-17-17-25-17c-153 0-305 0-457 0-11 0-25 0-25 17s17 17 25 17c152 0 304 0 457 0z">
            <text:p/>
          </draw:path>
          <draw:path draw:style-name="gr7" draw:text-style-name="P13" draw:layer="layout" svg:width="0.251cm" svg:height="0.458cm" svg:x="9.308cm" svg:y="7.899cm" svg:viewBox="0 0 252 459" svg:d="M157 20c0-17-3-20-23-20-42 45-106 45-134 45 0 8 0 17 0 25 17 0 62 0 101-20 0 117 0 234 0 350 0 26 0 34-70 34-9 0-17 0-25 0 0 8 0 17 0 25 11-3 98-3 123-3 19 0 106 0 123 3 0-8 0-17 0-25-9 0-19 0-28 0-67 0-67-8-67-34 0-127 0-253 0-380z">
            <text:p/>
          </draw:path>
          <draw:path draw:style-name="gr7" draw:text-style-name="P13" draw:layer="layout" svg:width="0.461cm" svg:height="0.433cm" svg:x="9.916cm" svg:y="6.763cm" svg:viewBox="0 0 462 434" svg:d="M168 11c-5-4 0-11-14-11-22 0-92 8-120 11-6 0-17 3-17 20 0 11 8 11 22 11 48 0 51 8 51 17 0 8-12 53-20 78-20 80-39 161-59 241-5 17-7 30-11 45 0 11 8 11 14 11 5 0 9 0 14 0 70-11 176-48 277-143 132-120 157-255 157-263 0-17-11-28-28-28-8 0-31 6-39 34-62 224-210 333-325 369 33-131 65-261 98-392z">
            <text:p/>
          </draw:path>
          <draw:path draw:style-name="gr7" draw:text-style-name="P13" draw:layer="layout" svg:width="0.506cm" svg:height="0.506cm" svg:x="10.459cm" svg:y="6.351cm" svg:viewBox="0 0 507 507" svg:d="M272 272c70 0 140 0 210 0 11 0 25 0 25-17s-14-17-25-17c-70 0-140 0-210 0 0-71 0-142 0-213 0-8 0-25-17-25s-17 17-17 25c0 71 0 142 0 213-71 0-142 0-213 0-8 0-25 0-25 17s17 17 25 17c71 0 142 0 213 0 0 70 0 140 0 210 0 8 0 25 17 25s17-14 17-25c0-70 0-140 0-210z">
            <text:p/>
          </draw:path>
          <draw:path draw:style-name="gr7" draw:text-style-name="P13" draw:layer="layout" svg:width="0.209cm" svg:height="0.464cm" svg:x="10.381cm" svg:y="7.015cm" svg:viewBox="0 0 210 465" svg:d="M190 28c0-11-5-28-25-28-19 0-39 20-39 39 0 11 8 25 28 25s36-19 36-36zM50 378c-2 8-5 17-5 28 0 31 28 59 64 59 70 0 101-95 101-107 0-8-8-8-11-8-11 0-11 3-14 11-14 56-45 84-73 84-14 0-17-8-17-25 0-14 6-28 11-42 6-20 14-39 23-56 5-17 31-78 33-87 3-8 3-17 3-22 0-34-25-59-64-59-67 0-101 92-101 106 0 9 11 9 14 9 8 0 8-3 11-11 17-59 48-84 73-84 11 0 17 5 17 22s-3 28-20 70c-15 37-30 75-45 112z">
            <text:p/>
          </draw:path>
          <draw:path draw:style-name="gr7" draw:text-style-name="P13" draw:layer="layout" svg:width="0.086cm" svg:height="0.212cm" svg:x="10.706cm" svg:y="7.393cm" svg:viewBox="0 0 87 213" svg:d="M67 67c0 39-5 84-53 126-3 3-6 6-6 9 0 5 6 11 12 11 8 0 67-56 67-137 0-42-17-76-48-76-22 0-39 17-39 39 0 23 14 39 39 39 17 0 19-7 28-11z">
            <text:p/>
          </draw:path>
          <draw:path draw:style-name="gr7" draw:text-style-name="P13" draw:layer="layout" svg:width="0.411cm" svg:height="0.45cm" svg:x="10.896cm" svg:y="7.169cm" svg:viewBox="0 0 412 451" svg:d="M3 414c-3 12-2 10-3 14 0 14 11 23 22 23 26 0 31-23 34-34 3-5 17-59 31-126 22 14 50 20 75 20 59 0 98-48 98-51 14 48 62 51 73 51 23 0 42-17 53-37 14-28 26-67 26-70 0-8-8-5-12-8-11 0-11 3-16 22-9 31-20 73-51 73-17 0-22-17-22-33 0-12 5-37 11-56 6-17 11-45 14-62 6-21 11-41 17-62 3-16 11-44 11-50 0-14-11-22-22-22-9 0-20 5-28 16-3 6-9 28-12 42-4 19-9 38-14 56-7 29-15 58-22 87-6 17-6 17-11 25-20 31-51 59-90 59-56 0-56-50-56-61 0-17 0-28 11-65 6-31 9-33 14-61 4-13 8-27 12-40 2-14 8-39 8-42 0-14-8-22-22-22-26 0-31 25-34 34-32 127-63 253-95 380z">
            <text:p/>
          </draw:path>
          <draw:path draw:style-name="gr7" draw:text-style-name="P13" draw:layer="layout" svg:width="0.584cm" svg:height="0.713cm" svg:x="11.439cm" svg:y="6.505cm" svg:viewBox="0 0 585 714" svg:d="M585 11c0-3-3-11-11-11-6 0-6 0-17 14-16 19-32 37-47 56-26-45-79-70-143-70-123 0-241 112-241 232 0 79 50 124 101 140 35 10 71 19 106 28 37 9 90 23 90 104 0 87-81 179-177 179-64 0-173-19-173-143 0-22 5-47 5-53 3-3 2-4 3-5 0-12-5-12-11-12s-6 0-11 3c-3 6-59 230-59 233 0 5 6 8 11 8 6 0 6 0 20-14 16-19 32-37 47-56 42 56 110 70 166 70 134 0 249-129 249-252 0-67-34-101-48-115-22-22-36-28-123-50-22-6-59-14-67-17-25-8-59-36-59-90 0-78 78-162 171-162 81 0 143 42 143 151 0 34-6 51-6 56 5 3 0 9 14 9 8 0 8-3 14-20 18-71 35-142 53-213z">
            <text:p/>
          </draw:path>
          <draw:path draw:style-name="gr7" draw:text-style-name="P13" draw:layer="layout" svg:width="0.209cm" svg:height="0.464cm" svg:x="12.024cm" svg:y="6.889cm" svg:viewBox="0 0 210 465" svg:d="M190 28c0-11-8-28-28-28-16 0-36 20-36 39 0 11 8 25 28 25s36-19 36-36zM50 375c-2 11-5 20-5 31 0 31 28 59 64 59 70 0 101-95 101-107 0-8-7-5-11-8-11 0-11 3-14 11-17 56-45 84-73 84-14 0-17-11-17-25 0-17 6-28 11-45 6-17 14-36 23-53 5-17 31-81 33-87 0-8 3-17 3-22 0-34-28-59-64-59-70 0-101 92-101 104 0 11 7 7 11 11 11 0 11-6 14-11 17-62 48-84 73-84 11 0 17 5 17 22s-3 28-20 70c-15 36-30 73-45 109z">
            <text:p/>
          </draw:path>
          <draw:path draw:style-name="gr7" draw:text-style-name="P13" draw:layer="layout" svg:width="0.114cm" svg:height="0.293cm" svg:x="12.568cm" svg:y="7.093cm" svg:viewBox="0 0 115 294" svg:d="M115 104c0-65-23-104-62-104-33 0-53 25-53 53 0 25 20 51 53 51 11 0 25-3 34-12 3-2 4-1 5-2 1 4 3 0 3 14 0 72-36 131-67 165-11 11-11 11-11 14 0 8 5 11 11 11 8 0 87-76 87-190z">
            <text:p/>
          </draw:path>
          <draw:path draw:style-name="gr7" draw:text-style-name="P13" draw:layer="layout" svg:width="0.531cm" svg:height="0.646cm" svg:x="14.92cm" svg:y="6.763cm" svg:viewBox="0 0 532 647" svg:d="M196 90c6-20 17-56 17-62 0-17-14-28-31-28-3 0-28 3-39 36-47 190-94 379-140 569-3 11-3 14-3 17 0 14 11 25 28 25 20 0 31-17 34-20 2-8 16-59 53-213 31 28 75 31 95 31 70 0 109-42 132-70 8 45 44 70 89 70 34 0 56-22 73-53 17-36 28-95 28-98 0-8-8-8-11-8-11 0-11 2-14 16-17 65-34 124-76 124-25 0-28-28-28-48s11-67 20-101c9-35 18-71 28-106 3-14 11-53 17-67 2-23 14-59 14-65 0-19-14-28-28-28-6 0-31 3-40 34-15 61-29 123-44 185-14 50-26 89-28 100 0 6-48 96-126 96-51 0-73-34-73-87 0-28 5-56 14-84 13-55 26-110 39-165z">
            <text:p/>
          </draw:path>
          <draw:path draw:style-name="gr7" draw:text-style-name="P13" draw:layer="layout" svg:width="0.654cm" svg:height="0.229cm" svg:x="15.81cm" svg:y="6.838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7" draw:text-style-name="P13" draw:layer="layout" svg:width="0.324cm" svg:height="0.651cm" svg:x="16.882cm" svg:y="6.544cm" svg:viewBox="0 0 325 652" svg:d="M202 25c0-25 0-25-23-25-61 62-148 62-179 62 0 10 0 20 0 30 20 0 78 0 129-25 0 170 0 340 0 510 0 33-3 47-93 47-10 0-20 0-30 0 0 10 0 19 0 28 33-2 120-2 159-2s123 0 160 2c0-9 0-18 0-28-11 0-23 0-34 0-87 0-89-11-89-47 0-184 0-368 0-552z">
            <text:p/>
          </draw:path>
          <draw:path draw:style-name="gr7" draw:text-style-name="P13" draw:layer="layout" svg:width="0.117cm" svg:height="0.293cm" svg:x="17.37cm" svg:y="7.093cm" svg:viewBox="0 0 118 294" svg:d="M118 104c0-65-26-104-65-104-33 0-53 25-53 53 0 25 20 51 53 51 11 0 25-3 34-12 3-2 4-1 5-2 1 4 3 0 3 14 0 72-36 131-67 165-11 11-11 11-11 14 0 8 5 11 11 11 8 0 90-76 90-190z">
            <text:p/>
          </draw:path>
          <draw:path draw:style-name="gr7" draw:text-style-name="P13" draw:layer="layout" svg:width="0.103cm" svg:height="0.103cm" svg:x="17.809cm" svg:y="7.093cm" svg:viewBox="0 0 104 104" svg:d="M104 53c0-28-26-53-54-53s-50 25-50 53 22 51 50 51 54-23 54-51z">
            <text:p/>
          </draw:path>
          <draw:path draw:style-name="gr7" draw:text-style-name="P13" draw:layer="layout" svg:width="0.103cm" svg:height="0.103cm" svg:x="18.246cm" svg:y="7.093cm" svg:viewBox="0 0 104 104" svg:d="M104 53c0-28-24-53-54-53-29 0-50 25-50 53s21 51 50 51c30 0 54-23 54-51z">
            <text:p/>
          </draw:path>
          <draw:path draw:style-name="gr7" draw:text-style-name="P13" draw:layer="layout" svg:width="0.103cm" svg:height="0.103cm" svg:x="18.683cm" svg:y="7.093cm" svg:viewBox="0 0 104 104" svg:d="M104 53c0-28-21-53-51-53-29 0-53 25-53 53s24 51 53 51c30 0 51-23 51-51z">
            <text:p/>
          </draw:path>
          <draw:path draw:style-name="gr7" draw:text-style-name="P13" draw:layer="layout" svg:width="0.114cm" svg:height="0.293cm" svg:x="19.12cm" svg:y="7.093cm" svg:viewBox="0 0 115 294" svg:d="M115 104c0-65-25-104-62-104-33 0-53 25-53 53 0 25 20 51 53 51 11 0 25-3 34-12 3-2 3-2 5-2 1 4 3 0 3 14 0 72-36 131-67 165-11 11-11 11-11 14 0 8 5 11 8 11 11 0 90-76 90-190z">
            <text:p/>
          </draw:path>
          <draw:path draw:style-name="gr7" draw:text-style-name="P13" draw:layer="layout" svg:width="0.985cm" svg:height="0.668cm" svg:x="19.514cm" svg:y="6.527cm" svg:viewBox="0 0 986 669" svg:d="M871 76c8-37 8-45 84-45 22 0 31 0 31-20 0-11-12-11-26-11-43 0-87 0-131 0-25 0-25 0-39 17-120 186-239 373-359 560-25-185-50-370-75-555-3-22-6-22-31-22-45 0-90 0-135 0-19 0-30 0-30 17 0 14 8 14 28 14 14 0 30 0 42 0 16 3 22 5 22 17 0 2 0 5-3 19-42 166-84 332-126 499-8 39-25 72-106 75-6 0-17 0-17 17 0 8 6 11 14 11 31 0 64-3 98-3s70 3 101 3c5 0 17 0 17-19 0-9-9-9-17-9-56-3-67-22-67-45 0-5 2-11 5-22 44-178 88-357 132-535 1 0 2 0 3 0 28 203 56 405 84 608 2 14 2 22 14 22 11 0 16-8 22-17 133-207 265-414 398-621-47 187-94 375-140 563-9 39-12 47-90 47-17 0-28 0-28 17 0 11 11 11 17 11 25 0 92-3 120-3 42 0 84 3 123 3 6 0 20 0 20-19 0-9-8-9-28-9-36 0-64 0-64-19 0-3 0-6 5-23 44-174 88-349 132-523z">
            <text:p/>
          </draw:path>
        </draw:g>
        <draw:g draw:style-name="gr9" xml:id="id1" draw:id="id1">
          <draw:frame draw:style-name="gr17" draw:text-style-name="P20" draw:layer="layout" svg:width="4cm" svg:height="0.988cm" svg:x="3.4cm" svg:y="9.405cm">
            <draw:text-box>
              <text:p><text:span text:style-name="T10">: species </text:span><text:span text:style-name="T11">i</text:span><text:span text:style-name="T7"> </text:span></text:p>
            </draw:text-box>
          </draw:frame>
          <draw:g draw:style-name="gr6">
            <svg:title>TexMaths</svg:title>
            <svg:desc>28§display§S_i§svg§600§FALSE§</svg:desc>
            <draw:path draw:style-name="gr7" draw:text-style-name="P13" draw:layer="layout" svg:width="0.739cm" svg:height="0.742cm" svg:x="2.71cm" svg:y="9.55cm" svg:viewBox="0 0 740 743" svg:d="M0 0c247 0 493 0 740 0 0 248 0 495 0 743-247 0-493 0-740 0 0-248 0-495 0-743z">
              <text:p/>
            </draw:path>
            <draw:path draw:style-name="gr8" draw:text-style-name="P14" draw:layer="layout" svg:width="0.839cm" svg:height="0.842cm" svg:x="2.66cm" svg:y="9.5cm" svg:viewBox="0 0 840 843" svg:d="M0 0c280 0 560 0 840 0 0 281 0 562 0 843-280 0-560 0-840 0 0-281 0-562 0-843z">
              <text:p/>
            </draw:path>
            <draw:path draw:style-name="gr7" draw:text-style-name="P13" draw:layer="layout" svg:width="0.58cm" svg:height="0.711cm" svg:x="2.71cm" svg:y="9.5cm" svg:viewBox="0 0 581 712" svg:d="M581 11c0-3-3-11-12-11-2 0-5 3-16 14-16 19-32 37-48 56-25-45-75-70-139-70-123 0-240 112-240 232 0 78 50 123 100 137 35 9 69 18 103 27 37 9 93 26 93 104 0 89-81 181-176 181-65 0-173-22-173-142 0-25 5-48 5-53 3-6 3-6 3-9 0-8-6-11-11-11-6 0-9 3-11 6-3 3-59 226-59 229 0 5 6 11 11 11 6 0 6-3 20-17 16-18 31-37 47-56 42 59 109 73 165 73 134 0 248-131 248-251 0-67-33-101-47-115-22-22-39-28-126-50-19-6-56-14-64-17-28-8-61-36-61-89 0-78 78-162 173-162 81 0 139 42 139 151 0 30-3 50-3 56 4 2 0 8 12 8 8 0 11-3 14-20 17-70 35-141 53-212z">
              <text:p/>
            </draw:path>
            <draw:path draw:style-name="gr7" draw:text-style-name="P13" draw:layer="layout" svg:width="0.206cm" svg:height="0.46cm" svg:x="3.294cm" svg:y="9.882cm" svg:viewBox="0 0 207 461" svg:d="M187 25c0-11-8-25-25-25-20 0-39 17-39 36 0 14 8 28 28 28 19 0 36-19 36-39zM47 374c-2 9-5 17-5 28 0 34 28 59 67 59 67 0 98-95 98-106 0-9-9-9-12-9-11 0-11 6-14 11-14 56-44 84-72 84-14 0-17-8-17-25 0-14 6-28 11-42 6-19 14-39 23-56 5-16 30-78 33-86 3-6 3-14 3-23 0-30-25-58-64-58-67 0-98 95-98 106 0 8 8 8 11 8 9 0 9-3 11-11 17-59 48-84 73-84 11 0 17 6 17 25 0 14-3 26-20 67-15 38-30 75-45 112z">
              <text:p/>
            </draw:path>
          </draw:g>
        </draw:g>
        <draw:frame draw:style-name="gr17" draw:text-style-name="P20" draw:layer="layout" svg:width="16.1cm" svg:height="0.988cm" svg:x="3.4cm" svg:y="10.605cm">
          <draw:text-box>
            <text:p><text:span text:style-name="T10">: total number of different species in the reaction, </text:span><text:span text:style-name="T12"><text:s/></text:span></text:p>
          </draw:text-box>
        </draw:frame>
        <draw:g draw:style-name="gr6">
          <svg:title>TexMaths</svg:title>
          <svg:desc>28§display§N§svg§600§FALSE§</svg:desc>
          <draw:path draw:style-name="gr7" draw:text-style-name="P13" draw:layer="layout" svg:width="0.761cm" svg:height="0.565cm" svg:x="2.711cm" svg:y="10.751cm" svg:viewBox="0 0 762 566" svg:d="M0 0c254 0 508 0 762 0 0 189 0 377 0 566-254 0-508 0-762 0 0-189 0-377 0-566z">
            <text:p/>
          </draw:path>
          <draw:path draw:style-name="gr8" draw:text-style-name="P14" draw:layer="layout" svg:width="0.861cm" svg:height="0.665cm" svg:x="2.661cm" svg:y="10.701cm" svg:viewBox="0 0 862 666" svg:d="M0 0c287 0 575 0 862 0 0 222 0 444 0 666-287 0-575 0-862 0 0-222 0-444 0-666z">
            <text:p/>
          </draw:path>
          <draw:path draw:style-name="gr7" draw:text-style-name="P13" draw:layer="layout" svg:width="0.822cm" svg:height="0.665cm" svg:x="2.7cm" svg:y="10.701cm" svg:viewBox="0 0 823 666" svg:d="M700 103c11-39 28-70 106-72 6 0 17-3 17-20 0-3 0-11-14-11-31 0-64 3-98 3-33 0-67-3-100-3-6 0-17 0-17 20 0 11 9 11 17 11 56 0 67 22 67 41 0 3-3 20-3 23-36 144-72 288-109 432-72-169-145-338-217-507-9-20-9-20-31-20-44 0-87 0-131 0-20 0-28 0-28 20 0 11 8 11 28 11 3 0 67 0 67 8-44 175-88 349-131 524-11 39-28 70-106 72-6 0-17 3-17 20 0 8 3 11 11 11 31 0 67-3 98-3 33 0 70 3 100 3 6 0 20 0 20-19 0-9-9-12-20-12-58-2-64-22-64-41 0-9 0-12 3-23 43-172 85-343 128-515 6 5 6 8 9 16 81 192 163 383 245 575 6 16 8 19 17 19 11 0 11-3 17-19 45-182 91-363 136-544z">
            <text:p/>
          </draw:path>
        </draw:g>
        <draw:frame draw:style-name="gr17" draw:text-style-name="P20" draw:layer="layout" svg:width="16.1cm" svg:height="0.988cm" svg:x="3.401cm" svg:y="11.805cm">
          <draw:text-box>
            <text:p><text:span text:style-name="T10">: reactant stoichiometry</text:span></text:p>
          </draw:text-box>
        </draw:frame>
        <draw:g draw:style-name="gr6">
          <svg:title>TexMaths</svg:title>
          <svg:desc>28§display§\nu_i^-§svg§600§FALSE§</svg:desc>
          <draw:path draw:style-name="gr7" draw:text-style-name="P7" draw:layer="layout" svg:width="0.982cm" svg:height="0.784cm" svg:x="2.714cm" svg:y="11.953cm" svg:viewBox="0 0 983 785" svg:d="M0 0c328 0 656 0 983 0 0 262 0 523 0 785-327 0-655 0-983 0 0-262 0-523 0-785z">
            <text:p/>
          </draw:path>
          <draw:path draw:style-name="gr8" draw:text-style-name="P8" draw:layer="layout" svg:width="1.083cm" svg:height="0.884cm" svg:x="2.664cm" svg:y="11.903cm" svg:viewBox="0 0 1084 885" svg:d="M0 0c361 0 723 0 1084 0 0 295 0 590 0 885-361 0-723 0-1084 0 0-295 0-590 0-885z">
            <text:p/>
          </draw:path>
          <draw:path draw:style-name="gr7" draw:text-style-name="P7" draw:layer="layout" svg:width="0.46cm" svg:height="0.432cm" svg:x="2.717cm" svg:y="12.076cm" svg:viewBox="0 0 461 433" svg:d="M168 11c-5-4 0-11-14-11-23 0-95 8-120 11-9 0-17 3-17 20 0 11 8 11 22 11 48 0 48 8 48 17 0 5-12 53-17 78-21 80-41 160-62 240-2 14-8 42-8 45 0 11 8 11 14 11 5 0 9 0 14 0 70-11 176-51 277-143 128-120 156-254 156-262 0-17-11-28-28-28-8 0-31 6-39 34-64 220-212 332-324 365 32-129 65-258 98-388z">
            <text:p/>
          </draw:path>
          <draw:path draw:style-name="gr7" draw:text-style-name="P7" draw:layer="layout" svg:width="0.463cm" svg:height="0.033cm" svg:x="3.284cm" svg:y="11.903cm" svg:viewBox="0 0 464 34" svg:d="M436 34c11 0 28 0 28-17s-17-17-28-17c-136 0-272 0-408 0-11 0-28 0-28 17s17 17 28 17c136 0 272 0 408 0z">
            <text:p/>
          </draw:path>
          <draw:path draw:style-name="gr7" draw:text-style-name="P7" draw:layer="layout" svg:width="0.206cm" svg:height="0.46cm" svg:x="3.181cm" svg:y="12.327cm" svg:viewBox="0 0 207 461" svg:d="M190 25c0-8-8-25-28-25s-39 20-39 39c0 11 8 25 28 25 19 0 39-19 39-39zM50 374c-3 8-8 17-8 28 0 34 28 59 67 59 67 0 98-95 98-104 0-11-9-11-11-11-9 0-9 6-12 14-16 53-47 81-72 81-14 0-20-8-20-22 0-17 6-31 11-45 9-19 14-36 23-56 5-16 30-78 33-86 3-6 6-14 6-23 0-30-28-55-67-55-67 0-98 92-98 103 0 8 8 8 11 8 9 0 11-3 11-11 20-59 51-84 76-84 11 0 17 6 17 25 0 17-6 26-23 67-14 38-28 75-42 112z">
            <text:p/>
          </draw:path>
        </draw:g>
        <draw:frame draw:style-name="gr17" draw:text-style-name="P20" draw:layer="layout" svg:width="16.1cm" svg:height="0.988cm" svg:x="3.401cm" svg:y="13.205cm">
          <draw:text-box>
            <text:p><text:span text:style-name="T10">: product stoichiometry</text:span></text:p>
          </draw:text-box>
        </draw:frame>
        <draw:g draw:style-name="gr6">
          <svg:title>TexMaths</svg:title>
          <svg:desc>28§display§\nu_i^+§svg§600§FALSE§</svg:desc>
          <draw:path draw:style-name="gr7" draw:text-style-name="P7" draw:layer="layout" svg:width="0.996cm" svg:height="1.021cm" svg:x="2.715cm" svg:y="13.154cm" svg:viewBox="0 0 997 1022" svg:d="M0 0c332 0 665 0 997 0 0 341 0 682 0 1022-332 0-665 0-997 0 0-340 0-681 0-1022z">
            <text:p/>
          </draw:path>
          <draw:path draw:style-name="gr8" draw:text-style-name="P8" draw:layer="layout" svg:width="1.097cm" svg:height="1.122cm" svg:x="2.665cm" svg:y="13.104cm" svg:viewBox="0 0 1098 1123" svg:d="M0 0c366 0 732 0 1098 0 0 374 0 749 0 1123-366 0-732 0-1098 0 0-374 0-749 0-1123z">
            <text:p/>
          </draw:path>
          <draw:path draw:style-name="gr7" draw:text-style-name="P7" draw:layer="layout" svg:width="0.46cm" svg:height="0.432cm" svg:x="2.718cm" svg:y="13.515cm" svg:viewBox="0 0 461 433" svg:d="M165 11c0-3 0-11-11-11-23 0-95 8-120 8-9 3-17 3-17 20 0 14 8 14 22 14 48 0 48 5 48 17 0 5-12 53-17 78-21 80-41 160-62 240-2 14-8 42-8 45 0 8 8 11 14 11 5 0 9 0 14 0 70-11 176-50 277-145 128-120 156-252 156-263 0-17-14-25-31-25-5 0-28 3-36 31-64 223-212 332-324 368 32-129 63-258 95-388z">
            <text:p/>
          </draw:path>
          <draw:path draw:style-name="gr7" draw:text-style-name="P7" draw:layer="layout" svg:width="0.502cm" svg:height="0.505cm" svg:x="3.26cm" svg:y="13.104cm" svg:viewBox="0 0 503 506" svg:d="M268 268c70 0 140 0 210 0 8 0 25 0 25-14 0-19-17-19-25-19-70 0-140 0-210 0 0-70 0-140 0-210 0-8 0-25-17-25-16 0-16 17-16 25 0 70 0 140 0 210-70 0-140 0-210 0-11 0-25 0-25 16 0 17 14 17 25 17 70 0 140 0 210 0 0 71 0 142 0 212 0 9 0 26 16 26 17 0 17-17 17-26 0-70 0-141 0-212z">
            <text:p/>
          </draw:path>
          <draw:path draw:style-name="gr7" draw:text-style-name="P7" draw:layer="layout" svg:width="0.206cm" svg:height="0.46cm" svg:x="3.182cm" svg:y="13.766cm" svg:viewBox="0 0 207 461" svg:d="M190 25c0-11-8-25-28-25s-39 17-39 36c0 14 8 28 28 28 19 0 39-19 39-39zM47 374c-2 9-5 17-5 28 0 34 28 59 67 59 67 0 98-95 98-106 0-9-9-9-11-9-9 0-12 6-14 12-14 55-45 83-73 83-14 0-17-8-17-22 0-17 6-31 11-45 9-19 14-36 23-56 5-16 30-78 33-86 3-6 3-14 3-22 0-31-25-59-64-59-67 0-98 95-98 106 0 8 8 8 11 8 9 0 9-2 11-11 20-58 48-84 73-84 11 0 20 6 20 26 0 14-6 25-23 67-15 37-30 74-45 111z">
            <text:p/>
          </draw:path>
        </draw:g>
        <draw:frame draw:style-name="gr17" draw:text-style-name="P20" draw:layer="layout" svg:width="16.1cm" svg:height="0.988cm" svg:x="3.402cm" svg:y="14.406cm">
          <draw:text-box>
            <text:p><text:span text:style-name="T10">: reaction rate</text:span></text:p>
          </draw:text-box>
        </draw:frame>
        <draw:g draw:style-name="gr6">
          <svg:title>TexMaths</svg:title>
          <svg:desc>28§display§k§svg§600§FALSE§</svg:desc>
          <draw:path draw:style-name="gr7" draw:text-style-name="P13" draw:layer="layout" svg:width="0.395cm" svg:height="0.588cm" svg:x="2.716cm" svg:y="14.555cm" svg:viewBox="0 0 396 589" svg:d="M0 0c132 0 264 0 396 0 0 196 0 392 0 589-132 0-264 0-396 0 0-197 0-393 0-589z">
            <text:p/>
          </draw:path>
          <draw:path draw:style-name="gr8" draw:text-style-name="P14" draw:layer="layout" svg:width="0.495cm" svg:height="0.688cm" svg:x="2.666cm" svg:y="14.505cm" svg:viewBox="0 0 496 689" svg:d="M0 0c165 0 331 0 496 0 0 230 0 459 0 689-165 0-331 0-496 0 0-230 0-459 0-689z">
            <text:p/>
          </draw:path>
          <draw:path draw:style-name="gr7" draw:text-style-name="P13" draw:layer="layout" svg:width="0.442cm" svg:height="0.688cm" svg:x="2.719cm" svg:y="14.505cm" svg:viewBox="0 0 443 689" svg:d="M229 11c-5-4 0-11-14-11-23 0-95 8-120 11-9 0-17 0-17 20 0 11 8 11 22 11 48 0 50 5 50 17-1 6-3 13-5 19-47 187-93 374-139 561-6 14-6 17-6 22 0 22 20 28 28 28 14 0 28-8 33-20 6-11 50-189 56-214 33 2 114 19 114 83 0 6 0 12-2 20-3 11-6 22-6 33 0 59 39 98 89 98 31 0 56-17 78-53 25-42 36-95 36-98 0-8-8-8-14-8-8 0-8 3-11 17-19 69-42 120-86 120-20 0-31-11-31-45 0-17 3-39 9-56 2-16 2-19 2-30 0-62-61-92-145-101 31-19 62-50 84-72 47-53 92-95 139-95 9 0 9 0 12 0 11 3 11 3 19 8 3 3 3 3 3 6-45 3-56 39-56 50 0 17 11 36 39 36 25 0 53-22 53-61 0-28-22-62-67-62-28 0-72 9-142 87-33 36-72 75-109 92 35-138 69-275 104-413z">
            <text:p/>
          </draw:path>
        </draw:g>
        <draw:frame draw:style-name="gr16" draw:text-style-name="P21" draw:layer="layout" svg:width="3.41cm" svg:height="1.187cm" svg:x="24.272cm" svg:y="14.501cm">
          <draw:text-box>
            <text:p text:style-name="P1"><text:span text:style-name="T10"><text:page-number>&lt;number&gt;</text:page-number></text:span></text:p>
          </draw:text-box>
        </draw:frame>
        <draw:custom-shape draw:style-name="gr18" draw:text-style-name="P10" draw:layer="layout" svg:width="0.5cm" svg:height="0.5cm" svg:x="8.857cm" svg:y="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5.925cm" svg:y="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svg:title>TexMaths</svg:title>
          <svg:desc>28§display§\overset{k_1}{\to}§svg§600§FALSE§</svg:desc>
          <draw:path draw:style-name="gr7" draw:text-style-name="P7" draw:layer="layout" svg:width="0.823cm" svg:height="0.952cm" svg:x="7.319cm" svg:y="1.199cm" svg:viewBox="0 0 824 953" svg:d="M0 0c275 0 549 0 824 0 0 318 0 635 0 953-275 0-549 0-824 0 0-318 0-635 0-953z">
            <text:p/>
          </draw:path>
          <draw:path draw:style-name="gr8" draw:text-style-name="P8" draw:layer="layout" svg:width="0.923cm" svg:height="1.052cm" svg:x="7.269cm" svg:y="1.149cm" svg:viewBox="0 0 924 1053" svg:d="M0 0c308 0 616 0 924 0 0 351 0 702 0 1053-308 0-616 0-924 0 0-351 0-702 0-1053z">
            <text:p/>
          </draw:path>
          <draw:path draw:style-name="gr7" draw:text-style-name="P7" draw:layer="layout" svg:width="0.337cm" svg:height="0.482cm" svg:x="7.411cm" svg:y="1.149cm" svg:viewBox="0 0 338 483" svg:d="M162 22c3-2 2-7 3-11 0-5-3-11-11-11-12 0-70 6-87 8-6 0-14 0-14 14 0 12 8 12 17 12 33 0 33 2 33 8 0 5-2 11-2 17-33 129-66 259-98 388-3 11-2 9-3 14 0 11 8 22 22 22 20 0 28-14 34-28 0-2 31-125 33-134 48 6 87 20 87 56 0 3 0 9 0 14-3 11-3 14-3 22 0 48 39 70 73 70 64 0 86-103 86-106 0-8-8-8-11-8-11 0-11 3-14 17-8 30-28 78-61 78-17 0-23-17-23-37 0-11 0-11 3-30 0-3 3-14 3-20 0-61-81-72-109-72 20-14 45-37 56-48 36-31 70-64 109-64 8 0 17 3 22 8-31 6-36 28-36 39 0 14 11 25 28 25s39-14 39-44c0-23-17-48-53-48-39 0-76 28-109 62-31 28-53 47-81 58 22-90 45-180 67-271z">
            <text:p/>
          </draw:path>
          <draw:path draw:style-name="gr7" draw:text-style-name="P7" draw:layer="layout" svg:width="0.2cm" svg:height="0.323cm" svg:x="7.847cm" svg:y="1.398cm" svg:viewBox="0 0 201 324" svg:d="M123 14c0-14 0-14-17-14-33 31-89 31-98 31-2 0-5 0-8 0 0 7 0 15 0 22 3 0 6 0 8 0 12 0 42-3 70-14 0 81 0 162 0 243 0 17 0 23-50 23-8 0-17 0-25 0 0 6 0 13 0 19 28 0 70 0 98 0 27 0 72 0 100 0 0-6 0-13 0-19-8 0-17 0-25 0-53 0-53-6-53-23 0-89 0-179 0-268z">
            <text:p/>
          </draw:path>
          <draw:path draw:style-name="gr7" draw:text-style-name="P7" draw:layer="layout" svg:width="0.87cm" svg:height="0.51cm" svg:x="7.322cm" svg:y="1.691cm" svg:viewBox="0 0 871 511" svg:d="M765 274c-56 42-81 81-89 95-45 67-53 128-53 131 0 11 14 11 19 11 17 0 20-3 23-19 22-98 81-179 192-224 11-3 14-7 14-14s-5-8-8-11c-42-14-162-64-198-229-3-11-6-14-23-14-5 0-19 0-19 11 0 3 11 64 50 129 19 30 50 64 92 95-243 0-486 0-729 0-16 0-36 0-36 19 0 20 20 20 36 20 243 0 486 0 729 0z">
            <text:p/>
          </draw:path>
        </draw:g>
        <draw:custom-shape draw:style-name="gr20" draw:text-style-name="P22" draw:layer="layout" svg:width="0.5cm" svg:height="0.5cm" svg:x="8.857cm" svg:y="2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5.925cm" svg:y="2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3.1cm" svg:y="2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svg:title>TexMaths</svg:title>
          <svg:desc>28§display§+§svg§600§FALSE§</svg:desc>
          <draw:path draw:style-name="gr7" draw:text-style-name="P7" draw:layer="layout" svg:width="0.602cm" svg:height="0.549cm" svg:x="4.462cm" svg:y="2.9cm" svg:viewBox="0 0 603 550" svg:d="M0 0c201 0 402 0 603 0 0 183 0 366 0 550-201 0-402 0-603 0 0-184 0-367 0-550z">
            <text:p/>
          </draw:path>
          <draw:path draw:style-name="gr8" draw:text-style-name="P8" draw:layer="layout" svg:width="0.702cm" svg:height="0.649cm" svg:x="4.412cm" svg:y="2.85cm" svg:viewBox="0 0 703 650" svg:d="M0 0c234 0 469 0 703 0 0 217 0 433 0 650-234 0-469 0-703 0 0-217 0-433 0-650z">
            <text:p/>
          </draw:path>
          <draw:path draw:style-name="gr7" draw:text-style-name="P7" draw:layer="layout" svg:width="0.646cm" svg:height="0.649cm" svg:x="4.468cm" svg:y="2.85cm" svg:viewBox="0 0 647 650" svg:d="M343 343c90 0 181 0 271 0 14 0 33 2 33-17 0-18-19-19-33-19-90 0-181 0-271 0 0-91 0-182 0-274 0-13 0-33-19-33-20 0-20 20-20 33 0 92 0 183 0 274-91 0-182 0-273 0-14 0-31 1-31 19 0 19 17 17 31 17 91 0 182 0 273 0 0 91 0 182 0 274 0 13 0 33 20 33 19 0 19-20 19-33 0-92 0-183 0-274z">
            <text:p/>
          </draw:path>
        </draw:g>
        <draw:g draw:style-name="gr6">
          <svg:title>TexMaths</svg:title>
          <svg:desc>28§display§\overset{k_2}{\to}§svg§600§FALSE§</svg:desc>
          <draw:path draw:style-name="gr7" draw:text-style-name="P7" draw:layer="layout" svg:width="0.823cm" svg:height="0.952cm" svg:x="7.319cm" svg:y="2.399cm" svg:viewBox="0 0 824 953" svg:d="M0 0c275 0 549 0 824 0 0 318 0 635 0 953-275 0-549 0-824 0 0-318 0-635 0-953z">
            <text:p/>
          </draw:path>
          <draw:path draw:style-name="gr8" draw:text-style-name="P8" draw:layer="layout" svg:width="0.923cm" svg:height="1.052cm" svg:x="7.269cm" svg:y="2.349cm" svg:viewBox="0 0 924 1053" svg:d="M0 0c308 0 616 0 924 0 0 351 0 702 0 1053-308 0-616 0-924 0 0-351 0-702 0-1053z">
            <text:p/>
          </draw:path>
          <draw:path draw:style-name="gr7" draw:text-style-name="P7" draw:layer="layout" svg:width="0.337cm" svg:height="0.482cm" svg:x="7.411cm" svg:y="2.349cm" svg:viewBox="0 0 338 483" svg:d="M162 22c3-2 2-7 3-11 0-5-3-11-11-11-12 0-70 6-87 8-6 0-14 0-14 14 0 12 8 12 17 12 33 0 33 2 33 8 0 5-2 11-2 17-33 129-66 259-98 388-3 11-2 9-3 14 0 11 8 22 22 22 20 0 28-14 34-28 0-2 31-125 33-134 48 6 87 20 87 56 0 3 0 9 0 14-3 11-3 14-3 22 0 48 39 70 73 70 64 0 86-103 86-106 0-8-8-8-11-8-11 0-11 3-14 17-8 30-28 78-61 78-17 0-23-17-23-37 0-11 0-11 3-30 0-3 3-14 3-20 0-61-81-72-109-72 20-14 45-37 56-48 36-31 70-64 109-64 8 0 17 3 22 8-31 6-36 28-36 39 0 14 11 25 28 25s39-14 39-44c0-23-17-48-53-48-39 0-76 28-109 62-31 28-53 47-81 58 22-90 45-180 67-271z">
            <text:p/>
          </draw:path>
          <draw:path draw:style-name="gr7" draw:text-style-name="P7" draw:layer="layout" svg:width="0.242cm" svg:height="0.323cm" svg:x="7.822cm" svg:y="2.598cm" svg:viewBox="0 0 243 324" svg:d="M243 232c-8 0-15 0-22 0 0 8-6 39-14 45-3 2-45 2-51 2-32 0-65 0-97 0 33-25 69-53 97-72 45-31 87-59 87-109 0-64-59-98-129-98-67 0-114 36-114 87 0 25 20 28 28 28 11 0 28-9 28-28 0-17-11-28-28-28 14-23 42-39 75-39 48 0 87 30 87 78 0 42-28 72-67 103-39 34-78 67-117 101-6 5-6 5-6 8 0 5 0 9 0 14 75 0 151 0 226 0 6-31 11-61 17-92z">
            <text:p/>
          </draw:path>
          <draw:path draw:style-name="gr7" draw:text-style-name="P7" draw:layer="layout" svg:width="0.87cm" svg:height="0.51cm" svg:x="7.322cm" svg:y="2.891cm" svg:viewBox="0 0 871 511" svg:d="M765 274c-56 42-81 81-89 95-45 67-53 128-53 131 0 11 14 11 19 11 17 0 20-3 23-19 22-98 81-179 192-224 11-3 14-7 14-14s-5-8-8-11c-42-14-162-64-198-229-3-11-6-14-23-14-5 0-19 0-19 11 0 3 11 64 50 129 19 30 50 64 92 95-243 0-486 0-729 0-16 0-36 0-36 19 0 20 20 20 36 20 243 0 486 0 729 0z">
            <text:p/>
          </draw:path>
        </draw:g>
        <draw:g draw:style-name="gr6">
          <svg:title>TexMaths</svg:title>
          <svg:desc>28§display§1\quad +0\quad\overset{k_1}{\to} 0\quad +1\quad §svg§600§FALSE§</svg:desc>
          <draw:path draw:style-name="gr7" draw:text-style-name="P7" draw:layer="layout" svg:width="8.67cm" svg:height="1.025cm" svg:x="12.497cm" svg:y="1.154cm" svg:viewBox="0 0 8671 1026" svg:d="M0 0c2890 0 5781 0 8671 0 0 342 0 684 0 1026-2890 0-5781 0-8671 0 0-342 0-684 0-1026z">
            <text:p/>
          </draw:path>
          <draw:path draw:style-name="gr8" draw:text-style-name="P8" draw:layer="layout" svg:width="8.771cm" svg:height="1.125cm" svg:x="12.447cm" svg:y="1.104cm" svg:viewBox="0 0 8772 1126" svg:d="M0 0c2924 0 5848 0 8772 0 0 375 0 751 0 1126-2924 0-5848 0-8772 0 0-375 0-751 0-1126z">
            <text:p/>
          </draw:path>
          <draw:path draw:style-name="gr7" draw:text-style-name="P7" draw:layer="layout" svg:width="0.324cm" svg:height="0.653cm" svg:x="12.534cm" svg:y="1.495cm" svg:viewBox="0 0 325 654" svg:d="M204 25c0-22 0-25-25-25-59 61-145 61-179 61 0 11 0 21 0 31 22 0 78 0 132-25 0 170 0 339 0 509 0 36-6 47-93 47-10 0-20 0-31 0 0 10 0 21 0 31 34-3 119-3 160-3s123 0 157 3c0-10 0-21 0-31-11 0-21 0-31 0-87 0-90-11-90-47 0-184 0-367 0-551z">
            <text:p/>
          </draw:path>
          <draw:path draw:style-name="gr7" draw:text-style-name="P7" draw:layer="layout" svg:width="0.654cm" svg:height="0.653cm" svg:x="14.196cm" svg:y="1.576cm" svg:viewBox="0 0 655 654" svg:d="M347 347c92 0 183 0 274 0 14 0 34 0 34-20s-20-20-34-20c-91 0-182 0-274 0 0-91 0-182 0-273 0-14 0-34-20-34-19 0-19 20-19 34 0 91 0 182 0 273-92 0-183 0-274 0-14 0-34 0-34 20s20 20 34 20c91 0 182 0 274 0 0 91 0 182 0 273 0 14 0 34 19 34 20 0 20-20 20-34 0-91 0-182 0-273z">
            <text:p/>
          </draw:path>
          <draw:path draw:style-name="gr7" draw:text-style-name="P7" draw:layer="layout" svg:width="0.413cm" svg:height="0.672cm" svg:x="15.162cm" svg:y="1.495cm" svg:viewBox="0 0 414 673" svg:d="M414 338c0-78-5-156-39-229-45-95-126-109-168-109-59 0-129 25-171 117-30 67-36 143-36 221 0 76 6 162 45 238 42 78 115 97 162 97 53 0 129-19 171-111 31-70 36-146 36-224zM207 654c-39 0-95-25-115-120-11-59-11-148-11-207 0-62 0-129 9-179 19-117 92-126 117-126 34 0 98 17 118 115 8 53 8 128 8 190 0 73 0 140-11 204-14 92-70 123-115 123z">
            <text:p/>
          </draw:path>
          <draw:path draw:style-name="gr7" draw:text-style-name="P7" draw:layer="layout" svg:width="0.338cm" svg:height="0.482cm" svg:x="17.015cm" svg:y="1.104cm" svg:viewBox="0 0 339 483" svg:d="M165 22c0-2 2-7 3-11 0-5-3-11-11-11-14 0-73 6-90 8-5 0-14 0-14 14 0 12 9 12 17 12 34 0 34 2 34 8s0 11-3 17c-33 129-66 259-98 388-3 11-2 9-3 14 0 11 8 22 22 22 20 0 28-14 34-27 0-3 31-123 34-135 47 6 86 23 86 56 0 6 0 9 0 14-2 11-2 14-2 23 0 47 39 69 72 69 67 0 58-68 87-103 0-11-8-11-11-11-9 0-9 5-14 17-9 30-25 78-59 78-19 0-25-17-25-34 0-14 0-14 6-33 0-7 2-11 2-20 0-61-84-70-112-72 20-14 45-37 56-45 37-34 70-67 109-67 9 0 17 3 23 8-31 6-36 31-36 39 0 17 11 25 27 25 20 0 40-13 40-41 0-26-17-51-54-51-39 0-75 28-109 62-30 28-53 47-81 61 23-91 47-182 70-274z">
            <text:p/>
          </draw:path>
          <draw:path draw:style-name="gr7" draw:text-style-name="P7" draw:layer="layout" svg:width="0.201cm" svg:height="0.326cm" svg:x="17.452cm" svg:y="1.353cm" svg:viewBox="0 0 202 327" svg:d="M126 14c0-14-3-14-17-14-36 31-89 31-101 31-2 0-5 0-8 0 0 7 0 15 0 22 3 0 6 0 8 0 12 0 45-3 73-14 0 82 0 164 0 246 0 14 0 20-53 20-8 0-17 0-25 0 0 7 0 15 0 22 28-3 73-3 101-3s72 0 98 3c0-7 0-15 0-22-8 0-15 0-23 0-53 0-53-6-53-20 0-90 0-181 0-271z">
            <text:p/>
          </draw:path>
          <draw:path draw:style-name="gr7" draw:text-style-name="P7" draw:layer="layout" svg:width="0.872cm" svg:height="0.513cm" svg:x="16.928cm" svg:y="1.646cm" svg:viewBox="0 0 873 514" svg:d="M764 277c-53 42-81 81-87 95-44 67-35 85-53 128 0 14 11 14 20 14 17 0 17-3 22-22 23-95 81-176 190-224 12-3 17-4 17-11s-5-7-8-11c-45-17-162-64-202-229-2-14-2-17-19-17-9 0-20 0-20 11 0 3 9 64 51 132 19 27 47 64 89 95-243 0-487 0-730 0-17 0-34 0-34 19 0 20 17 20 34 20 243 0 487 0 730 0z">
            <text:p/>
          </draw:path>
          <draw:path draw:style-name="gr7" draw:text-style-name="P7" draw:layer="layout" svg:width="0.413cm" svg:height="0.672cm" svg:x="18.168cm" svg:y="1.495cm" svg:viewBox="0 0 414 673" svg:d="M414 338c0-78-5-156-39-229-45-95-126-109-168-109-59 0-131 25-171 117-30 67-36 143-36 221 0 76 3 162 45 238 42 78 112 97 162 97 53 0 126-19 171-111 31-70 36-146 36-224zM207 654c-39 0-98-25-115-120-11-59-11-148-11-207 0-62 0-129 9-179 19-117 92-126 117-126 31 0 95 17 115 115 11 53 11 128 11 190 0 73 0 140-11 204-17 92-73 123-115 123z">
            <text:p/>
          </draw:path>
          <draw:path draw:style-name="gr7" draw:text-style-name="P7" draw:layer="layout" svg:width="0.654cm" svg:height="0.653cm" svg:x="19.878cm" svg:y="1.576cm" svg:viewBox="0 0 655 654" svg:d="M347 347c92 0 183 0 274 0 14 0 34 0 34-20s-20-20-34-20c-91 0-182 0-274 0 0-91 0-182 0-273 0-14 0-34-20-34-19 0-19 20-19 34 0 91 0 182 0 273-92 0-183 0-274 0-14 0-34 0-34 20s20 20 34 20c91 0 182 0 274 0 0 91 0 182 0 273 0 14 0 34 19 34 20 0 20-20 20-34 0-91 0-182 0-273z">
            <text:p/>
          </draw:path>
          <draw:path draw:style-name="gr7" draw:text-style-name="P7" draw:layer="layout" svg:width="0.324cm" svg:height="0.653cm" svg:x="20.894cm" svg:y="1.495cm" svg:viewBox="0 0 325 654" svg:d="M202 25c0-22 0-25-23-25-61 61-148 61-179 61 0 11 0 21 0 31 20 0 78 0 129-25 0 170 0 339 0 509 0 36-3 47-93 47-10 0-20 0-30 0 0 10 0 21 0 31 33-3 120-3 159-3s123 0 160 3c0-10 0-21 0-31-11 0-21 0-31 0-90 0-92-11-92-47 0-184 0-367 0-551z">
            <text:p/>
          </draw:path>
        </draw:g>
        <draw:custom-shape draw:style-name="gr18" draw:text-style-name="P10" draw:layer="layout" svg:width="0.5cm" svg:height="0.5cm" svg:x="15.883cm" svg:y="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13.233cm" svg:y="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5cm" svg:height="0.5cm" svg:x="21.458cm" svg:y="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18.833cm" svg:y="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svg:title>TexMaths</svg:title>
          <svg:desc>28§display§2\quad +0\quad\overset{k_2}{\to} 0\quad +1\quad §svg§600§FALSE§</svg:desc>
          <draw:path draw:style-name="gr7" draw:text-style-name="P7" draw:layer="layout" svg:width="8.67cm" svg:height="1.025cm" svg:x="12.497cm" svg:y="2.854cm" svg:viewBox="0 0 8671 1026" svg:d="M0 0c2890 0 5781 0 8671 0 0 342 0 684 0 1026-2890 0-5781 0-8671 0 0-342 0-684 0-1026z">
            <text:p/>
          </draw:path>
          <draw:path draw:style-name="gr8" draw:text-style-name="P8" draw:layer="layout" svg:width="8.771cm" svg:height="1.125cm" svg:x="12.447cm" svg:y="2.804cm" svg:viewBox="0 0 8772 1126" svg:d="M0 0c2924 0 5848 0 8772 0 0 375 0 751 0 1126-2924 0-5848 0-8772 0 0-375 0-751 0-1126z">
            <text:p/>
          </draw:path>
          <draw:path draw:style-name="gr7" draw:text-style-name="P7" draw:layer="layout" svg:width="0.391cm" svg:height="0.653cm" svg:x="12.497cm" svg:y="3.195cm" svg:viewBox="0 0 392 654" svg:d="M76 578c34-34 69-68 103-103 154-134 213-187 213-285 0-112-90-190-210-190-109 0-182 89-182 176 0 56 48 56 50 56 17 0 54-11 54-53 0-25-20-50-54-50-8 0-8 0-14 2 26-64 79-100 135-100 89 0 131 78 131 159 0 78-50 157-103 218-63 70-125 140-188 210-11 11-11 11-11 36 121 0 243 0 364 0 9-57 19-114 28-171-9 0-17 0-25 0-6 28-12 73-23 87-5 8-70 8-92 8-59 0-118 0-176 0z">
            <text:p/>
          </draw:path>
          <draw:path draw:style-name="gr7" draw:text-style-name="P7" draw:layer="layout" svg:width="0.654cm" svg:height="0.653cm" svg:x="14.196cm" svg:y="3.276cm" svg:viewBox="0 0 655 654" svg:d="M347 347c92 0 183 0 274 0 14 0 34 0 34-20s-20-20-34-20c-91 0-182 0-274 0 0-91 0-182 0-273 0-14 0-34-20-34-19 0-19 20-19 34 0 91 0 182 0 273-92 0-183 0-274 0-14 0-34 0-34 20s20 20 34 20c91 0 182 0 274 0 0 91 0 182 0 273 0 14 0 34 19 34 20 0 20-20 20-34 0-91 0-182 0-273z">
            <text:p/>
          </draw:path>
          <draw:path draw:style-name="gr7" draw:text-style-name="P7" draw:layer="layout" svg:width="0.413cm" svg:height="0.672cm" svg:x="15.162cm" svg:y="3.195cm" svg:viewBox="0 0 414 673" svg:d="M414 338c0-78-5-156-39-229-45-95-126-109-168-109-59 0-129 25-171 117-30 67-36 143-36 221 0 76 6 162 45 238 42 78 115 97 162 97 53 0 129-19 171-111 31-70 36-146 36-224zM207 654c-39 0-95-25-115-120-11-59-11-148-11-207 0-62 0-129 9-179 19-117 92-126 117-126 34 0 98 17 118 115 8 53 8 128 8 190 0 73 0 140-11 204-14 92-70 123-115 123z">
            <text:p/>
          </draw:path>
          <draw:path draw:style-name="gr7" draw:text-style-name="P7" draw:layer="layout" svg:width="0.338cm" svg:height="0.482cm" svg:x="17.015cm" svg:y="2.804cm" svg:viewBox="0 0 339 483" svg:d="M165 22c0-2 2-7 3-11 0-5-3-11-11-11-14 0-73 6-90 8-5 0-14 0-14 14 0 12 9 12 17 12 34 0 34 2 34 8s0 11-3 17c-33 129-66 259-98 388-3 11-2 9-3 14 0 11 8 22 22 22 20 0 28-14 34-27 0-3 31-123 34-135 47 6 86 23 86 56 0 6 0 9 0 14-2 11-2 14-2 23 0 47 39 69 72 69 67 0 58-68 87-103 0-11-8-11-11-11-9 0-9 5-14 17-9 30-25 78-59 78-19 0-25-17-25-34 0-14 0-14 6-33 0-7 2-11 2-20 0-61-84-70-112-72 20-14 45-37 56-45 37-34 70-67 109-67 9 0 17 3 23 8-31 6-36 31-36 39 0 17 11 25 27 25 20 0 40-13 40-41 0-26-17-51-54-51-39 0-75 28-109 62-30 28-53 47-81 61 23-91 47-182 70-274z">
            <text:p/>
          </draw:path>
          <draw:path draw:style-name="gr7" draw:text-style-name="P7" draw:layer="layout" svg:width="0.243cm" svg:height="0.326cm" svg:x="17.426cm" svg:y="3.053cm" svg:viewBox="0 0 244 327" svg:d="M244 232c-7 0-14 0-20 0 0 8-6 39-14 45-3 2-45 2-53 2-32 0-64 0-95 0 30-25 67-50 98-69 44-31 84-62 84-112 0-64-59-98-129-98-67 0-115 39-115 87 0 25 22 30 28 30 14 0 31-11 31-30 0-17-14-28-28-28 11-23 42-37 73-37 47 0 89 28 89 76 0 42-28 72-67 103-40 35-80 69-120 104-6 2-6 2-6 8 0 5 0 9 0 14 77 0 153 0 230 0 4-32 9-63 14-95z">
            <text:p/>
          </draw:path>
          <draw:path draw:style-name="gr7" draw:text-style-name="P7" draw:layer="layout" svg:width="0.872cm" svg:height="0.513cm" svg:x="16.928cm" svg:y="3.346cm" svg:viewBox="0 0 873 514" svg:d="M764 277c-53 42-81 81-87 95-44 67-35 85-53 128 0 14 11 14 20 14 17 0 17-3 22-22 23-95 81-176 190-224 12-3 17-4 17-11s-5-7-8-11c-45-17-162-64-202-229-2-14-2-17-19-17-9 0-20 0-20 11 0 3 9 64 51 132 19 27 47 64 89 95-243 0-487 0-730 0-17 0-34 0-34 19 0 20 17 20 34 20 243 0 487 0 730 0z">
            <text:p/>
          </draw:path>
          <draw:path draw:style-name="gr7" draw:text-style-name="P7" draw:layer="layout" svg:width="0.413cm" svg:height="0.672cm" svg:x="18.168cm" svg:y="3.195cm" svg:viewBox="0 0 414 673" svg:d="M414 338c0-78-5-156-39-229-45-95-126-109-168-109-59 0-131 25-171 117-30 67-36 143-36 221 0 76 3 162 45 238 42 78 112 97 162 97 53 0 126-19 171-111 31-70 36-146 36-224zM207 654c-39 0-98-25-115-120-11-59-11-148-11-207 0-62 0-129 9-179 19-117 92-126 117-126 31 0 95 17 115 115 11 53 11 128 11 190 0 73 0 140-11 204-17 92-73 123-115 123z">
            <text:p/>
          </draw:path>
          <draw:path draw:style-name="gr7" draw:text-style-name="P7" draw:layer="layout" svg:width="0.654cm" svg:height="0.653cm" svg:x="19.878cm" svg:y="3.276cm" svg:viewBox="0 0 655 654" svg:d="M347 347c92 0 183 0 274 0 14 0 34 0 34-20s-20-20-34-20c-91 0-182 0-274 0 0-91 0-182 0-273 0-14 0-34-20-34-19 0-19 20-19 34 0 91 0 182 0 273-92 0-183 0-274 0-14 0-34 0-34 20s20 20 34 20c91 0 182 0 274 0 0 91 0 182 0 273 0 14 0 34 19 34 20 0 20-20 20-34 0-91 0-182 0-273z">
            <text:p/>
          </draw:path>
          <draw:path draw:style-name="gr7" draw:text-style-name="P7" draw:layer="layout" svg:width="0.324cm" svg:height="0.653cm" svg:x="20.894cm" svg:y="3.195cm" svg:viewBox="0 0 325 654" svg:d="M202 25c0-22 0-25-23-25-61 61-148 61-179 61 0 11 0 21 0 31 20 0 78 0 129-25 0 170 0 339 0 509 0 36-3 47-93 47-10 0-20 0-30 0 0 10 0 21 0 31 33-3 120-3 159-3s123 0 160 3c0-10 0-21 0-31-11 0-21 0-31 0-90 0-92-11-92-47 0-184 0-367 0-551z">
            <text:p/>
          </draw:path>
        </draw:g>
        <draw:custom-shape draw:style-name="gr18" draw:text-style-name="P10" draw:layer="layout" svg:width="0.5cm" svg:height="0.5cm" svg:x="15.883cm" svg:y="3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13.233cm" svg:y="3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5cm" svg:height="0.5cm" svg:x="21.458cm" svg:y="3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18.833cm" svg:y="3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9">
          <draw:g draw:style-name="gr6">
            <svg:title>TexMaths</svg:title>
            <svg:desc>28§display§S_i\in \{\quad,\quad\}§svg§600§FALSE§</svg:desc>
            <draw:path draw:style-name="gr7" draw:text-style-name="P7" draw:layer="layout" svg:width="5.344cm" svg:height="0.876cm" svg:x="14.604cm" svg:y="7.809cm" svg:viewBox="0 0 5345 877" svg:d="M0 0c1782 0 3564 0 5345 0 0 292 0 584 0 877-1781 0-3563 0-5345 0 0-293 0-585 0-877z">
              <text:p/>
            </draw:path>
            <draw:path draw:style-name="gr8" draw:text-style-name="P8" draw:layer="layout" svg:width="5.445cm" svg:height="0.976cm" svg:x="14.554cm" svg:y="7.759cm" svg:viewBox="0 0 5446 977" svg:d="M0 0c1815 0 3631 0 5446 0 0 326 0 651 0 977-1815 0-3631 0-5446 0 0-326 0-651 0-977z">
              <text:p/>
            </draw:path>
            <draw:path draw:style-name="gr7" draw:text-style-name="P7" draw:layer="layout" svg:width="0.584cm" svg:height="0.708cm" svg:x="14.604cm" svg:y="7.804cm" svg:viewBox="0 0 585 709" svg:d="M585 8c0-2-3-8-11-8-6 0-6 0-20 14-15 19-30 37-45 56-28-48-78-70-142-70-124 0-241 112-241 229 0 81 50 126 101 139 35 10 71 19 106 28 36 9 90 23 90 104 0 86-82 178-177 178-64 0-173-19-173-142 0-22 5-47 5-53 3-3 3-3 3-6 0-11-5-11-11-11s-9 0-11 3c-4 5-59 229-59 232 0 5 6 8 11 8 6 0 6 0 17-14 17-19 34-37 50-56 42 56 110 70 165 70 135 0 250-128 250-251 0-67-34-101-48-115-22-22-36-25-126-47-20-6-56-17-64-20-28-8-62-36-62-86 0-81 81-162 174-162 81 0 142 42 142 151 0 30-5 47-5 53 0 2 0 11 11 11s11-3 17-20c17-71 35-143 53-215z">
              <text:p/>
            </draw:path>
            <draw:path draw:style-name="gr7" draw:text-style-name="P7" draw:layer="layout" svg:width="0.206cm" svg:height="0.457cm" svg:x="15.189cm" svg:y="8.186cm" svg:viewBox="0 0 207 458" svg:d="M190 25c0-11-8-25-28-25-16 0-39 17-39 36 0 11 11 25 28 25 20 0 39-19 39-36zM50 371c-2 11-5 17-5 31 0 31 28 56 64 56 70 0 98-92 98-103 0-9-6-6-8-9-11 0-11 3-14 11-17 56-48 84-73 84-14 0-17-11-17-25 0-17 3-28 11-45 6-16 14-36 20-53 8-17 34-78 34-86 2-9 5-17 5-23 0-33-28-58-64-58-70 0-101 92-101 103s8 11 11 11c11 0 11-5 14-11 17-59 48-84 73-84 11 0 17 6 17 23 0 16-3 28-23 69-14 37-28 73-42 109z">
              <text:p/>
            </draw:path>
            <draw:path draw:style-name="gr7" draw:text-style-name="P7" draw:layer="layout" svg:width="0.492cm" svg:height="0.566cm" svg:x="15.839cm" svg:y="7.963cm" svg:viewBox="0 0 493 567" svg:d="M456 304c17 0 37 0 37-19 0-20-20-20-37-20-139 0-278 0-417 0 14-131 126-223 266-223 50 0 101 0 151 0 17 0 37-2 37-22 0-21-20-20-37-20-51 0-102 0-154 0-168 0-302 128-302 285 0 156 134 282 302 282 52 0 103 0 154 0 17 0 37 0 37-20 0-19-20-17-37-17-50 0-101 0-151 0-140 0-252-95-266-226 139 0 278 0 417 0z">
              <text:p/>
            </draw:path>
            <draw:path draw:style-name="gr7" draw:text-style-name="P7" draw:layer="layout" svg:width="0.349cm" svg:height="0.976cm" svg:x="16.756cm" svg:y="7.759cm" svg:viewBox="0 0 350 977" svg:d="M207 131c0-39 25-103 134-109 3-2 9-5 9-11 0-11-9-11-20-11-98 0-187 50-187 123 0 74 0 149 0 223 0 36 0 67-39 101-37 28-73 30-96 30-5 0-8 6-8 12 0 8 6 8 17 11 64 2 112 39 123 86 3 11 3 14 3 48 0 64 0 128 0 192 0 42 0 73 45 112 39 28 103 39 142 39 11 0 20 0 20-11 0-9-6-9-17-11-62-3-109-34-123-84-3-8-3-11-3-48 0-67 0-135 0-203 0-45-8-62-39-92-20-23-50-31-76-39 79-23 115-67 115-123 0-78 0-157 0-235z">
              <text:p/>
            </draw:path>
            <draw:path draw:style-name="gr7" draw:text-style-name="P7" draw:layer="layout" svg:width="0.114cm" svg:height="0.292cm" svg:x="18.245cm" svg:y="8.387cm" svg:viewBox="0 0 115 293" svg:d="M115 103c0-64-25-103-65-103-30 0-50 25-50 53 0 25 20 53 50 53 14 0 26-6 37-14 3-3 2-2 3-3 2 0 2 0 2 14 0 73-33 131-67 165-11 8-11 11-11 14 0 8 6 11 11 11 11 0 90-75 90-190z">
              <text:p/>
            </draw:path>
            <draw:path draw:style-name="gr7" draw:text-style-name="P7" draw:layer="layout" svg:width="0.349cm" svg:height="0.976cm" svg:x="19.65cm" svg:y="7.759cm" svg:viewBox="0 0 350 977" svg:d="M143 846c0 39-25 103-135 109-2 2-8 5-8 11 0 11 11 11 20 11 95 0 187-47 187-123 0-74 0-149 0-223 0-36 0-67 39-101 37-28 73-30 95-30 6-3 9-6 9-11 0-12-6-12-17-12-64-2-112-39-123-86-3-11-3-14-3-48 0-64 0-128 0-192 0-42 0-73-45-112-39-31-109-39-142-39-9 0-20 0-20 11 0 9 6 9 17 11 61 3 109 34 123 84 3 8 3 11 3 48 0 67 0 135 0 203 0 45 8 62 39 92 19 23 47 31 75 40-78 22-114 66-114 122 0 78 0 157 0 235z">
              <text:p/>
            </draw:path>
          </draw:g>
          <draw:custom-shape draw:style-name="gr18" draw:text-style-name="P10" draw:layer="layout" svg:width="0.5cm" svg:height="0.5cm" svg:x="18.809cm" svg:y="8.0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2" draw:layer="layout" svg:width="0.5cm" svg:height="0.5cm" svg:x="17.384cm" svg:y="8.0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svg:title>TexMaths</svg:title>
          <svg:desc>28§display§N=2§svg§600§FALSE§</svg:desc>
          <draw:path draw:style-name="gr7" draw:text-style-name="P7" draw:layer="layout" svg:width="2.544cm" svg:height="0.565cm" svg:x="14.602cm" svg:y="9.284cm" svg:viewBox="0 0 2545 566" svg:d="M0 0c848 0 1697 0 2545 0 0 189 0 377 0 566-848 0-1697 0-2545 0 0-189 0-377 0-566z">
            <text:p/>
          </draw:path>
          <draw:path draw:style-name="gr8" draw:text-style-name="P8" draw:layer="layout" svg:width="2.645cm" svg:height="0.665cm" svg:x="14.552cm" svg:y="9.234cm" svg:viewBox="0 0 2646 666" svg:d="M0 0c882 0 1764 0 2646 0 0 222 0 444 0 666-882 0-1764 0-2646 0 0-222 0-444 0-666z">
            <text:p/>
          </draw:path>
          <draw:path draw:style-name="gr7" draw:text-style-name="P7" draw:layer="layout" svg:width="0.824cm" svg:height="0.665cm" svg:x="14.591cm" svg:y="9.234cm" svg:viewBox="0 0 825 666" svg:d="M702 103c11-39 28-70 106-72 6 0 17-3 17-20 0-3 0-11-11-11-34 0-67 3-101 3-33 0-67-3-100-3-6 0-17 0-17 20 0 11 11 11 17 11 55 0 67 22 67 41 0 3 0 20-3 23-36 144-73 288-109 432-73-169-146-338-218-507-6-20-9-20-31-20-44 0-88 0-132 0-19 0-28 0-28 20 0 11 9 11 28 11 3 0 68 0 68 8-44 175-88 349-132 524-11 39-28 70-106 72-6 0-17 3-17 20 0 8 3 11 11 11 31 0 67-3 98-3 34 0 70 3 104 3 2 0 16 0 16-19 0-9-8-12-19-12-59-2-65-22-65-41 0-9 0-12 3-23 43-172 86-343 129-515 6 5 6 8 11 16 81 192 162 383 243 575 6 16 9 19 20 19 8 0 8-3 14-19 46-182 91-363 137-544z">
            <text:p/>
          </draw:path>
          <draw:path draw:style-name="gr7" draw:text-style-name="P7" draw:layer="layout" svg:width="0.654cm" svg:height="0.225cm" svg:x="15.774cm" svg:y="9.543cm" svg:viewBox="0 0 655 226" svg:d="M621 39c14 0 34 0 34-19 0-20-20-20-34-20-196 0-392 0-587 0-14 0-34 0-34 20 0 19 20 19 34 19 195 0 391 0 587 0zM621 226c14 0 34 0 34-20 0-19-20-19-34-19-196 0-392 0-587 0-14 0-34 0-34 19 0 20 20 20 34 20 195 0 391 0 587 0z">
            <text:p/>
          </draw:path>
          <draw:path draw:style-name="gr7" draw:text-style-name="P7" draw:layer="layout" svg:width="0.391cm" svg:height="0.648cm" svg:x="16.806cm" svg:y="9.251cm" svg:viewBox="0 0 392 649" svg:d="M76 574c34-33 69-67 103-100 154-134 213-187 213-285 0-111-90-189-207-189-112 0-185 89-185 176 0 55 48 55 53 55 17 0 50-11 50-53 0-25-19-50-53-50-8 0-8 0-11 0 23-61 76-97 132-97 89 0 131 78 131 158 0 79-47 154-103 215-63 70-125 139-188 209-11 11-11 14-11 36 121 0 242 0 364 0 9-56 18-113 28-170-9 0-17 0-26 0-5 31-11 73-19 87-9 8-73 8-95 8-59 0-118 0-176 0z">
            <text:p/>
          </draw:path>
        </draw:g>
        <draw:custom-shape draw:style-name="gr21" draw:text-style-name="P23" draw:layer="layout" svg:width="0.5cm" svg:height="0.5cm" svg:x="8.858cm" svg:y="4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5cm" svg:height="0.5cm" svg:x="5.926cm" svg:y="4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3.101cm" svg:y="4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svg:title>TexMaths</svg:title>
          <svg:desc>28§display§+§svg§600§FALSE§</svg:desc>
          <draw:path draw:style-name="gr7" draw:text-style-name="P7" draw:layer="layout" svg:width="0.602cm" svg:height="0.549cm" svg:x="4.463cm" svg:y="4.201cm" svg:viewBox="0 0 603 550" svg:d="M0 0c201 0 402 0 603 0 0 183 0 366 0 550-201 0-402 0-603 0 0-184 0-367 0-550z">
            <text:p/>
          </draw:path>
          <draw:path draw:style-name="gr8" draw:text-style-name="P8" draw:layer="layout" svg:width="0.702cm" svg:height="0.649cm" svg:x="4.413cm" svg:y="4.151cm" svg:viewBox="0 0 703 650" svg:d="M0 0c234 0 469 0 703 0 0 217 0 433 0 650-234 0-469 0-703 0 0-217 0-433 0-650z">
            <text:p/>
          </draw:path>
          <draw:path draw:style-name="gr7" draw:text-style-name="P7" draw:layer="layout" svg:width="0.646cm" svg:height="0.649cm" svg:x="4.469cm" svg:y="4.151cm" svg:viewBox="0 0 647 650" svg:d="M343 343c90 0 181 0 271 0 14 0 33 2 33-17 0-18-19-19-33-19-90 0-181 0-271 0 0-91 0-182 0-274 0-13 0-33-19-33-20 0-20 20-20 33 0 92 0 183 0 274-91 0-182 0-273 0-14 0-31 1-31 19 0 19 17 17 31 17 91 0 182 0 273 0 0 91 0 182 0 274 0 13 0 33 20 33 19 0 19-20 19-33 0-92 0-183 0-274z">
            <text:p/>
          </draw:path>
        </draw:g>
        <draw:g draw:style-name="gr6">
          <svg:title>TexMaths</svg:title>
          <svg:desc>28§display§\overset{k_3}{\to}§svg§600§FALSE§</svg:desc>
          <draw:path draw:style-name="gr7" draw:text-style-name="P7" draw:layer="layout" svg:width="0.823cm" svg:height="0.952cm" svg:x="7.32cm" svg:y="3.701cm" svg:viewBox="0 0 824 953" svg:d="M0 0c275 0 549 0 824 0 0 318 0 635 0 953-275 0-549 0-824 0 0-318 0-635 0-953z">
            <text:p/>
          </draw:path>
          <draw:path draw:style-name="gr8" draw:text-style-name="P8" draw:layer="layout" svg:width="0.923cm" svg:height="1.052cm" svg:x="7.27cm" svg:y="3.651cm" svg:viewBox="0 0 924 1053" svg:d="M0 0c308 0 616 0 924 0 0 351 0 702 0 1053-308 0-616 0-924 0 0-351 0-702 0-1053z">
            <text:p/>
          </draw:path>
          <draw:path draw:style-name="gr7" draw:text-style-name="P7" draw:layer="layout" svg:width="0.337cm" svg:height="0.482cm" svg:x="7.412cm" svg:y="3.651cm" svg:viewBox="0 0 338 483" svg:d="M162 22c3-2 2-7 3-11 0-5-3-11-11-11-12 0-70 6-87 8-6 0-14 0-14 14 0 12 8 12 17 12 33 0 33 2 33 8 0 5-2 11-2 17-33 129-66 259-98 388-3 11-2 9-3 14 0 11 8 22 22 22 20 0 28-14 34-28 0-2 31-125 33-134 48 6 87 20 87 56 0 3 0 9 0 14-3 11-3 14-3 22 0 48 39 70 73 70 64 0 86-103 86-106 0-8-8-8-11-8-11 0-11 3-14 17-8 30-28 78-61 78-17 0-23-17-23-37 0-11 0-11 3-30 0-3 3-14 3-20 0-61-81-72-109-72 20-14 45-37 56-48 36-31 70-64 109-64 8 0 17 3 22 8-31 6-36 28-36 39 0 14 11 25 28 25s39-14 39-44c0-23-17-48-53-48-39 0-76 28-109 62-31 28-53 47-81 58 22-90 45-180 67-271z">
            <text:p/>
          </draw:path>
          <draw:path draw:style-name="gr7" draw:text-style-name="P7" draw:layer="layout" svg:width="0.253cm" svg:height="0.334cm" svg:x="7.817cm" svg:y="3.9cm" svg:viewBox="0 0 254 335" svg:d="M120 162c48 0 75 28 75 78 0 51-30 76-72 76-6 0-64 0-89-25 19-3 25-17 25-31 0-17-14-28-31-28-14 0-28 8-28 31 0 50 56 72 123 72 81 0 131-47 131-95 0-39-36-75-92-86 59-20 75-56 75-84 0-42-50-70-111-70-62 0-109 25-109 70 0 22 17 28 28 28 14 0 28-11 28-28 0-11-6-25-26-28 23-22 65-25 76-25 36 0 61 19 61 53 0 28-19 72-70 75-13 0-16 0-27 3-6 0-12 0-12 6 0 8 6 8 14 8 11 0 21 0 31 0z">
            <text:p/>
          </draw:path>
          <draw:path draw:style-name="gr7" draw:text-style-name="P7" draw:layer="layout" svg:width="0.87cm" svg:height="0.51cm" svg:x="7.323cm" svg:y="4.193cm" svg:viewBox="0 0 871 511" svg:d="M765 274c-56 42-81 81-89 95-45 67-53 128-53 131 0 11 14 11 19 11 17 0 20-3 23-19 22-98 81-179 192-224 11-3 14-7 14-14s-5-8-8-11c-42-14-162-64-198-229-3-11-6-14-23-14-5 0-19 0-19 11 0 3 11 64 50 129 19 30 50 64 92 95-243 0-486 0-729 0-16 0-36 0-36 19 0 20 20 20 36 20 243 0 486 0 729 0z">
            <text:p/>
          </draw:path>
        </draw:g>
        <draw:g draw:style-name="gr6">
          <svg:title>TexMaths</svg:title>
          <svg:desc>28§display§1\quad +1\quad\overset{k_3}{\to} 1\quad +0\quad §svg§600§FALSE§</svg:desc>
          <draw:path draw:style-name="gr7" draw:text-style-name="P7" draw:layer="layout" svg:width="8.71cm" svg:height="1.021cm" svg:x="12.499cm" svg:y="4.656cm" svg:viewBox="0 0 8711 1022" svg:d="M0 0c2904 0 5807 0 8711 0 0 341 0 682 0 1022-2904 0-5807 0-8711 0 0-340 0-681 0-1022z">
            <text:p/>
          </draw:path>
          <draw:path draw:style-name="gr8" draw:text-style-name="P8" draw:layer="layout" svg:width="8.811cm" svg:height="1.122cm" svg:x="12.449cm" svg:y="4.606cm" svg:viewBox="0 0 8812 1123" svg:d="M0 0c2937 0 5875 0 8812 0 0 374 0 749 0 1123-2937 0-5875 0-8812 0 0-374 0-749 0-1123z">
            <text:p/>
          </draw:path>
          <draw:path draw:style-name="gr7" draw:text-style-name="P7" draw:layer="layout" svg:width="0.324cm" svg:height="0.653cm" svg:x="12.536cm" svg:y="4.994cm" svg:viewBox="0 0 325 654" svg:d="M202 28c0-25 0-28-23-28-61 64-145 64-179 64 0 10 0 21 0 31 20 0 78 0 129-25 0 168 0 337 0 505 0 37-3 48-90 48-11 0-22 0-33 0 0 10 0 20 0 31 36-3 120-3 159-3s126 0 160 3c0-11 0-21 0-31-11 0-21 0-31 0-90 0-92-11-92-48 0-182 0-365 0-547z">
            <text:p/>
          </draw:path>
          <draw:path draw:style-name="gr7" draw:text-style-name="P7" draw:layer="layout" svg:width="0.651cm" svg:height="0.65cm" svg:x="14.199cm" svg:y="5.078cm" svg:viewBox="0 0 652 651" svg:d="M347 344c92 0 183 0 274 0 14 0 31 0 31-20s-17-20-31-20c-91 0-182 0-274 0 0-91 0-182 0-273 0-14 0-31-19-31-20 0-20 17-20 31 0 91 0 182 0 273-92 0-185 0-277 0-14 0-31 0-31 20s17 20 31 20c92 0 185 0 277 0 0 91 0 182 0 273 0 14 0 34 20 34 19 0 19-20 19-34 0-91 0-182 0-273z">
            <text:p/>
          </draw:path>
          <draw:path draw:style-name="gr7" draw:text-style-name="P7" draw:layer="layout" svg:width="0.324cm" svg:height="0.653cm" svg:x="15.215cm" svg:y="4.994cm" svg:viewBox="0 0 325 654" svg:d="M202 28c0-25 0-28-23-28-61 64-148 64-179 64 0 10 0 21 0 31 20 0 76 0 129-25 0 168 0 337 0 505 0 37-3 48-93 48-10 0-20 0-30 0 0 10 0 20 0 31 33-3 120-3 159-3s123 0 160 3c0-11 0-21 0-31-11 0-23 0-34 0-87 0-89-11-89-48 0-182 0-365 0-547z">
            <text:p/>
          </draw:path>
          <draw:path draw:style-name="gr7" draw:text-style-name="P7" draw:layer="layout" svg:width="0.338cm" svg:height="0.482cm" svg:x="17.017cm" svg:y="4.606cm" svg:viewBox="0 0 339 483" svg:d="M162 20c3 0 3-9 3-12 0-2-3-8-11-8-11 0-70 6-87 6-5 2-14 2-14 16 0 12 9 12 17 12 34 0 34 2 34 8 0 5-3 8-3 17-33 128-66 257-98 385-3 14-3 14-3 17 0 11 8 22 22 22 20 0 28-14 34-30 0-3 31-123 34-132 47 6 86 20 86 56 0 3 0 6 0 14-2 11-2 14-2 20 0 50 39 72 72 72 68 0 58-70 87-106 0-8-8-8-11-8-8 0-11 3-14 17-8 27-28 78-62 78-16 0-22-17-22-37 0-11 0-14 3-30 3-3 5-14 5-23 0-58-84-70-112-72 20-11 45-34 56-45 37-34 70-64 110-64 8 0 16 3 22 8-31 6-36 28-36 39 0 14 11 25 28 25 19 0 39-14 39-44 0-23-17-48-53-48-40 0-76 28-110 62-30 25-53 47-81 58 23-91 45-182 67-273z">
            <text:p/>
          </draw:path>
          <draw:path draw:style-name="gr7" draw:text-style-name="P7" draw:layer="layout" svg:width="0.254cm" svg:height="0.334cm" svg:x="17.423cm" svg:y="4.855cm" svg:viewBox="0 0 255 335" svg:d="M123 162c45 0 76 28 76 78 0 51-31 76-76 76-5 0-64 0-89-25 19-3 25-20 25-31 0-17-11-28-28-28s-31 8-31 31c0 50 59 72 123 72 81 0 132-47 132-95 0-42-37-75-93-86 59-20 76-59 76-84 0-42-50-70-112-70s-109 25-109 70c0 22 19 28 28 28 14 0 28-11 28-28 0-11-6-25-23-28 20-22 65-25 73-25 37 0 62 19 62 53 0 28-17 72-70 75-14 0-14 0-28 0-6 3-11 3-11 9 0 8 5 8 14 8 11 0 22 0 33 0z">
            <text:p/>
          </draw:path>
          <draw:path draw:style-name="gr7" draw:text-style-name="P7" draw:layer="layout" svg:width="0.872cm" svg:height="0.51cm" svg:x="16.928cm" svg:y="5.148cm" svg:viewBox="0 0 873 511" svg:d="M767 274c-53 42-81 81-90 95-42 67-50 128-50 131 0 11 11 11 20 11 16 0 16-3 22-19 22-98 78-179 190-224 12-5 14-7 14-14s-5-8-5-11c-45-17-163-64-202-229-3-11-3-14-19-14-9 0-20 0-20 11 0 3 8 64 50 129 20 30 48 64 90 95-244 0-487 0-731 0-16 0-36 0-36 19 0 20 20 20 36 20 244 0 487 0 731 0z">
            <text:p/>
          </draw:path>
          <draw:path draw:style-name="gr7" draw:text-style-name="P7" draw:layer="layout" svg:width="0.324cm" svg:height="0.653cm" svg:x="18.218cm" svg:y="4.994cm" svg:viewBox="0 0 325 654" svg:d="M202 28c0-25 0-28-23-28-61 64-148 64-179 64 0 10 0 21 0 31 20 0 78 0 129-25 0 168 0 337 0 505 0 37-3 48-90 48-11 0-22 0-33 0 0 10 0 20 0 31 36-3 120-3 159-3s126 0 160 3c0-11 0-21 0-31-11 0-21 0-31 0-90 0-92-11-92-48 0-182 0-365 0-547z">
            <text:p/>
          </draw:path>
          <draw:path draw:style-name="gr7" draw:text-style-name="P7" draw:layer="layout" svg:width="0.651cm" svg:height="0.65cm" svg:x="19.881cm" svg:y="5.078cm" svg:viewBox="0 0 652 651" svg:d="M347 344c92 0 183 0 274 0 14 0 31 0 31-20s-17-20-31-20c-91 0-182 0-274 0 0-91 0-182 0-273 0-14 0-31-19-31-20 0-20 17-20 31 0 91 0 182 0 273-92 0-185 0-277 0-14 0-31 0-31 20s17 20 31 20c92 0 185 0 277 0 0 91 0 182 0 273 0 14 0 34 20 34 19 0 19-20 19-34 0-91 0-182 0-273z">
            <text:p/>
          </draw:path>
          <draw:path draw:style-name="gr7" draw:text-style-name="P7" draw:layer="layout" svg:width="0.413cm" svg:height="0.675cm" svg:x="20.847cm" svg:y="4.994cm" svg:viewBox="0 0 414 676" svg:d="M414 341c0-78-5-157-39-229-45-95-126-112-168-112-59 0-131 28-171 117-30 67-36 146-36 224 0 72 3 162 45 234 42 81 115 101 162 101 53 0 129-22 171-114 31-68 36-146 36-221zM207 654c-39 0-98-25-115-120-11-59-11-148-11-204 0-65 0-129 9-182 19-117 92-126 117-126 31 0 98 17 115 115 11 56 11 128 11 193 0 72 0 139-11 201-14 92-70 123-115 123z">
            <text:p/>
          </draw:path>
        </draw:g>
        <draw:custom-shape draw:style-name="gr18" draw:text-style-name="P10" draw:layer="layout" svg:width="0.5cm" svg:height="0.5cm" svg:x="15.884cm" svg:y="5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13.234cm" svg:y="5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5cm" svg:height="0.5cm" svg:x="21.459cm" svg:y="5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18.834cm" svg:y="5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svg:title>TexMaths</svg:title>
          <svg:desc>28§display§M=3§svg§600§FALSE§</svg:desc>
          <draw:path draw:style-name="gr7" draw:text-style-name="P7" draw:layer="layout" svg:width="2.718cm" svg:height="0.588cm" svg:x="22.05cm" svg:y="6.55cm" svg:viewBox="0 0 2719 589" svg:d="M0 0c906 0 1813 0 2719 0 0 196 0 392 0 589-906 0-1813 0-2719 0 0-197 0-393 0-589z">
            <text:p/>
          </draw:path>
          <draw:path draw:style-name="gr8" draw:text-style-name="P8" draw:layer="layout" svg:width="2.819cm" svg:height="0.688cm" svg:x="22cm" svg:y="6.5cm" svg:viewBox="0 0 2820 689" svg:d="M0 0c940 0 1880 0 2820 0 0 230 0 459 0 689-940 0-1880 0-2820 0 0-230 0-459 0-689z">
            <text:p/>
          </draw:path>
          <draw:path draw:style-name="gr7" draw:text-style-name="P7" draw:layer="layout" svg:width="0.984cm" svg:height="0.666cm" svg:x="22.042cm" svg:y="6.5cm" svg:viewBox="0 0 985 667" svg:d="M867 75c9-36 11-44 84-44 25 0 34 0 34-20 0-11-11-11-28-11-43 0-86 0-129 0-25 0-28 0-39 20-119 185-239 370-358 555-25-184-51-369-76-553-2-22-5-22-30-22-45 0-90 0-135 0-19 0-31 0-31 20 0 11 9 11 28 11 14 0 31 0 42 2 17 0 23 3 23 14 0 6 0 9-3 20-42 165-84 331-126 496-8 40-25 70-106 73-6 0-17 3-17 20 0 8 6 11 14 11 31 0 64-3 98-3 33 0 67 3 101 3 5 0 16 0 16-20 0-11-11-11-16-11-56 0-68-20-68-42 0-5 0-11 6-22 44-178 88-355 132-533 0 0 1 0 2 0 28 202 56 404 84 605 3 12 3 23 14 23s17-11 23-17c132-206 264-413 397-619-47 187-93 373-140 560-11 39-11 45-89 45-17 0-28 0-28 20 0 11 11 11 14 11 28 0 95-3 123-3 39 0 81 3 123 3 5 0 17 0 17-20 0-11-9-11-26-11-36 0-64 0-64-17 0-3 0-5 6-22 42-174 85-348 128-522z">
            <text:p/>
          </draw:path>
          <draw:path draw:style-name="gr7" draw:text-style-name="P7" draw:layer="layout" svg:width="0.654cm" svg:height="0.228cm" svg:x="23.388cm" svg:y="6.81cm" svg:viewBox="0 0 655 229" svg:d="M621 39c14 0 34 0 34-19 0-20-20-20-34-20-196 0-392 0-587 0-14 0-34 0-34 20 0 19 20 19 34 19 195 0 391 0 587 0zM621 229c14 0 34 0 34-20 0-19-20-19-34-19-196 0-392 0-587 0-14 0-34 0-34 19 0 20 20 20 34 20 195 0 391 0 587 0z">
            <text:p/>
          </draw:path>
          <draw:path draw:style-name="gr7" draw:text-style-name="P7" draw:layer="layout" svg:width="0.407cm" svg:height="0.671cm" svg:x="24.412cm" svg:y="6.517cm" svg:viewBox="0 0 408 672" svg:d="M243 307c82-25 140-95 140-173s-86-134-182-134c-100 0-173 59-173 134 0 31 20 50 50 50 31 0 51-22 51-50 0-50-48-50-62-50 31-48 95-59 129-59 42 0 95 20 95 109 0 11-3 67-28 111-28 48-62 51-87 51-8 0-31 2-39 2-6 3-14 3-14 12 0 11 8 11 25 11 14 0 28 0 42 0 81 0 118 67 118 162 0 133-67 161-112 161-42 0-115-16-151-72 36 3 67-17 67-56 0-33-28-53-56-53-25 0-56 14-56 56 0 89 92 153 199 153 120 0 209-89 209-189 0-79-61-157-165-17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in_5f_black" presentation:presentation-page-layout-name="AL1T0">
        <office:forms form:automatic-focus="false" form:apply-design-mode="false"/>
        <draw:frame draw:style-name="gr1" draw:text-style-name="P2" draw:layer="layout" svg:width="3.393cm" svg:height="1.187cm" svg:x="24.279cm" svg:y="14.5cm">
          <draw:text-box>
            <text:p text:style-name="P1"><text:span text:style-name="T1"><text:page-number>&lt;number&gt;</text:page-number></text:span></text:p>
          </draw:text-box>
        </draw:frame>
        <draw:g draw:style-name="gr6">
          <svg:title>TexMaths</svg:title>
          <svg:desc>28§display§1\quad +0\quad\overset{k_1}{\to} 0\quad +1\quad §svg§600§FALSE§</svg:desc>
          <draw:path draw:style-name="gr7" draw:text-style-name="P7" draw:layer="layout" svg:width="8.67cm" svg:height="1.025cm" svg:x="7.097cm" svg:y="0.155cm" svg:viewBox="0 0 8671 1026" svg:d="M0 0c2890 0 5781 0 8671 0 0 342 0 684 0 1026-2890 0-5781 0-8671 0 0-342 0-684 0-1026z">
            <text:p/>
          </draw:path>
          <draw:path draw:style-name="gr8" draw:text-style-name="P8" draw:layer="layout" svg:width="8.771cm" svg:height="1.125cm" svg:x="7.047cm" svg:y="0.105cm" svg:viewBox="0 0 8772 1126" svg:d="M0 0c2924 0 5848 0 8772 0 0 375 0 751 0 1126-2924 0-5848 0-8772 0 0-375 0-751 0-1126z">
            <text:p/>
          </draw:path>
          <draw:path draw:style-name="gr7" draw:text-style-name="P7" draw:layer="layout" svg:width="0.324cm" svg:height="0.653cm" svg:x="7.134cm" svg:y="0.496cm" svg:viewBox="0 0 325 654" svg:d="M204 25c0-22 0-25-25-25-59 61-145 61-179 61 0 11 0 21 0 31 22 0 78 0 132-25 0 170 0 339 0 509 0 36-6 47-93 47-10 0-20 0-31 0 0 10 0 21 0 31 34-3 119-3 160-3s123 0 157 3c0-10 0-21 0-31-11 0-21 0-31 0-87 0-90-11-90-47 0-184 0-367 0-551z">
            <text:p/>
          </draw:path>
          <draw:path draw:style-name="gr7" draw:text-style-name="P7" draw:layer="layout" svg:width="0.654cm" svg:height="0.653cm" svg:x="8.796cm" svg:y="0.577cm" svg:viewBox="0 0 655 654" svg:d="M347 347c92 0 183 0 274 0 14 0 34 0 34-20s-20-20-34-20c-91 0-182 0-274 0 0-91 0-182 0-273 0-14 0-34-20-34-19 0-19 20-19 34 0 91 0 182 0 273-92 0-183 0-274 0-14 0-34 0-34 20s20 20 34 20c91 0 182 0 274 0 0 91 0 182 0 273 0 14 0 34 19 34 20 0 20-20 20-34 0-91 0-182 0-273z">
            <text:p/>
          </draw:path>
          <draw:path draw:style-name="gr7" draw:text-style-name="P7" draw:layer="layout" svg:width="0.413cm" svg:height="0.672cm" svg:x="9.762cm" svg:y="0.496cm" svg:viewBox="0 0 414 673" svg:d="M414 338c0-78-5-156-39-229-45-95-126-109-168-109-59 0-129 25-171 117-30 67-36 143-36 221 0 76 6 162 45 238 42 78 115 97 162 97 53 0 129-19 171-111 31-70 36-146 36-224zM207 654c-39 0-95-25-115-120-11-59-11-148-11-207 0-62 0-129 9-179 19-117 92-126 117-126 34 0 98 17 118 115 8 53 8 128 8 190 0 73 0 140-11 204-14 92-70 123-115 123z">
            <text:p/>
          </draw:path>
          <draw:path draw:style-name="gr7" draw:text-style-name="P7" draw:layer="layout" svg:width="0.338cm" svg:height="0.482cm" svg:x="11.615cm" svg:y="0.105cm" svg:viewBox="0 0 339 483" svg:d="M165 22c0-2 2-7 3-11 0-5-3-11-11-11-14 0-73 6-90 8-5 0-14 0-14 14 0 12 9 12 17 12 34 0 34 2 34 8s0 11-3 17c-33 129-66 259-98 388-3 11-2 9-3 14 0 11 8 22 22 22 20 0 28-14 34-27 0-3 31-123 34-135 47 6 86 23 86 56 0 6 0 9 0 14-2 11-2 14-2 23 0 47 39 69 72 69 67 0 58-68 87-103 0-11-8-11-11-11-9 0-9 5-14 17-9 30-25 78-59 78-19 0-25-17-25-34 0-14 0-14 6-33 0-7 2-11 2-20 0-61-84-70-112-72 20-14 45-37 56-45 37-34 70-67 109-67 9 0 17 3 23 8-31 6-36 31-36 39 0 17 11 25 27 25 20 0 40-13 40-41 0-26-17-51-54-51-39 0-75 28-109 62-30 28-53 47-81 61 23-91 47-182 70-274z">
            <text:p/>
          </draw:path>
          <draw:path draw:style-name="gr7" draw:text-style-name="P7" draw:layer="layout" svg:width="0.201cm" svg:height="0.326cm" svg:x="12.052cm" svg:y="0.354cm" svg:viewBox="0 0 202 327" svg:d="M126 14c0-14-3-14-17-14-36 31-89 31-101 31-2 0-5 0-8 0 0 7 0 15 0 22 3 0 6 0 8 0 12 0 45-3 73-14 0 82 0 164 0 246 0 14 0 20-53 20-8 0-17 0-25 0 0 7 0 15 0 22 28-3 73-3 101-3s72 0 98 3c0-7 0-15 0-22-8 0-15 0-23 0-53 0-53-6-53-20 0-90 0-181 0-271z">
            <text:p/>
          </draw:path>
          <draw:path draw:style-name="gr7" draw:text-style-name="P7" draw:layer="layout" svg:width="0.872cm" svg:height="0.513cm" svg:x="11.528cm" svg:y="0.647cm" svg:viewBox="0 0 873 514" svg:d="M764 277c-53 42-81 81-87 95-44 67-35 85-53 128 0 14 11 14 20 14 17 0 17-3 22-22 23-95 81-176 190-224 12-3 17-4 17-11s-5-7-8-11c-45-17-162-64-202-229-2-14-2-17-19-17-9 0-20 0-20 11 0 3 9 64 51 132 19 27 47 64 89 95-243 0-487 0-730 0-17 0-34 0-34 19 0 20 17 20 34 20 243 0 487 0 730 0z">
            <text:p/>
          </draw:path>
          <draw:path draw:style-name="gr7" draw:text-style-name="P7" draw:layer="layout" svg:width="0.413cm" svg:height="0.672cm" svg:x="12.768cm" svg:y="0.496cm" svg:viewBox="0 0 414 673" svg:d="M414 338c0-78-5-156-39-229-45-95-126-109-168-109-59 0-131 25-171 117-30 67-36 143-36 221 0 76 3 162 45 238 42 78 112 97 162 97 53 0 126-19 171-111 31-70 36-146 36-224zM207 654c-39 0-98-25-115-120-11-59-11-148-11-207 0-62 0-129 9-179 19-117 92-126 117-126 31 0 95 17 115 115 11 53 11 128 11 190 0 73 0 140-11 204-17 92-73 123-115 123z">
            <text:p/>
          </draw:path>
          <draw:path draw:style-name="gr7" draw:text-style-name="P7" draw:layer="layout" svg:width="0.654cm" svg:height="0.653cm" svg:x="14.478cm" svg:y="0.577cm" svg:viewBox="0 0 655 654" svg:d="M347 347c92 0 183 0 274 0 14 0 34 0 34-20s-20-20-34-20c-91 0-182 0-274 0 0-91 0-182 0-273 0-14 0-34-20-34-19 0-19 20-19 34 0 91 0 182 0 273-92 0-183 0-274 0-14 0-34 0-34 20s20 20 34 20c91 0 182 0 274 0 0 91 0 182 0 273 0 14 0 34 19 34 20 0 20-20 20-34 0-91 0-182 0-273z">
            <text:p/>
          </draw:path>
          <draw:path draw:style-name="gr7" draw:text-style-name="P7" draw:layer="layout" svg:width="0.324cm" svg:height="0.653cm" svg:x="15.494cm" svg:y="0.496cm" svg:viewBox="0 0 325 654" svg:d="M202 25c0-22 0-25-23-25-61 61-148 61-179 61 0 11 0 21 0 31 20 0 78 0 129-25 0 170 0 339 0 509 0 36-3 47-93 47-10 0-20 0-30 0 0 10 0 21 0 31 33-3 120-3 159-3s123 0 160 3c0-10 0-21 0-31-11 0-21 0-31 0-90 0-92-11-92-47 0-184 0-367 0-551z">
            <text:p/>
          </draw:path>
        </draw:g>
        <draw:custom-shape draw:style-name="gr18" draw:text-style-name="P10" draw:layer="layout" svg:width="0.5cm" svg:height="0.5cm" svg:x="10.483cm" svg:y="0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7.833cm" svg:y="0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5cm" svg:height="0.5cm" svg:x="16.058cm" svg:y="0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13.433cm" svg:y="0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svg:title>TexMaths</svg:title>
          <svg:desc>28§display§2\quad +0\quad\overset{k_2}{\to} 0\quad +1\quad §svg§600§FALSE§</svg:desc>
          <draw:path draw:style-name="gr7" draw:text-style-name="P7" draw:layer="layout" svg:width="8.67cm" svg:height="1.025cm" svg:x="7.097cm" svg:y="1.855cm" svg:viewBox="0 0 8671 1026" svg:d="M0 0c2890 0 5781 0 8671 0 0 342 0 684 0 1026-2890 0-5781 0-8671 0 0-342 0-684 0-1026z">
            <text:p/>
          </draw:path>
          <draw:path draw:style-name="gr8" draw:text-style-name="P8" draw:layer="layout" svg:width="8.771cm" svg:height="1.125cm" svg:x="7.047cm" svg:y="1.805cm" svg:viewBox="0 0 8772 1126" svg:d="M0 0c2924 0 5848 0 8772 0 0 375 0 751 0 1126-2924 0-5848 0-8772 0 0-375 0-751 0-1126z">
            <text:p/>
          </draw:path>
          <draw:path draw:style-name="gr7" draw:text-style-name="P7" draw:layer="layout" svg:width="0.391cm" svg:height="0.653cm" svg:x="7.097cm" svg:y="2.196cm" svg:viewBox="0 0 392 654" svg:d="M76 578c34-34 69-68 103-103 154-134 213-187 213-285 0-112-90-190-210-190-109 0-182 89-182 176 0 56 48 56 50 56 17 0 54-11 54-53 0-25-20-50-54-50-8 0-8 0-14 2 26-64 79-100 135-100 89 0 131 78 131 159 0 78-50 157-103 218-63 70-125 140-188 210-11 11-11 11-11 36 121 0 243 0 364 0 9-57 19-114 28-171-9 0-17 0-25 0-6 28-12 73-23 87-5 8-70 8-92 8-59 0-118 0-176 0z">
            <text:p/>
          </draw:path>
          <draw:path draw:style-name="gr7" draw:text-style-name="P7" draw:layer="layout" svg:width="0.654cm" svg:height="0.653cm" svg:x="8.796cm" svg:y="2.277cm" svg:viewBox="0 0 655 654" svg:d="M347 347c92 0 183 0 274 0 14 0 34 0 34-20s-20-20-34-20c-91 0-182 0-274 0 0-91 0-182 0-273 0-14 0-34-20-34-19 0-19 20-19 34 0 91 0 182 0 273-92 0-183 0-274 0-14 0-34 0-34 20s20 20 34 20c91 0 182 0 274 0 0 91 0 182 0 273 0 14 0 34 19 34 20 0 20-20 20-34 0-91 0-182 0-273z">
            <text:p/>
          </draw:path>
          <draw:path draw:style-name="gr7" draw:text-style-name="P7" draw:layer="layout" svg:width="0.413cm" svg:height="0.672cm" svg:x="9.762cm" svg:y="2.196cm" svg:viewBox="0 0 414 673" svg:d="M414 338c0-78-5-156-39-229-45-95-126-109-168-109-59 0-129 25-171 117-30 67-36 143-36 221 0 76 6 162 45 238 42 78 115 97 162 97 53 0 129-19 171-111 31-70 36-146 36-224zM207 654c-39 0-95-25-115-120-11-59-11-148-11-207 0-62 0-129 9-179 19-117 92-126 117-126 34 0 98 17 118 115 8 53 8 128 8 190 0 73 0 140-11 204-14 92-70 123-115 123z">
            <text:p/>
          </draw:path>
          <draw:path draw:style-name="gr7" draw:text-style-name="P7" draw:layer="layout" svg:width="0.338cm" svg:height="0.482cm" svg:x="11.615cm" svg:y="1.805cm" svg:viewBox="0 0 339 483" svg:d="M165 22c0-2 2-7 3-11 0-5-3-11-11-11-14 0-73 6-90 8-5 0-14 0-14 14 0 12 9 12 17 12 34 0 34 2 34 8s0 11-3 17c-33 129-66 259-98 388-3 11-2 9-3 14 0 11 8 22 22 22 20 0 28-14 34-27 0-3 31-123 34-135 47 6 86 23 86 56 0 6 0 9 0 14-2 11-2 14-2 23 0 47 39 69 72 69 67 0 58-68 87-103 0-11-8-11-11-11-9 0-9 5-14 17-9 30-25 78-59 78-19 0-25-17-25-34 0-14 0-14 6-33 0-7 2-11 2-20 0-61-84-70-112-72 20-14 45-37 56-45 37-34 70-67 109-67 9 0 17 3 23 8-31 6-36 31-36 39 0 17 11 25 27 25 20 0 40-13 40-41 0-26-17-51-54-51-39 0-75 28-109 62-30 28-53 47-81 61 23-91 47-182 70-274z">
            <text:p/>
          </draw:path>
          <draw:path draw:style-name="gr7" draw:text-style-name="P7" draw:layer="layout" svg:width="0.243cm" svg:height="0.326cm" svg:x="12.026cm" svg:y="2.054cm" svg:viewBox="0 0 244 327" svg:d="M244 232c-7 0-14 0-20 0 0 8-6 39-14 45-3 2-45 2-53 2-32 0-64 0-95 0 30-25 67-50 98-69 44-31 84-62 84-112 0-64-59-98-129-98-67 0-115 39-115 87 0 25 22 30 28 30 14 0 31-11 31-30 0-17-14-28-28-28 11-23 42-37 73-37 47 0 89 28 89 76 0 42-28 72-67 103-40 35-80 69-120 104-6 2-6 2-6 8 0 5 0 9 0 14 77 0 153 0 230 0 4-32 9-63 14-95z">
            <text:p/>
          </draw:path>
          <draw:path draw:style-name="gr7" draw:text-style-name="P7" draw:layer="layout" svg:width="0.872cm" svg:height="0.513cm" svg:x="11.528cm" svg:y="2.347cm" svg:viewBox="0 0 873 514" svg:d="M764 277c-53 42-81 81-87 95-44 67-35 85-53 128 0 14 11 14 20 14 17 0 17-3 22-22 23-95 81-176 190-224 12-3 17-4 17-11s-5-7-8-11c-45-17-162-64-202-229-2-14-2-17-19-17-9 0-20 0-20 11 0 3 9 64 51 132 19 27 47 64 89 95-243 0-487 0-730 0-17 0-34 0-34 19 0 20 17 20 34 20 243 0 487 0 730 0z">
            <text:p/>
          </draw:path>
          <draw:path draw:style-name="gr7" draw:text-style-name="P7" draw:layer="layout" svg:width="0.413cm" svg:height="0.672cm" svg:x="12.768cm" svg:y="2.196cm" svg:viewBox="0 0 414 673" svg:d="M414 338c0-78-5-156-39-229-45-95-126-109-168-109-59 0-131 25-171 117-30 67-36 143-36 221 0 76 3 162 45 238 42 78 112 97 162 97 53 0 126-19 171-111 31-70 36-146 36-224zM207 654c-39 0-98-25-115-120-11-59-11-148-11-207 0-62 0-129 9-179 19-117 92-126 117-126 31 0 95 17 115 115 11 53 11 128 11 190 0 73 0 140-11 204-17 92-73 123-115 123z">
            <text:p/>
          </draw:path>
          <draw:path draw:style-name="gr7" draw:text-style-name="P7" draw:layer="layout" svg:width="0.654cm" svg:height="0.653cm" svg:x="14.478cm" svg:y="2.277cm" svg:viewBox="0 0 655 654" svg:d="M347 347c92 0 183 0 274 0 14 0 34 0 34-20s-20-20-34-20c-91 0-182 0-274 0 0-91 0-182 0-273 0-14 0-34-20-34-19 0-19 20-19 34 0 91 0 182 0 273-92 0-183 0-274 0-14 0-34 0-34 20s20 20 34 20c91 0 182 0 274 0 0 91 0 182 0 273 0 14 0 34 19 34 20 0 20-20 20-34 0-91 0-182 0-273z">
            <text:p/>
          </draw:path>
          <draw:path draw:style-name="gr7" draw:text-style-name="P7" draw:layer="layout" svg:width="0.324cm" svg:height="0.653cm" svg:x="15.494cm" svg:y="2.196cm" svg:viewBox="0 0 325 654" svg:d="M202 25c0-22 0-25-23-25-61 61-148 61-179 61 0 11 0 21 0 31 20 0 78 0 129-25 0 170 0 339 0 509 0 36-3 47-93 47-10 0-20 0-30 0 0 10 0 21 0 31 33-3 120-3 159-3s123 0 160 3c0-10 0-21 0-31-11 0-21 0-31 0-90 0-92-11-92-47 0-184 0-367 0-551z">
            <text:p/>
          </draw:path>
        </draw:g>
        <draw:custom-shape draw:style-name="gr18" draw:text-style-name="P10" draw:layer="layout" svg:width="0.5cm" svg:height="0.5cm" svg:x="10.483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7.833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5cm" svg:height="0.5cm" svg:x="16.058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13.433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svg:title>TexMaths</svg:title>
          <svg:desc>28§display§1\quad +1\quad\overset{k_3}{\to} 1\quad +0\quad §svg§600§FALSE§</svg:desc>
          <draw:path draw:style-name="gr7" draw:text-style-name="P7" draw:layer="layout" svg:width="8.71cm" svg:height="1.021cm" svg:x="7.099cm" svg:y="3.657cm" svg:viewBox="0 0 8711 1022" svg:d="M0 0c2904 0 5807 0 8711 0 0 341 0 682 0 1022-2904 0-5807 0-8711 0 0-340 0-681 0-1022z">
            <text:p/>
          </draw:path>
          <draw:path draw:style-name="gr8" draw:text-style-name="P8" draw:layer="layout" svg:width="8.811cm" svg:height="1.122cm" svg:x="7.049cm" svg:y="3.607cm" svg:viewBox="0 0 8812 1123" svg:d="M0 0c2937 0 5875 0 8812 0 0 374 0 749 0 1123-2937 0-5875 0-8812 0 0-374 0-749 0-1123z">
            <text:p/>
          </draw:path>
          <draw:path draw:style-name="gr7" draw:text-style-name="P7" draw:layer="layout" svg:width="0.324cm" svg:height="0.653cm" svg:x="7.136cm" svg:y="3.995cm" svg:viewBox="0 0 325 654" svg:d="M202 28c0-25 0-28-23-28-61 64-145 64-179 64 0 10 0 21 0 31 20 0 78 0 129-25 0 168 0 337 0 505 0 37-3 48-90 48-11 0-22 0-33 0 0 10 0 20 0 31 36-3 120-3 159-3s126 0 160 3c0-11 0-21 0-31-11 0-21 0-31 0-90 0-92-11-92-48 0-182 0-365 0-547z">
            <text:p/>
          </draw:path>
          <draw:path draw:style-name="gr7" draw:text-style-name="P7" draw:layer="layout" svg:width="0.651cm" svg:height="0.65cm" svg:x="8.799cm" svg:y="4.079cm" svg:viewBox="0 0 652 651" svg:d="M347 344c92 0 183 0 274 0 14 0 31 0 31-20s-17-20-31-20c-91 0-182 0-274 0 0-91 0-182 0-273 0-14 0-31-19-31-20 0-20 17-20 31 0 91 0 182 0 273-92 0-185 0-277 0-14 0-31 0-31 20s17 20 31 20c92 0 185 0 277 0 0 91 0 182 0 273 0 14 0 34 20 34 19 0 19-20 19-34 0-91 0-182 0-273z">
            <text:p/>
          </draw:path>
          <draw:path draw:style-name="gr7" draw:text-style-name="P7" draw:layer="layout" svg:width="0.324cm" svg:height="0.653cm" svg:x="9.815cm" svg:y="3.995cm" svg:viewBox="0 0 325 654" svg:d="M202 28c0-25 0-28-23-28-61 64-148 64-179 64 0 10 0 21 0 31 20 0 76 0 129-25 0 168 0 337 0 505 0 37-3 48-93 48-10 0-20 0-30 0 0 10 0 20 0 31 33-3 120-3 159-3s123 0 160 3c0-11 0-21 0-31-11 0-23 0-34 0-87 0-89-11-89-48 0-182 0-365 0-547z">
            <text:p/>
          </draw:path>
          <draw:path draw:style-name="gr7" draw:text-style-name="P7" draw:layer="layout" svg:width="0.338cm" svg:height="0.482cm" svg:x="11.617cm" svg:y="3.607cm" svg:viewBox="0 0 339 483" svg:d="M162 20c3 0 3-9 3-12 0-2-3-8-11-8-11 0-70 6-87 6-5 2-14 2-14 16 0 12 9 12 17 12 34 0 34 2 34 8 0 5-3 8-3 17-33 128-66 257-98 385-3 14-3 14-3 17 0 11 8 22 22 22 20 0 28-14 34-30 0-3 31-123 34-132 47 6 86 20 86 56 0 3 0 6 0 14-2 11-2 14-2 20 0 50 39 72 72 72 68 0 58-70 87-106 0-8-8-8-11-8-8 0-11 3-14 17-8 27-28 78-62 78-16 0-22-17-22-37 0-11 0-14 3-30 3-3 5-14 5-23 0-58-84-70-112-72 20-11 45-34 56-45 37-34 70-64 110-64 8 0 16 3 22 8-31 6-36 28-36 39 0 14 11 25 28 25 19 0 39-14 39-44 0-23-17-48-53-48-40 0-76 28-110 62-30 25-53 47-81 58 23-91 45-182 67-273z">
            <text:p/>
          </draw:path>
          <draw:path draw:style-name="gr7" draw:text-style-name="P7" draw:layer="layout" svg:width="0.254cm" svg:height="0.334cm" svg:x="12.023cm" svg:y="3.856cm" svg:viewBox="0 0 255 335" svg:d="M123 162c45 0 76 28 76 78 0 51-31 76-76 76-5 0-64 0-89-25 19-3 25-20 25-31 0-17-11-28-28-28s-31 8-31 31c0 50 59 72 123 72 81 0 132-47 132-95 0-42-37-75-93-86 59-20 76-59 76-84 0-42-50-70-112-70s-109 25-109 70c0 22 19 28 28 28 14 0 28-11 28-28 0-11-6-25-23-28 20-22 65-25 73-25 37 0 62 19 62 53 0 28-17 72-70 75-14 0-14 0-28 0-6 3-11 3-11 9 0 8 5 8 14 8 11 0 22 0 33 0z">
            <text:p/>
          </draw:path>
          <draw:path draw:style-name="gr7" draw:text-style-name="P7" draw:layer="layout" svg:width="0.872cm" svg:height="0.51cm" svg:x="11.528cm" svg:y="4.149cm" svg:viewBox="0 0 873 511" svg:d="M767 274c-53 42-81 81-90 95-42 67-50 128-50 131 0 11 11 11 20 11 16 0 16-3 22-19 22-98 78-179 190-224 12-5 14-7 14-14s-5-8-5-11c-45-17-163-64-202-229-3-11-3-14-19-14-9 0-20 0-20 11 0 3 8 64 50 129 20 30 48 64 90 95-244 0-487 0-731 0-16 0-36 0-36 19 0 20 20 20 36 20 244 0 487 0 731 0z">
            <text:p/>
          </draw:path>
          <draw:path draw:style-name="gr7" draw:text-style-name="P7" draw:layer="layout" svg:width="0.324cm" svg:height="0.653cm" svg:x="12.818cm" svg:y="3.995cm" svg:viewBox="0 0 325 654" svg:d="M202 28c0-25 0-28-23-28-61 64-148 64-179 64 0 10 0 21 0 31 20 0 78 0 129-25 0 168 0 337 0 505 0 37-3 48-90 48-11 0-22 0-33 0 0 10 0 20 0 31 36-3 120-3 159-3s126 0 160 3c0-11 0-21 0-31-11 0-21 0-31 0-90 0-92-11-92-48 0-182 0-365 0-547z">
            <text:p/>
          </draw:path>
          <draw:path draw:style-name="gr7" draw:text-style-name="P7" draw:layer="layout" svg:width="0.651cm" svg:height="0.65cm" svg:x="14.481cm" svg:y="4.079cm" svg:viewBox="0 0 652 651" svg:d="M347 344c92 0 183 0 274 0 14 0 31 0 31-20s-17-20-31-20c-91 0-182 0-274 0 0-91 0-182 0-273 0-14 0-31-19-31-20 0-20 17-20 31 0 91 0 182 0 273-92 0-185 0-277 0-14 0-31 0-31 20s17 20 31 20c92 0 185 0 277 0 0 91 0 182 0 273 0 14 0 34 20 34 19 0 19-20 19-34 0-91 0-182 0-273z">
            <text:p/>
          </draw:path>
          <draw:path draw:style-name="gr7" draw:text-style-name="P7" draw:layer="layout" svg:width="0.413cm" svg:height="0.675cm" svg:x="15.447cm" svg:y="3.995cm" svg:viewBox="0 0 414 676" svg:d="M414 341c0-78-5-157-39-229-45-95-126-112-168-112-59 0-131 28-171 117-30 67-36 146-36 224 0 72 3 162 45 234 42 81 115 101 162 101 53 0 129-22 171-114 31-68 36-146 36-221zM207 654c-39 0-98-25-115-120-11-59-11-148-11-204 0-65 0-129 9-182 19-117 92-126 117-126 31 0 98 17 115 115 11 56 11 128 11 193 0 72 0 139-11 201-14 92-70 123-115 123z">
            <text:p/>
          </draw:path>
        </draw:g>
        <draw:custom-shape draw:style-name="gr18" draw:text-style-name="P10" draw:layer="layout" svg:width="0.5cm" svg:height="0.5cm" svg:x="10.484cm" svg:y="4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7.834cm" svg:y="4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5cm" svg:height="0.5cm" svg:x="16.059cm" svg:y="4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5cm" svg:height="0.5cm" svg:x="13.434cm" svg:y="4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svg:title>TexMaths</svg:title>
          <svg:desc>28§latex§\begin{equation*}
\underline{\underline \nu}^- = \left[ 
\begin{array}{ccc}
1 &amp; 2 &amp; 1 \\
0 &amp; 0 &amp; 1
\end{array}\right]
\end{equation*}§svg§600§FALSE§</svg:desc>
          <draw:path draw:style-name="gr7" draw:text-style-name="P7" draw:layer="layout" svg:width="7.64cm" svg:height="2.256cm" svg:x="1.05cm" svg:y="6.692cm" svg:viewBox="0 0 7641 2257" svg:d="M0 0c2547 0 5094 0 7641 0 0 752 0 1505 0 2257-2547 0-5094 0-7641 0 0-752 0-1505 0-2257z">
            <text:p/>
          </draw:path>
          <draw:path draw:style-name="gr8" draw:text-style-name="P8" draw:layer="layout" svg:width="7.741cm" svg:height="2.357cm" svg:x="1cm" svg:y="6.642cm" svg:viewBox="0 0 7742 2358" svg:d="M0 0c2581 0 5161 0 7742 0 0 786 0 1572 0 2358-2581 0-5161 0-7742 0 0-786 0-1572 0-2358z">
            <text:p/>
          </draw:path>
          <draw:path draw:style-name="gr7" draw:text-style-name="P7" draw:layer="layout" svg:width="0.461cm" svg:height="0.433cm" svg:x="1.053cm" svg:y="7.632cm" svg:viewBox="0 0 462 434" svg:d="M168 11c-5-4 0-11-14-11-22 0-92 8-120 11-6 0-17 0-17 20 0 11 8 11 22 11 48 0 51 6 51 17 0 5-12 53-20 78-20 80-39 160-59 241-5 16-7 29-11 44 0 12 8 12 14 12 5 0 9 0 14 0 70-12 176-48 277-143 132-120 157-255 157-263 0-17-11-28-28-28-9 0-31 6-39 34-62 223-210 332-325 369 33-131 65-261 98-392z">
            <text:p/>
          </draw:path>
          <draw:path draw:style-name="gr7" draw:text-style-name="P7" draw:layer="layout" svg:width="0.548cm" svg:height="0.038cm" svg:x="1cm" svg:y="8.186cm" svg:viewBox="0 0 549 39" svg:d="M0 0c183 0 366 0 549 0 0 13 0 26 0 39-183 0-366 0-549 0 0-13 0-26 0-39z">
            <text:p/>
          </draw:path>
          <draw:path draw:style-name="gr7" draw:text-style-name="P7" draw:layer="layout" svg:width="0.548cm" svg:height="0.038cm" svg:x="1cm" svg:y="8.382cm" svg:viewBox="0 0 549 39" svg:d="M0 0c183 0 366 0 549 0 0 13 0 26 0 39-183 0-366 0-549 0 0-13 0-26 0-39z">
            <text:p/>
          </draw:path>
          <draw:path draw:style-name="gr7" draw:text-style-name="P7" draw:layer="layout" svg:width="0.464cm" svg:height="0.033cm" svg:x="1.624cm" svg:y="7.473cm" svg:viewBox="0 0 465 34" svg:d="M437 34c11 0 28 0 28-17s-17-17-28-17c-137 0-273 0-409 0-11 0-28 0-28 17s14 17 28 17c136 0 272 0 409 0z">
            <text:p/>
          </draw:path>
          <draw:path draw:style-name="gr7" draw:text-style-name="P7" draw:layer="layout" svg:width="0.651cm" svg:height="0.228cm" svg:x="2.542cm" svg:y="7.708cm" svg:viewBox="0 0 652 229" svg:d="M619 39c16 0 33 0 33-19 0-20-17-20-31-20-196 0-393 0-590 0-14 0-31 0-31 20 0 19 17 19 34 19 195 0 390 0 585 0zM621 229c14 0 31 0 31-19 0-20-17-20-33-20-195 0-390 0-585 0-17 0-34 0-34 20 0 19 17 19 31 19 197 0 394 0 590 0z">
            <text:p/>
          </draw:path>
          <draw:path draw:style-name="gr7" draw:text-style-name="P7" draw:layer="layout" svg:width="0.257cm" svg:height="2.357cm" svg:x="3.771cm" svg:y="6.642cm" svg:viewBox="0 0 258 2358" svg:d="M0 2358c86 0 172 0 258 0 0-19 0-37 0-56-69 0-137 0-205 0 0-749 0-1497 0-2246 68 0 136 0 205 0 0-19 0-37 0-56-86 0-172 0-258 0 0 786 0 1572 0 2358z">
            <text:p/>
          </draw:path>
          <draw:path draw:style-name="gr7" draw:text-style-name="P7" draw:layer="layout" svg:width="0.324cm" svg:height="0.654cm" svg:x="4.622cm" svg:y="6.813cm" svg:viewBox="0 0 325 655" svg:d="M202 25c0-22 0-25-23-25-61 64-148 64-179 64 0 11 0 21 0 31 20 0 78 0 129-25 0 169 0 337 0 506 0 37-3 48-90 48-11 0-22 0-33 0 0 10 0 20 0 31 36-3 120-3 159-3s126 0 160 3c0-11 0-21 0-31-11 0-21 0-31 0-90 0-92-11-92-48 0-183 0-367 0-551z">
            <text:p/>
          </draw:path>
          <draw:path draw:style-name="gr7" draw:text-style-name="P7" draw:layer="layout" svg:width="0.391cm" svg:height="0.654cm" svg:x="6.061cm" svg:y="6.813cm" svg:viewBox="0 0 392 655" svg:d="M76 579c34-34 69-67 103-101 154-134 213-187 213-288 0-112-90-190-210-190-109 0-182 92-182 179 0 56 48 56 50 56 17 0 51-14 51-53 0-25-17-51-51-51-8 0-11 0-14 0 23-64 76-100 135-100 89 0 131 81 131 159 0 81-50 157-103 218-64 70-127 140-191 210-8 11-8 14-8 37 121 0 243 0 364 0 9-57 19-114 28-171-9 0-17 0-25 0-6 31-12 73-23 87-5 8-70 8-92 8-59 0-118 0-176 0z">
            <text:p/>
          </draw:path>
          <draw:path draw:style-name="gr7" draw:text-style-name="P7" draw:layer="layout" svg:width="0.324cm" svg:height="0.654cm" svg:x="7.572cm" svg:y="6.813cm" svg:viewBox="0 0 325 655" svg:d="M202 25c0-22 0-25-23-25-59 64-145 64-179 64 0 11 0 21 0 31 20 0 78 0 129-25 0 169 0 337 0 506 0 37-3 48-90 48-11 0-22 0-33 0 0 10 0 20 0 31 36-3 120-3 159-3s126 0 160 3c0-11 0-21 0-31-11 0-21 0-31 0-90 0-92-11-92-48 0-183 0-367 0-551z">
            <text:p/>
          </draw:path>
          <draw:path draw:style-name="gr7" draw:text-style-name="P7" draw:layer="layout" svg:width="0.413cm" svg:height="0.673cm" svg:x="4.574cm" svg:y="7.993cm" svg:viewBox="0 0 414 674" svg:d="M414 338c0-78-5-156-39-229-48-95-126-109-168-109-59 0-131 25-171 117-33 68-36 143-36 221 0 76 3 163 42 238 45 79 115 98 162 98 54 0 129-19 174-112 31-70 36-145 36-224zM204 655c-36 0-95-26-112-121-11-58-11-148-11-207 0-61 0-128 9-182 16-114 92-123 114-123 34 0 98 17 118 115 8 53 8 129 8 190 0 73 0 140-8 204-17 93-73 124-118 124z">
            <text:p/>
          </draw:path>
          <draw:path draw:style-name="gr7" draw:text-style-name="P7" draw:layer="layout" svg:width="0.413cm" svg:height="0.673cm" svg:x="6.049cm" svg:y="7.993cm" svg:viewBox="0 0 414 674" svg:d="M414 338c0-78-5-156-39-229-48-95-126-109-168-109-59 0-131 25-171 117-33 68-36 143-36 221 0 76 3 163 45 238 42 79 112 98 162 98 51 0 126-19 171-112 31-70 36-145 36-224zM207 655c-39 0-98-26-115-121-11-58-11-148-11-207 0-61 0-128 9-182 16-114 92-123 117-123 31 0 95 17 115 115 8 53 8 129 8 190 0 73 0 140-8 204-17 93-73 124-115 124z">
            <text:p/>
          </draw:path>
          <draw:path draw:style-name="gr7" draw:text-style-name="P7" draw:layer="layout" svg:width="0.324cm" svg:height="0.654cm" svg:x="7.572cm" svg:y="7.993cm" svg:viewBox="0 0 325 655" svg:d="M202 25c0-25 0-25-23-25-59 62-145 62-179 62 0 10 0 20 0 30 20 0 78 0 129-25 0 170 0 340 0 509 0 37-3 48-90 48-11 0-22 0-33 0 0 10 0 20 0 31 36-3 120-3 159-3s126 0 160 3c0-11 0-21 0-31-11 0-21 0-31 0-90 0-92-11-92-48 0-183 0-367 0-551z">
            <text:p/>
          </draw:path>
          <draw:path draw:style-name="gr7" draw:text-style-name="P7" draw:layer="layout" svg:width="0.259cm" svg:height="2.357cm" svg:x="8.482cm" svg:y="6.642cm" svg:viewBox="0 0 260 2358" svg:d="M204 2302c-68 0-136 0-204 0 0 19 0 37 0 56 87 0 174 0 260 0 0-786 0-1572 0-2358-86 0-173 0-260 0 0 19 0 37 0 56 68 0 136 0 204 0 0 749 0 1497 0 2246z">
            <text:p/>
          </draw:path>
        </draw:g>
        <draw:g draw:style-name="gr6">
          <svg:title>TexMaths</svg:title>
          <svg:desc>28§latex§\begin{equation*}
\underline{\underline \nu}^+ = \left[ 
\begin{array}{ccc}
0 &amp; 0 &amp; 1 \\
1 &amp; 1 &amp; 0
\end{array}\right]
\end{equation*}§svg§600§FALSE§</svg:desc>
          <draw:path draw:style-name="gr7" draw:text-style-name="P7" draw:layer="layout" svg:width="7.626cm" svg:height="2.253cm" svg:x="13.808cm" svg:y="6.693cm" svg:viewBox="0 0 7627 2254" svg:d="M0 0c2542 0 5085 0 7627 0 0 751 0 1503 0 2254-2542 0-5085 0-7627 0 0-751 0-1503 0-2254z">
            <text:p/>
          </draw:path>
          <draw:path draw:style-name="gr8" draw:text-style-name="P8" draw:layer="layout" svg:width="7.727cm" svg:height="2.354cm" svg:x="13.758cm" svg:y="6.643cm" svg:viewBox="0 0 7728 2355" svg:d="M0 0c2576 0 5152 0 7728 0 0 785 0 1570 0 2355-2576 0-5152 0-7728 0 0-785 0-1570 0-2355z">
            <text:p/>
          </draw:path>
          <draw:path draw:style-name="gr7" draw:text-style-name="P7" draw:layer="layout" svg:width="0.461cm" svg:height="0.433cm" svg:x="13.811cm" svg:y="7.633cm" svg:viewBox="0 0 462 434" svg:d="M168 11c0-3 0-11-14-11-22 0-95 8-120 8-9 3-17 3-17 20 0 14 8 14 22 14 48 0 51 6 51 14s-14 53-20 81c-21 80-41 160-62 241-2 14-8 42-8 44 0 12 8 12 14 12 5 0 9 0 14 0 70-12 176-51 277-146 132-120 157-254 157-263 0-17-11-25-28-25-9 0-31 3-39 31-62 224-213 333-325 369 33-130 65-259 98-389z">
            <text:p/>
          </draw:path>
          <draw:path draw:style-name="gr7" draw:text-style-name="P7" draw:layer="layout" svg:width="0.548cm" svg:height="0.038cm" svg:x="13.758cm" svg:y="8.184cm" svg:viewBox="0 0 549 39" svg:d="M0 0c183 0 366 0 549 0 0 13 0 26 0 39-183 0-366 0-549 0 0-13 0-26 0-39z">
            <text:p/>
          </draw:path>
          <draw:path draw:style-name="gr7" draw:text-style-name="P7" draw:layer="layout" svg:width="0.548cm" svg:height="0.038cm" svg:x="13.758cm" svg:y="8.38cm" svg:viewBox="0 0 549 39" svg:d="M0 0c183 0 366 0 549 0 0 13 0 26 0 39-183 0-366 0-549 0 0-13 0-26 0-39z">
            <text:p/>
          </draw:path>
          <draw:path draw:style-name="gr7" draw:text-style-name="P7" draw:layer="layout" svg:width="0.506cm" svg:height="0.505cm" svg:x="14.354cm" svg:y="7.236cm" svg:viewBox="0 0 507 506" svg:d="M272 269c69 0 139 0 209 0 9 0 26 0 26-14 0-20-17-20-26-20-70 0-140 0-209 0 0-70 0-140 0-210 0-8 0-25-17-25s-17 17-17 25c0 70 0 140 0 210-71 0-142 0-213 0-8 0-25 0-25 17s17 17 25 17c71 0 142 0 213 0 0 70 0 141 0 212 0 8 0 25 17 25s17-17 17-25c0-71 0-142 0-212z">
            <text:p/>
          </draw:path>
          <draw:path draw:style-name="gr7" draw:text-style-name="P7" draw:layer="layout" svg:width="0.654cm" svg:height="0.228cm" svg:x="15.286cm" svg:y="7.706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7" draw:text-style-name="P7" draw:layer="layout" svg:width="0.259cm" svg:height="2.354cm" svg:x="16.515cm" svg:y="6.643cm" svg:viewBox="0 0 260 2355" svg:d="M0 2355c87 0 174 0 260 0 0-18 0-35 0-53-68 0-136 0-204 0 0-750 0-1499 0-2249 68 0 136 0 204 0 0-18 0-35 0-53-86 0-173 0-260 0 0 785 0 1570 0 2355z">
            <text:p/>
          </draw:path>
          <draw:path draw:style-name="gr7" draw:text-style-name="P7" draw:layer="layout" svg:width="0.413cm" svg:height="0.676cm" svg:x="17.318cm" svg:y="6.814cm" svg:viewBox="0 0 414 677" svg:d="M414 341c0-81-5-159-39-232-45-92-126-109-168-109-59 0-129 25-171 117-30 68-36 143-36 224 0 73 6 160 45 235 42 81 115 101 162 101 53 0 129-23 171-115 31-67 36-145 36-221zM207 654c-39 0-95-25-115-120-11-59-11-148-11-207 0-61 0-126 9-179 19-117 92-126 117-126 34 0 98 17 115 115 11 56 11 129 11 190 0 76 0 140-11 204-14 93-70 123-115 123z">
            <text:p/>
          </draw:path>
          <draw:path draw:style-name="gr7" draw:text-style-name="P7" draw:layer="layout" svg:width="0.413cm" svg:height="0.676cm" svg:x="18.793cm" svg:y="6.814cm" svg:viewBox="0 0 414 677" svg:d="M414 341c0-81-5-159-39-232-45-92-126-109-168-109-59 0-129 25-171 117-30 68-36 143-36 224 0 73 6 160 45 235 42 81 115 101 162 101 53 0 129-23 171-115 31-67 36-145 36-221zM207 654c-39 0-95-25-115-120-11-59-11-148-11-207 0-61 0-126 9-179 19-117 92-126 117-126 34 0 98 17 115 115 11 56 11 129 11 190 0 76 0 140-11 204-14 93-70 123-115 123z">
            <text:p/>
          </draw:path>
          <draw:path draw:style-name="gr7" draw:text-style-name="P7" draw:layer="layout" svg:width="0.324cm" svg:height="0.653cm" svg:x="20.319cm" svg:y="6.814cm" svg:viewBox="0 0 325 654" svg:d="M202 25c0-22 0-25-23-25-61 64-148 64-179 64 0 10 0 19 0 28 20 0 76 0 129-25 0 170 0 339 0 509 0 37-3 48-93 48-10 0-20 0-30 0 0 10 0 20 0 30 33-2 120-2 159-2s123 0 160 2c0-10 0-20 0-30-12 0-23 0-34 0-87 0-89-11-89-48 0-183 0-367 0-551z">
            <text:p/>
          </draw:path>
          <draw:path draw:style-name="gr7" draw:text-style-name="P7" draw:layer="layout" svg:width="0.324cm" svg:height="0.653cm" svg:x="17.369cm" svg:y="7.991cm" svg:viewBox="0 0 325 654" svg:d="M202 25c0-22 0-25-23-25-61 64-148 64-179 64 0 11 0 21 0 31 20 0 78 0 129-28 0 170 0 339 0 509 0 37-3 48-93 48-10 0-20 0-30 0 0 10 0 20 0 30 33-2 120-2 159-2s123 0 160 2c0-10 0-20 0-30-12 0-23 0-34 0-87 0-89-11-89-48 0-183 0-367 0-551z">
            <text:p/>
          </draw:path>
          <draw:path draw:style-name="gr7" draw:text-style-name="P7" draw:layer="layout" svg:width="0.324cm" svg:height="0.653cm" svg:x="18.844cm" svg:y="7.991cm" svg:viewBox="0 0 325 654" svg:d="M202 25c0-22 0-25-23-25-61 64-148 64-179 64 0 11 0 21 0 31 20 0 76 0 129-28 0 170 0 339 0 509 0 37-3 48-93 48-10 0-20 0-30 0 0 10 0 20 0 30 33-2 120-2 159-2s123 0 160 2c0-10 0-20 0-30-12 0-23 0-34 0-87 0-89-11-89-48 0-183 0-367 0-551z">
            <text:p/>
          </draw:path>
          <draw:path draw:style-name="gr7" draw:text-style-name="P7" draw:layer="layout" svg:width="0.413cm" svg:height="0.676cm" svg:x="20.268cm" svg:y="7.991cm" svg:viewBox="0 0 414 677" svg:d="M414 341c0-78-5-156-39-229-45-95-126-112-168-112-59 0-129 25-171 117-30 68-36 146-36 224 0 73 6 162 45 235 42 81 115 101 162 101 53 0 129-23 171-115 31-67 36-145 36-221zM207 654c-39 0-98-25-115-117-11-62-11-151-11-210 0-61 0-126 9-179 19-117 92-126 117-126 31 0 98 17 115 115 11 56 11 129 11 190 0 76 0 143-11 204-14 93-70 123-115 123z">
            <text:p/>
          </draw:path>
          <draw:path draw:style-name="gr7" draw:text-style-name="P7" draw:layer="layout" svg:width="0.257cm" svg:height="2.354cm" svg:x="21.228cm" svg:y="6.643cm" svg:viewBox="0 0 258 2355" svg:d="M204 2302c-68 0-136 0-204 0 0 18 0 35 0 53 86 0 172 0 258 0 0-785 0-1570 0-2355-86 0-172 0-258 0 0 18 0 35 0 53 68 0 136 0 204 0 0 750 0 1499 0 2249z">
            <text:p/>
          </draw:path>
        </draw:g>
        <draw:g draw:style-name="gr6">
          <svg:title>TexMaths</svg:title>
          <svg:desc>28§latex§\begin{equation*}\underline{\underline \nu}:=\underline{\underline \nu}^+ - \underline{\underline \nu}^- = \left[ 
\begin{array}{ccc}
-1 &amp; -2 &amp; 0 \\
1 &amp; 1 &amp; -1
\end{array}\right]
\end{equation*}§svg§600§FALSE§</svg:desc>
          <draw:path draw:style-name="gr7" draw:text-style-name="P7" draw:layer="layout" svg:width="14.475cm" svg:height="2.256cm" svg:x="2.551cm" svg:y="11.192cm" svg:viewBox="0 0 14476 2257" svg:d="M0 0c4825 0 9651 0 14476 0 0 752 0 1505 0 2257-4825 0-9651 0-14476 0 0-752 0-1505 0-2257z">
            <text:p/>
          </draw:path>
          <draw:path draw:style-name="gr8" draw:text-style-name="P8" draw:layer="layout" svg:width="14.576cm" svg:height="2.357cm" svg:x="2.501cm" svg:y="11.142cm" svg:viewBox="0 0 14577 2358" svg:d="M0 0c4859 0 9718 0 14577 0 0 786 0 1572 0 2358-4859 0-9718 0-14577 0 0-786 0-1572 0-2358z">
            <text:p/>
          </draw:path>
          <draw:path draw:style-name="gr7" draw:text-style-name="P7" draw:layer="layout" svg:width="0.461cm" svg:height="0.433cm" svg:x="2.554cm" svg:y="12.132cm" svg:viewBox="0 0 462 434" svg:d="M168 11c-5-4 0-11-14-11-22 0-92 8-118 11-8 0-19 0-19 20 0 11 8 11 22 11 48 0 51 6 51 17 0 5-12 53-20 78-20 80-39 160-59 241-5 16-7 29-11 44 0 12 8 12 14 12 5 0 9 0 14 0 70-12 176-48 277-143 132-120 157-255 157-263 0-17-11-28-28-28-8 0-31 6-39 34-62 223-210 332-322 369 32-131 63-261 95-392z">
            <text:p/>
          </draw:path>
          <draw:path draw:style-name="gr7" draw:text-style-name="P7" draw:layer="layout" svg:width="0.548cm" svg:height="0.038cm" svg:x="2.501cm" svg:y="12.686cm" svg:viewBox="0 0 549 39" svg:d="M0 0c183 0 366 0 549 0 0 13 0 26 0 39-183 0-366 0-549 0 0-13 0-26 0-39z">
            <text:p/>
          </draw:path>
          <draw:path draw:style-name="gr7" draw:text-style-name="P7" draw:layer="layout" svg:width="0.548cm" svg:height="0.038cm" svg:x="2.501cm" svg:y="12.882cm" svg:viewBox="0 0 549 39" svg:d="M0 0c183 0 366 0 549 0 0 13 0 26 0 39-183 0-366 0-549 0 0-13 0-26 0-39z">
            <text:p/>
          </draw:path>
          <draw:path draw:style-name="gr7" draw:text-style-name="P7" draw:layer="layout" svg:width="0.103cm" svg:height="0.421cm" svg:x="3.408cm" svg:y="12.143cm" svg:viewBox="0 0 104 422" svg:d="M104 53c0-28-21-53-51-53-29 0-53 25-53 53s24 50 53 50c30 0 51-22 51-50zM104 372c0-28-21-53-51-53-29 0-53 25-53 53s24 50 53 50c30 0 51-22 51-50z">
            <text:p/>
          </draw:path>
          <draw:path draw:style-name="gr7" draw:text-style-name="P7" draw:layer="layout" svg:width="0.654cm" svg:height="0.228cm" svg:x="3.652cm" svg:y="12.208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7" draw:text-style-name="P7" draw:layer="layout" svg:width="0.461cm" svg:height="0.433cm" svg:x="4.687cm" svg:y="12.132cm" svg:viewBox="0 0 462 434" svg:d="M168 11c-5-4 0-11-14-11-22 0-92 8-118 11-8 0-19 0-19 20 0 11 8 11 22 11 48 0 51 6 51 17 0 5-12 53-20 78-20 80-39 160-59 241-5 16-7 29-11 44 0 12 8 12 17 12 4 0 7 0 11 0 70-12 176-48 280-143 129-120 154-255 154-263 0-17-11-28-28-28-8 0-31 6-36 34-65 223-213 332-325 369 32-131 63-261 95-392z">
            <text:p/>
          </draw:path>
          <draw:path draw:style-name="gr7" draw:text-style-name="P7" draw:layer="layout" svg:width="0.548cm" svg:height="0.038cm" svg:x="4.634cm" svg:y="12.686cm" svg:viewBox="0 0 549 39" svg:d="M0 0c183 0 366 0 549 0 0 13 0 26 0 39-183 0-366 0-549 0 0-13 0-26 0-39z">
            <text:p/>
          </draw:path>
          <draw:path draw:style-name="gr7" draw:text-style-name="P7" draw:layer="layout" svg:width="0.548cm" svg:height="0.038cm" svg:x="4.634cm" svg:y="12.882cm" svg:viewBox="0 0 549 39" svg:d="M0 0c183 0 366 0 549 0 0 13 0 26 0 39-183 0-366 0-549 0 0-13 0-26 0-39z">
            <text:p/>
          </draw:path>
          <draw:path draw:style-name="gr7" draw:text-style-name="P7" draw:layer="layout" svg:width="0.509cm" svg:height="0.505cm" svg:x="5.231cm" svg:y="11.735cm" svg:viewBox="0 0 510 506" svg:d="M272 271c70 0 140 0 210 0 11 0 28 0 28-16 0-17-17-17-28-17-70 0-140 0-210 0 0-71 0-142 0-213 0-8 0-25-17-25s-17 17-17 25c0 71 0 142 0 213-70 0-140 0-210 0-11 0-28 0-28 17 0 16 17 16 28 16 70 0 140 0 210 0 0 70 0 140 0 210 0 11 0 25 17 25s17-14 17-25c0-70 0-140 0-210z">
            <text:p/>
          </draw:path>
          <draw:path draw:style-name="gr7" draw:text-style-name="P7" draw:layer="layout" svg:width="0.601cm" svg:height="0.038cm" svg:x="6.138cm" svg:y="12.303cm" svg:viewBox="0 0 602 39" svg:d="M565 39c17 0 37 0 37-19 0-20-20-20-37-20-177 0-354 0-531 0-17 0-34 0-34 20 0 19 17 19 34 19 177 0 354 0 531 0z">
            <text:p/>
          </draw:path>
          <draw:path draw:style-name="gr7" draw:text-style-name="P7" draw:layer="layout" svg:width="0.461cm" svg:height="0.433cm" svg:x="7.092cm" svg:y="12.132cm" svg:viewBox="0 0 462 434" svg:d="M168 11c-5-4 0-11-14-11-22 0-95 8-120 11-6 0-17 0-17 20 0 11 8 11 22 11 48 0 51 6 51 17 0 5-14 53-20 78-20 80-39 160-59 241-5 16-7 29-11 44 0 12 8 12 14 12 5 0 9 0 14 0 70-12 176-48 277-143 132-120 157-255 157-263 0-17-11-28-28-28-8 0-31 6-39 34-62 223-213 332-325 369 33-131 65-261 98-392z">
            <text:p/>
          </draw:path>
          <draw:path draw:style-name="gr7" draw:text-style-name="P7" draw:layer="layout" svg:width="0.548cm" svg:height="0.038cm" svg:x="7.039cm" svg:y="12.686cm" svg:viewBox="0 0 549 39" svg:d="M0 0c183 0 366 0 549 0 0 13 0 26 0 39-183 0-366 0-549 0 0-13 0-26 0-39z">
            <text:p/>
          </draw:path>
          <draw:path draw:style-name="gr7" draw:text-style-name="P7" draw:layer="layout" svg:width="0.548cm" svg:height="0.038cm" svg:x="7.039cm" svg:y="12.882cm" svg:viewBox="0 0 549 39" svg:d="M0 0c183 0 366 0 549 0 0 13 0 26 0 39-183 0-366 0-549 0 0-13 0-26 0-39z">
            <text:p/>
          </draw:path>
          <draw:path draw:style-name="gr7" draw:text-style-name="P7" draw:layer="layout" svg:width="0.464cm" svg:height="0.033cm" svg:x="7.663cm" svg:y="11.973cm" svg:viewBox="0 0 465 34" svg:d="M437 34c11 0 28 0 28-17s-17-17-28-17c-137 0-275 0-412 0-11 0-25 0-25 17s14 17 25 17c137 0 275 0 412 0z">
            <text:p/>
          </draw:path>
          <draw:path draw:style-name="gr7" draw:text-style-name="P7" draw:layer="layout" svg:width="0.654cm" svg:height="0.228cm" svg:x="8.579cm" svg:y="12.208cm" svg:viewBox="0 0 655 229" svg:d="M621 39c14 0 34 0 34-19 0-20-20-20-31-20-197 0-394 0-590 0-14 0-34 0-34 20 0 19 20 19 34 19 196 0 392 0 587 0zM624 229c11 0 31 0 31-19 0-20-20-20-34-20-195 0-391 0-587 0-14 0-34 0-34 20 0 19 20 19 34 19 196 0 393 0 590 0z">
            <text:p/>
          </draw:path>
          <draw:path draw:style-name="gr7" draw:text-style-name="P7" draw:layer="layout" svg:width="0.257cm" svg:height="2.357cm" svg:x="9.81cm" svg:y="11.142cm" svg:viewBox="0 0 258 2358" svg:d="M0 2358c86 0 172 0 258 0 0-19 0-37 0-56-69 0-137 0-205 0 0-749 0-1497 0-2246 68 0 136 0 205 0 0-19 0-37 0-56-86 0-172 0-258 0 0 786 0 1572 0 2358z">
            <text:p/>
          </draw:path>
          <draw:path draw:style-name="gr7" draw:text-style-name="P7" draw:layer="layout" svg:width="0.601cm" svg:height="0.038cm" svg:x="10.656cm" svg:y="11.701cm" svg:viewBox="0 0 602 39" svg:d="M565 39c17 0 37 0 37-19 0-20-20-20-37-20-177 0-354 0-531 0-17 0-34 0-34 20 0 19 17 19 34 19 177 0 354 0 531 0z">
            <text:p/>
          </draw:path>
          <draw:path draw:style-name="gr7" draw:text-style-name="P7" draw:layer="layout" svg:width="0.324cm" svg:height="0.654cm" svg:x="11.426cm" svg:y="11.313cm" svg:viewBox="0 0 325 655" svg:d="M204 25c0-22 0-25-25-25-59 64-145 64-179 64 0 11 0 21 0 31 22 0 78 0 132-25 0 169 0 337 0 506 0 37-6 48-93 48-10 0-20 0-31 0 0 10 0 20 0 31 34-3 119-3 160-3s123 0 157 3c0-11 0-21 0-31-11 0-21 0-31 0-87 0-90-11-90-48 0-183 0-367 0-551z">
            <text:p/>
          </draw:path>
          <draw:path draw:style-name="gr7" draw:text-style-name="P7" draw:layer="layout" svg:width="0.601cm" svg:height="0.038cm" svg:x="12.896cm" svg:y="11.701cm" svg:viewBox="0 0 602 39" svg:d="M568 39c17 0 34 0 34-19 0-20-17-20-34-20-177 0-354 0-532 0-16 0-36 0-36 20 0 19 20 19 36 19 178 0 355 0 532 0z">
            <text:p/>
          </draw:path>
          <draw:path draw:style-name="gr7" draw:text-style-name="P7" draw:layer="layout" svg:width="0.391cm" svg:height="0.654cm" svg:x="13.629cm" svg:y="11.313cm" svg:viewBox="0 0 392 655" svg:d="M76 579c34-34 69-67 103-101 154-134 213-187 213-288 0-112-87-190-207-190-112 0-185 92-185 179 0 56 50 56 53 56 17 0 51-14 51-53 0-25-17-51-54-51-5 0-8 0-11 0 23-64 76-100 132-100 89 0 131 81 131 159 0 81-47 157-100 218-64 70-127 140-191 210-11 11-11 14-11 37 122 0 244 0 367 0 8-57 17-114 25-171-8 0-15 0-22 0-6 31-14 73-23 87-8 8-73 8-92 8-60 0-120 0-179 0z">
            <text:p/>
          </draw:path>
          <draw:path draw:style-name="gr7" draw:text-style-name="P7" draw:layer="layout" svg:width="0.413cm" svg:height="0.676cm" svg:x="15.477cm" svg:y="11.313cm" svg:viewBox="0 0 414 677" svg:d="M414 341c0-78-5-156-39-229-45-95-126-112-168-112-59 0-131 25-171 117-30 68-36 146-36 224 0 73 3 163 45 235 42 81 115 101 162 101 53 0 129-20 171-115 31-67 36-142 36-221zM207 655c-39 0-98-26-115-118-11-59-11-151-11-207 0-64 0-129 9-182 19-117 92-126 117-126 31 0 98 17 115 115 11 56 11 132 11 193 0 73 0 140-11 201-14 96-70 124-115 124z">
            <text:p/>
          </draw:path>
          <draw:path draw:style-name="gr7" draw:text-style-name="P7" draw:layer="layout" svg:width="0.324cm" svg:height="0.654cm" svg:x="11.045cm" svg:y="12.493cm" svg:viewBox="0 0 325 655" svg:d="M202 25c0-25 0-25-23-25-61 62-148 62-179 62 0 10 0 20 0 30 20 0 78 0 129-25 0 170 0 340 0 509 0 37-3 48-93 48-10 0-20 0-30 0 0 10 0 20 0 31 33-3 120-3 159-3s123 0 160 3c0-11 0-21 0-31-11 0-21 0-31 0-90 0-92-11-92-48 0-183 0-367 0-551z">
            <text:p/>
          </draw:path>
          <draw:path draw:style-name="gr7" draw:text-style-name="P7" draw:layer="layout" svg:width="0.324cm" svg:height="0.654cm" svg:x="13.285cm" svg:y="12.493cm" svg:viewBox="0 0 325 655" svg:d="M202 25c0-25 0-25-23-25-61 62-148 62-179 62 0 10 0 20 0 30 20 0 78 0 129-25 0 170 0 340 0 509 0 37-3 48-90 48-11 0-22 0-33 0 0 10 0 20 0 31 36-3 120-3 159-3s126 0 160 3c0-11 0-21 0-31-11 0-21 0-31 0-90 0-92-11-92-48 0-183 0-367 0-551z">
            <text:p/>
          </draw:path>
          <draw:path draw:style-name="gr7" draw:text-style-name="P7" draw:layer="layout" svg:width="0.601cm" svg:height="0.038cm" svg:x="15.138cm" svg:y="12.882cm" svg:viewBox="0 0 602 39" svg:d="M565 39c17 0 37 0 37-19 0-20-20-20-37-20-177 0-354 0-531 0-17 0-34 0-34 20 0 19 17 19 34 19 177 0 354 0 531 0z">
            <text:p/>
          </draw:path>
          <draw:path draw:style-name="gr7" draw:text-style-name="P7" draw:layer="layout" svg:width="0.324cm" svg:height="0.654cm" svg:x="15.908cm" svg:y="12.493cm" svg:viewBox="0 0 325 655" svg:d="M202 25c0-25 0-25-23-25-61 62-145 62-179 62 0 10 0 20 0 30 20 0 78 0 129-25 0 170 0 340 0 509 0 37-3 48-90 48-11 0-22 0-33 0 0 10 0 20 0 31 36-3 120-3 159-3s126 0 160 3c0-11 0-21 0-31-11 0-21 0-31 0-90 0-92-11-92-48 0-183 0-367 0-551z">
            <text:p/>
          </draw:path>
          <draw:path draw:style-name="gr7" draw:text-style-name="P7" draw:layer="layout" svg:width="0.259cm" svg:height="2.357cm" svg:x="16.818cm" svg:y="11.142cm" svg:viewBox="0 0 260 2358" svg:d="M204 2302c-68 0-136 0-204 0 0 19 0 37 0 56 87 0 174 0 260 0 0-786 0-1572 0-2358-86 0-173 0-260 0 0 19 0 37 0 56 68 0 136 0 204 0 0 749 0 1497 0 2246z">
            <text:p/>
          </draw:path>
        </draw:g>
        <draw:custom-shape draw:style-name="gr22" draw:text-style-name="P9" draw:layer="layout" svg:width="0.5cm" svg:height="1.5cm" draw:transform="rotate (-1.5707963267949) translate (12cm 13.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9" draw:layer="layout" svg:width="0.5cm" svg:height="1.5cm" draw:transform="rotate (-1.5707963267949) translate (14.3cm 13.7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9" draw:layer="layout" svg:width="0.5cm" svg:height="1.5cm" draw:transform="rotate (-1.5707963267949) translate (16.5cm 13.7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 draw:style-name="gr6">
          <svg:title>TexMaths</svg:title>
          <svg:desc>28§display§\underline \nu_1§svg§600§FALSE§</svg:desc>
          <draw:path draw:style-name="gr7" draw:text-style-name="P7" draw:layer="layout" svg:width="0.767cm" svg:height="0.574cm" svg:x="10.95cm" svg:y="14.571cm" svg:viewBox="0 0 768 575" svg:d="M0 0c256 0 512 0 768 0 0 192 0 383 0 575-256 0-512 0-768 0 0-192 0-383 0-575z">
            <text:p/>
          </draw:path>
          <draw:path draw:style-name="gr8" draw:text-style-name="P8" draw:layer="layout" svg:width="0.867cm" svg:height="0.674cm" svg:x="10.9cm" svg:y="14.521cm" svg:viewBox="0 0 868 675" svg:d="M0 0c289 0 579 0 868 0 0 225 0 450 0 675-289 0-579 0-868 0 0-225 0-450 0-675z">
            <text:p/>
          </draw:path>
          <draw:path draw:style-name="gr7" draw:text-style-name="P7" draw:layer="layout" svg:width="0.457cm" svg:height="0.431cm" svg:x="10.953cm" svg:y="14.521cm" svg:viewBox="0 0 458 432" svg:d="M165 11c0-3 0-11-11-11-23 0-95 8-121 8-8 3-19 3-19 20 0 14 11 14 25 14 48 0 48 5 48 17 0 5-12 53-17 78-21 80-41 160-62 240-2 14-5 27-8 41 0 12 8 14 14 14 5 0 9 0 14 0 70-14 176-50 276-145 129-120 154-251 154-262 0-17-11-25-28-25-9 0-31 3-36 33-65 221-213 330-324 366 31-129 63-259 95-388z">
            <text:p/>
          </draw:path>
          <draw:path draw:style-name="gr7" draw:text-style-name="P7" draw:layer="layout" svg:width="0.543cm" svg:height="0.038cm" svg:x="10.9cm" svg:y="15.07cm" svg:viewBox="0 0 544 39" svg:d="M0 0c181 0 363 0 544 0 0 13 0 26 0 39-181 0-363 0-544 0 0-13 0-26 0-39z">
            <text:p/>
          </draw:path>
          <draw:path draw:style-name="gr7" draw:text-style-name="P7" draw:layer="layout" svg:width="0.247cm" svg:height="0.454cm" svg:x="11.52cm" svg:y="14.741cm" svg:viewBox="0 0 248 455" svg:d="M154 20c0-17 0-20-20-20-45 45-106 45-134 45 0 8 0 16 0 25 17 0 61 0 98-20 0 116 0 233 0 349 0 22 0 31-67 31-9 0-17 0-25 0 0 8 0 16 0 25 11 0 94-3 120-3 22 0 108 3 122 3 0-9 0-17 0-25-8 0-16 0-25 0-69 0-69-9-69-31 0-127 0-253 0-379z">
            <text:p/>
          </draw:path>
        </draw:g>
        <draw:g draw:style-name="gr6">
          <svg:title>TexMaths</svg:title>
          <svg:desc>28§display§\underline \nu_2§svg§600§FALSE§</svg:desc>
          <draw:path draw:style-name="gr7" draw:text-style-name="P7" draw:layer="layout" svg:width="0.789cm" svg:height="0.574cm" svg:x="13.151cm" svg:y="14.571cm" svg:viewBox="0 0 790 575" svg:d="M0 0c263 0 526 0 790 0 0 192 0 383 0 575-264 0-527 0-790 0 0-192 0-383 0-575z">
            <text:p/>
          </draw:path>
          <draw:path draw:style-name="gr8" draw:text-style-name="P8" draw:layer="layout" svg:width="0.889cm" svg:height="0.674cm" svg:x="13.101cm" svg:y="14.521cm" svg:viewBox="0 0 890 675" svg:d="M0 0c297 0 593 0 890 0 0 225 0 450 0 675-297 0-593 0-890 0 0-225 0-450 0-675z">
            <text:p/>
          </draw:path>
          <draw:path draw:style-name="gr7" draw:text-style-name="P7" draw:layer="layout" svg:width="0.457cm" svg:height="0.431cm" svg:x="13.154cm" svg:y="14.521cm" svg:viewBox="0 0 458 432" svg:d="M165 11c0-3 0-11-12-11-22 0-94 8-120 8-8 3-16 3-16 20 0 14 8 14 22 14 47 0 47 5 47 17 0 5-11 53-16 78-21 80-41 160-62 240-2 14-5 27-8 41 0 12 8 14 14 14 5 0 9 0 14 0 70-14 176-50 276-145 128-120 154-251 154-262 0-17-12-25-28-25-6 0-31 3-37 33-64 221-212 330-323 366 31-129 63-259 95-388z">
            <text:p/>
          </draw:path>
          <draw:path draw:style-name="gr7" draw:text-style-name="P7" draw:layer="layout" svg:width="0.543cm" svg:height="0.038cm" svg:x="13.101cm" svg:y="15.07cm" svg:viewBox="0 0 544 39" svg:d="M0 0c181 0 363 0 544 0 0 13 0 26 0 39-181 0-363 0-544 0 0-13 0-26 0-39z">
            <text:p/>
          </draw:path>
          <draw:path draw:style-name="gr7" draw:text-style-name="P7" draw:layer="layout" svg:width="0.3cm" svg:height="0.454cm" svg:x="13.69cm" svg:y="14.741cm" svg:viewBox="0 0 301 455" svg:d="M301 329c-7 0-15 0-22 0-3 17-11 56-20 64-5 3-58 3-66 3-42 0-84 0-126 0 72-64 95-81 137-114 50-39 97-84 97-148 0-81-72-134-159-134-86 0-142 61-142 123 0 36 28 39 36 39 17 0 37-11 37-36 0-12-6-37-42-37 22-47 67-64 100-64 67 0 103 53 103 109 0 58-41 106-64 131-55 54-110 108-164 162-6 8-6 8-6 28 94 0 188 0 282 0 6-42 13-84 19-126z">
            <text:p/>
          </draw:path>
        </draw:g>
        <draw:g draw:style-name="gr6">
          <svg:title>TexMaths</svg:title>
          <svg:desc>28§display§\underline \nu_3§svg§600§FALSE§</svg:desc>
          <draw:path draw:style-name="gr7" draw:text-style-name="P7" draw:layer="layout" svg:width="0.795cm" svg:height="0.588cm" svg:x="15.452cm" svg:y="14.572cm" svg:viewBox="0 0 796 589" svg:d="M0 0c265 0 530 0 796 0 0 196 0 392 0 589-266 0-531 0-796 0 0-197 0-393 0-589z">
            <text:p/>
          </draw:path>
          <draw:path draw:style-name="gr8" draw:text-style-name="P8" draw:layer="layout" svg:width="0.895cm" svg:height="0.688cm" svg:x="15.402cm" svg:y="14.522cm" svg:viewBox="0 0 896 689" svg:d="M0 0c299 0 597 0 896 0 0 230 0 459 0 689-299 0-597 0-896 0 0-230 0-459 0-689z">
            <text:p/>
          </draw:path>
          <draw:path draw:style-name="gr7" draw:text-style-name="P7" draw:layer="layout" svg:width="0.457cm" svg:height="0.431cm" svg:x="15.455cm" svg:y="14.522cm" svg:viewBox="0 0 458 432" svg:d="M165 11c0-3 0-11-11-11-23 0-95 8-121 8-8 3-19 3-19 20 0 14 11 14 25 14 48 0 48 5 48 17 0 5-12 53-17 78-21 80-41 160-62 240-2 14-5 27-8 41 0 12 8 14 14 14 5 0 9 0 14 0 70-14 176-50 276-145 129-120 154-251 154-262 0-17-11-25-28-25-9 0-31 3-36 33-65 221-213 330-324 366 31-129 63-259 95-388z">
            <text:p/>
          </draw:path>
          <draw:path draw:style-name="gr7" draw:text-style-name="P7" draw:layer="layout" svg:width="0.543cm" svg:height="0.038cm" svg:x="15.402cm" svg:y="15.072cm" svg:viewBox="0 0 544 39" svg:d="M0 0c181 0 363 0 544 0 0 13 0 26 0 39-181 0-363 0-544 0 0-13 0-26 0-39z">
            <text:p/>
          </draw:path>
          <draw:path draw:style-name="gr7" draw:text-style-name="P7" draw:layer="layout" svg:width="0.314cm" svg:height="0.468cm" svg:x="15.983cm" svg:y="14.742cm" svg:viewBox="0 0 315 469" svg:d="M151 226c53 0 92 39 92 112 0 83-50 108-89 108-28 0-87-8-118-47 34 0 42-25 42-39 0-22-17-36-39-36-19 0-39 11-39 39 0 64 73 106 154 106 94 0 161-65 161-131 0-53-44-106-120-123 73-25 98-78 98-120 0-53-61-95-137-95-75 0-134 39-134 92 0 25 14 36 37 36 19 0 33-14 33-33 0-20-14-34-33-36 22-31 69-37 95-37 30 0 75 14 75 73 0 31-11 61-28 81-22 28-42 28-75 30-17 0-20 0-23 3-3 0-8 0-8 9 0 8 8 8 19 8 13 0 25 0 37 0z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in_5f_black" presentation:presentation-page-layout-name="AL1T0">
        <office:forms form:automatic-focus="false" form:apply-design-mode="false"/>
        <draw:frame draw:style-name="gr1" draw:text-style-name="P2" draw:layer="layout" svg:width="3.393cm" svg:height="1.187cm" svg:x="24.279cm" svg:y="14.5cm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in_5f_black" presentation:presentation-page-layout-name="AL1T0">
        <office:forms form:automatic-focus="false" form:apply-design-mode="false"/>
        <draw:frame draw:style-name="gr1" draw:text-style-name="P2" draw:layer="layout" svg:width="3.393cm" svg:height="1.187cm" svg:x="24.279cm" svg:y="14.5cm">
          <draw:text-box>
            <text:p text:style-name="P1"><text:span text:style-name="T1"><text:page-number>&lt;number&gt;</text:page-number></text:span></text:p>
          </draw:text-box>
        </draw:frame>
        <draw:line draw:style-name="gr23" draw:text-style-name="P9" draw:layer="layout" svg:x1="17.9cm" svg:y1="5.5cm" svg:x2="26.4cm" svg:y2="5.5cm">
          <text:p/>
        </draw:line>
        <draw:line draw:style-name="gr23" draw:text-style-name="P9" draw:layer="layout" svg:x1="18.187cm" svg:y1="5.8cm" svg:x2="18.2cm" svg:y2="1.3cm">
          <text:p/>
        </draw:line>
        <draw:polyline draw:style-name="gr24" draw:text-style-name="P9" draw:layer="layout" svg:width="7.499cm" svg:height="1.999cm" svg:x="18.2cm" svg:y="2cm" svg:viewBox="0 0 7500 2000" draw:points="0,1500 500,1500 500,2000 1000,2000 1000,1500 1500,1500 1500,500 2000,500 2500,500 2500,1000 3000,1000 3000,1500 3500,1500 3500,500 4500,500 4500,1000 5000,1000 5000,500 5500,500 5500,0 6000,0 6500,0 6500,1000 7000,1000 7000,1500 7500,1500">
          <text:p/>
        </draw:polyline>
        <draw:polyline draw:style-name="gr25" draw:text-style-name="P9" draw:layer="layout" svg:width="7.499cm" svg:height="1.999cm" draw:transform="rotate (-3.14159265358979) translate (25.7cm 5cm)" svg:viewBox="0 0 7500 2000" draw:points="7500,1500 7000,1500 6500,1500 6000,1500 6000,500 5500,500 5500,0 5000,0 5000,500 4000,500 4000,1500 3500,1500 3500,500 3000,500 3000,1000 2500,1000 2500,2000 2000,2000 1500,2000 1500,1500 1000,1500 1000,500 500,500 500,1500 0,1500">
          <text:p/>
        </draw:polyline>
        <draw:polyline draw:style-name="gr26" draw:text-style-name="P9" draw:layer="layout" svg:width="7.499cm" svg:height="2.999cm" svg:x="18.2cm" svg:y="2.5cm" svg:viewBox="0 0 7500 3000" draw:points="0,1000 500,1000 500,500 500,0 1000,0 1000,500 2000,500 2000,1500 2500,1500 3000,1500 3000,2500 3500,2500 3500,3000 4000,3000 4000,2500 5000,2500 5000,2000 5500,2000 5500,2500 6000,2500 6000,3000 6500,3000 6500,2500 7500,2500">
          <text:p/>
        </draw:polylin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in_5f_black" presentation:presentation-page-layout-name="AL1T0">
        <office:forms form:automatic-focus="false" form:apply-design-mode="false"/>
        <draw:frame draw:style-name="gr1" draw:text-style-name="P24" draw:layer="layout" svg:width="3.393cm" svg:height="1.187cm" svg:x="24.279cm" svg:y="14.9cm">
          <draw:text-box>
            <text:p text:style-name="P1"><text:span text:style-name="T13"><text:page-number>&lt;number&gt;</text:page-number></text:span></text:p>
          </draw:text-box>
        </draw:frame>
        <draw:g draw:style-name="gr6">
          <svg:title>TexMaths</svg:title>
          <svg:desc>28§latex§\begin{equation*}
    \frac{\mathrm{d}}{\mathrm{d}t}P(\underline{x},t) := \lim_{\Delta t \to 0} \frac{P(\underline{x},t + \Delta t) \ -\  P(\underline{x},t)}{\qquad \Delta t} 
\end{equation*}§svg§600§FALSE§</svg:desc>
          <draw:path draw:style-name="gr7" draw:text-style-name="P7" draw:layer="layout" svg:width="17.807cm" svg:height="1.984cm" svg:x="-12.246cm" svg:y="2.15cm" svg:viewBox="0 0 17808 1985" svg:d="M0 0c5936 0 11872 0 17808 0 0 662 0 1324 0 1985-5936 0-11872 0-17808 0 0-661 0-1323 0-1985z">
            <text:p/>
          </draw:path>
          <draw:path draw:style-name="gr8" draw:text-style-name="P8" draw:layer="layout" svg:width="17.908cm" svg:height="2.085cm" svg:x="-12.296cm" svg:y="2.1cm" svg:viewBox="0 0 17909 2086" svg:d="M0 0c5970 0 11939 0 17909 0 0 695 0 1391 0 2086-5970 0-11939 0-17909 0 0-695 0-1391 0-2086z">
            <text:p/>
          </draw:path>
          <draw:path draw:style-name="gr7" draw:text-style-name="P7" draw:layer="layout" svg:width="0.483cm" svg:height="0.69cm" svg:x="-12.083cm" svg:y="2.156cm" svg:viewBox="0 0 484 691" svg:d="M339 626c0 22 0 43 0 65 48-3 97-6 145-9 0-10 0-20 0-30-70 0-78-9-78-56 0-199 0-397 0-596-47 4-93 7-140 11 0 10 0 21 0 31 67 0 76 6 76 53 0 71 0 142 0 213-28-37-70-62-124-62-114 0-218 98-218 224s95 221 207 221c65 0 107-34 132-65zM339 364c0 67 0 134 0 201 0 17 0 19-11 36-28 48-73 70-115 70-45 0-81-25-104-64-25-39-28-95-28-137 0-37 0-95 31-137 20-31 56-65 109-65 37 0 76 14 107 59 11 17 11 20 11 37z">
            <text:p/>
          </draw:path>
          <draw:path draw:style-name="gr7" draw:text-style-name="P7" draw:layer="layout" svg:width="0.9cm" svg:height="0.038cm" svg:x="-12.296cm" svg:y="3.235cm" svg:viewBox="0 0 901 39" svg:d="M0 0c300 0 601 0 901 0 0 13 0 26 0 39-300 0-601 0-901 0 0-13 0-26 0-39z">
            <text:p/>
          </draw:path>
          <draw:path draw:style-name="gr7" draw:text-style-name="P7" draw:layer="layout" svg:width="0.483cm" svg:height="0.693cm" svg:x="-12.262cm" svg:y="3.493cm" svg:viewBox="0 0 484 694" svg:d="M342 629c0 22 0 43 0 65 47-4 95-8 142-12 0-10 0-20 0-30-67 0-75-6-75-56 0-199 0-397 0-596-48 4-95 7-143 11 0 10 0 21 0 31 70 0 78 6 78 56 0 70 0 140 0 210-28-34-70-59-123-59-117 0-221 95-221 221s98 224 210 224c62 0 106-34 132-65zM342 366c0 67 0 133 0 199 0 19 0 22-12 36-30 48-72 70-117 70-42 0-79-25-101-61-28-42-31-98-31-137 0-37 3-95 31-140 22-31 59-65 112-65 34 0 76 17 106 62 12 14 12 17 12 36z">
            <text:p/>
          </draw:path>
          <draw:path draw:style-name="gr7" draw:text-style-name="P7" draw:layer="layout" svg:width="0.299cm" svg:height="0.625cm" svg:x="-11.725cm" svg:y="3.56cm" svg:viewBox="0 0 300 626" svg:d="M179 221c31 0 62 0 93 0 19 0 28 0 28-20 0-8-9-8-26-8-29 0-57 0-86 0 33-140 39-159 39-165 0-17-11-28-28-28-3 0-31 0-39 36-13 53-27 105-40 157-30 0-61 0-92 0-20 0-28 0-28 17 0 11 6 11 25 11 29 0 58 0 87 0-70 280-73 296-73 313 0 53 37 92 90 92 101 0 157-142 157-151 0-11-9-11-12-11-11 0-11 3-16 14-42 104-93 126-126 126-23 0-31-14-31-45 0-25 0-30 5-47 25-97 49-194 73-291z">
            <text:p/>
          </draw:path>
          <draw:path draw:style-name="gr7" draw:text-style-name="P7" draw:layer="layout" svg:width="0.699cm" svg:height="0.67cm" svg:x="-11.235cm" svg:y="2.83cm" svg:viewBox="0 0 700 671" svg:d="M258 361c56 0 112 0 168 0 140 0 274-101 274-213 0-75-64-148-193-148-107 0-213 0-319 0-17 0-28 0-28 20 0 11 8 11 28 11 14 0 30 3 42 3 16 2 22 5 22 14 0 5 0 8-6 19-43 176-87 352-131 529-9 36-11 44-90 44-17 0-25 0-25 20 0 11 11 11 14 11 28 0 98-3 123-3 23 0 45 0 65 0 22 0 42 3 64 3 6 0 20 0 20-19 0-12-9-12-28-12-37 0-65 0-65-16 0-6 3-12 3-17 21-82 41-164 62-246zM328 67c8-33 11-36 53-36 31 0 63 0 95 0 81 0 134 28 134 95 0 39-19 123-58 156-48 45-110 54-152 54-46 0-93 0-140 0 23-90 45-179 68-269z">
            <text:p/>
          </draw:path>
          <draw:path draw:style-name="gr7" draw:text-style-name="P7" draw:layer="layout" svg:width="0.226cm" svg:height="0.981cm" svg:x="-10.409cm" svg:y="2.765cm" svg:viewBox="0 0 227 982" svg:d="M227 970c0-2 0-2-17-19-123-126-154-311-154-462 0-170 36-341 160-464 11-11 11-14 11-17 0-5-3-8-9-8-11 0-98 67-156 190-51 109-62 218-62 299 0 79 11 196 64 308 59 120 143 185 154 185 6 0 9-3 9-12z">
            <text:p/>
          </draw:path>
          <draw:path draw:style-name="gr7" draw:text-style-name="P7" draw:layer="layout" svg:width="0.489cm" svg:height="0.444cm" svg:x="-10.096cm" svg:y="3.067cm" svg:viewBox="0 0 490 445" svg:d="M300 137c5-25 28-115 98-115 5 0 28 0 47 12-25 5-47 30-47 53 0 16 11 33 39 33 22 0 53-17 53-56 0-50-59-64-92-64-56 0-93 50-104 76-25-68-78-76-106-76-101 0-157 126-157 151 0 8 8 8 11 8 8 0 11 0 11-8 34-106 101-129 135-129 16 0 53 9 53 65 0 30-17 98-53 235-17 58-51 100-96 100-5 0-28 0-47-11 22-6 45-25 45-53s-23-36-37-36c-28 0-53 28-53 58 0 45 48 65 92 65 65 0 101-70 104-76 11 36 48 76 106 76 101 0 157-126 157-151 0-12-8-12-11-12-8 0-11 6-14 12-31 106-98 128-132 128-36 0-53-31-53-64 0-22 6-42 17-87 11-44 22-89 34-134z">
            <text:p/>
          </draw:path>
          <draw:path draw:style-name="gr7" draw:text-style-name="P7" draw:layer="layout" svg:width="0.559cm" svg:height="0.038cm" svg:x="-10.124cm" svg:y="3.618cm" svg:viewBox="0 0 560 39" svg:d="M0 0c187 0 373 0 560 0 0 13 0 26 0 39-187 0-373 0-560 0 0-13 0-26 0-39z">
            <text:p/>
          </draw:path>
          <draw:path draw:style-name="gr7" draw:text-style-name="P7" draw:layer="layout" svg:width="0.114cm" svg:height="0.293cm" svg:x="-9.477cm" svg:y="3.397cm" svg:viewBox="0 0 115 294" svg:d="M115 103c0-64-25-103-65-103-30 0-50 25-50 50 0 28 20 53 50 53 14 0 26-2 37-11 3-3 2-3 3-5 2 0 2 2 2 16 0 73-33 132-67 163-11 11-11 14-11 16 0 6 6 12 11 12 11 0 90-76 90-191z">
            <text:p/>
          </draw:path>
          <draw:path draw:style-name="gr7" draw:text-style-name="P7" draw:layer="layout" svg:width="0.301cm" svg:height="0.625cm" svg:x="-9.102cm" svg:y="2.886cm" svg:viewBox="0 0 302 626" svg:d="M179 224c31 0 62 0 93 0 19 0 30 0 30-20 0-11-11-11-28-11-29 0-57 0-86 0 33-140 39-159 39-165 0-17-11-28-28-28-3 0-31 3-39 36-13 53-27 105-40 157-30 0-61 0-92 0-20 0-28 0-28 17 0 14 8 14 28 14 28 0 56 0 84 0-70 277-73 293-73 313 0 53 37 89 90 89 101 0 157-142 157-151 0-11-9-11-12-11-8 0-11 3-14 14-44 104-95 126-128 126-23 0-31-11-31-45 0-22 3-30 5-47 25-96 49-192 73-288z">
            <text:p/>
          </draw:path>
          <draw:path draw:style-name="gr7" draw:text-style-name="P7" draw:layer="layout" svg:width="0.226cm" svg:height="0.981cm" svg:x="-8.713cm" svg:y="2.765cm" svg:viewBox="0 0 227 982" svg:d="M227 489c0-75-11-195-65-304-58-121-142-185-154-185-5 0-8 3-8 8 0 3 0 6 17 23 98 98 154 254 154 458 0 168-37 342-160 465-11 14-11 14-11 16 0 6 3 12 8 12 12 0 98-68 157-193 51-107 62-216 62-300z">
            <text:p/>
          </draw:path>
          <draw:path draw:style-name="gr7" draw:text-style-name="P7" draw:layer="layout" svg:width="0.103cm" svg:height="0.421cm" svg:x="-8.029cm" svg:y="3.079cm" svg:viewBox="0 0 104 422" svg:d="M104 50c0-28-21-50-51-50-29 0-53 21-53 50 0 30 24 53 53 53 30 0 51-22 51-53zM104 369c0-28-21-50-51-50-29 0-53 21-53 50s24 53 53 53c30 0 51-22 51-53z">
            <text:p/>
          </draw:path>
          <draw:path draw:style-name="gr7" draw:text-style-name="P7" draw:layer="layout" svg:width="0.654cm" svg:height="0.228cm" svg:x="-7.786cm" svg:y="3.14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7" draw:text-style-name="P7" draw:layer="layout" svg:width="0.217cm" svg:height="0.681cm" svg:x="-6.392cm" svg:y="2.819cm" svg:viewBox="0 0 218 682" svg:d="M140 0c-47 4-93 7-140 11 0 10 0 21 0 31 67 0 76 8 76 56 0 170 0 339 0 509 0 45-12 45-76 45 0 10 0 20 0 30 31 0 85-2 109-2s73 2 109 2c0-10 0-20 0-30-67 0-78 0-78-45 0-202 0-405 0-607z">
            <text:p/>
          </draw:path>
          <draw:path draw:style-name="gr7" draw:text-style-name="P7" draw:layer="layout" svg:width="0.209cm" svg:height="0.656cm" svg:x="-6.12cm" svg:y="2.844cm" svg:viewBox="0 0 210 657" svg:d="M143 224c-46 3-92 7-137 11 0 10 0 20 0 31 61 0 72 5 72 53 0 87 0 175 0 263 0 44-11 44-78 44 0 11 0 21 0 31 31 0 84-3 109-3 34 0 67 3 101 3 0-10 0-20 0-31-64 0-67-5-67-42 0-120 0-240 0-360zM146 53c0-31-26-53-51-53-31 0-53 28-53 53s22 50 53 50c25 0 51-19 51-50z">
            <text:p/>
          </draw:path>
          <draw:path draw:style-name="gr7" draw:text-style-name="P7" draw:layer="layout" svg:width="0.769cm" svg:height="0.432cm" svg:x="-5.849cm" svg:y="3.067cm" svg:viewBox="0 0 770 433" svg:d="M78 95c0 88 0 175 0 263 0 45-11 45-78 45 0 10 0 20 0 30 36 0 87-2 112-2s78 2 112 2c0-10 0-20 0-30-67 0-78 0-78-45 0-60 0-119 0-179 0-103 70-157 134-157 62 0 73 54 73 109 0 76 0 151 0 227 0 45-11 45-79 45 0 10 0 20 0 30 34 0 84-2 112-2 26 0 76 2 110 2 0-10 0-20 0-30-65 0-76 0-76-45 0-60 0-119 0-179 0-103 70-157 132-157 61 0 72 54 72 109 0 76 0 151 0 227 0 45-11 45-75 45 0 10 0 20 0 30 33 0 84-2 112-2 25 0 75 2 109 2 0-10 0-20 0-30-51 0-76 0-78-28 0-63 0-125 0-188 0-86 0-114-28-151-14-16-48-36-104-36-84 0-126 59-143 95-14-84-87-95-131-95-73 0-118 42-146 103 0-34 0-69 0-103-47 4-93 7-140 11 0 10 0 21 0 31 70 0 78 6 78 53z">
            <text:p/>
          </draw:path>
          <draw:path draw:style-name="gr7" draw:text-style-name="P7" draw:layer="layout" svg:width="0.562cm" svg:height="0.491cm" svg:x="-6.761cm" svg:y="3.644cm" svg:viewBox="0 0 563 492" svg:d="M305 17c-8-11-11-17-22-17-9 0-17 3-23 14-85 154-169 308-254 461-6 6-4 6-6 9 0 8 6 8 17 8 176 0 353 0 529 0 11 0 17 0 17-8-2-3 0-3-6-9-84-152-168-305-252-458zM258 67c68 122 136 244 204 366-135 0-271 0-406 0 67-122 134-244 202-366z">
            <text:p/>
          </draw:path>
          <draw:path draw:style-name="gr7" draw:text-style-name="P7" draw:layer="layout" svg:width="0.231cm" svg:height="0.435cm" svg:x="-6.126cm" svg:y="3.705cm" svg:viewBox="0 0 232 436" svg:d="M140 157c23 0 47 0 70 0 14 0 22 0 22-14 0-9-8-9-22-9-21 0-43 0-64 0 8-34 16-69 25-103 0-3 3-6 3-9 0-14-12-22-26-22-16 0-25 11-30 31-6 17 2-17-26 103-24 0-48 0-72 0-12 0-20 0-20 14 0 9 8 9 20 9 21 0 43 0 64 0-13 54-26 108-39 162-6 19-11 42-11 53 0 39 33 64 72 64 79 0 121-96 121-106s-9-8-11-8c-9 0-9 2-14 14-20 42-54 81-93 81-14 0-22-9-22-34 0-5 3-22 3-28 16-66 33-132 50-198z">
            <text:p/>
          </draw:path>
          <draw:path draw:style-name="gr7" draw:text-style-name="P7" draw:layer="layout" svg:width="0.677cm" svg:height="0.363cm" svg:x="-5.807cm" svg:y="3.781cm" svg:viewBox="0 0 678 364" svg:d="M582 199c-86 64-65 102-98 153 0 12 6 12 14 12 14 0 17 0 20-12 3-19 14-61 50-100 40-42 76-53 104-62 3 0 6-5 6-8 0-6-3-9-12-11-100-31-134-101-148-163-3-8-10-8-20-8-9 0-14 0-14 11 13 32 6 48 40 95 16 23 36 42 58 59-184 0-369 0-554 0-11 0-28 0-28 17s17 17 28 17c185 0 370 0 554 0z">
            <text:p/>
          </draw:path>
          <draw:path draw:style-name="gr7" draw:text-style-name="P7" draw:layer="layout" svg:width="0.318cm" svg:height="0.469cm" svg:x="-5.039cm" svg:y="3.677cm" svg:viewBox="0 0 319 470" svg:d="M319 238c0-76-8-129-39-179-22-31-64-59-120-59-160 0-160 187-160 238 0 50 0 232 160 232 159 0 159-182 159-232zM160 453c-31 0-73-20-87-75-9-42-9-98-9-149 0-50 0-103 9-140 17-55 59-69 87-69 39 0 72 22 86 64 12 36 12 87 12 145 0 51 0 101-9 146-14 61-61 78-89 78z">
            <text:p/>
          </draw:path>
          <draw:path draw:style-name="gr7" draw:text-style-name="P7" draw:layer="layout" svg:width="0.702cm" svg:height="0.67cm" svg:x="-4.362cm" svg:y="2.167cm" svg:viewBox="0 0 703 671" svg:d="M260 361c56 0 112 0 168 0 138 0 275-104 275-213 0-75-65-148-193-148-107 0-213 0-320 0-16 0-28 0-28 17 0 14 9 14 28 14 12 0 31 0 42 0 17 3 23 5 23 17 0 2-3 5-6 19-44 175-88 351-131 526-9 39-12 47-90 47-17 0-28 0-28 17 0 14 14 14 17 14 28 0 95-5 123-5 22 0 42 2 64 2 23 0 42 3 65 3 5 0 19 0 19-19 0-12-8-12-28-12-36 0-64 0-64-19 0-6 3-11 3-17 20-81 41-162 61-243zM330 67c9-33 12-36 54-36 31 0 63 0 95 0 81 0 134 25 134 92 0 39-19 123-59 159-50 45-109 51-151 51-47 0-93 0-140 0 23-89 45-177 67-266z">
            <text:p/>
          </draw:path>
          <draw:path draw:style-name="gr7" draw:text-style-name="P7" draw:layer="layout" svg:width="0.226cm" svg:height="0.981cm" svg:x="-3.533cm" svg:y="2.1cm" svg:viewBox="0 0 227 982" svg:d="M227 973c0-3 0-5-17-22-123-123-154-311-154-459 0-170 36-341 160-464 11-14 11-14 11-17 0-8-3-11-9-11-11 0-100 67-156 193-51 106-62 215-62 299 0 76 8 196 64 305 59 123 143 185 154 185 6 0 9-3 9-9z">
            <text:p/>
          </draw:path>
          <draw:path draw:style-name="gr7" draw:text-style-name="P7" draw:layer="layout" svg:width="0.489cm" svg:height="0.444cm" svg:x="-3.22cm" svg:y="2.402cm" svg:viewBox="0 0 490 445" svg:d="M300 140c5-28 28-118 98-118 2 0 28 0 47 14-28 3-47 28-47 53 0 14 11 34 39 34 19 0 53-17 53-56 0-53-59-67-92-67-56 0-93 53-104 76-25-65-78-76-106-76-101 0-157 129-157 151 0 11 8 11 11 11 8 0 11-3 11-11 34-103 98-129 132-129 19 0 53 9 53 67 0 28-17 96-53 233-14 61-51 103-93 103-5 0-28 0-50-14 25-6 48-25 48-53 0-25-23-34-37-34-31 0-53 26-53 56 0 45 48 65 92 65 65 0 101-67 104-73 11 36 45 73 106 73 101 0 157-126 157-151 0-9-8-9-11-9-11 0-11 3-14 11-34 104-101 129-132 129-36 0-53-34-53-64 0-23 6-45 17-87 11-45 22-89 34-134z">
            <text:p/>
          </draw:path>
          <draw:path draw:style-name="gr7" draw:text-style-name="P7" draw:layer="layout" svg:width="0.562cm" svg:height="0.038cm" svg:x="-3.251cm" svg:y="2.956cm" svg:viewBox="0 0 563 39" svg:d="M0 0c188 0 375 0 563 0 0 13 0 26 0 39-188 0-375 0-563 0 0-13 0-26 0-39z">
            <text:p/>
          </draw:path>
          <draw:path draw:style-name="gr7" draw:text-style-name="P7" draw:layer="layout" svg:width="0.114cm" svg:height="0.293cm" svg:x="-2.601cm" svg:y="2.732cm" svg:viewBox="0 0 115 294" svg:d="M115 103c0-64-25-103-65-103-30 0-50 25-50 53 0 25 20 53 50 53 12 0 26-5 34-14 6-3 4-2 6-3 2 0 2 0 2 14 0 73-33 132-67 165-11 12-11 12-11 14 0 9 6 12 11 12 11 0 90-76 90-191z">
            <text:p/>
          </draw:path>
          <draw:path draw:style-name="gr7" draw:text-style-name="P7" draw:layer="layout" svg:width="0.299cm" svg:height="0.623cm" svg:x="-2.226cm" svg:y="2.223cm" svg:viewBox="0 0 300 624" svg:d="M179 221c31 0 62 0 93 0 19 0 28 0 28-20 0-11-9-11-26-11-29 0-57 0-86 0 33-140 39-159 39-165 0-17-11-25-28-25-3 0-31 0-39 34-13 52-27 104-40 156-30 0-61 0-92 0-20 0-28 0-28 20 0 11 6 11 25 11 29 0 58 0 87 0-70 280-73 296-73 313 0 53 37 90 90 90 101 0 157-143 157-151 0-9-9-9-12-9-11 0-11 3-16 14-42 101-93 126-126 126-23 0-31-14-31-45 0-25 0-30 5-47 25-97 49-194 73-291z">
            <text:p/>
          </draw:path>
          <draw:path draw:style-name="gr7" draw:text-style-name="P7" draw:layer="layout" svg:width="0.654cm" svg:height="0.653cm" svg:x="-1.621cm" svg:y="2.265cm" svg:viewBox="0 0 655 654" svg:d="M347 347c92 0 183 0 275 0 14 0 33 0 33-20 0-19-19-19-33-19-92 0-183 0-275 0 0-93 0-185 0-277 0-11 0-31-19-31-20 0-20 20-20 31 0 92 0 184 0 277-91 0-183 0-274 0-14 0-34 0-34 19 0 20 20 20 34 20 91 0 183 0 274 0 0 91 0 182 0 274 0 14 0 33 20 33 19 0 19-19 19-33 0-92 0-183 0-274z">
            <text:p/>
          </draw:path>
          <draw:path draw:style-name="gr7" draw:text-style-name="P7" draw:layer="layout" svg:width="0.727cm" svg:height="0.704cm" svg:x="-0.647cm" svg:y="2.134cm" svg:viewBox="0 0 728 705" svg:d="M389 17c-5-11-8-17-25-17s-20 6-25 17c-111 223-222 445-333 668-6 9-6 9-6 11 0 9 8 9 22 9 228 0 456 0 683 0 17 0 23 0 23-9 0-2 0-2-6-11-111-223-222-445-333-668zM333 98c88 177 176 354 263 531-176 0-352 0-529 0 89-177 177-354 266-531z">
            <text:p/>
          </draw:path>
          <draw:path draw:style-name="gr7" draw:text-style-name="P7" draw:layer="layout" svg:width="0.301cm" svg:height="0.623cm" svg:x="0.151cm" svg:y="2.223cm" svg:viewBox="0 0 302 624" svg:d="M179 221c31 0 62 0 93 0 19 0 30 0 30-20 0-11-11-11-28-11-29 0-57 0-86 0 36-140 39-159 39-165 0-17-11-25-28-25-3 0-31 0-39 34-13 52-27 104-40 156-30 0-61 0-92 0-20 0-28 0-28 20 0 11 8 11 28 11 29 0 58 0 87 0-73 280-76 296-76 313 0 53 37 90 90 90 101 0 157-143 157-151 0-9-9-9-12-9-8 0-11 3-14 14-44 101-95 126-128 126-20 0-31-14-31-45 0-25 3-30 5-47 25-97 49-194 73-291z">
            <text:p/>
          </draw:path>
          <draw:path draw:style-name="gr7" draw:text-style-name="P7" draw:layer="layout" svg:width="0.226cm" svg:height="0.981cm" svg:x="0.54cm" svg:y="2.1cm" svg:viewBox="0 0 227 982" svg:d="M227 492c0-78-11-196-65-307-58-121-142-185-154-185-5 0-8 6-8 11 0 3 0 3 17 23 98 97 154 251 154 458 0 168-37 341-160 464-11 12-11 14-11 17 0 6 3 9 8 9 12 0 98-68 157-191 51-109 62-218 62-299z">
            <text:p/>
          </draw:path>
          <draw:path draw:style-name="gr7" draw:text-style-name="P7" draw:layer="layout" svg:width="0.598cm" svg:height="0.038cm" svg:x="1.495cm" svg:y="2.573cm" svg:viewBox="0 0 599 39" svg:d="M566 39c16 0 33 0 33-19 0-20-17-20-33-20-178 0-355 0-532 0-17 0-34 0-34 20 0 19 17 19 34 19 177 0 354 0 532 0z">
            <text:p/>
          </draw:path>
          <draw:path draw:style-name="gr7" draw:text-style-name="P7" draw:layer="layout" svg:width="0.702cm" svg:height="0.67cm" svg:x="2.763cm" svg:y="2.167cm" svg:viewBox="0 0 703 671" svg:d="M260 361c55 0 110 0 166 0 140 0 277-104 277-213 0-75-65-148-193-148-107 0-213 0-320 0-19 0-30 0-30 17 0 14 11 14 30 14 12 0 31 0 42 0 14 3 20 5 20 17 0 2 0 5-3 19-44 175-88 351-131 526-12 39-12 47-90 47-17 0-28 0-28 17 0 14 11 14 14 14 28 0 98-5 126-5 20 0 42 2 64 2 20 0 42 3 62 3 8 0 20 0 20-19 0-12-9-12-26-12-36 0-64 0-64-19 0-6 0-11 3-17 20-81 41-162 61-243zM330 67c9-33 12-36 54-36 31 0 63 0 95 0 81 0 131 25 131 92 0 39-19 123-56 159-50 45-109 51-151 51-47 0-93 0-140 0 23-89 45-177 67-266z">
            <text:p/>
          </draw:path>
          <draw:path draw:style-name="gr7" draw:text-style-name="P7" draw:layer="layout" svg:width="0.229cm" svg:height="0.981cm" svg:x="3.589cm" svg:y="2.1cm" svg:viewBox="0 0 230 982" svg:d="M230 973c0-3 0-5-17-22-123-123-154-311-154-459 0-170 36-341 157-464 14-14 14-14 14-17 0-8-6-11-12-11-8 0-98 67-156 193-48 106-62 215-62 299 0 76 11 196 67 305 59 123 143 185 151 185 6 0 12-3 12-9z">
            <text:p/>
          </draw:path>
          <draw:path draw:style-name="gr7" draw:text-style-name="P7" draw:layer="layout" svg:width="0.489cm" svg:height="0.444cm" svg:x="3.902cm" svg:y="2.402cm" svg:viewBox="0 0 490 445" svg:d="M302 140c6-28 28-118 96-118 5 0 30 0 50 14-28 3-48 28-48 53 0 14 12 34 37 34 22 0 53-17 53-56 0-53-56-67-90-67-58 0-92 53-103 76-25-65-79-76-107-76-103 0-159 129-159 151 0 11 7 7 11 11 8 0 11-3 14-11 34-103 98-129 132-129 19 0 53 9 53 67 0 28-17 96-53 233-14 61-51 103-93 103-5 0-28 0-50-14 25-6 47-25 47-53 0-25-22-34-36-34-31 0-56 26-56 56 0 45 50 65 92 65 68 0 101-67 104-73 14 36 48 73 106 73 101 0 157-126 157-151 0-9-8-9-11-9-8 0-11 3-11 11-34 104-101 129-132 129-39 0-53-34-53-64 0-23 6-45 17-87 11-45 22-89 33-134z">
            <text:p/>
          </draw:path>
          <draw:path draw:style-name="gr7" draw:text-style-name="P7" draw:layer="layout" svg:width="0.562cm" svg:height="0.038cm" svg:x="3.874cm" svg:y="2.956cm" svg:viewBox="0 0 563 39" svg:d="M0 0c188 0 375 0 563 0 0 13 0 26 0 39-188 0-375 0-563 0 0-13 0-26 0-39z">
            <text:p/>
          </draw:path>
          <draw:path draw:style-name="gr7" draw:text-style-name="P7" draw:layer="layout" svg:width="0.114cm" svg:height="0.293cm" svg:x="4.521cm" svg:y="2.732cm" svg:viewBox="0 0 115 294" svg:d="M115 103c0-64-23-103-62-103-33 0-53 25-53 53 0 25 20 53 53 53 11 0 25-5 34-14 3-3 4-2 5-3 1 5 3 0 3 14 0 73-36 132-67 165-11 12-11 12-11 14 0 9 5 12 8 12 11 0 90-76 90-191z">
            <text:p/>
          </draw:path>
          <draw:path draw:style-name="gr7" draw:text-style-name="P7" draw:layer="layout" svg:width="0.301cm" svg:height="0.623cm" svg:x="4.896cm" svg:y="2.223cm" svg:viewBox="0 0 302 624" svg:d="M182 221c31 0 62 0 92 0 20 0 28 0 28-20 0-11-8-11-28-11-29 0-57 0-86 0 36-140 42-159 42-165 0-17-12-25-28-25-3 0-31 0-40 34-13 52-26 104-39 156-31 0-61 0-92 0-20 0-31 0-31 20 0 11 8 11 28 11 29 0 58 0 87 0-70 280-76 296-76 313 0 53 39 90 93 90 100 0 156-143 156-151 0-9-8-9-14-9-8 0-8 3-14 14-42 101-95 126-128 126-20 0-31-14-31-45 0-25 3-30 8-47 24-97 49-194 73-291z">
            <text:p/>
          </draw:path>
          <draw:path draw:style-name="gr7" draw:text-style-name="P7" draw:layer="layout" svg:width="0.229cm" svg:height="0.981cm" svg:x="5.285cm" svg:y="2.1cm" svg:viewBox="0 0 230 982" svg:d="M230 492c0-78-12-196-68-307-58-121-142-185-151-185-5 0-11 6-11 11 0 3 0 3 20 23 95 97 151 251 151 458 0 168-37 341-157 464-14 12-14 14-14 17 0 6 6 9 11 9 9 0 98-68 157-191 48-109 62-218 62-299z">
            <text:p/>
          </draw:path>
          <draw:path draw:style-name="gr7" draw:text-style-name="P7" draw:layer="layout" svg:width="10.013cm" svg:height="0.038cm" svg:x="-4.401cm" svg:y="3.235cm" svg:viewBox="0 0 10014 39" svg:d="M0 0c3338 0 6676 0 10014 0 0 13 0 26 0 39-3338 0-6676 0-10014 0 0-13 0-26 0-39z">
            <text:p/>
          </draw:path>
          <draw:path draw:style-name="gr7" draw:text-style-name="P7" draw:layer="layout" svg:width="0.724cm" svg:height="0.701cm" svg:x="1.05cm" svg:y="3.473cm" svg:viewBox="0 0 725 702" svg:d="M386 17c-5-14-8-17-25-17s-17 3-25 17c-111 222-222 443-333 665-3 9-2 8-3 12 0 8 6 8 20 8 227 0 455 0 683 0 16 0 22 0 22-8-2-4 0-3-6-12-111-222-222-443-333-665zM330 98c89 176 178 352 266 528-177 0-354 0-532 0 89-176 178-352 266-528z">
            <text:p/>
          </draw:path>
          <draw:path draw:style-name="gr7" draw:text-style-name="P7" draw:layer="layout" svg:width="0.301cm" svg:height="0.625cm" svg:x="1.845cm" svg:y="3.56cm" svg:viewBox="0 0 302 626" svg:d="M179 221c31 0 62 0 93 0 19 0 30 0 30-20 0-8-11-8-28-8-29 0-57 0-86 0 36-140 42-159 42-165 0-17-14-28-31-28-3 0-31 0-39 36-13 53-25 105-37 157-31 0-61 0-92 0-20 0-31 0-31 17 0 11 8 11 28 11 29 0 58 0 87 0-70 280-76 296-76 313 0 53 37 92 90 92 101 0 157-142 157-151 0-11-9-11-12-11-8 0-8 3-14 14-42 104-95 126-128 126-20 0-31-14-31-45 0-25 3-30 5-47 25-97 49-194 73-291z">
            <text:p/>
          </draw:path>
        </draw:g>
        <draw:g draw:style-name="gr6">
          <svg:title>TexMaths</svg:title>
          <svg:desc>28§display§$P(\underline{x}, t) := P(\underline{X}(t) = \underline{x})$§svg§600§FALSE§</svg:desc>
          <draw:path draw:style-name="gr7" draw:text-style-name="P7" draw:layer="layout" svg:width="9.69cm" svg:height="0.876cm" svg:x="1.609cm" svg:y="0.387cm" svg:viewBox="0 0 9691 877" svg:d="M0 0c3230 0 6461 0 9691 0 0 292 0 584 0 877-3230 0-6461 0-9691 0 0-293 0-585 0-877z">
            <text:p/>
          </draw:path>
          <draw:path draw:style-name="gr8" draw:text-style-name="P8" draw:layer="layout" svg:width="9.791cm" svg:height="0.976cm" svg:x="1.559cm" svg:y="0.337cm" svg:viewBox="0 0 9792 977" svg:d="M0 0c3264 0 6528 0 9792 0 0 326 0 651 0 977-3264 0-6528 0-9792 0 0-326 0-651 0-977z">
            <text:p/>
          </draw:path>
          <draw:path draw:style-name="gr7" draw:text-style-name="P7" draw:layer="layout" svg:width="0.578cm" svg:height="0.669cm" svg:x="1.593cm" svg:y="0.401cm" svg:viewBox="0 0 579 670" svg:d="M190 360c55 0 110 0 166 0 117 0 223-78 223-176 0-97-98-184-232-184-116 0-231 0-347 0 0 10 0 20 0 31 8 0 17 0 25 0 76 0 76 11 76 47 0 171 0 343 0 514 0 36 0 47-76 47-8 0-17 0-25 0 0 10 0 21 0 31 36-6 109-6 146-6 36 0 112 0 145 6 0-10 0-21 0-31-7 0-15 0-22 0-79 0-79-11-79-47 0-77 0-155 0-232zM188 335c0-88 0-177 0-265 0-31 0-39 47-39 29 0 58 0 87 0 157 0 157 103 157 153 0 45 0 151-157 151-45 0-90 0-134 0z">
            <text:p/>
          </draw:path>
          <draw:path draw:style-name="gr7" draw:text-style-name="P7" draw:layer="layout" svg:width="0.226cm" svg:height="0.976cm" svg:x="2.326cm" svg:y="0.337cm" svg:viewBox="0 0 227 977" svg:d="M227 966c0-3 0-3-17-20-120-123-154-307-154-457 0-171 39-341 160-464 11-11 11-11 11-17 0-5-3-8-9-8-11 0-98 67-156 190-51 109-62 218-62 299 0 75 11 195 64 304 59 120 143 184 154 184 6 0 9-3 9-11z">
            <text:p/>
          </draw:path>
          <draw:path draw:style-name="gr7" draw:text-style-name="P7" draw:layer="layout" svg:width="0.494cm" svg:height="0.421cm" svg:x="2.623cm" svg:y="0.65cm" svg:viewBox="0 0 495 422" svg:d="M272 190c28-36 64-84 89-109 31-36 70-50 118-50 0-11 0-21 0-31-26 0-56 3-81 3-31 0-82-3-96-3 0 10 0 20 0 31 23 0 28 12 28 28 0 15-8 28-14 36-20 25-41 50-61 75-25-32-51-65-76-97-8-12-8-14-8-20 0-14 14-22 33-22 0-11 0-21 0-31-25 0-89 3-106 3-20 0-67-3-92-3 0 10 0 20 0 31 67 0 70 0 114 58 33 42 66 84 98 126-30 39-61 78-92 117-48 56-106 59-126 59 0 10 0 20 0 31 25-3 56-6 81-6 28 0 70 3 95 6 0-11 0-21 0-31-22-3-30-17-30-31 0-22 30-53 89-126 25 33 51 66 76 98 5 11 19 28 19 34 0 8-8 22-36 25 0 10 0 20 0 31 31-3 87-6 106-6 28 0 67 3 95 6 0-11 0-21 0-31-53 0-70-3-92-31-44-57-88-113-131-170z">
            <text:p/>
          </draw:path>
          <draw:path draw:style-name="gr7" draw:text-style-name="P7" draw:layer="layout" svg:width="0.517cm" svg:height="0.038cm" svg:x="2.612cm" svg:y="1.186cm" svg:viewBox="0 0 518 39" svg:d="M0 0c173 0 345 0 518 0 0 13 0 26 0 39-173 0-345 0-518 0 0-13 0-26 0-39z">
            <text:p/>
          </draw:path>
          <draw:path draw:style-name="gr7" draw:text-style-name="P7" draw:layer="layout" svg:width="0.117cm" svg:height="0.292cm" svg:x="3.213cm" svg:y="0.965cm" svg:viewBox="0 0 118 293" svg:d="M118 103c0-61-26-103-65-103-33 0-53 28-53 53s17 53 53 53c17 0 28-8 37-14 1-1 1-2 2-3 1 5 3 0 3 14 0 64-28 123-73 168-5 5-5 8-5 11 0 8 5 11 11 11 11 0 90-78 90-190z">
            <text:p/>
          </draw:path>
          <draw:path draw:style-name="gr7" draw:text-style-name="P7" draw:layer="layout" svg:width="0.307cm" svg:height="0.61cm" svg:x="3.751cm" svg:y="0.468cm" svg:viewBox="0 0 308 611" svg:d="M151 212c47 0 93 0 140 0 0-10 0-20 0-31-47 0-93 0-140 0 0-60 0-121 0-181-8 0-17 0-25 0 0 81-31 184-126 190 0 7 0 15 0 22 27 0 54 0 81 0 0 89 0 179 0 268 0 120 93 131 129 131 70 0 98-69 98-131 0-18 0-37 0-56-8 0-17 0-25 0 0 18 0 36 0 53 0 73-31 112-67 112-65 0-65-89-65-106 0-90 0-181 0-271z">
            <text:p/>
          </draw:path>
          <draw:path draw:style-name="gr7" draw:text-style-name="P7" draw:layer="layout" svg:width="0.226cm" svg:height="0.976cm" svg:x="4.171cm" svg:y="0.337cm" svg:viewBox="0 0 227 977" svg:d="M227 489c0-76-11-196-65-305-58-120-142-184-154-184-5 0-8 3-8 8 0 6 0 6 17 25 98 95 154 252 154 456 0 167-37 337-160 463-11 11-11 11-11 14 0 8 3 11 8 11 12 0 98-67 157-190 51-109 62-218 62-298z">
            <text:p/>
          </draw:path>
          <draw:path draw:style-name="gr7" draw:text-style-name="P7" draw:layer="layout" svg:width="0.103cm" svg:height="0.421cm" svg:x="4.91cm" svg:y="0.65cm" svg:viewBox="0 0 104 422" svg:d="M104 50c0-28-26-50-54-50s-50 22-50 50 22 53 50 53 54-25 54-53zM104 368c0-27-26-53-54-53s-50 26-50 53c0 28 22 54 50 54s54-26 54-54z">
            <text:p/>
          </draw:path>
          <draw:path draw:style-name="gr7" draw:text-style-name="P7" draw:layer="layout" svg:width="0.651cm" svg:height="0.228cm" svg:x="5.153cm" svg:y="0.711cm" svg:viewBox="0 0 652 229" svg:d="M619 39c16 0 33 0 33-19 0-20-17-20-31-20-196 0-393 0-590 0-14 0-31 0-31 20 0 19 17 19 34 19 195 0 390 0 585 0zM621 229c14 0 31 0 31-20 0-19-17-19-33-19-195 0-390 0-585 0-17 0-34 0-34 19 0 20 17 20 31 20 197 0 394 0 590 0z">
            <text:p/>
          </draw:path>
          <draw:path draw:style-name="gr7" draw:text-style-name="P7" draw:layer="layout" svg:width="0.578cm" svg:height="0.669cm" svg:x="6.225cm" svg:y="0.401cm" svg:viewBox="0 0 579 670" svg:d="M188 360c55 0 110 0 165 0 120 0 226-78 226-176 0-97-98-184-232-184-116 0-231 0-347 0 0 10 0 20 0 31 7 0 15 0 22 0 76 0 79 11 79 47 0 171 0 343 0 514 0 36-3 47-79 47-7 0-15 0-22 0 0 10 0 21 0 31 34-6 105-6 143-6s112 0 145 6c0-10 0-21 0-31-7 0-15 0-22 0-76 0-78-11-78-47 0-77 0-155 0-232zM185 335c0-88 0-177 0-265 0-31 3-39 47-39 30 0 60 0 90 0 154 0 154 103 154 153 0 45 0 151-154 151-46 0-92 0-137 0z">
            <text:p/>
          </draw:path>
          <draw:path draw:style-name="gr7" draw:text-style-name="P7" draw:layer="layout" svg:width="0.229cm" svg:height="0.976cm" svg:x="6.956cm" svg:y="0.337cm" svg:viewBox="0 0 230 977" svg:d="M230 966c0-3 0-3-17-20-123-123-154-307-154-457 0-171 36-341 157-464 14-11 14-11 14-17 0-5-6-8-12-8-8 0-98 67-156 190-51 109-62 218-62 299 0 75 11 195 64 304 59 120 146 184 154 184 6 0 12-3 12-11z">
            <text:p/>
          </draw:path>
          <draw:path draw:style-name="gr7" draw:text-style-name="P7" draw:layer="layout" svg:width="0.69cm" svg:height="0.669cm" svg:x="7.264cm" svg:y="0.401cm" svg:viewBox="0 0 691 670" svg:d="M372 290c45-65 90-130 135-195 22-31 56-62 142-64 0-11 0-21 0-31-36 3-84 3-109 3-39 0-87 0-126-3 0 10 0 20 0 31 39 2 62 22 62 44 0 12 0 14-9 23-37 56-74 111-111 167-42-63-84-126-126-190-3-2-9-11-9-14 0-11 23-28 65-30 0-11 0-21 0-31-34 3-107 3-143 3-31 0-93 0-129-3 0 10 0 20 0 31 7 0 13 0 20 0 53 0 72 8 89 36 61 90 121 181 182 271-54 79-108 158-162 237-11 20-42 64-143 64 0 10 0 21 0 31 36-3 78-6 109-6 39 0 93 0 126 6 0-10 0-21 0-31-45-3-61-28-61-44 0-12 2-14 11-26 46-67 93-135 140-203 51 77 102 154 154 231 2 6 5 9 5 12 0 11-22 27-64 30 0 10 0 21 0 31 33-6 106-6 143-6 42 0 86 3 128 6 0-10 0-21 0-31-6 0-13 0-19 0-51 0-70-5-93-36-69-104-138-208-207-313z">
            <text:p/>
          </draw:path>
          <draw:path draw:style-name="gr7" draw:text-style-name="P7" draw:layer="layout" svg:width="0.738cm" svg:height="0.038cm" svg:x="7.242cm" svg:y="1.186cm" svg:viewBox="0 0 739 39" svg:d="M0 0c246 0 493 0 739 0 0 13 0 26 0 39-246 0-493 0-739 0 0-13 0-26 0-39z">
            <text:p/>
          </draw:path>
          <draw:path draw:style-name="gr7" draw:text-style-name="P7" draw:layer="layout" svg:width="0.229cm" svg:height="0.976cm" svg:x="8.076cm" svg:y="0.337cm" svg:viewBox="0 0 230 977" svg:d="M230 966c0-3 0-3-17-20-123-123-154-307-154-457 0-171 36-341 157-464 14-11 14-11 14-17 0-5-6-8-12-8-8 0-98 67-154 190-50 109-64 218-64 299 0 75 11 195 67 304 59 120 143 184 151 184 6 0 12-3 12-11z">
            <text:p/>
          </draw:path>
          <draw:path draw:style-name="gr7" draw:text-style-name="P7" draw:layer="layout" svg:width="0.307cm" svg:height="0.61cm" svg:x="8.381cm" svg:y="0.468cm" svg:viewBox="0 0 308 611" svg:d="M151 212c47 0 93 0 140 0 0-10 0-20 0-31-47 0-93 0-140 0 0-60 0-121 0-181-8 0-17 0-25 0 0 81-31 184-126 190 0 7 0 15 0 22 28 0 56 0 84 0 0 89 0 179 0 268 0 120 90 131 126 131 70 0 98-69 98-131 0-18 0-37 0-56-8 0-17 0-25 0 0 18 0 36 0 53 0 73-28 112-65 112-67 0-67-89-67-106 0-90 0-181 0-271z">
            <text:p/>
          </draw:path>
          <draw:path draw:style-name="gr7" draw:text-style-name="P7" draw:layer="layout" svg:width="0.226cm" svg:height="0.976cm" svg:x="8.801cm" svg:y="0.337cm" svg:viewBox="0 0 227 977" svg:d="M227 489c0-76-9-196-65-305-58-120-142-184-154-184-5 0-8 3-8 8 0 6 0 6 20 25 95 95 151 252 151 456 0 167-37 337-160 463-11 11-11 11-11 14 0 8 3 11 8 11 12 0 101-67 157-190 51-109 62-218 62-298z">
            <text:p/>
          </draw:path>
          <draw:path draw:style-name="gr7" draw:text-style-name="P7" draw:layer="layout" svg:width="0.654cm" svg:height="0.228cm" svg:x="9.509cm" svg:y="0.711cm" svg:viewBox="0 0 655 229" svg:d="M621 39c14 0 34 0 34-19 0-20-20-20-34-20-196 0-391 0-587 0-14 0-34 0-34 20 0 19 20 19 34 19 196 0 391 0 587 0zM621 229c14 0 34 0 34-20 0-19-20-19-34-19-196 0-391 0-587 0-14 0-34 0-34 19 0 20 20 20 34 20 196 0 391 0 587 0z">
            <text:p/>
          </draw:path>
          <draw:path draw:style-name="gr7" draw:text-style-name="P7" draw:layer="layout" svg:width="0.494cm" svg:height="0.421cm" svg:x="10.559cm" svg:y="0.65cm" svg:viewBox="0 0 495 422" svg:d="M272 190c28-36 67-84 89-109 31-36 70-50 118-50 0-11 0-21 0-31-26 0-56 3-81 3-28 0-82-3-96-3 0 10 0 20 0 31 23 0 31 12 31 28 0 15-11 28-17 36-19 25-39 50-58 75-27-32-53-65-79-97-8-12-8-14-8-20 0-14 14-22 33-22 0-11 0-21 0-31-25 0-89 3-106 3-20 0-67-3-92-3 0 10 0 20 0 31 70 0 70 0 114 58 33 42 66 84 98 126-30 39-61 78-92 117-48 56-104 59-126 59 0 10 0 20 0 31 25-3 56-6 81-6 31 0 70 3 95 6 0-11 0-21 0-31-22-3-28-17-28-31 0-22 28-53 87-126 25 33 51 66 76 98 8 11 19 28 19 34 0 8-8 22-33 25 0 10 0 20 0 31 28-3 84-6 106-6 25 0 64 3 92 6 0-11 0-21 0-31-53 0-70-3-92-31-44-57-88-113-131-170z">
            <text:p/>
          </draw:path>
          <draw:path draw:style-name="gr7" draw:text-style-name="P7" draw:layer="layout" svg:width="0.517cm" svg:height="0.038cm" svg:x="10.548cm" svg:y="1.186cm" svg:viewBox="0 0 518 39" svg:d="M0 0c173 0 345 0 518 0 0 13 0 26 0 39-173 0-345 0-518 0 0-13 0-26 0-39z">
            <text:p/>
          </draw:path>
          <draw:path draw:style-name="gr7" draw:text-style-name="P7" draw:layer="layout" svg:width="0.229cm" svg:height="0.976cm" svg:x="11.121cm" svg:y="0.337cm" svg:viewBox="0 0 230 977" svg:d="M230 489c0-76-12-196-65-305-59-120-143-184-154-184-5 0-11 3-11 8 0 6 0 6 20 25 98 95 154 252 154 456 0 167-37 337-160 463-14 11-14 11-14 14 0 8 6 11 11 11 11 0 98-67 157-190 50-109 62-218 62-298z">
            <text:p/>
          </draw:path>
        </draw:g>
        <draw:g draw:style-name="gr6">
          <svg:title>TexMaths</svg:title>
          <svg:desc>28§latex§\begin{equation*}
     = \sum_i \Big(a_i(\underline{x} - \underline \nu_i)\Delta t + o(\Delta t)\Big)P(\underline{x}- \underline \nu_i,t) 
    \quad + \left(1 - \sum_i a_i(\underline{x})\Delta t + o(\Delta t)\right)P(\underline{x},t)
\end{equation*}§svg§600§FALSE§</svg:desc>
          <draw:path draw:style-name="gr7" draw:text-style-name="P7" draw:layer="layout" svg:width="33.747cm" svg:height="2.844cm" svg:x="0.905cm" svg:y="13.45cm" svg:viewBox="0 0 33748 2845" svg:d="M0 0c11249 0 22499 0 33748 0 0 948 0 1897 0 2845-11249 0-22499 0-33748 0 0-948 0-1897 0-2845z">
            <text:p/>
          </draw:path>
          <draw:path draw:style-name="gr8" draw:text-style-name="P8" draw:layer="layout" svg:width="33.848cm" svg:height="2.945cm" svg:x="0.855cm" svg:y="13.4cm" svg:viewBox="0 0 33849 2946" svg:d="M0 0c11283 0 22566 0 33849 0 0 982 0 1964 0 2946-11283 0-22566 0-33849 0 0-982 0-1964 0-2946z">
            <text:p/>
          </draw:path>
          <draw:path draw:style-name="gr7" draw:text-style-name="P7" draw:layer="layout" svg:width="0.654cm" svg:height="0.228cm" svg:x="0.911cm" svg:y="14.76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7" draw:text-style-name="P7" draw:layer="layout" svg:width="1.309cm" svg:height="1.373cm" svg:x="1.95cm" svg:y="14.186cm" svg:viewBox="0 0 1310 1374" svg:d="M1190 1374c40-105 80-209 120-314-8 0-17 0-25 0-39 104-143 168-257 199-20 6-115 31-306 31-198 0-395 0-593 0 167-196 334-392 501-588 8-8 8-11 8-14s0-5-5-17c-153-207-306-415-459-623 180 0 360 0 540 0 132 0 221 14 230 14 53 8 137 25 215 75 25 14 92 59 126 140 8 0 17 0 25 0-40-92-80-185-120-277-387 0-775 0-1162 0-22 0-25 0-28 6 0 5 0 22 0 33 174 237 347 474 521 711-170 198-340 397-510 596-11 11-11 17-11 19 0 9 8 9 28 9 387 0 775 0 1162 0z">
            <text:p/>
          </draw:path>
          <draw:path draw:style-name="gr7" draw:text-style-name="P7" draw:layer="layout" svg:width="0.206cm" svg:height="0.461cm" svg:x="2.498cm" svg:y="15.823cm" svg:viewBox="0 0 207 462" svg:d="M190 25c0-11-8-25-28-25-16 0-39 17-39 36 0 12 11 26 28 26 20 0 39-17 39-37zM50 375c-2 8-5 17-5 28 0 33 25 59 64 59 70 0 98-95 98-107 0-8-8-8-11-8-8 0-8 6-11 11-17 56-48 84-73 84-14 0-17-8-17-22 0-17 3-31 9-45 8-20 16-36 22-56 8-17 31-78 34-87 2-8 5-14 5-22 0-31-28-59-64-59-70 0-101 95-101 106 0 9 8 9 11 9 9 0 11-3 11-11 20-59 51-84 76-84 11 0 17 5 17 25 0 14-6 25-23 67-14 37-28 75-42 112z">
            <text:p/>
          </draw:path>
          <draw:path draw:style-name="gr7" draw:text-style-name="P7" draw:layer="layout" svg:width="0.371cm" svg:height="1.764cm" svg:x="3.658cm" svg:y="13.99cm" svg:viewBox="0 0 372 1765" svg:d="M328 1754c2 3 11 11 14 11 6 0 13 0 19 0 3 0 11 0 11-8 0-6 0-6-2-8-37-37-90-90-152-199-106-187-145-431-145-666 0-436 126-694 297-867 2-3 2-6 2-9 0-8-5-8-16-8-14 0-17 0-26 8-92 79-198 216-266 423-42 131-64 288-64 450 0 235 42 498 196 725 25 39 41 52 62 78 11 14 25 28 33 37 12 11 24 22 37 33z">
            <text:p/>
          </draw:path>
          <draw:path draw:style-name="gr7" draw:text-style-name="P7" draw:layer="layout" svg:width="0.45cm" svg:height="0.444cm" svg:x="4.106cm" svg:y="14.684cm" svg:viewBox="0 0 451 445" svg:d="M328 64c-17-36-45-64-90-64-115 0-238 145-238 288 0 92 56 157 132 157 19 0 70-3 128-73 9 42 42 73 90 73 34 0 56-23 73-53 17-37 28-95 28-98 0-9-9-9-11-9-9 0-12 3-14 17-17 65-34 123-76 123-25 0-28-28-28-47 0-20 3-28 11-73 11-39 14-50 23-87 12-45 24-91 36-137 6-28 6-31 6-33 0-17-12-28-28-28-23 0-40 22-42 44zM266 319c-6 17-6 20-22 36-42 53-82 70-110 70-50 0-64-56-64-92 0-50 34-171 56-215 31-59 73-96 112-96 64 0 78 82 78 87 0 6-2 11-2 17-16 64-32 129-48 193z">
            <text:p/>
          </draw:path>
          <draw:path draw:style-name="gr7" draw:text-style-name="P7" draw:layer="layout" svg:width="0.206cm" svg:height="0.463cm" svg:x="4.621cm" svg:y="14.81cm" svg:viewBox="0 0 207 464" svg:d="M190 28c0-11-8-28-28-28-19 0-39 20-39 39 0 11 9 25 28 25 20 0 39-19 39-36zM50 375c-2 11-8 17-8 31 0 30 28 58 67 58 67 0 98-95 98-106 0-8-8-8-11-8-8 0-8 3-11 11-17 56-48 84-76 84-11 0-17-11-17-25 0-17 6-28 12-45 8-17 14-36 22-53 6-17 31-81 34-90 2-5 5-14 5-19 0-34-28-59-67-59-67 0-98 92-98 103 0 12 8 12 11 12 9 0 9-6 11-12 20-61 48-84 76-84 8 0 17 6 17 23s-6 28-23 70c-14 36-28 73-42 109z">
            <text:p/>
          </draw:path>
          <draw:path draw:style-name="gr7" draw:text-style-name="P7" draw:layer="layout" svg:width="0.226cm" svg:height="0.981cm" svg:x="5.013cm" svg:y="14.382cm" svg:viewBox="0 0 227 982" svg:d="M227 974c0-3 0-6-17-23-123-123-154-310-154-459 0-170 39-341 160-464 11-14 11-14 11-17 0-8-3-11-9-11-11 0-98 67-156 193-51 106-62 215-62 299 0 76 11 196 64 305 59 121 143 185 154 185 6 0 9-3 9-8z">
            <text:p/>
          </draw:path>
          <draw:path draw:style-name="gr7" draw:text-style-name="P7" draw:layer="layout" svg:width="0.489cm" svg:height="0.444cm" svg:x="5.326cm" svg:y="14.684cm" svg:viewBox="0 0 490 445" svg:d="M300 137c5-25 28-115 98-115 5 0 28 0 47 14-25 3-45 28-45 54 0 14 9 33 37 33 22 0 53-19 53-59 0-50-59-64-92-64-56 0-90 53-104 76-22-65-76-76-106-76-101 0-157 129-157 151 0 11 8 11 11 11 8 0 11-3 14-11 34-103 98-129 132-129 16 0 53 9 53 68 0 28-17 95-53 232-17 61-51 103-96 103-5 0-28 0-47-14 25-5 45-25 45-53 0-25-20-33-37-33-28 0-53 25-53 55 0 45 48 65 92 65 65 0 101-67 104-73 11 36 48 73 106 73 101 0 157-126 157-151 0-9-8-9-11-9-8 0-11 3-14 12-31 103-98 128-129 128-39 0-56-33-56-67 0-19 6-42 17-84 11-46 22-91 34-137z">
            <text:p/>
          </draw:path>
          <draw:path draw:style-name="gr7" draw:text-style-name="P7" draw:layer="layout" svg:width="0.562cm" svg:height="0.038cm" svg:x="5.298cm" svg:y="15.238cm" svg:viewBox="0 0 563 39" svg:d="M0 0c188 0 375 0 563 0 0 13 0 26 0 39-188 0-375 0-563 0 0-13 0-26 0-39z">
            <text:p/>
          </draw:path>
          <draw:path draw:style-name="gr7" draw:text-style-name="P7" draw:layer="layout" svg:width="0.601cm" svg:height="0.038cm" svg:x="6.046cm" svg:y="14.855cm" svg:viewBox="0 0 602 39" svg:d="M566 39c16 0 36 0 36-19 0-20-20-20-36-20-178 0-355 0-532 0-17 0-34 0-34 20 0 19 17 19 34 19 177 0 354 0 532 0z">
            <text:p/>
          </draw:path>
          <draw:path draw:style-name="gr7" draw:text-style-name="P7" draw:layer="layout" svg:width="0.461cm" svg:height="0.433cm" svg:x="6.886cm" svg:y="14.684cm" svg:viewBox="0 0 462 434" svg:d="M168 11c-5-4 0-11-14-11-22 0-92 8-120 11-6 0-17 3-17 20 0 11 8 11 22 11 48 0 51 6 51 17 0 5-12 53-20 78-20 80-39 160-59 241-5 16-7 30-11 44 0 12 8 12 14 12 5 0 9 0 14 0 70-12 176-48 277-143 132-120 157-255 157-263 0-17-11-28-28-28-8 0-31 6-39 34-62 223-210 333-325 369 33-131 65-261 98-392z">
            <text:p/>
          </draw:path>
          <draw:path draw:style-name="gr7" draw:text-style-name="P7" draw:layer="layout" svg:width="0.548cm" svg:height="0.038cm" svg:x="6.832cm" svg:y="15.238cm" svg:viewBox="0 0 549 39" svg:d="M0 0c183 0 366 0 549 0 0 13 0 26 0 39-183 0-366 0-549 0 0-13 0-26 0-39z">
            <text:p/>
          </draw:path>
          <draw:path draw:style-name="gr7" draw:text-style-name="P7" draw:layer="layout" svg:width="0.206cm" svg:height="0.463cm" svg:x="7.415cm" svg:y="14.908cm" svg:viewBox="0 0 207 464" svg:d="M190 28c0-11-8-28-28-28-19 0-39 20-39 39 0 11 9 25 28 25 20 0 39-19 39-36zM50 375c-2 11-8 19-8 31 0 30 28 58 67 58 67 0 98-95 98-106 0-8-8-8-11-8-8 0-8 3-11 11-17 56-48 84-73 84-14 0-20-9-20-25 0-17 6-28 12-45 8-17 16-36 22-53s31-79 34-87c2-8 5-17 5-22 0-34-28-59-67-59-67 0-98 92-98 103 0 12 8 12 11 12 9 0 11-6 11-12 20-58 51-84 76-84 11 0 17 6 17 23s-6 28-23 70c-14 36-28 73-42 109z">
            <text:p/>
          </draw:path>
          <draw:path draw:style-name="gr7" draw:text-style-name="P7" draw:layer="layout" svg:width="0.229cm" svg:height="0.981cm" svg:x="7.765cm" svg:y="14.382cm" svg:viewBox="0 0 230 982" svg:d="M230 492c0-78-12-195-65-307-61-121-145-185-154-185-5 0-11 6-11 11 0 3 0 3 20 23 95 97 151 251 151 458 0 168-37 339-157 465-14 11-14 14-14 17 0 5 6 8 11 8 9 0 98-67 157-190 50-109 62-218 62-300z">
            <text:p/>
          </draw:path>
          <draw:path draw:style-name="gr7" draw:text-style-name="P7" draw:layer="layout" svg:width="0.727cm" svg:height="0.701cm" svg:x="8.137cm" svg:y="14.416cm" svg:viewBox="0 0 728 702" svg:d="M389 17c-5-11-8-17-25-17s-20 6-25 17c-111 222-222 444-333 666-6 11-6 11-6 14 0 5 6 5 22 5 228 0 456 0 684 0 16 0 22 0 22-5 0-3 0-3-6-14-111-222-222-444-333-666zM333 98c88 177 176 354 263 532-176 0-352 0-529 0 89-178 178-355 266-532z">
            <text:p/>
          </draw:path>
          <draw:path draw:style-name="gr7" draw:text-style-name="P7" draw:layer="layout" svg:width="0.301cm" svg:height="0.623cm" svg:x="8.935cm" svg:y="14.505cm" svg:viewBox="0 0 302 624" svg:d="M179 221c31 0 62 0 93 0 19 0 30 0 30-20 0-11-11-11-28-11-29 0-57 0-86 0 36-140 39-159 39-165 0-17-11-25-28-25-3 0-31 0-39 34-13 52-27 104-40 156-30 0-61 0-92 0-20 0-28 0-28 20 0 11 8 11 28 11 29 0 58 0 87 0-73 280-76 297-76 313 0 54 37 90 90 90 101 0 157-143 157-151 0-9-9-9-12-9-8 0-11 3-14 14-44 101-95 126-128 126-23 0-31-14-31-47 0-23 3-28 5-45 25-97 49-194 73-291z">
            <text:p/>
          </draw:path>
          <draw:path draw:style-name="gr7" draw:text-style-name="P7" draw:layer="layout" svg:width="0.654cm" svg:height="0.654cm" svg:x="9.425cm" svg:y="14.547cm" svg:viewBox="0 0 655 655" svg:d="M347 347c93 0 185 0 277 0 12 0 31 0 31-20 0-19-19-19-31-19-92 0-184 0-277 0 0-93 0-185 0-277 0-14 0-31-19-31-20 0-20 17-20 31 0 92 0 184 0 277-91 0-183 0-274 0-14 0-34 0-34 19 0 20 20 20 34 20 91 0 183 0 274 0 0 91 0 183 0 274 0 14 0 34 20 34 19 0 19-20 19-34 0-91 0-183 0-274z">
            <text:p/>
          </draw:path>
          <draw:path draw:style-name="gr7" draw:text-style-name="P7" draw:layer="layout" svg:width="0.419cm" svg:height="0.444cm" svg:x="10.282cm" svg:y="14.684cm" svg:viewBox="0 0 420 445" svg:d="M420 168c0-104-70-168-157-168-131 0-263 140-263 280 0 98 64 165 157 165 131 0 263-134 263-277zM157 425c-42 0-84-31-84-109 0-47 25-154 56-204 50-76 106-90 131-90 59 0 87 48 87 107 0 39-19 140-56 204-33 59-89 92-134 92z">
            <text:p/>
          </draw:path>
          <draw:path draw:style-name="gr7" draw:text-style-name="P7" draw:layer="layout" svg:width="0.229cm" svg:height="0.981cm" svg:x="10.814cm" svg:y="14.382cm" svg:viewBox="0 0 230 982" svg:d="M230 974c0-3 0-6-17-23-123-123-154-310-154-459 0-170 36-341 157-464 14-14 14-14 14-17 0-8-6-11-12-11-8 0-98 67-156 193-48 106-62 215-62 299 0 76 11 196 67 305 59 121 143 185 151 185 6 0 12-3 12-8z">
            <text:p/>
          </draw:path>
          <draw:path draw:style-name="gr7" draw:text-style-name="P7" draw:layer="layout" svg:width="0.724cm" svg:height="0.701cm" svg:x="11.147cm" svg:y="14.416cm" svg:viewBox="0 0 725 702" svg:d="M389 17c-8-11-11-17-28-17s-17 6-25 17c-111 222-222 444-333 666-3 11-3 11-3 14 0 5 6 5 20 5 227 0 455 0 683 0 17 0 22 0 22-5 0-3 0-3-5-14-111-222-221-444-331-666zM330 98c89 177 178 354 266 532-177 0-354 0-532 0 89-178 178-355 266-532z">
            <text:p/>
          </draw:path>
          <draw:path draw:style-name="gr7" draw:text-style-name="P7" draw:layer="layout" svg:width="0.301cm" svg:height="0.623cm" svg:x="11.942cm" svg:y="14.505cm" svg:viewBox="0 0 302 624" svg:d="M179 221c32 0 64 0 95 0 20 0 28 0 28-20 0-11-8-11-28-11-29 0-57 0-86 0 36-140 42-159 42-165 0-17-14-25-28-25-6 0-31 0-42 34-13 52-25 104-37 156-31 0-61 0-92 0-20 0-31 0-31 20 0 11 8 11 28 11 29 0 58 0 87 0-70 280-76 297-76 313 0 54 39 90 93 90 98 0 154-143 154-151 0-9-6-9-12-9-8 0-8 3-14 14-42 101-95 126-128 126-20 0-31-14-31-47 0-23 3-28 5-45 25-97 49-194 73-291z">
            <text:p/>
          </draw:path>
          <draw:path draw:style-name="gr7" draw:text-style-name="P7" draw:layer="layout" svg:width="0.229cm" svg:height="0.981cm" svg:x="12.331cm" svg:y="14.382cm" svg:viewBox="0 0 230 982" svg:d="M230 492c0-78-12-195-68-307-58-121-142-185-151-185-8 0-11 6-11 11 0 3 0 3 20 23 95 97 151 251 151 458 0 168-37 339-157 465-14 11-14 14-14 17 0 5 3 8 11 8 9 0 98-67 154-190 51-109 65-218 65-300z">
            <text:p/>
          </draw:path>
          <draw:path draw:style-name="gr7" draw:text-style-name="P7" draw:layer="layout" svg:width="0.374cm" svg:height="1.764cm" svg:x="12.692cm" svg:y="13.99cm" svg:viewBox="0 0 375 1765" svg:d="M375 881c0-279-67-579-260-800-14-17-51-56-73-75-8-6-8-6-22-6-12 0-20 0-20 8 0 6 6 9 6 12 33 33 86 86 148 195 106 188 146 431 146 666 0 428-118 689-294 868-3 2-6 5-6 8 0 8 8 8 20 8 14 0 14 0 22-8 95-78 199-215 269-422 42-135 64-294 64-454z">
            <text:p/>
          </draw:path>
          <draw:path draw:style-name="gr7" draw:text-style-name="P7" draw:layer="layout" svg:width="0.702cm" svg:height="0.668cm" svg:x="13.286cm" svg:y="14.449cm" svg:viewBox="0 0 703 669" svg:d="M258 361c56 0 112 0 168 0 140 0 277-104 277-213 0-75-67-148-196-148-107 0-213 0-319 0-17 0-28 0-28 17 0 14 8 14 28 14 14 0 30 0 42 0 16 3 22 5 22 17 0 2 0 5-3 19-45 175-89 351-134 526-9 39-11 48-90 48-17 0-25 0-25 16 0 12 11 12 14 12 28 0 98-3 126-3 20 0 42 3 62 3 22 0 42 0 64 0 6 0 20 0 20-20 0-8-9-8-28-8-37 0-65 0-65-20 0-5 3-11 3-17 21-81 41-162 62-243zM328 67c11-33 11-36 53-36 31 0 63 0 95 0 81 0 134 25 134 92 0 39-19 123-58 160-48 44-110 50-152 50-46 0-93 0-140 0 23-89 45-177 68-266z">
            <text:p/>
          </draw:path>
          <draw:path draw:style-name="gr7" draw:text-style-name="P7" draw:layer="layout" svg:width="0.226cm" svg:height="0.981cm" svg:x="14.112cm" svg:y="14.382cm" svg:viewBox="0 0 227 982" svg:d="M227 974c0-3 0-6-17-23-123-123-154-310-154-459 0-170 39-341 160-464 11-14 11-14 11-17 0-8-3-11-9-11-11 0-98 67-156 193-51 106-62 215-62 299 0 76 11 196 64 305 59 121 143 185 154 185 6 0 9-3 9-8z">
            <text:p/>
          </draw:path>
          <draw:path draw:style-name="gr7" draw:text-style-name="P7" draw:layer="layout" svg:width="0.489cm" svg:height="0.444cm" svg:x="14.425cm" svg:y="14.684cm" svg:viewBox="0 0 490 445" svg:d="M300 137c5-25 28-115 98-115 5 0 28 0 47 14-25 3-45 28-45 54 0 14 9 33 37 33 22 0 53-19 53-59 0-50-59-64-92-64-56 0-90 53-104 76-22-65-76-76-106-76-101 0-157 129-157 151 0 11 8 11 11 11 8 0 11-3 14-11 31-103 98-129 132-129 16 0 53 9 53 68 0 28-17 95-53 232-17 61-51 103-96 103-5 0-28 0-47-14 22-5 45-25 45-53 0-25-23-33-37-33-28 0-53 25-53 55 0 45 48 65 92 65 65 0 101-67 104-73 11 36 48 73 106 73 101 0 157-126 157-151 0-9-8-9-11-9-8 0-11 3-14 12-31 103-98 128-132 128-36 0-53-33-53-67 0-19 6-42 17-84 11-46 22-91 34-137z">
            <text:p/>
          </draw:path>
          <draw:path draw:style-name="gr7" draw:text-style-name="P7" draw:layer="layout" svg:width="0.562cm" svg:height="0.038cm" svg:x="14.397cm" svg:y="15.238cm" svg:viewBox="0 0 563 39" svg:d="M0 0c188 0 375 0 563 0 0 13 0 26 0 39-188 0-375 0-563 0 0-13 0-26 0-39z">
            <text:p/>
          </draw:path>
          <draw:path draw:style-name="gr7" draw:text-style-name="P7" draw:layer="layout" svg:width="0.601cm" svg:height="0.038cm" svg:x="15.145cm" svg:y="14.855cm" svg:viewBox="0 0 602 39" svg:d="M566 39c16 0 36 0 36-19 0-20-20-20-36-20-178 0-355 0-532 0-17 0-34 0-34 20 0 19 17 19 34 19 177 0 354 0 532 0z">
            <text:p/>
          </draw:path>
          <draw:path draw:style-name="gr7" draw:text-style-name="P7" draw:layer="layout" svg:width="0.461cm" svg:height="0.433cm" svg:x="15.985cm" svg:y="14.684cm" svg:viewBox="0 0 462 434" svg:d="M168 11c-5-4 0-11-14-11-22 0-92 8-120 11-6 0-17 3-17 20 0 11 8 11 22 11 48 0 51 6 51 17 0 5-12 53-20 78-20 80-39 160-59 241-5 16-7 30-11 44 0 12 8 12 14 12 5 0 9 0 14 0 70-12 176-48 277-143 132-120 157-255 157-263 0-17-11-28-28-28-8 0-31 6-39 34-62 223-213 333-325 369 33-131 65-261 98-392z">
            <text:p/>
          </draw:path>
          <draw:path draw:style-name="gr7" draw:text-style-name="P7" draw:layer="layout" svg:width="0.548cm" svg:height="0.038cm" svg:x="15.932cm" svg:y="15.238cm" svg:viewBox="0 0 549 39" svg:d="M0 0c183 0 366 0 549 0 0 13 0 26 0 39-183 0-366 0-549 0 0-13 0-26 0-39z">
            <text:p/>
          </draw:path>
          <draw:path draw:style-name="gr7" draw:text-style-name="P7" draw:layer="layout" svg:width="0.206cm" svg:height="0.463cm" svg:x="16.514cm" svg:y="14.908cm" svg:viewBox="0 0 207 464" svg:d="M190 28c0-11-8-28-28-28-19 0-39 20-39 39 0 11 9 25 28 25 20 0 39-19 39-36zM50 375c-2 11-8 19-8 31 0 30 28 58 67 58 67 0 98-95 98-106 0-8-8-8-11-8-8 0-8 3-11 11-17 56-48 84-73 84-14 0-20-9-20-25 0-17 6-28 12-45 8-17 14-36 22-53 6-17 31-79 34-87 2-8 5-17 5-22 0-34-28-59-67-59-67 0-98 92-98 103 0 12 8 12 11 12 9 0 11-6 11-12 20-58 48-84 76-84 11 0 17 6 17 23s-6 28-23 70c-14 36-28 73-42 109z">
            <text:p/>
          </draw:path>
          <draw:path draw:style-name="gr7" draw:text-style-name="P7" draw:layer="layout" svg:width="0.114cm" svg:height="0.293cm" svg:x="16.892cm" svg:y="15.014cm" svg:viewBox="0 0 115 294" svg:d="M115 104c0-65-23-104-62-104-33 0-53 25-53 53 0 25 20 51 53 51 11 0 25-3 34-12 3-2 4-2 5-2 1 4 3 0 3 14 0 72-36 131-67 165-11 11-11 11-11 14 0 8 5 11 8 11 11 0 90-76 90-190z">
            <text:p/>
          </draw:path>
          <draw:path draw:style-name="gr7" draw:text-style-name="P7" draw:layer="layout" svg:width="0.301cm" svg:height="0.623cm" svg:x="17.267cm" svg:y="14.505cm" svg:viewBox="0 0 302 624" svg:d="M182 221c31 0 62 0 92 0 20 0 28 0 28-20 0-11-8-11-28-11-28 0-56 0-84 0 34-140 40-159 40-165 0-17-12-25-28-25-3 0-31 0-40 34-13 52-26 104-39 156-31 0-61 0-92 0-20 0-31 0-31 20 0 11 8 11 28 11 29 0 58 0 87 0-70 280-76 297-76 313 0 54 39 90 93 90 100 0 156-143 156-151 0-9-8-9-14-9-8 0-8 3-14 14-42 101-95 126-128 126-20 0-28-14-28-47 0-23 0-28 5-45 24-97 49-194 73-291z">
            <text:p/>
          </draw:path>
          <draw:path draw:style-name="gr7" draw:text-style-name="P7" draw:layer="layout" svg:width="0.229cm" svg:height="0.981cm" svg:x="17.656cm" svg:y="14.382cm" svg:viewBox="0 0 230 982" svg:d="M230 492c0-78-12-195-65-307-61-121-145-185-154-185-5 0-11 6-11 11 0 3 0 3 20 23 95 97 151 251 151 458 0 168-37 339-157 465-14 11-14 14-14 17 0 5 6 8 11 8 9 0 98-67 157-190 50-109 62-218 62-300z">
            <text:p/>
          </draw:path>
          <draw:path draw:style-name="gr7" draw:text-style-name="P7" draw:layer="layout" svg:width="0.654cm" svg:height="0.654cm" svg:x="19.126cm" svg:y="14.547cm" svg:viewBox="0 0 655 655" svg:d="M347 347c92 0 183 0 275 0 14 0 33 0 33-20 0-19-19-19-33-19-92 0-183 0-275 0 0-93 0-185 0-277 0-14 0-31-19-31-20 0-20 17-20 31 0 92 0 184 0 277-91 0-183 0-274 0-14 0-34 0-34 19 0 20 20 20 34 20 91 0 183 0 274 0 0 91 0 183 0 274 0 14 0 34 20 34 19 0 19-20 19-34 0-91 0-183 0-274z">
            <text:p/>
          </draw:path>
          <draw:path draw:style-name="gr7" draw:text-style-name="P7" draw:layer="layout" svg:width="0.511cm" svg:height="2.945cm" svg:x="20.173cm" svg:y="13.4cm" svg:viewBox="0 0 512 2946" svg:d="M512 2935c0-3 0-3-5-11-95-115-174-241-233-375-128-302-179-652-179-1075 0-419 48-786 193-1107 59-126 132-241 222-347 0-3 2-6 2-9 0-11-8-11-22-11s-17 0-17 3c-3 0-64 59-140 168-171 240-257 528-302 822-23 160-31 319-31 479 0 369 45 744 204 1080 70 148 163 282 261 386 8 5 8 8 25 8 14 0 22 0 22-11z">
            <text:p/>
          </draw:path>
          <draw:path draw:style-name="gr7" draw:text-style-name="P7" draw:layer="layout" svg:width="0.324cm" svg:height="0.651cm" svg:x="20.806cm" svg:y="14.466cm" svg:viewBox="0 0 325 652" svg:d="M202 25c0-25 0-25-23-25-59 62-145 62-179 62 0 10 0 20 0 30 20 0 78 0 129-25 0 170 0 340 0 509 0 34-3 48-90 48-10 0-20 0-31 0 0 9 0 19 0 28 34-3 117-3 157-3 41 0 126 0 160 3 0-9 0-19 0-28-10 0-21 0-31 0-87 0-92-11-92-48 0-183 0-367 0-551z">
            <text:p/>
          </draw:path>
          <draw:path draw:style-name="gr7" draw:text-style-name="P7" draw:layer="layout" svg:width="0.601cm" svg:height="0.038cm" svg:x="21.512cm" svg:y="14.855cm" svg:viewBox="0 0 602 39" svg:d="M568 39c17 0 34 0 34-19 0-20-17-20-34-20-178 0-356 0-534 0-17 0-34 0-34 20 0 19 17 19 34 19 178 0 356 0 534 0z">
            <text:p/>
          </draw:path>
          <draw:path draw:style-name="gr7" draw:text-style-name="P7" draw:layer="layout" svg:width="1.309cm" svg:height="1.373cm" svg:x="22.469cm" svg:y="14.186cm" svg:viewBox="0 0 1310 1374" svg:d="M1190 1374c40-105 80-209 120-314-8 0-17 0-25 0-39 104-143 168-255 199-22 6-117 31-308 31-198 0-395 0-593 0 167-196 334-392 501-588 8-8 11-11 11-14s0-5-8-17c-153-207-306-415-459-623 180 0 360 0 540 0 132 0 221 14 230 14 53 8 140 25 215 75 25 14 92 59 126 140 8 0 17 0 25 0-40-92-80-185-120-277-387 0-775 0-1162 0-22 0-25 0-28 6 0 5 0 22 0 33 174 237 347 474 521 711-170 198-340 397-510 596-11 11-11 17-11 19 0 9 11 9 28 9 387 0 775 0 1162 0z">
            <text:p/>
          </draw:path>
          <draw:path draw:style-name="gr7" draw:text-style-name="P7" draw:layer="layout" svg:width="0.209cm" svg:height="0.461cm" svg:x="23.018cm" svg:y="15.823cm" svg:viewBox="0 0 210 462" svg:d="M190 25c0-11-8-25-28-25-16 0-36 17-36 36 0 12 8 26 25 26 23 0 39-17 39-37zM50 375c-2 8-5 17-5 28 0 33 28 59 64 59 70 0 101-95 101-107 0-8-7-5-11-8-11 0-11 6-14 11-17 56-48 84-73 84-14 0-17-8-17-22 0-17 3-31 11-45 6-20 14-36 23-56 5-17 31-78 33-87 0-8 3-14 3-22 0-31-28-59-64-59-70 0-101 95-101 106 0 9 8 9 11 9 11 0 11-3 14-11 17-59 48-84 73-84 11 0 17 5 17 25 0 14-3 25-20 67-15 37-30 75-45 112z">
            <text:p/>
          </draw:path>
          <draw:path draw:style-name="gr7" draw:text-style-name="P7" draw:layer="layout" svg:width="0.45cm" svg:height="0.444cm" svg:x="24.04cm" svg:y="14.684cm" svg:viewBox="0 0 451 445" svg:d="M328 64c-20-36-48-64-93-64-115 0-235 145-235 288 0 92 53 157 129 157 19 0 70-3 129-73 8 42 42 73 89 73 34 0 56-23 73-53 17-37 31-95 31-98 0-9-11-9-14-9-9 0-9 3-14 17-17 65-34 123-73 123-28 0-31-28-31-47 0-20 3-28 14-73 11-39 11-50 23-87 11-45 22-91 33-137 9-28 9-31 9-33 0-17-14-28-31-28-23 0-37 22-39 44zM263 319c-5 17-5 20-19 36-45 53-84 70-112 70-48 0-62-56-62-92 0-50 31-171 53-215 31-59 76-96 115-96 64 0 76 82 76 87 0 6 0 11-3 17-16 64-32 129-48 193z">
            <text:p/>
          </draw:path>
          <draw:path draw:style-name="gr7" draw:text-style-name="P7" draw:layer="layout" svg:width="0.206cm" svg:height="0.463cm" svg:x="24.552cm" svg:y="14.81cm" svg:viewBox="0 0 207 464" svg:d="M190 28c0-11-8-28-28-28-16 0-39 20-39 39 0 11 11 25 28 25 20 0 39-19 39-36zM50 375c-2 11-5 17-5 31 0 30 28 58 64 58 70 0 98-95 98-106 0-8-5-5-8-8-11 0-11 3-14 11-17 56-48 84-73 84-14 0-17-11-17-25 0-17 3-28 11-45 6-17 14-36 20-53 8-17 34-81 34-90 2-5 5-14 5-19 0-34-28-59-64-59-70 0-101 92-101 103 0 12 8 12 11 12 11 0 11-6 14-12 17-61 48-84 73-84 11 0 17 6 17 23s-3 28-23 70c-14 36-28 73-42 109z">
            <text:p/>
          </draw:path>
          <draw:path draw:style-name="gr7" draw:text-style-name="P7" draw:layer="layout" svg:width="0.229cm" svg:height="0.981cm" svg:x="24.944cm" svg:y="14.382cm" svg:viewBox="0 0 230 982" svg:d="M230 974c0-3 0-6-17-23-123-123-154-310-154-459 0-170 36-341 157-464 14-14 14-14 14-17 0-8-6-11-12-11-8 0-98 67-156 193-51 106-62 215-62 299 0 76 11 196 64 305 59 121 146 185 154 185 6 0 12-3 12-8z">
            <text:p/>
          </draw:path>
          <draw:path draw:style-name="gr7" draw:text-style-name="P7" draw:layer="layout" svg:width="0.489cm" svg:height="0.444cm" svg:x="25.258cm" svg:y="14.684cm" svg:viewBox="0 0 490 445" svg:d="M300 137c8-25 30-115 98-115 5 0 28 0 50 14-28 3-48 28-48 54 0 14 12 33 37 33 22 0 53-19 53-59 0-50-56-64-90-64-58 0-92 53-103 76-25-65-79-76-107-76-103 0-159 129-159 151 0 11 7 8 11 11 8 0 11-3 14-11 34-103 98-129 132-129 19 0 53 9 53 68 0 28-17 95-53 232-17 61-51 103-93 103-5 0-31 0-50-14 25-5 47-25 47-53 0-25-22-33-36-33-31 0-56 25-56 55 0 45 50 65 92 65 65 0 101-67 104-73 11 36 48 73 106 73 101 0 157-126 157-151 0-9-8-9-11-9-8 0-11 3-11 12-34 103-101 128-132 128-39 0-56-33-56-67 0-19 9-42 17-84 11-46 22-91 34-137z">
            <text:p/>
          </draw:path>
          <draw:path draw:style-name="gr7" draw:text-style-name="P7" draw:layer="layout" svg:width="0.562cm" svg:height="0.038cm" svg:x="25.23cm" svg:y="15.238cm" svg:viewBox="0 0 563 39" svg:d="M0 0c188 0 375 0 563 0 0 13 0 26 0 39-188 0-375 0-563 0 0-13 0-26 0-39z">
            <text:p/>
          </draw:path>
          <draw:path draw:style-name="gr7" draw:text-style-name="P7" draw:layer="layout" svg:width="0.226cm" svg:height="0.981cm" svg:x="25.848cm" svg:y="14.382cm" svg:viewBox="0 0 227 982" svg:d="M227 492c0-78-9-195-65-307-58-121-142-185-154-185-5 0-8 6-8 11 0 3 0 3 20 23 95 97 151 251 151 458 0 168-37 339-160 465-11 11-11 14-11 17 0 5 3 8 8 8 12 0 101-67 157-190 51-109 62-218 62-300z">
            <text:p/>
          </draw:path>
          <draw:path draw:style-name="gr7" draw:text-style-name="P7" draw:layer="layout" svg:width="0.724cm" svg:height="0.701cm" svg:x="26.221cm" svg:y="14.416cm" svg:viewBox="0 0 725 702" svg:d="M389 17c-8-11-8-17-25-17s-20 6-25 17c-111 222-222 444-333 666-6 11-6 11-6 14 0 5 6 5 22 5 228 0 456 0 684 0 14 0 19 0 19-5 0-3 0-3-3-14-111-222-222-444-333-666zM333 98c88 177 176 354 263 532-176 0-352 0-529 0 89-178 178-355 266-532z">
            <text:p/>
          </draw:path>
          <draw:path draw:style-name="gr7" draw:text-style-name="P7" draw:layer="layout" svg:width="0.299cm" svg:height="0.623cm" svg:x="27.019cm" svg:y="14.505cm" svg:viewBox="0 0 300 624" svg:d="M179 221c31 0 62 0 93 0 19 0 28 0 28-20 0-11-9-11-26-11-29 0-57 0-86 0 33-140 39-159 39-165 0-17-11-25-28-25-3 0-31 0-39 34-13 52-27 104-40 156-30 0-61 0-92 0-20 0-28 0-28 20 0 11 6 11 25 11 29 0 58 0 87 0-70 280-73 297-73 313 0 54 37 90 90 90 101 0 157-143 157-151 0-9-9-9-12-9-11 0-11 3-16 14-42 101-93 126-126 126-23 0-31-14-31-47 0-23 0-28 5-45 25-97 49-194 73-291z">
            <text:p/>
          </draw:path>
          <draw:path draw:style-name="gr7" draw:text-style-name="P7" draw:layer="layout" svg:width="0.654cm" svg:height="0.654cm" svg:x="27.623cm" svg:y="14.547cm" svg:viewBox="0 0 655 655" svg:d="M347 347c92 0 183 0 275 0 14 0 33 0 33-20 0-19-19-19-33-19-92 0-183 0-275 0 0-93 0-185 0-277 0-14 0-31-19-31-20 0-20 17-20 31 0 92 0 184 0 277-91 0-183 0-274 0-14 0-34 0-34 19 0 20 20 20 34 20 91 0 183 0 274 0 0 91 0 183 0 274 0 14 0 34 20 34 19 0 19-20 19-34 0-91 0-183 0-274z">
            <text:p/>
          </draw:path>
          <draw:path draw:style-name="gr7" draw:text-style-name="P7" draw:layer="layout" svg:width="0.422cm" svg:height="0.444cm" svg:x="28.592cm" svg:y="14.684cm" svg:viewBox="0 0 423 445" svg:d="M423 168c0-104-70-168-160-168-131 0-263 140-263 280 0 98 67 165 160 165 128 0 263-134 263-277zM160 425c-42 0-87-31-87-109 0-47 25-154 59-204 47-76 103-90 131-90 56 0 87 48 87 107 0 39-20 140-56 204-36 59-90 92-134 92z">
            <text:p/>
          </draw:path>
          <draw:path draw:style-name="gr7" draw:text-style-name="P7" draw:layer="layout" svg:width="0.229cm" svg:height="0.981cm" svg:x="29.127cm" svg:y="14.382cm" svg:viewBox="0 0 230 982" svg:d="M230 974c0-3 0-6-17-23-123-123-157-310-157-459 0-170 39-341 160-464 14-14 14-14 14-17 0-8-6-11-12-11-8 0-98 67-156 193-51 106-62 215-62 299 0 76 11 196 64 305 59 121 146 185 154 185 6 0 12-3 12-8z">
            <text:p/>
          </draw:path>
          <draw:path draw:style-name="gr7" draw:text-style-name="P7" draw:layer="layout" svg:width="0.727cm" svg:height="0.701cm" svg:x="29.457cm" svg:y="14.416cm" svg:viewBox="0 0 728 702" svg:d="M389 17c-5-11-8-17-25-17s-20 6-25 17c-111 222-222 444-333 666-6 11-6 11-6 14 0 5 8 5 22 5 228 0 456 0 684 0 16 0 22 0 22-5 0-3 0-3-6-14-111-222-222-444-333-666zM333 98c88 177 176 354 263 532-176 0-352 0-529 0 89-178 178-355 266-532z">
            <text:p/>
          </draw:path>
          <draw:path draw:style-name="gr7" draw:text-style-name="P7" draw:layer="layout" svg:width="0.301cm" svg:height="0.623cm" svg:x="30.255cm" svg:y="14.505cm" svg:viewBox="0 0 302 624" svg:d="M179 221c31 0 62 0 93 0 19 0 30 0 30-20 0-11-11-11-28-11-29 0-57 0-86 0 36-140 39-159 39-165 0-17-11-25-28-25-3 0-31 0-39 34-13 52-27 104-40 156-30 0-61 0-92 0-20 0-28 0-28 20 0 11 8 11 28 11 29 0 58 0 87 0-73 280-76 297-76 313 0 54 37 90 90 90 101 0 157-143 157-151 0-9-9-9-12-9-8 0-11 3-14 14-42 101-95 126-128 126-20 0-31-14-31-47 0-23 3-28 5-45 25-97 49-194 73-291z">
            <text:p/>
          </draw:path>
          <draw:path draw:style-name="gr7" draw:text-style-name="P7" draw:layer="layout" svg:width="0.226cm" svg:height="0.981cm" svg:x="30.644cm" svg:y="14.382cm" svg:viewBox="0 0 227 982" svg:d="M227 492c0-78-11-195-65-307-58-121-142-185-154-185-5 0-8 6-8 11 0 3 0 3 17 23 98 97 154 251 154 458 0 168-37 339-160 465-11 11-11 14-11 17 0 5 3 8 8 8 12 0 98-67 157-190 51-109 62-218 62-300z">
            <text:p/>
          </draw:path>
          <draw:path draw:style-name="gr7" draw:text-style-name="P7" draw:layer="layout" svg:width="0.511cm" svg:height="2.945cm" svg:x="31.003cm" svg:y="13.4cm" svg:viewBox="0 0 512 2946" svg:d="M512 1474c0-369-44-744-201-1080-70-148-165-282-261-386-11-5-11-8-28-8-14 0-22 0-22 11 0 3 6 9 6 11 95 115 173 241 232 375 129 302 179 652 179 1075 0 419-47 786-193 1108-56 125-132 240-218 346-3 3-6 6-6 9 0 11 8 11 22 11s17 0 20-3c46-56 62-58 137-168 171-240 258-528 303-822 25-160 30-319 30-479z">
            <text:p/>
          </draw:path>
          <draw:path draw:style-name="gr7" draw:text-style-name="P7" draw:layer="layout" svg:width="0.702cm" svg:height="0.668cm" svg:x="31.952cm" svg:y="14.449cm" svg:viewBox="0 0 703 669" svg:d="M260 361c55 0 111 0 166 0 140 0 277-104 277-213 0-75-65-148-193-148-107 0-213 0-320 0-19 0-30 0-30 17 0 14 11 14 30 14 12 0 31 0 42 0 14 3 23 5 23 17 0 2-3 5-6 19-44 175-88 351-131 526-12 39-12 48-90 48-17 0-28 0-28 16 0 12 11 12 14 12 28 0 98-3 126-3 20 0 42 3 64 3 20 0 42 0 62 0 8 0 20 0 20-20 0-8-9-8-26-8-36 0-64 0-64-20 0-5 0-11 3-17 20-81 41-162 61-243zM330 67c9-33 12-36 54-36 31 0 63 0 95 0 81 0 131 25 131 92 0 39-19 123-56 160-50 44-109 50-151 50-46 0-93 0-140 0 23-89 45-177 67-266z">
            <text:p/>
          </draw:path>
          <draw:path draw:style-name="gr7" draw:text-style-name="P7" draw:layer="layout" svg:width="0.229cm" svg:height="0.981cm" svg:x="32.778cm" svg:y="14.382cm" svg:viewBox="0 0 230 982" svg:d="M230 974c0-3 0-6-17-23-123-123-154-310-154-459 0-170 36-341 157-464 14-14 14-14 14-17 0-8-6-11-12-11-8 0-98 67-154 193-50 106-64 215-64 299 0 76 11 196 67 305 59 121 143 185 151 185 6 0 12-3 12-8z">
            <text:p/>
          </draw:path>
          <draw:path draw:style-name="gr7" draw:text-style-name="P7" draw:layer="layout" svg:width="0.489cm" svg:height="0.444cm" svg:x="33.091cm" svg:y="14.684cm" svg:viewBox="0 0 490 445" svg:d="M302 137c6-25 28-115 96-115 5 0 30 0 50 14-28 3-48 28-48 54 0 14 12 33 37 33 22 0 53-19 53-59 0-50-56-64-90-64-58 0-92 53-103 76-25-65-79-76-107-76-103 0-159 129-159 151 0 11 11 11 14 11 5 0 8-3 11-11 34-103 98-129 132-129 19 0 53 9 53 68 0 28-17 95-53 232-14 61-51 103-93 103-5 0-28 0-50-14 25-5 47-25 47-53 0-25-22-33-36-33-31 0-56 25-56 55 0 45 50 65 92 65 68 0 101-67 104-73 14 36 48 73 106 73 104 0 160-126 160-151 0-9-11-9-14-9-8 0-11 3-11 12-34 103-101 128-132 128-39 0-53-33-53-67 0-19 6-42 17-84 11-46 22-91 33-137z">
            <text:p/>
          </draw:path>
          <draw:path draw:style-name="gr7" draw:text-style-name="P7" draw:layer="layout" svg:width="0.562cm" svg:height="0.038cm" svg:x="33.063cm" svg:y="15.238cm" svg:viewBox="0 0 563 39" svg:d="M0 0c188 0 375 0 563 0 0 13 0 26 0 39-188 0-375 0-563 0 0-13 0-26 0-39z">
            <text:p/>
          </draw:path>
          <draw:path draw:style-name="gr7" draw:text-style-name="P7" draw:layer="layout" svg:width="0.114cm" svg:height="0.293cm" svg:x="33.71cm" svg:y="15.014cm" svg:viewBox="0 0 115 294" svg:d="M115 104c0-65-23-104-62-104-33 0-53 25-53 53 0 25 20 51 53 51 11 0 25-3 34-12 3-2 4-2 5-2 1 4 3 0 3 14 0 72-36 131-67 165-11 11-11 11-11 14 0 8 5 11 8 11 11 0 90-76 90-190z">
            <text:p/>
          </draw:path>
          <draw:path draw:style-name="gr7" draw:text-style-name="P7" draw:layer="layout" svg:width="0.301cm" svg:height="0.623cm" svg:x="34.085cm" svg:y="14.505cm" svg:viewBox="0 0 302 624" svg:d="M182 221c31 0 62 0 92 0 20 0 28 0 28-20 0-11-8-11-28-11-28 0-56 0-84 0 34-140 40-159 40-165 0-17-12-25-28-25-3 0-31 0-40 34-13 52-26 104-39 156-31 0-61 0-92 0-20 0-31 0-31 20 0 11 8 11 28 11 29 0 58 0 87 0-70 280-76 297-76 313 0 54 39 90 93 90 100 0 156-143 156-151 0-9-8-9-14-9-8 0-8 3-14 14-42 101-95 126-128 126-20 0-28-14-28-47 0-23 0-28 5-45 24-97 49-194 73-291z">
            <text:p/>
          </draw:path>
          <draw:path draw:style-name="gr7" draw:text-style-name="P7" draw:layer="layout" svg:width="0.229cm" svg:height="0.981cm" svg:x="34.474cm" svg:y="14.382cm" svg:viewBox="0 0 230 982" svg:d="M230 492c0-78-12-195-65-307-61-121-145-185-154-185-5 0-11 6-11 11 0 3 0 3 20 23 95 97 151 251 151 458 0 168-37 339-157 465-14 11-14 14-14 17 0 5 6 8 11 8 9 0 98-67 157-190 50-109 62-218 62-300z">
            <text:p/>
          </draw:path>
        </draw:g>
        <draw:g draw:style-name="gr6">
          <svg:title>TexMaths</svg:title>
          <svg:desc>28§latex§\begin{align*}
    \frac{\mathrm{d}}{\mathrm{d}t}P(\underline{x} ,t) = \lim_{\Delta t \to 0}\Bigg[\sum_i\bigg(\frac{ a_i(\underline{x} - \underline\nu_i){\Delta t} P(\underline{x}  -\underline \nu_i,t)}{{\Delta t}} + \underbrace{\frac{o (\Delta t)P(\underline{x}  - \underline \nu_i,t)}{\Delta t}}_{\rightarrow 0} \bigg)
 -\sum_i \bigg( \frac{a_i(\underline{x} ){\Delta t} P(\underline{x} ,t)}{{\Delta t}} + \underbrace{\frac{o(\Delta t)P(\underline{x} ,t)}{\Delta t}}_{\rightarrow 0}\bigg)
+ \underbrace{\frac{P(\underline{x} ,t) -  P(\underline{x} ,t)}{\Delta t}}_{= 0}
 \Bigg]
\end{align*}§svg§600§FALSE§</svg:desc>
          <draw:path draw:style-name="gr7" draw:text-style-name="P7" draw:layer="layout" svg:width="57.304cm" svg:height="3.619cm" svg:x="-11.95cm" svg:y="16.731cm" svg:viewBox="0 0 57305 3620" svg:d="M0 0c19102 0 38203 0 57305 0 0 1207 0 2414 0 3620-19102 0-38203 0-57305 0 0-1206 0-2413 0-3620z">
            <text:p/>
          </draw:path>
          <draw:path draw:style-name="gr8" draw:text-style-name="P8" draw:layer="layout" svg:width="57.405cm" svg:height="3.72cm" svg:x="-12cm" svg:y="16.681cm" svg:viewBox="0 0 57406 3721" svg:d="M0 0c19135 0 38271 0 57406 0 0 1240 0 2481 0 3721-19135 0-38271 0-57406 0 0-1240 0-2481 0-3721z">
            <text:p/>
          </draw:path>
          <draw:path draw:style-name="gr7" draw:text-style-name="P7" draw:layer="layout" svg:width="0.486cm" svg:height="0.693cm" svg:x="-11.79cm" svg:y="17.053cm" svg:viewBox="0 0 487 694" svg:d="M342 629c0 22 0 43 0 65 48-4 97-8 145-11 0-11 0-21 0-31-70 0-78-6-78-56 0-199 0-397 0-596-47 4-94 7-140 11 0 10 0 21 0 31 67 0 75 6 75 56 0 71 0 142 0 213-28-37-70-62-123-62-117 0-221 95-221 221s98 224 210 224c62 0 106-34 132-65zM342 367c0 67 0 134 0 201 0 17 0 20-12 36-28 45-72 67-114 67-45 0-82-25-104-61-25-42-28-98-28-137 0-37 0-95 28-140 22-31 59-64 112-64 34 0 76 16 106 61 12 17 12 17 12 37z">
            <text:p/>
          </draw:path>
          <draw:path draw:style-name="gr7" draw:text-style-name="P7" draw:layer="layout" svg:width="0.901cm" svg:height="0.038cm" svg:x="-12cm" svg:y="18.136cm" svg:viewBox="0 0 902 39" svg:d="M0 0c301 0 601 0 902 0 0 13 0 26 0 39-301 0-601 0-902 0 0-13 0-26 0-39z">
            <text:p/>
          </draw:path>
          <draw:path draw:style-name="gr7" draw:text-style-name="P7" draw:layer="layout" svg:width="0.483cm" svg:height="0.69cm" svg:x="-11.966cm" svg:y="18.393cm" svg:viewBox="0 0 484 691" svg:d="M342 627c0 21 0 43 0 64 47-4 95-7 142-11 0-10 0-21 0-31-67 0-75-6-75-53 0-199 0-397 0-596-48 4-95 7-143 11 0 10 0 19 0 28 70 0 78 9 78 56 0 71 0 142 0 213-30-37-72-62-126-62-114 0-218 98-218 224 0 123 95 221 207 221 65 0 109-34 135-64zM342 364c0 67 0 134 0 201 0 17 0 20-12 37-30 47-75 67-117 67-45 0-79-26-104-62-25-39-28-95-28-137 0-36 3-95 31-140 20-31 59-61 112-61 34 0 76 14 106 58 12 17 12 20 12 37z">
            <text:p/>
          </draw:path>
          <draw:path draw:style-name="gr7" draw:text-style-name="P7" draw:layer="layout" svg:width="0.301cm" svg:height="0.623cm" svg:x="-11.432cm" svg:y="18.46cm" svg:viewBox="0 0 302 624" svg:d="M182 221c31 0 62 0 92 0 20 0 28 0 28-20 0-11-8-11-28-11-29 0-57 0-86 0 36-140 42-159 42-165 0-17-12-25-28-25-3 0-31 0-40 34-13 52-26 104-39 156-31 0-61 0-92 0-20 0-31 0-31 20 0 11 8 11 28 11 29 0 58 0 87 0-70 280-76 297-76 313 0 54 39 90 93 90 100 0 156-143 156-151 0-9-8-9-14-9-8 0-8 3-14 14-42 101-95 124-128 124-20 0-28-12-28-45 0-23 0-31 5-48 24-96 49-192 73-288z">
            <text:p/>
          </draw:path>
          <draw:path draw:style-name="gr7" draw:text-style-name="P7" draw:layer="layout" svg:width="0.702cm" svg:height="0.668cm" svg:x="-10.942cm" svg:y="17.73cm" svg:viewBox="0 0 703 669" svg:d="M260 361c56 0 112 0 168 0 138 0 275-104 275-213 0-75-65-148-193-148-107 0-213 0-320 0-16 0-28 0-28 17 0 14 9 14 28 14 12 0 31 0 42 0 17 3 23 5 23 17 0 2-3 5-6 19-44 175-88 351-131 526-9 39-12 48-90 48-17 0-28 0-28 16 0 12 14 12 17 12 28 0 95-3 123-3 22 0 42 3 64 3 23 0 42 0 65 0 5 0 19 0 19-20 0-8-11-8-28-8-36 0-64 0-64-20 0-5 3-11 3-17 20-81 41-162 61-243zM330 67c9-33 12-36 54-36 31 0 63 0 95 0 81 0 134 25 134 92 0 39-19 123-59 160-50 44-109 50-151 50-46 0-93 0-140 0 23-89 45-177 67-266z">
            <text:p/>
          </draw:path>
          <draw:path draw:style-name="gr7" draw:text-style-name="P7" draw:layer="layout" svg:width="0.226cm" svg:height="0.981cm" svg:x="-10.113cm" svg:y="17.663cm" svg:viewBox="0 0 227 982" svg:d="M227 974c0-3 0-6-17-23-123-123-154-310-154-459 0-170 36-341 160-464 11-14 11-14 11-17 0-8-3-11-9-11-11 0-100 67-156 193-51 106-62 215-62 299 0 76 8 196 64 305 59 121 143 185 154 185 6 0 9-3 9-8z">
            <text:p/>
          </draw:path>
          <draw:path draw:style-name="gr7" draw:text-style-name="P7" draw:layer="layout" svg:width="0.489cm" svg:height="0.444cm" svg:x="-9.799cm" svg:y="17.965cm" svg:viewBox="0 0 490 445" svg:d="M300 137c5-25 28-115 98-115 2 0 28 0 47 14-28 3-47 28-47 54 0 14 11 33 39 33 19 0 53-17 53-59 0-50-59-64-92-64-56 0-93 53-104 76-25-65-78-76-106-76-101 0-157 129-157 151 0 11 8 11 11 11 8 0 11-3 11-11 34-103 98-129 132-129 19 0 53 9 53 68 0 28-17 95-53 232-14 61-51 103-93 103-5 0-28 0-50-14 25-5 48-25 48-53 0-25-23-33-37-33-31 0-53 25-53 55 0 45 48 65 92 65 65 0 101-67 104-73 11 36 45 73 106 73 101 0 157-126 157-151 0-9-8-9-11-9-11 0-11 3-14 12-34 103-101 128-132 128-36 0-53-33-53-67 0-19 6-42 17-84 11-46 22-91 34-137z">
            <text:p/>
          </draw:path>
          <draw:path draw:style-name="gr7" draw:text-style-name="P7" draw:layer="layout" svg:width="0.562cm" svg:height="0.038cm" svg:x="-9.83cm" svg:y="18.519cm" svg:viewBox="0 0 563 39" svg:d="M0 0c188 0 375 0 563 0 0 13 0 26 0 39-188 0-375 0-563 0 0-13 0-26 0-39z">
            <text:p/>
          </draw:path>
          <draw:path draw:style-name="gr7" draw:text-style-name="P7" draw:layer="layout" svg:width="0.114cm" svg:height="0.293cm" svg:x="-9.181cm" svg:y="18.295cm" svg:viewBox="0 0 115 294" svg:d="M115 104c0-65-25-104-65-104-30 0-50 25-50 53 0 25 20 51 50 51 12 0 26-3 34-12 6-2 4-2 6-2s2 0 2 14c0 72-33 131-67 165-11 11-11 11-11 14 0 8 6 11 11 11 11 0 90-76 90-190z">
            <text:p/>
          </draw:path>
          <draw:path draw:style-name="gr7" draw:text-style-name="P7" draw:layer="layout" svg:width="0.299cm" svg:height="0.623cm" svg:x="-8.805cm" svg:y="17.786cm" svg:viewBox="0 0 300 624" svg:d="M179 221c31 0 62 0 93 0 19 0 28 0 28-20 0-11-9-11-26-11-29 0-57 0-86 0 33-140 39-159 39-165 0-17-11-25-28-25-3 0-31 0-39 34-13 52-27 104-40 156-30 0-61 0-92 0-20 0-28 0-28 20 0 11 6 11 25 11 29 0 58 0 87 0-70 280-73 297-73 313 0 54 37 90 90 90 101 0 157-143 157-151 0-9-9-9-12-9-11 0-11 3-16 14-42 101-93 126-126 126-23 0-31-14-31-47 0-23 0-28 5-45 25-97 49-194 73-291z">
            <text:p/>
          </draw:path>
          <draw:path draw:style-name="gr7" draw:text-style-name="P7" draw:layer="layout" svg:width="0.229cm" svg:height="0.981cm" svg:x="-8.419cm" svg:y="17.663cm" svg:viewBox="0 0 230 982" svg:d="M230 492c0-78-12-195-65-307-59-121-145-185-154-185-5 0-11 6-11 11 0 3 0 3 20 23 98 95 154 251 154 458 0 168-37 342-160 465-14 11-14 14-14 17 0 5 6 8 11 8 9 0 98-67 157-190 50-109 62-218 62-300z">
            <text:p/>
          </draw:path>
          <draw:path draw:style-name="gr7" draw:text-style-name="P7" draw:layer="layout" svg:width="0.654cm" svg:height="0.228cm" svg:x="-7.764cm" svg:y="18.041cm" svg:viewBox="0 0 655 229" svg:d="M622 39c14 0 33 0 33-19 0-20-19-20-31-20-197 0-393 0-590 0-14 0-34 0-34 20 0 19 20 19 34 19 196 0 392 0 588 0zM624 229c12 0 31 0 31-19 0-20-19-20-33-20-196 0-392 0-588 0-14 0-34 0-34 20 0 19 20 19 34 19 197 0 393 0 590 0z">
            <text:p/>
          </draw:path>
          <draw:path draw:style-name="gr7" draw:text-style-name="P7" draw:layer="layout" svg:width="0.217cm" svg:height="0.679cm" svg:x="-6.369cm" svg:y="17.719cm" svg:viewBox="0 0 218 680" svg:d="M140 0c-47 4-93 7-140 11 0 10 0 21 0 31 67 0 76 6 76 53 0 171 0 341 0 512 0 45-12 45-76 45 0 9 0 19 0 28 31 0 84-3 109-3s73 3 109 3c0-9 0-19 0-28-67 0-78 0-78-45 0-202 0-405 0-607z">
            <text:p/>
          </draw:path>
          <draw:path draw:style-name="gr7" draw:text-style-name="P7" draw:layer="layout" svg:width="0.212cm" svg:height="0.654cm" svg:x="-6.098cm" svg:y="17.744cm" svg:viewBox="0 0 213 655" svg:d="M143 221c-46 4-92 7-137 11 0 10 0 21 0 31 64 0 72 6 72 53 0 89 0 177 0 266 0 45-11 45-78 45 0 9 0 18 0 28 34 0 87-3 109-3 34 0 70 3 104 3 0-10 0-19 0-28-65 0-70-6-70-45 0-120 0-241 0-361zM148 50c0-30-25-50-53-50-31 0-53 25-53 50 0 28 22 54 53 54 28 0 53-23 53-54z">
            <text:p/>
          </draw:path>
          <draw:path draw:style-name="gr7" draw:text-style-name="P7" draw:layer="layout" svg:width="0.766cm" svg:height="0.433cm" svg:x="-5.823cm" svg:y="17.965cm" svg:viewBox="0 0 767 434" svg:d="M76 98c0 88 0 175 0 263 0 45-12 45-76 45 0 9 0 18 0 28 34 0 84-3 109-3 28 0 79 3 112 3 0-10 0-19 0-28-67 0-78 0-78-45 0-61 0-121 0-182 0-101 70-157 134-157 62 0 73 54 73 109 0 77 0 153 0 230 0 45-11 45-78 45 0 9 0 18 0 28 36 0 86-3 112-3 25 0 78 3 112 3 0-10 0-19 0-28-68 0-79 0-79-45 0-61 0-121 0-182 0-101 70-157 135-157 61 0 72 54 72 109 0 77 0 153 0 230 0 45-11 45-78 45 0 9 0 18 0 28 34 0 84-3 112-3 25 0 76 3 109 3 0-10 0-19 0-28-50 0-75 0-75-31 0-63 0-125 0-188 0-83 0-114-31-151-14-16-48-36-104-36-81 0-126 59-143 98-14-87-86-98-131-98-70 0-118 42-146 104 0-35 0-69 0-104-46 4-91 7-137 11 0 10 0 21 0 31 67 0 76 6 76 56z">
            <text:p/>
          </draw:path>
          <draw:path draw:style-name="gr7" draw:text-style-name="P7" draw:layer="layout" svg:width="0.559cm" svg:height="0.489cm" svg:x="-6.736cm" svg:y="18.544cm" svg:viewBox="0 0 560 490" svg:d="M302 14c-8-11-8-14-22-14-8 0-17 0-22 11-85 154-170 308-255 462-3 8-3 8-3 11 0 6 6 6 17 6 175 0 351 0 526 0 11 0 17 0 17-6 0-3 0-3-6-11-84-153-168-306-252-459zM258 67c67 122 134 244 201 367-135 0-270 0-406 0 68-123 136-245 205-367z">
            <text:p/>
          </draw:path>
          <draw:path draw:style-name="gr7" draw:text-style-name="P7" draw:layer="layout" svg:width="0.231cm" svg:height="0.435cm" svg:x="-6.103cm" svg:y="18.603cm" svg:viewBox="0 0 232 436" svg:d="M140 159c23 0 47 0 70 0 14 0 22 0 22-16 0-9-8-9-19-9-23 0-45 0-67 0 8-33 16-67 25-100 3-6 3-9 3-12 0-11-9-22-23-22-17 0-28 14-33 31-6 17 5-17-26 103-23 0-46 0-70 0-14 0-22 0-22 14 0 11 8 11 20 11 22 0 44 0 67 0-14 55-28 109-42 163-3 17-11 42-11 50 0 42 36 64 75 64 76 0 121-95 121-103s-8-6-12-8c-8 0-11 0-16 11-17 44-54 84-93 84-14 0-22-12-22-34 0-8 3-22 3-31 16-65 33-130 50-196z">
            <text:p/>
          </draw:path>
          <draw:path draw:style-name="gr7" draw:text-style-name="P7" draw:layer="layout" svg:width="0.677cm" svg:height="0.36cm" svg:x="-5.781cm" svg:y="18.681cm" svg:viewBox="0 0 678 361" svg:d="M580 196c-87 64-66 102-98 154 0 11 5 11 16 11 12 0 14 0 17-11 6-17 17-62 51-98 42-42 75-53 103-62 6-3 9-5 9-8 0-9-6-9-14-11-98-34-135-104-149-163-3-8-7-8-17-8-9 0-16 0-16 8 0 3 5 48 39 96 17 25 36 41 59 58-184 0-368 0-552 0-11 0-28 0-28 17s14 17 28 17c184 0 368 0 552 0z">
            <text:p/>
          </draw:path>
          <draw:path draw:style-name="gr7" draw:text-style-name="P7" draw:layer="layout" svg:width="0.318cm" svg:height="0.469cm" svg:x="-5.014cm" svg:y="18.578cm" svg:viewBox="0 0 319 470" svg:d="M319 238c0-76-8-132-42-179-19-31-64-59-117-59-160 0-160 189-160 238s0 232 160 232c159 0 159-185 159-232zM160 450c-34 0-76-19-87-75-11-39-11-95-11-148 0-51 0-101 11-140 14-53 59-67 87-67 36 0 72 22 84 61 11 37 11 87 11 146 0 53 0 103-9 145-14 64-58 78-86 78z">
            <text:p/>
          </draw:path>
          <draw:path draw:style-name="gr7" draw:text-style-name="P7" draw:layer="layout" svg:width="0.29cm" svg:height="2.945cm" svg:x="-4.225cm" svg:y="16.681cm" svg:viewBox="0 0 291 2946" svg:d="M0 2946c97 0 194 0 291 0 0-20 0-41 0-62-76 0-153 0-229 0 0-940 0-1881 0-2822 76 0 153 0 229 0 0-21 0-41 0-62-97 0-194 0-291 0 0 982 0 1964 0 2946z">
            <text:p/>
          </draw:path>
          <draw:path draw:style-name="gr7" draw:text-style-name="P7" draw:layer="layout" svg:width="1.309cm" svg:height="1.373cm" svg:x="-3.701cm" svg:y="17.467cm" svg:viewBox="0 0 1310 1374" svg:d="M1190 1374c40-105 80-209 120-314-8 0-16 0-25 0-39 104-143 171-257 199-20 6-115 31-306 31-197 0-395 0-593 0 167-196 334-392 501-588 8-5 8-11 8-14s0-5-5-17c-153-208-306-415-459-623 180 0 360 0 540 0 132 0 221 14 230 14 53 8 137 25 215 75 25 14 93 59 126 140 9 0 17 0 25 0-40-92-80-185-120-277-387 0-775 0-1162 0-22 0-25 0-28 6 0 2 0 22 0 33 174 237 347 474 521 711-170 198-340 397-510 596-11 14-11 17-11 19 0 9 8 9 28 9 387 0 775 0 1162 0z">
            <text:p/>
          </draw:path>
          <draw:path draw:style-name="gr7" draw:text-style-name="P7" draw:layer="layout" svg:width="0.206cm" svg:height="0.461cm" svg:x="-3.152cm" svg:y="19.104cm" svg:viewBox="0 0 207 462" svg:d="M190 25c0-11-8-25-28-25-19 0-39 17-39 36 0 14 11 28 28 28 20 0 39-19 39-39zM50 375c-2 8-5 17-5 28 0 33 25 59 64 59 70 0 98-95 98-104 0-11-8-11-11-11-8 0-8 6-11 14-17 53-48 81-73 81-14 0-17-8-17-22 0-17 3-31 9-45 8-20 16-36 22-56 8-17 31-78 34-87 2-5 5-14 5-22 0-31-28-59-67-59-67 0-98 95-98 106 0 9 8 9 11 9 9 0 11-3 11-11 20-59 51-84 76-84 11 0 17 5 17 25 0 17-6 25-23 67-14 37-28 75-42 112z">
            <text:p/>
          </draw:path>
          <draw:path draw:style-name="gr7" draw:text-style-name="P7" draw:layer="layout" svg:width="0.483cm" svg:height="2.357cm" svg:x="-1.968cm" svg:y="16.975cm" svg:viewBox="0 0 484 2358" svg:d="M484 2347c0-2 0-5-2-8-37-36-104-101-168-207-160-255-230-574-230-951 0-266 34-607 196-898 78-140 160-221 202-263 2-3 2-6 2-9 0-11-5-11-19-11s-17 0-31 17c-330 299-434 750-434 1161 0 386 90 775 339 1069 19 22 59 64 98 98 11 13 14 13 28 13s19 0 19-11z">
            <text:p/>
          </draw:path>
          <draw:path draw:style-name="gr7" draw:text-style-name="P7" draw:layer="layout" svg:width="0.45cm" svg:height="0.444cm" svg:x="-1.29cm" svg:y="17.302cm" svg:viewBox="0 0 451 445" svg:d="M328 62c-17-37-45-62-90-62-115 0-238 143-238 288 0 92 56 157 132 157 19 0 70-6 128-76 9 42 42 76 90 76 34 0 56-23 73-56 17-34 18-64 28-95 0-11-9-11-11-11-9 0-12 5-14 19-17 62-34 120-76 120-25 0-28-25-28-44 0-23 3-31 11-73 11-42 14-50 23-90 12-45 24-91 36-137 6-28 6-28 6-33 0-17-12-25-28-25-23 0-40 19-42 42zM263 316c-3 17-3 20-19 37-42 53-82 69-110 69-50 0-64-53-64-92 0-47 31-171 56-215 28-59 73-95 112-95 64 0 78 81 78 86 0 6-2 14-2 17-17 64-34 129-51 193z">
            <text:p/>
          </draw:path>
          <draw:path draw:style-name="gr7" draw:text-style-name="P7" draw:layer="layout" svg:width="0.206cm" svg:height="0.461cm" svg:x="-0.775cm" svg:y="17.428cm" svg:viewBox="0 0 207 462" svg:d="M190 25c0-11-8-25-28-25-19 0-39 17-39 36 0 12 9 28 28 28 20 0 39-19 39-39zM50 375c-2 8-8 17-8 28 0 33 28 59 67 59 67 0 98-95 98-107 0-8-8-8-11-8-8 0-11 6-14 11-14 56-45 84-73 84-14 0-17-8-17-22 0-17 6-31 12-45 8-20 14-36 22-56 6-17 31-78 34-87 2-5 5-14 5-22 0-31-28-59-67-59-67 0-98 95-98 106 0 9 8 9 11 9 9 0 9-3 11-11 20-59 48-84 73-84 11 0 20 5 20 25 0 14-6 25-23 67-14 37-28 75-42 112z">
            <text:p/>
          </draw:path>
          <draw:path draw:style-name="gr7" draw:text-style-name="P7" draw:layer="layout" svg:width="0.226cm" svg:height="0.981cm" svg:x="-0.383cm" svg:y="17cm" svg:viewBox="0 0 227 982" svg:d="M227 971c0-3 0-6-17-23-123-123-154-307-154-458 0-171 39-342 160-465 11-11 11-14 11-17 0-5-3-8-9-8-11 0-98 64-156 190-51 109-62 218-62 300 0 78 11 195 64 307 59 121 143 185 154 185 6 0 9-3 9-11z">
            <text:p/>
          </draw:path>
          <draw:path draw:style-name="gr7" draw:text-style-name="P7" draw:layer="layout" svg:width="0.489cm" svg:height="0.444cm" svg:x="-0.07cm" svg:y="17.302cm" svg:viewBox="0 0 490 445" svg:d="M300 137c5-25 28-117 98-117 5 0 28 0 47 14-25 5-45 30-45 53 0 17 9 33 37 33 22 0 53-16 53-56 0-50-59-64-92-64-56 0-90 50-104 73-22-65-76-73-106-73-101 0-157 126-157 151 0 8 8 8 11 8 8 0 11 0 14-11 34-103 98-128 132-128 16 0 53 11 53 67 0 31-17 95-53 235-17 58-51 100-96 100-5 0-28 0-47-11 22-5 45-28 45-53 0-28-23-36-37-36-28 0-53 25-53 58 0 45 48 65 92 65 65 0 101-70 104-76 11 37 48 76 106 76 101 0 157-126 157-151 0-11-8-11-11-11-8 0-11 5-14 11-31 106-98 128-132 128-36 0-53-30-53-64 0-22 6-45 17-87 11-44 22-89 34-134z">
            <text:p/>
          </draw:path>
          <draw:path draw:style-name="gr7" draw:text-style-name="P7" draw:layer="layout" svg:width="0.562cm" svg:height="0.038cm" svg:x="-0.098cm" svg:y="17.853cm" svg:viewBox="0 0 563 39" svg:d="M0 0c188 0 375 0 563 0 0 13 0 26 0 39-188 0-375 0-563 0 0-13 0-26 0-39z">
            <text:p/>
          </draw:path>
          <draw:path draw:style-name="gr7" draw:text-style-name="P7" draw:layer="layout" svg:width="0.601cm" svg:height="0.038cm" svg:x="0.765cm" svg:y="17.47cm" svg:viewBox="0 0 602 39" svg:d="M566 39c16 0 36 0 36-19 0-20-20-20-36-20-178 0-355 0-532 0-17 0-34 0-34 20 0 19 17 19 34 19 177 0 354 0 532 0z">
            <text:p/>
          </draw:path>
          <draw:path draw:style-name="gr7" draw:text-style-name="P7" draw:layer="layout" svg:width="0.461cm" svg:height="0.433cm" svg:x="1.719cm" svg:y="17.302cm" svg:viewBox="0 0 462 434" svg:d="M168 11c0-3 0-11-14-11-22 0-95 8-120 8-6 3-17 3-17 20 0 11 8 11 22 11 48 0 51 9 51 17s-14 53-20 81c-20 80-39 160-59 241-5 14-11 42-11 44 0 12 8 12 14 12 5 0 9 0 14 0 70-12 176-51 277-146 132-120 157-254 157-263 0-17-11-25-28-25-8 0-31 3-39 31-62 224-213 333-325 369 33-130 65-259 98-389z">
            <text:p/>
          </draw:path>
          <draw:path draw:style-name="gr7" draw:text-style-name="P7" draw:layer="layout" svg:width="0.548cm" svg:height="0.038cm" svg:x="1.666cm" svg:y="17.853cm" svg:viewBox="0 0 549 39" svg:d="M0 0c183 0 366 0 549 0 0 13 0 26 0 39-183 0-366 0-549 0 0-13 0-26 0-39z">
            <text:p/>
          </draw:path>
          <draw:path draw:style-name="gr7" draw:text-style-name="P7" draw:layer="layout" svg:width="0.206cm" svg:height="0.461cm" svg:x="2.249cm" svg:y="17.526cm" svg:viewBox="0 0 207 462" svg:d="M190 25c0-11-8-25-28-25-19 0-39 17-39 36 0 12 9 28 28 28 20 0 39-19 39-39zM50 375c-2 8-8 17-8 28 0 33 28 59 67 59 67 0 98-95 98-104 0-11-8-11-11-11-8 0-8 6-11 14-17 53-48 81-76 81-11 0-17-8-17-22 0-17 6-31 12-45 8-20 14-36 22-56 6-17 31-78 34-87 2-5 5-14 5-22 0-31-28-59-67-59-67 0-98 95-98 106 0 9 8 9 11 9 9 0 9-3 11-11 20-59 48-84 76-84 8 0 17 5 17 25 0 14-6 25-23 67-14 37-28 75-42 112z">
            <text:p/>
          </draw:path>
          <draw:path draw:style-name="gr7" draw:text-style-name="P7" draw:layer="layout" svg:width="0.229cm" svg:height="0.981cm" svg:x="2.599cm" svg:y="17cm" svg:viewBox="0 0 230 982" svg:d="M230 490c0-76-12-196-68-305-58-123-142-185-151-185-5 0-11 3-11 8 0 3 0 6 20 23 95 98 151 254 151 459 0 167-37 341-157 464-14 11-14 14-14 17 0 5 6 11 11 11 9 0 98-67 154-193 51-106 65-215 65-299z">
            <text:p/>
          </draw:path>
          <draw:path draw:style-name="gr7" draw:text-style-name="P7" draw:layer="layout" svg:width="0.727cm" svg:height="0.701cm" svg:x="2.971cm" svg:y="17.034cm" svg:viewBox="0 0 728 702" svg:d="M389 17c-5-14-8-17-25-17s-20 3-25 17c-111 222-222 444-333 666-6 8-4 7-6 11 0 8 6 8 22 8 228 0 456 0 684 0 16 0 22 0 22-8-2-4 0-3-6-11-111-222-222-444-333-666zM333 98c88 176 176 352 263 529-176 0-352 0-529 0 89-177 178-353 266-529z">
            <text:p/>
          </draw:path>
          <draw:path draw:style-name="gr7" draw:text-style-name="P7" draw:layer="layout" svg:width="0.301cm" svg:height="0.626cm" svg:x="3.769cm" svg:y="17.12cm" svg:viewBox="0 0 302 627" svg:d="M179 221c31 0 62 0 93 0 19 0 30 0 30-20 0-8-11-8-28-8-29 0-57 0-86 0 33-140 39-159 39-165 0-17-11-28-28-28-3 0-31 0-39 36-13 53-27 105-40 157-30 0-61 0-92 0-20 0-28 0-28 17 0 11 8 11 28 11 28 0 56 0 84 0-70 280-73 297-73 316 0 51 37 90 90 90 101 0 157-143 157-151 0-12-9-12-12-12-8 0-11 3-16 14-42 104-93 126-126 126-23 0-31-11-31-44 0-23 3-31 5-48 25-97 49-194 73-291z">
            <text:p/>
          </draw:path>
          <draw:path draw:style-name="gr7" draw:text-style-name="P7" draw:layer="layout" svg:width="0.702cm" svg:height="0.67cm" svg:x="4.141cm" svg:y="17.064cm" svg:viewBox="0 0 703 671" svg:d="M258 361c56 0 112 0 168 0 140 0 277-104 277-213 0-75-67-148-196-148-107 0-213 0-319 0-17 0-28 0-28 20 0 11 8 11 28 11 14 0 30 0 42 3 16 0 22 2 22 14 0 5 0 8-6 19-43 176-87 353-131 529-9 36-11 45-90 45-17 0-25 0-25 19 0 11 11 11 14 11 28 0 98-2 123-2 23 0 45 0 65 0 22 0 42 2 64 2 6 0 20 0 20-19 0-11-9-11-28-11-37 0-65 0-65-17 0-6 3-11 3-17 21-82 41-164 62-246zM328 67c8-33 11-36 53-36 32 0 63 0 95 0 81 0 134 25 134 95 0 36-19 123-58 157-48 44-110 53-152 53-46 0-93 0-140 0 23-90 45-179 68-269z">
            <text:p/>
          </draw:path>
          <draw:path draw:style-name="gr7" draw:text-style-name="P7" draw:layer="layout" svg:width="0.226cm" svg:height="0.981cm" svg:x="4.967cm" svg:y="17cm" svg:viewBox="0 0 227 982" svg:d="M227 971c0-3 0-6-17-23-123-123-154-307-154-458 0-171 36-342 160-465 11-11 11-14 11-17 0-5-3-8-9-8-11 0-98 64-156 190-51 109-62 218-62 300 0 78 11 195 64 307 59 121 143 185 154 185 6 0 9-3 9-11z">
            <text:p/>
          </draw:path>
          <draw:path draw:style-name="gr7" draw:text-style-name="P7" draw:layer="layout" svg:width="0.489cm" svg:height="0.444cm" svg:x="5.281cm" svg:y="17.302cm" svg:viewBox="0 0 490 445" svg:d="M300 137c5-25 28-117 98-117 5 0 28 0 47 14-25 5-45 30-45 53 0 17 9 33 37 33 22 0 53-16 53-56 0-50-59-64-92-64-56 0-93 50-104 73-25-65-78-73-106-73-101 0-157 126-157 151 0 8 8 8 11 8 8 0 11 0 14-11 31-103 98-128 132-128 16 0 53 11 53 67 0 31-17 95-53 235-17 58-51 100-96 100-5 0-28 0-47-11 22-5 45-28 45-53 0-28-23-36-37-36-28 0-53 25-53 58 0 45 48 65 92 65 65 0 101-70 104-76 11 37 48 76 106 76 101 0 157-126 157-151 0-11-8-11-11-11-8 0-11 5-14 11-31 106-98 128-132 128-36 0-53-30-53-64 0-22 6-45 17-87 11-44 22-89 34-134z">
            <text:p/>
          </draw:path>
          <draw:path draw:style-name="gr7" draw:text-style-name="P7" draw:layer="layout" svg:width="0.559cm" svg:height="0.038cm" svg:x="5.253cm" svg:y="17.853cm" svg:viewBox="0 0 560 39" svg:d="M0 0c187 0 373 0 560 0 0 13 0 26 0 39-187 0-373 0-560 0 0-13 0-26 0-39z">
            <text:p/>
          </draw:path>
          <draw:path draw:style-name="gr7" draw:text-style-name="P7" draw:layer="layout" svg:width="0.598cm" svg:height="0.038cm" svg:x="6.115cm" svg:y="17.47cm" svg:viewBox="0 0 599 39" svg:d="M566 39c16 0 33 0 33-19 0-20-17-20-33-20-178 0-355 0-532 0-17 0-34 0-34 20 0 19 17 19 34 19 177 0 354 0 532 0z">
            <text:p/>
          </draw:path>
          <draw:path draw:style-name="gr7" draw:text-style-name="P7" draw:layer="layout" svg:width="0.461cm" svg:height="0.433cm" svg:x="7.07cm" svg:y="17.302cm" svg:viewBox="0 0 462 434" svg:d="M168 11c0-3 0-11-14-11-22 0-95 8-120 8-9 3-17 3-17 20 0 11 8 11 22 11 48 0 51 9 51 17s-14 53-20 81c-20 80-39 160-59 241-5 14-11 42-11 44 0 12 8 12 14 12 5 0 9 0 14 0 70-12 176-51 277-146 132-120 157-254 157-263 0-17-11-25-28-25-8 0-31 3-39 31-62 224-213 333-325 369 33-130 65-259 98-389z">
            <text:p/>
          </draw:path>
          <draw:path draw:style-name="gr7" draw:text-style-name="P7" draw:layer="layout" svg:width="0.548cm" svg:height="0.038cm" svg:x="7.017cm" svg:y="17.853cm" svg:viewBox="0 0 549 39" svg:d="M0 0c183 0 366 0 549 0 0 13 0 26 0 39-183 0-366 0-549 0 0-13 0-26 0-39z">
            <text:p/>
          </draw:path>
          <draw:path draw:style-name="gr7" draw:text-style-name="P7" draw:layer="layout" svg:width="0.206cm" svg:height="0.461cm" svg:x="7.599cm" svg:y="17.526cm" svg:viewBox="0 0 207 462" svg:d="M190 25c0-11-8-25-28-25-19 0-39 17-39 36 0 12 9 28 28 28 20 0 39-19 39-39zM50 375c-2 8-8 17-8 28 0 33 28 59 67 59 67 0 98-95 98-104 0-11-8-11-11-11-8 0-11 6-11 14-17 53-48 81-76 81-11 0-17-8-17-22 0-17 6-31 12-45 8-20 14-36 22-56 6-17 31-78 34-87 2-5 5-14 5-22 0-31-28-59-67-59-67 0-98 95-98 106 0 9 8 9 11 9 9 0 9-3 11-11 20-59 48-84 76-84 8 0 17 5 17 25 0 14-6 25-23 67-14 37-28 75-42 112z">
            <text:p/>
          </draw:path>
          <draw:path draw:style-name="gr7" draw:text-style-name="P7" draw:layer="layout" svg:width="0.114cm" svg:height="0.293cm" svg:x="7.977cm" svg:y="17.632cm" svg:viewBox="0 0 115 294" svg:d="M115 104c0-68-23-104-62-104-33 0-53 25-53 50 0 28 20 54 53 54 11 0 25-3 34-14 3 0 4-2 5-3 1 5 3 3 3 17 0 72-36 131-67 162-11 11-11 14-11 17 0 5 5 11 8 11 11 0 90-76 90-190z">
            <text:p/>
          </draw:path>
          <draw:path draw:style-name="gr7" draw:text-style-name="P7" draw:layer="layout" svg:width="0.301cm" svg:height="0.626cm" svg:x="8.352cm" svg:y="17.12cm" svg:viewBox="0 0 302 627" svg:d="M182 221c31 0 62 0 92 0 20 0 28 0 28-20 0-8-8-8-28-8-29 0-57 0-86 0 36-140 42-159 42-165 0-17-12-28-28-28-3 0-31 0-40 36-13 53-26 105-39 157-31 0-61 0-92 0-20 0-31 0-31 17 0 11 8 11 28 11 29 0 58 0 87 0-70 280-76 297-76 316 0 51 39 90 93 90 100 0 156-143 156-151 0-12-8-12-14-12-8 0-8 3-14 14-42 104-95 126-128 126-20 0-31-11-31-44 0-23 3-31 8-48 24-97 49-194 73-291z">
            <text:p/>
          </draw:path>
          <draw:path draw:style-name="gr7" draw:text-style-name="P7" draw:layer="layout" svg:width="0.229cm" svg:height="0.981cm" svg:x="8.742cm" svg:y="17cm" svg:viewBox="0 0 230 982" svg:d="M230 490c0-76-12-196-68-305-58-123-142-185-151-185-5 0-11 3-11 8 0 3 0 6 20 23 95 98 151 254 151 459 0 167-37 341-157 464-14 11-14 14-14 17 0 5 6 11 11 11 9 0 98-67 157-193 48-106 62-215 62-299z">
            <text:p/>
          </draw:path>
          <draw:path draw:style-name="gr7" draw:text-style-name="P7" draw:layer="layout" svg:width="10.398cm" svg:height="0.038cm" svg:x="-1.33cm" svg:y="18.136cm" svg:viewBox="0 0 10399 39" svg:d="M0 0c3466 0 6933 0 10399 0 0 13 0 26 0 39-3466 0-6933 0-10399 0 0-13 0-26 0-39z">
            <text:p/>
          </draw:path>
          <draw:path draw:style-name="gr7" draw:text-style-name="P7" draw:layer="layout" svg:width="0.724cm" svg:height="0.701cm" svg:x="3.329cm" svg:y="18.371cm" svg:viewBox="0 0 725 702" svg:d="M386 17c-5-11-8-17-25-17s-17 6-25 17c-111 222-222 444-333 666-3 8-3 11-3 14 0 5 6 5 20 5 227 0 455 0 683 0 17 0 22 0 22-5 0-3 0-6-5-14-111-222-223-444-334-666zM330 98c89 177 178 354 266 531-177 0-354 0-532 0 89-177 178-354 266-531z">
            <text:p/>
          </draw:path>
          <draw:path draw:style-name="gr7" draw:text-style-name="P7" draw:layer="layout" svg:width="0.301cm" svg:height="0.623cm" svg:x="4.125cm" svg:y="18.46cm" svg:viewBox="0 0 302 624" svg:d="M179 221c31 0 62 0 93 0 19 0 30 0 30-20 0-11-11-11-28-11-29 0-57 0-86 0 36-140 42-159 42-165 0-17-14-25-31-25-3 0-28 0-39 34-13 52-25 104-37 156-31 0-61 0-92 0-20 0-31 0-31 20 0 11 8 11 28 11 29 0 58 0 87 0-70 280-76 297-76 313 0 54 37 90 90 90 101 0 157-143 157-151 0-9-6-9-12-9-8 0-8 3-14 14-42 101-95 124-128 124-20 0-31-12-31-45 0-23 3-31 5-48 25-96 49-192 73-288z">
            <text:p/>
          </draw:path>
          <draw:path draw:style-name="gr7" draw:text-style-name="P7" draw:layer="layout" svg:width="0.651cm" svg:height="0.654cm" svg:x="9.461cm" svg:y="17.828cm" svg:viewBox="0 0 652 655" svg:d="M347 347c92 0 183 0 275 0 14 0 30 0 30-20 0-19-16-19-30-19-92 0-183 0-275 0 0-93 0-185 0-277 0-14 0-31-19-31-20 0-20 17-20 31 0 92 0 184 0 277-92 0-185 0-277 0-14 0-31 0-31 19 0 20 17 20 31 20 92 0 185 0 277 0 0 91 0 183 0 274 0 14 0 34 20 34 19 0 19-20 19-34 0-91 0-183 0-274z">
            <text:p/>
          </draw:path>
          <draw:path draw:style-name="gr7" draw:text-style-name="P7" draw:layer="layout" svg:width="0.422cm" svg:height="0.444cm" svg:x="10.547cm" svg:y="17.302cm" svg:viewBox="0 0 423 445" svg:d="M423 165c0-101-70-165-160-165-131 0-263 140-263 277 0 98 67 168 157 168 131 0 266-137 266-280zM160 422c-42 0-87-30-87-106 0-47 25-154 56-204 50-76 106-92 134-92 56 0 87 47 87 106 0 39-20 143-59 207-33 56-87 89-131 89z">
            <text:p/>
          </draw:path>
          <draw:path draw:style-name="gr7" draw:text-style-name="P7" draw:layer="layout" svg:width="0.226cm" svg:height="0.981cm" svg:x="11.082cm" svg:y="17cm" svg:viewBox="0 0 227 982" svg:d="M227 971c0-3 0-6-17-23-123-123-154-307-154-458 0-171 39-342 160-465 11-11 11-14 11-17 0-5-3-8-9-8-11 0-98 64-156 190-51 109-62 218-62 300 0 78 11 195 64 307 59 121 143 185 154 185 6 0 9-3 9-11z">
            <text:p/>
          </draw:path>
          <draw:path draw:style-name="gr7" draw:text-style-name="P7" draw:layer="layout" svg:width="0.727cm" svg:height="0.701cm" svg:x="11.413cm" svg:y="17.034cm" svg:viewBox="0 0 728 702" svg:d="M389 17c-5-14-8-17-25-17s-20 3-25 17c-111 222-222 444-333 666-6 8-4 7-6 11 0 8 6 8 22 8 228 0 456 0 684 0 14 0 22 0 22-8-2-4 0-3-6-11-111-222-222-444-333-666zM333 98c88 176 176 352 263 529-176 0-352 0-529 0 89-177 178-353 266-529z">
            <text:p/>
          </draw:path>
          <draw:path draw:style-name="gr7" draw:text-style-name="P7" draw:layer="layout" svg:width="0.301cm" svg:height="0.626cm" svg:x="12.211cm" svg:y="17.12cm" svg:viewBox="0 0 302 627" svg:d="M179 221c31 0 62 0 93 0 19 0 30 0 30-20 0-8-11-8-28-8-29 0-57 0-86 0 33-140 39-159 39-165 0-17-11-28-28-28-3 0-31 0-39 36-13 53-27 105-40 157-30 0-61 0-92 0-20 0-28 0-28 17 0 11 6 11 28 11 28 0 56 0 84 0-70 280-73 297-73 316 0 51 37 90 90 90 101 0 157-143 157-151 0-12-9-12-12-12-8 0-11 3-16 14-42 104-93 126-126 126-23 0-31-11-31-44 0-23 3-31 5-48 25-97 49-194 73-291z">
            <text:p/>
          </draw:path>
          <draw:path draw:style-name="gr7" draw:text-style-name="P7" draw:layer="layout" svg:width="0.226cm" svg:height="0.981cm" svg:x="12.6cm" svg:y="17cm" svg:viewBox="0 0 227 982" svg:d="M227 490c0-76-11-196-65-305-58-123-142-185-154-185-5 0-8 3-8 8 0 3 0 6 17 23 98 98 154 254 154 459 0 167-37 341-160 464-11 11-11 14-11 17 0 5 3 11 8 11 12 0 98-67 157-193 51-106 62-215 62-299z">
            <text:p/>
          </draw:path>
          <draw:path draw:style-name="gr7" draw:text-style-name="P7" draw:layer="layout" svg:width="0.702cm" svg:height="0.67cm" svg:x="12.964cm" svg:y="17.064cm" svg:viewBox="0 0 703 671" svg:d="M260 361c55 0 111 0 166 0 140 0 277-104 277-213 0-75-65-148-193-148-107 0-213 0-320 0-19 0-28 0-28 20 0 11 9 11 28 11 12 0 31 0 42 3 14 0 23 2 23 14 0 5-3 8-6 19-44 176-88 353-131 529-9 36-12 45-90 45-17 0-28 0-28 19 0 11 11 11 14 11 28 0 98-2 126-2 22 0 42 0 64 0 20 0 42 2 62 2 8 0 20 0 20-19 0-11-9-11-26-11-36 0-64 0-64-17 0-6 3-11 3-17 20-82 41-164 61-246zM330 67c9-33 12-36 54-36 31 0 63 0 95 0 81 0 131 25 131 95 0 36-19 123-56 157-50 44-109 53-151 53-46 0-93 0-140 0 23-90 45-179 67-269z">
            <text:p/>
          </draw:path>
          <draw:path draw:style-name="gr7" draw:text-style-name="P7" draw:layer="layout" svg:width="0.229cm" svg:height="0.981cm" svg:x="13.79cm" svg:y="17cm" svg:viewBox="0 0 230 982" svg:d="M230 971c0-3 0-6-17-23-123-123-154-307-154-458 0-171 36-342 157-465 14-11 14-14 14-17 0-5-3-8-12-8-8 0-98 64-154 190-50 109-64 218-64 300 0 78 11 195 67 307 59 121 143 185 151 185 9 0 12-3 12-11z">
            <text:p/>
          </draw:path>
          <draw:path draw:style-name="gr7" draw:text-style-name="P7" draw:layer="layout" svg:width="0.489cm" svg:height="0.444cm" svg:x="14.103cm" svg:y="17.302cm" svg:viewBox="0 0 490 445" svg:d="M302 137c6-25 28-117 96-117 5 0 30 0 50 14-28 5-48 30-48 53 0 17 12 33 40 33 19 0 50-16 50-56 0-50-56-64-90-64-58 0-92 50-103 73-25-65-79-73-107-73-103 0-159 126-159 151 0 8 11 8 14 8 5 0 8 0 11-11 34-103 98-128 132-128 19 0 53 11 53 67 0 31-17 95-53 235-14 58-51 100-93 100-5 0-28 0-50-11 25-5 47-28 47-53 0-28-22-36-36-36-31 0-56 25-56 58 0 45 50 65 95 65 65 0 98-70 101-76 14 37 48 76 106 76 104 0 160-126 160-151 0-11-11-11-14-11-8 0-8 5-11 11-34 106-101 128-132 128-39 0-53-30-53-64 0-22 6-45 17-87 11-44 22-89 33-134z">
            <text:p/>
          </draw:path>
          <draw:path draw:style-name="gr7" draw:text-style-name="P7" draw:layer="layout" svg:width="0.562cm" svg:height="0.038cm" svg:x="14.075cm" svg:y="17.853cm" svg:viewBox="0 0 563 39" svg:d="M0 0c188 0 375 0 563 0 0 13 0 26 0 39-188 0-375 0-563 0 0-13 0-26 0-39z">
            <text:p/>
          </draw:path>
          <draw:path draw:style-name="gr7" draw:text-style-name="P7" draw:layer="layout" svg:width="0.601cm" svg:height="0.038cm" svg:x="14.938cm" svg:y="17.47cm" svg:viewBox="0 0 602 39" svg:d="M568 39c17 0 34 0 34-19 0-20-17-20-34-20-177 0-354 0-532 0-16 0-36 0-36 20 0 19 20 19 36 19 178 0 355 0 532 0z">
            <text:p/>
          </draw:path>
          <draw:path draw:style-name="gr7" draw:text-style-name="P7" draw:layer="layout" svg:width="0.464cm" svg:height="0.433cm" svg:x="15.892cm" svg:y="17.302cm" svg:viewBox="0 0 465 434" svg:d="M168 11c0-3 0-11-11-11-23 0-95 8-121 8-8 3-19 3-19 20 0 11 8 11 25 11 48 0 48 9 48 17s-12 53-17 81c-21 80-41 160-62 241-3 14-11 42-11 44 0 12 11 12 17 12 4 0 9 0 14 0 67-12 176-51 277-146 129-120 157-254 157-263 0-17-11-25-28-25-9 0-31 3-39 31-65 224-213 333-325 369 32-130 63-259 95-389z">
            <text:p/>
          </draw:path>
          <draw:path draw:style-name="gr7" draw:text-style-name="P7" draw:layer="layout" svg:width="0.548cm" svg:height="0.038cm" svg:x="15.842cm" svg:y="17.853cm" svg:viewBox="0 0 549 39" svg:d="M0 0c183 0 366 0 549 0 0 13 0 26 0 39-183 0-366 0-549 0 0-13 0-26 0-39z">
            <text:p/>
          </draw:path>
          <draw:path draw:style-name="gr7" draw:text-style-name="P7" draw:layer="layout" svg:width="0.209cm" svg:height="0.461cm" svg:x="16.422cm" svg:y="17.526cm" svg:viewBox="0 0 210 462" svg:d="M190 25c0-11-8-25-25-25-19 0-39 17-39 36 0 12 8 28 28 28s36-19 36-39zM50 375c-2 8-5 17-5 28 0 33 28 59 64 59 70 0 101-95 101-104 0-11-8-11-11-11-11 0-11 6-14 14-17 53-45 81-73 81-14 0-17-8-17-22 0-17 6-31 11-45 6-20 14-36 23-56 5-17 31-78 33-87 3-5 3-14 3-22 0-31-28-59-64-59-67 0-101 95-101 106 0 9 7 6 11 9 11 0 11-3 14-11 17-59 48-84 73-84 11 0 17 5 17 25 0 14-3 25-20 67-15 37-30 75-45 112z">
            <text:p/>
          </draw:path>
          <draw:path draw:style-name="gr7" draw:text-style-name="P7" draw:layer="layout" svg:width="0.114cm" svg:height="0.293cm" svg:x="16.802cm" svg:y="17.632cm" svg:viewBox="0 0 115 294" svg:d="M115 104c0-68-25-104-62-104-33 0-53 25-53 50 0 28 20 54 53 54 11 0 23-3 34-14 3 0 3-3 5-3 0 5 0 3 0 17 0 72-33 131-67 162-8 11-8 14-8 17 0 5 3 11 8 11 11 0 90-76 90-190z">
            <text:p/>
          </draw:path>
          <draw:path draw:style-name="gr7" draw:text-style-name="P7" draw:layer="layout" svg:width="0.301cm" svg:height="0.626cm" svg:x="17.178cm" svg:y="17.12cm" svg:viewBox="0 0 302 627" svg:d="M179 221c31 0 62 0 93 0 19 0 30 0 30-20 0-8-11-8-28-8-29 0-57 0-86 0 36-140 39-159 39-165 0-17-11-28-28-28-3 0-31 0-39 36-13 53-25 105-37 157-32 0-63 0-95 0-20 0-28 0-28 17 0 11 8 11 28 11 29 0 58 0 87 0-73 280-76 297-76 316 0 51 37 90 90 90 101 0 157-143 157-151 0-12-9-12-12-12-8 0-11 3-14 14-42 104-95 126-128 126-20 0-31-11-31-44 0-23 3-31 5-48 25-97 49-194 73-291z">
            <text:p/>
          </draw:path>
          <draw:path draw:style-name="gr7" draw:text-style-name="P7" draw:layer="layout" svg:width="0.226cm" svg:height="0.981cm" svg:x="17.567cm" svg:y="17cm" svg:viewBox="0 0 227 982" svg:d="M227 490c0-76-11-196-65-305-58-123-142-185-154-185-5 0-8 3-8 8 0 3 0 6 17 23 98 98 154 254 154 459 0 167-37 341-160 464-11 11-11 14-11 17 0 5 3 11 8 11 12 0 98-67 157-193 51-106 62-215 62-299z">
            <text:p/>
          </draw:path>
          <draw:path draw:style-name="gr7" draw:text-style-name="P7" draw:layer="layout" svg:width="7.382cm" svg:height="0.038cm" svg:x="10.508cm" svg:y="18.136cm" svg:viewBox="0 0 7383 39" svg:d="M0 0c2461 0 4922 0 7383 0 0 13 0 26 0 39-2461 0-4922 0-7383 0 0-13 0-26 0-39z">
            <text:p/>
          </draw:path>
          <draw:path draw:style-name="gr7" draw:text-style-name="P7" draw:layer="layout" svg:width="0.727cm" svg:height="0.701cm" svg:x="13.658cm" svg:y="18.371cm" svg:viewBox="0 0 728 702" svg:d="M389 17c-5-11-8-17-25-17s-20 6-25 17c-111 222-222 444-333 666-6 8-6 11-6 14 0 5 6 5 22 5 228 0 456 0 684 0 14 0 22 0 22-5 0-3 0-6-6-14-111-222-222-444-333-666zM333 98c88 177 176 354 263 531-176 0-352 0-529 0 89-177 178-354 266-531z">
            <text:p/>
          </draw:path>
          <draw:path draw:style-name="gr7" draw:text-style-name="P7" draw:layer="layout" svg:width="0.301cm" svg:height="0.623cm" svg:x="14.456cm" svg:y="18.46cm" svg:viewBox="0 0 302 624" svg:d="M179 221c31 0 62 0 93 0 19 0 30 0 30-20 0-11-11-11-28-11-29 0-57 0-86 0 33-140 39-159 39-165 0-17-11-25-28-25-3 0-31 0-39 34-13 52-27 104-40 156-30 0-61 0-92 0-20 0-28 0-28 20 0 11 6 11 25 11 29 0 58 0 87 0-70 280-73 297-73 313 0 54 37 90 90 90 101 0 157-143 157-151 0-9-9-9-12-9-8 0-11 3-16 14-42 101-93 124-126 124-23 0-31-12-31-45 0-23 3-31 5-48 25-96 49-192 73-288z">
            <text:p/>
          </draw:path>
          <draw:path draw:style-name="gr7" draw:text-style-name="P7" draw:layer="layout" svg:width="0.475cm" svg:height="0.326cm" svg:x="10.365cm" svg:y="19.16cm" svg:viewBox="0 0 476 327" svg:d="M476 238c0-25 0-28-14-28-59-3-157-9-246-53-107-53-146-115-171-154-3-3-9-3-20-3-25 0-25 0-25 25 0 5 0 10 0 14 134 241 356 288 456 288 20 0 20-2 20-28 0-20 0-41 0-61z">
            <text:p/>
          </draw:path>
          <draw:path draw:style-name="gr7" draw:text-style-name="P7" draw:layer="layout" svg:width="2.922cm" svg:height="0.117cm" svg:x="10.833cm" svg:y="19.37cm" svg:viewBox="0 0 2923 118" svg:d="M0 0c974 0 1949 0 2923 0 0 39 0 78 0 118-974 0-1949 0-2923 0 0-40 0-79 0-118z">
            <text:p/>
          </draw:path>
          <draw:path draw:style-name="gr7" draw:text-style-name="P7" draw:layer="layout" svg:width="0.475cm" svg:height="0.326cm" svg:x="13.748cm" svg:y="19.37cm" svg:viewBox="0 0 476 327" svg:d="M476 285c-134-240-356-285-456-285-20 0-20 0-20 28 0 20 0 41 0 62 0 22 0 28 14 28 59 0 157 8 246 50 107 53 146 117 171 154 3 5 9 5 23 5 22 0 22 0 22-25 0-5 0-11 0-17z">
            <text:p/>
          </draw:path>
          <draw:path draw:style-name="gr7" draw:text-style-name="P7" draw:layer="layout" svg:width="0.475cm" svg:height="0.326cm" svg:x="14.176cm" svg:y="19.37cm" svg:viewBox="0 0 476 327" svg:d="M476 28c0-28 0-28-20-28-100 0-322 48-456 285 0 6 0 12 0 17 0 25 0 25 25 25 17 0 20 0 23-8 81-129 218-199 417-201 11 0 11-9 11-28 0-21 0-42 0-62z">
            <text:p/>
          </draw:path>
          <draw:path draw:style-name="gr7" draw:text-style-name="P7" draw:layer="layout" svg:width="2.922cm" svg:height="0.117cm" svg:x="14.644cm" svg:y="19.37cm" svg:viewBox="0 0 2923 118" svg:d="M0 0c974 0 1949 0 2923 0 0 39 0 78 0 118-974 0-1949 0-2923 0 0-40 0-79 0-118z">
            <text:p/>
          </draw:path>
          <draw:path draw:style-name="gr7" draw:text-style-name="P7" draw:layer="layout" svg:width="0.475cm" svg:height="0.326cm" svg:x="17.558cm" svg:y="19.16cm" svg:viewBox="0 0 476 327" svg:d="M476 25c0-25 0-25-22-25-20 0-20 0-26 6-81 128-215 198-417 204-11 0-11 5-11 28 0 20 0 41 0 61 0 26 0 28 20 28 100 0 322-47 456-288 0-4 0-9 0-14z">
            <text:p/>
          </draw:path>
          <draw:path draw:style-name="gr7" draw:text-style-name="P7" draw:layer="layout" svg:width="0.677cm" svg:height="0.36cm" svg:x="13.664cm" svg:y="20.035cm" svg:viewBox="0 0 678 361" svg:d="M582 199c-86 61-98 151-98 154 0 8 6 8 14 8 14 0 17 0 20-11 3-17 14-62 50-98 40-42 76-53 104-62 3-3 6-5 6-8 0-9-3-9-12-11-100-34-134-104-148-163-3-8-10-8-20-8-9 0-14 0-14 8 0 3 6 48 40 96 16 25 36 44 58 58-184 0-369 0-554 0-11 0-28 0-28 17 0 20 17 20 28 20 185 0 370 0 554 0z">
            <text:p/>
          </draw:path>
          <draw:path draw:style-name="gr7" draw:text-style-name="P7" draw:layer="layout" svg:width="0.321cm" svg:height="0.469cm" svg:x="14.431cm" svg:y="19.932cm" svg:viewBox="0 0 322 470" svg:d="M322 238c0-76-11-132-42-179-22-31-64-59-120-59-160 0-160 189-160 238s-1 232 160 232 162-185 162-232zM160 450c-31 0-73-19-87-75-9-39-9-95-9-148 0-48 0-101 9-140 17-53 59-67 87-67 39 0 75 22 86 61 12 37 12 87 12 146 0 53 0 103-9 145-14 64-61 78-89 78z">
            <text:p/>
          </draw:path>
          <draw:path draw:style-name="gr7" draw:text-style-name="P7" draw:layer="layout" svg:width="0.483cm" svg:height="2.357cm" svg:x="18.208cm" svg:y="16.975cm" svg:viewBox="0 0 484 2358" svg:d="M484 1181c0-386-86-775-338-1069-20-22-56-64-96-98-14-14-14-14-28-14-11 0-22 0-22 11 0 3 6 9 8 9 34 36 98 103 166 207 159 254 229 573 229 951 0 266-33 607-196 898-78 140-159 221-201 263-3 3-6 6-6 8 0 11 11 11 22 11 14 0 14 0 31-16 328-300 431-747 431-1161z">
            <text:p/>
          </draw:path>
          <draw:path draw:style-name="gr7" draw:text-style-name="P7" draw:layer="layout" svg:width="0.601cm" svg:height="0.038cm" svg:x="19.199cm" svg:y="18.136cm" svg:viewBox="0 0 602 39" svg:d="M568 39c17 0 34 0 34-19 0-20-17-20-34-20-178 0-356 0-534 0-17 0-34 0-34 20 0 19 17 19 34 19 178 0 356 0 534 0z">
            <text:p/>
          </draw:path>
          <draw:path draw:style-name="gr7" draw:text-style-name="P7" draw:layer="layout" svg:width="1.309cm" svg:height="1.373cm" svg:x="20.157cm" svg:y="17.467cm" svg:viewBox="0 0 1310 1374" svg:d="M1190 1374c40-105 80-209 120-314-8 0-16 0-25 0-39 104-143 171-255 199-22 6-117 31-308 31-197 0-395 0-593 0 167-196 334-392 501-588 8-5 11-11 11-14s0-5-8-17c-153-208-306-415-459-623 180 0 360 0 540 0 132 0 221 14 230 14 53 8 140 25 215 75 25 14 93 59 126 140 9 0 17 0 25 0-40-92-80-185-120-277-387 0-775 0-1162 0-22 0-22 0-28 6 0 2 0 22 0 33 174 237 347 474 521 711-170 198-340 397-510 596-11 14-11 17-11 19 0 9 11 9 28 9 387 0 775 0 1162 0z">
            <text:p/>
          </draw:path>
          <draw:path draw:style-name="gr7" draw:text-style-name="P7" draw:layer="layout" svg:width="0.209cm" svg:height="0.461cm" svg:x="20.705cm" svg:y="19.104cm" svg:viewBox="0 0 210 462" svg:d="M190 25c0-11-8-25-28-25-16 0-36 17-36 36 0 14 8 28 25 28 23 0 39-19 39-39zM50 375c-2 8-5 17-5 28 0 33 28 59 64 59 70 0 101-95 101-104 0-11-7-7-11-11-11 0-11 6-14 14-17 53-45 81-73 81-14 0-17-8-17-22 0-17 6-31 11-45 6-20 14-36 23-56 5-17 31-78 33-87 0-5 3-14 3-22 0-31-28-59-64-59-70 0-101 95-101 106 0 9 7 6 11 9 11 0 11-3 14-11 17-59 48-84 73-84 11 0 17 5 17 25 0 17-3 25-20 67-15 37-30 75-45 112z">
            <text:p/>
          </draw:path>
          <draw:path draw:style-name="gr7" draw:text-style-name="P7" draw:layer="layout" svg:width="0.483cm" svg:height="2.357cm" svg:x="21.893cm" svg:y="16.975cm" svg:viewBox="0 0 484 2358" svg:d="M484 2347c0-2-2-5-5-8-37-36-101-101-168-207-157-255-230-574-230-951 0-266 37-607 199-898 76-140 157-221 202-263 2-3 2-6 2-9 0-11-8-11-22-11s-14 0-31 17c-327 299-431 750-431 1161 0 386 87 775 339 1069 19 22 56 64 95 98 14 13 14 13 28 13s22 0 22-11z">
            <text:p/>
          </draw:path>
          <draw:path draw:style-name="gr7" draw:text-style-name="P7" draw:layer="layout" svg:width="0.45cm" svg:height="0.444cm" svg:x="22.57cm" svg:y="17.302cm" svg:viewBox="0 0 451 445" svg:d="M328 62c-20-37-48-62-93-62-115 0-235 143-235 288 0 92 53 157 129 157 19 0 70-6 129-76 8 42 42 76 89 76 34 0 56-23 73-56 17-34 21-64 31-95 0-11-11-11-14-11-9 0-11 5-14 19-17 62-34 120-73 120-28 0-31-25-31-44 0-23 3-31 14-73s11-50 20-90c12-45 24-91 36-137 9-28 9-28 9-33 0-17-14-25-31-25-23 0-37 19-39 42zM263 316c-5 17-5 20-19 37-45 53-84 69-112 69-51 0-62-53-62-92 0-47 31-171 53-215 31-59 76-95 115-95 62 0 76 81 76 86 0 6 0 14-3 17-16 64-32 129-48 193z">
            <text:p/>
          </draw:path>
          <draw:path draw:style-name="gr7" draw:text-style-name="P7" draw:layer="layout" svg:width="0.206cm" svg:height="0.461cm" svg:x="23.083cm" svg:y="17.428cm" svg:viewBox="0 0 207 462" svg:d="M190 25c0-11-8-25-28-25-16 0-39 17-39 36 0 12 11 28 28 28 20 0 39-19 39-39zM50 375c-2 8-5 17-5 28 0 33 25 59 64 59 70 0 98-95 98-107 0-8-8-8-11-8-8 0-8 6-11 11-17 56-48 84-73 84-14 0-17-8-17-22 0-17 3-31 9-45 8-20 16-36 22-56 8-17 31-78 34-87 2-5 5-14 5-22 0-31-28-59-64-59-70 0-101 95-101 106 0 9 8 9 11 9 9 0 11-3 11-11 20-59 51-84 76-84 11 0 17 5 17 25 0 14-6 25-23 67-14 37-28 75-42 112z">
            <text:p/>
          </draw:path>
          <draw:path draw:style-name="gr7" draw:text-style-name="P7" draw:layer="layout" svg:width="0.229cm" svg:height="0.981cm" svg:x="23.475cm" svg:y="17cm" svg:viewBox="0 0 230 982" svg:d="M230 971c0-3 0-6-17-23-123-123-157-307-157-458 0-171 39-342 160-465 14-11 14-14 14-17 0-5-6-8-12-8-8 0-98 64-156 190-51 109-62 218-62 300 0 78 11 195 64 307 59 121 146 185 154 185 6 0 12-3 12-11z">
            <text:p/>
          </draw:path>
          <draw:path draw:style-name="gr7" draw:text-style-name="P7" draw:layer="layout" svg:width="0.489cm" svg:height="0.444cm" svg:x="23.788cm" svg:y="17.302cm" svg:viewBox="0 0 490 445" svg:d="M300 137c5-25 30-117 98-117 5 0 28 0 50 14-28 5-48 30-48 53 0 17 12 33 37 33 22 0 53-16 53-56 0-50-59-64-92-64-56 0-90 50-101 73-25-65-79-73-107-73-103 0-159 126-159 151 0 8 7 6 11 8 8 0 11 0 14-11 34-103 98-128 132-128 19 0 53 11 53 67 0 31-17 95-53 235-17 58-51 100-93 100-8 0-31 0-50-11 25-5 45-28 45-53 0-28-20-36-37-36-28 0-53 25-53 58 0 45 50 65 92 65 65 0 101-70 104-76 11 37 48 76 106 76 101 0 157-126 157-151 0-11-8-11-11-11-8 0-11 5-14 11-31 106-98 128-129 128-39 0-56-30-56-64 0-22 9-45 17-87 11-44 22-89 34-134z">
            <text:p/>
          </draw:path>
          <draw:path draw:style-name="gr7" draw:text-style-name="P7" draw:layer="layout" svg:width="0.562cm" svg:height="0.038cm" svg:x="23.76cm" svg:y="17.853cm" svg:viewBox="0 0 563 39" svg:d="M0 0c188 0 375 0 563 0 0 13 0 26 0 39-188 0-375 0-563 0 0-13 0-26 0-39z">
            <text:p/>
          </draw:path>
          <draw:path draw:style-name="gr7" draw:text-style-name="P7" draw:layer="layout" svg:width="0.226cm" svg:height="0.981cm" svg:x="24.379cm" svg:y="17cm" svg:viewBox="0 0 227 982" svg:d="M227 490c0-76-9-196-65-305-58-123-142-185-154-185-5 0-8 3-8 8 0 3 0 6 20 23 95 98 151 254 151 459 0 167-37 341-160 464-11 11-11 14-11 17 0 5 3 11 8 11 12 0 101-67 157-193 51-106 62-215 62-299z">
            <text:p/>
          </draw:path>
          <draw:path draw:style-name="gr7" draw:text-style-name="P7" draw:layer="layout" svg:width="0.724cm" svg:height="0.701cm" svg:x="24.751cm" svg:y="17.034cm" svg:viewBox="0 0 725 702" svg:d="M389 17c-8-14-8-17-25-17s-20 3-25 17c-111 222-222 444-333 666-6 8-4 7-6 11 0 8 6 8 22 8 228 0 456 0 684 0 14 0 19 0 19-8-1-4 0-3-3-11-111-222-222-444-333-666zM330 98c89 176 178 352 266 529-176 0-352 0-529 0 88-177 176-353 263-529z">
            <text:p/>
          </draw:path>
          <draw:path draw:style-name="gr7" draw:text-style-name="P7" draw:layer="layout" svg:width="0.301cm" svg:height="0.626cm" svg:x="25.546cm" svg:y="17.12cm" svg:viewBox="0 0 302 627" svg:d="M182 221c31 0 62 0 92 0 20 0 28 0 28-20 0-8-8-8-25-8-29 0-58 0-87 0 34-140 40-159 40-165 0-17-12-28-28-28-3 0-31 0-40 36-13 53-26 105-39 157-31 0-61 0-92 0-20 0-31 0-31 17 0 11 8 11 28 11 29 0 58 0 87 0-70 280-73 297-73 316 0 51 36 90 90 90 100 0 156-143 156-151 0-12-8-12-11-12-11 0-11 3-17 14-42 104-95 126-126 126-22 0-30-11-30-44 0-23 0-31 5-48 24-97 49-194 73-291z">
            <text:p/>
          </draw:path>
          <draw:path draw:style-name="gr7" draw:text-style-name="P7" draw:layer="layout" svg:width="0.702cm" svg:height="0.67cm" svg:x="25.919cm" svg:y="17.064cm" svg:viewBox="0 0 703 671" svg:d="M260 361c56 0 112 0 168 0 138 0 275-104 275-213 0-75-65-148-193-148-107 0-213 0-320 0-19 0-28 0-28 20 0 11 9 11 28 11 12 0 31 0 42 3 17 0 23 2 23 14 0 5-3 8-6 19-44 176-88 353-131 529-9 36-12 45-90 45-17 0-28 0-28 19 0 11 14 11 17 11 25 0 95-2 123-2 22 0 42 0 64 0 20 0 42 2 65 2 5 0 19 0 19-19 0-11-11-11-28-11-36 0-64 0-64-17 0-6 3-11 3-17 20-82 41-164 61-246zM330 67c9-33 12-36 54-36 31 0 63 0 95 0 81 0 134 25 134 95 0 36-19 123-59 157-50 44-109 53-151 53-46 0-93 0-140 0 23-90 45-179 67-269z">
            <text:p/>
          </draw:path>
          <draw:path draw:style-name="gr7" draw:text-style-name="P7" draw:layer="layout" svg:width="0.226cm" svg:height="0.981cm" svg:x="26.748cm" svg:y="17cm" svg:viewBox="0 0 227 982" svg:d="M227 971c0-3 0-6-17-23-123-123-154-307-154-458 0-171 36-342 157-465 14-11 14-14 14-17 0-5-3-8-9-8-11 0-100 64-156 190-51 109-62 218-62 300 0 78 8 195 64 307 59 121 143 185 154 185 6 0 9-3 9-11z">
            <text:p/>
          </draw:path>
          <draw:path draw:style-name="gr7" draw:text-style-name="P7" draw:layer="layout" svg:width="0.489cm" svg:height="0.444cm" svg:x="27.061cm" svg:y="17.302cm" svg:viewBox="0 0 490 445" svg:d="M300 137c5-25 28-117 98-117 2 0 28 0 47 14-28 5-47 30-47 53 0 17 11 33 39 33 19 0 53-16 53-56 0-50-59-64-92-64-56 0-93 50-104 73-25-65-78-73-106-73-101 0-160 126-160 151 0 8 11 8 14 8 8 0 11 0 11-11 34-103 98-128 132-128 19 0 53 11 53 67 0 31-17 95-53 235-14 58-51 100-93 100-5 0-28 0-50-11 25-5 48-28 48-53 0-28-23-36-37-36-31 0-53 25-53 58 0 45 48 65 92 65 65 0 98-70 104-76 11 37 45 76 104 76 103 0 159-126 159-151 0-11-8-11-14-11-8 0-8 5-11 11-34 106-101 128-132 128-39 0-53-30-53-64 0-22 6-45 17-87 11-44 22-89 34-134z">
            <text:p/>
          </draw:path>
          <draw:path draw:style-name="gr7" draw:text-style-name="P7" draw:layer="layout" svg:width="0.562cm" svg:height="0.038cm" svg:x="27.03cm" svg:y="17.853cm" svg:viewBox="0 0 563 39" svg:d="M0 0c188 0 375 0 563 0 0 13 0 26 0 39-188 0-375 0-563 0 0-13 0-26 0-39z">
            <text:p/>
          </draw:path>
          <draw:path draw:style-name="gr7" draw:text-style-name="P7" draw:layer="layout" svg:width="0.117cm" svg:height="0.293cm" svg:x="27.677cm" svg:y="17.632cm" svg:viewBox="0 0 118 294" svg:d="M118 104c0-68-26-104-65-104-31 0-53 25-53 50 0 28 22 54 53 54 11 0 25-3 34-14 3 0 4-2 5-3 3 0 3 3 3 17 0 72-33 131-67 162-11 11-11 14-11 17 0 5 5 11 11 11 8 0 90-76 90-190z">
            <text:p/>
          </draw:path>
          <draw:path draw:style-name="gr7" draw:text-style-name="P7" draw:layer="layout" svg:width="0.299cm" svg:height="0.626cm" svg:x="28.055cm" svg:y="17.12cm" svg:viewBox="0 0 300 627" svg:d="M179 221c31 0 62 0 93 0 19 0 28 0 28-20 0-8-9-8-26-8-29 0-57 0-86 0 33-140 39-159 39-165 0-17-11-28-28-28-3 0-31 0-39 36-13 53-27 105-40 157-30 0-61 0-92 0-20 0-28 0-28 17 0 11 6 11 25 11 29 0 58 0 87 0-70 280-73 297-73 316 0 51 37 90 90 90 101 0 157-143 157-151 0-12-9-12-12-12-11 0-11 3-16 14-42 104-93 126-126 126-23 0-31-11-31-44 0-23 0-31 5-48 25-97 49-194 73-291z">
            <text:p/>
          </draw:path>
          <draw:path draw:style-name="gr7" draw:text-style-name="P7" draw:layer="layout" svg:width="0.229cm" svg:height="0.981cm" svg:x="28.442cm" svg:y="17cm" svg:viewBox="0 0 230 982" svg:d="M230 490c0-76-12-196-65-305-59-123-145-185-154-185-5 0-11 3-11 8 0 3 0 6 20 23 98 98 154 254 154 459 0 167-37 341-160 464-14 11-14 14-14 17 0 5 6 11 11 11 9 0 98-67 157-193 50-106 62-215 62-299z">
            <text:p/>
          </draw:path>
          <draw:path draw:style-name="gr7" draw:text-style-name="P7" draw:layer="layout" svg:width="6.237cm" svg:height="0.038cm" svg:x="22.531cm" svg:y="18.136cm" svg:viewBox="0 0 6238 39" svg:d="M0 0c2079 0 4159 0 6238 0 0 13 0 26 0 39-2079 0-4159 0-6238 0 0-13 0-26 0-39z">
            <text:p/>
          </draw:path>
          <draw:path draw:style-name="gr7" draw:text-style-name="P7" draw:layer="layout" svg:width="0.727cm" svg:height="0.701cm" svg:x="25.107cm" svg:y="18.371cm" svg:viewBox="0 0 728 702" svg:d="M389 17c-5-11-8-17-25-17s-20 6-25 17c-111 222-222 444-333 666-6 8-6 11-6 14 0 5 8 5 22 5 228 0 456 0 684 0 16 0 22 0 22-5 0-3 0-6-6-14-111-222-222-444-333-666zM333 98c88 177 176 354 263 531-176 0-352 0-529 0 89-177 178-354 266-531z">
            <text:p/>
          </draw:path>
          <draw:path draw:style-name="gr7" draw:text-style-name="P7" draw:layer="layout" svg:width="0.301cm" svg:height="0.623cm" svg:x="25.905cm" svg:y="18.46cm" svg:viewBox="0 0 302 624" svg:d="M179 221c31 0 62 0 93 0 19 0 30 0 30-20 0-11-11-11-28-11-29 0-57 0-86 0 36-140 39-159 39-165 0-17-11-25-28-25-3 0-31 0-39 34-13 52-27 104-40 156-30 0-61 0-92 0-20 0-28 0-28 20 0 11 8 11 28 11 29 0 58 0 87 0-73 280-76 297-76 313 0 54 37 90 90 90 101 0 157-143 157-151 0-9-9-9-12-9-8 0-11 3-14 14-42 101-95 124-128 124-20 0-31-12-31-45 0-23 3-31 5-48 25-96 49-192 73-288z">
            <text:p/>
          </draw:path>
          <draw:path draw:style-name="gr7" draw:text-style-name="P7" draw:layer="layout" svg:width="0.654cm" svg:height="0.654cm" svg:x="29.161cm" svg:y="17.828cm" svg:viewBox="0 0 655 655" svg:d="M347 347c92 0 183 0 275 0 14 0 33 0 33-20 0-19-19-19-33-19-92 0-183 0-275 0 0-93 0-185 0-277 0-14 0-31-19-31-20 0-20 17-20 31 0 92 0 184 0 277-91 0-183 0-274 0-14 0-34 0-34 19 0 20 20 20 34 20 91 0 183 0 274 0 0 91 0 183 0 274 0 14 0 34 20 34 19 0 19-20 19-34 0-91 0-183 0-274z">
            <text:p/>
          </draw:path>
          <draw:path draw:style-name="gr7" draw:text-style-name="P7" draw:layer="layout" svg:width="0.422cm" svg:height="0.444cm" svg:x="30.247cm" svg:y="17.302cm" svg:viewBox="0 0 423 445" svg:d="M423 165c0-101-70-165-157-165-134 0-266 140-266 277 0 98 67 168 160 168 128 0 263-137 263-280zM160 422c-42 0-87-30-87-106 0-47 25-154 59-204 47-76 103-92 131-92 59 0 87 47 87 106 0 39-20 143-56 207-36 56-90 89-134 89z">
            <text:p/>
          </draw:path>
          <draw:path draw:style-name="gr7" draw:text-style-name="P7" draw:layer="layout" svg:width="0.229cm" svg:height="0.981cm" svg:x="30.782cm" svg:y="17cm" svg:viewBox="0 0 230 982" svg:d="M230 971c0-3 0-6-17-23-123-123-157-307-157-458 0-171 39-342 160-465 14-11 14-14 14-17 0-5-6-8-12-8-8 0-98 64-156 190-51 109-62 218-62 300 0 78 11 195 64 307 59 121 146 185 154 185 6 0 12-3 12-11z">
            <text:p/>
          </draw:path>
          <draw:path draw:style-name="gr7" draw:text-style-name="P7" draw:layer="layout" svg:width="0.727cm" svg:height="0.701cm" svg:x="31.113cm" svg:y="17.034cm" svg:viewBox="0 0 728 702" svg:d="M389 17c-5-14-8-17-25-17s-20 3-25 17c-111 222-222 444-333 666-6 8-4 7-6 11 0 8 8 8 22 8 228 0 456 0 684 0 16 0 22 0 22-8-2-4 0-3-6-11-111-222-222-444-333-666zM333 98c88 176 176 352 263 529-176 0-352 0-529 0 89-177 178-353 266-529z">
            <text:p/>
          </draw:path>
          <draw:path draw:style-name="gr7" draw:text-style-name="P7" draw:layer="layout" svg:width="0.301cm" svg:height="0.626cm" svg:x="31.911cm" svg:y="17.12cm" svg:viewBox="0 0 302 627" svg:d="M179 221c31 0 62 0 93 0 19 0 30 0 30-20 0-8-11-8-28-8-29 0-57 0-86 0 36-140 39-159 39-165 0-17-11-28-28-28-3 0-31 0-39 36-13 53-27 105-40 157-30 0-61 0-92 0-20 0-28 0-28 17 0 11 8 11 28 11 29 0 58 0 87 0-73 280-76 297-76 316 0 51 37 90 90 90 101 0 157-143 157-151 0-12-9-12-12-12-8 0-11 3-14 14-42 104-95 126-128 126-20 0-31-11-31-44 0-23 3-31 5-48 25-97 49-194 73-291z">
            <text:p/>
          </draw:path>
          <draw:path draw:style-name="gr7" draw:text-style-name="P7" draw:layer="layout" svg:width="0.226cm" svg:height="0.981cm" svg:x="32.3cm" svg:y="17cm" svg:viewBox="0 0 227 982" svg:d="M227 490c0-76-11-196-65-305-58-123-142-185-154-185-5 0-8 3-8 8 0 3 0 6 17 23 98 98 154 254 154 459 0 167-37 341-160 464-11 11-11 14-11 17 0 5 3 11 8 11 12 0 98-67 157-193 51-106 62-215 62-299z">
            <text:p/>
          </draw:path>
          <draw:path draw:style-name="gr7" draw:text-style-name="P7" draw:layer="layout" svg:width="0.702cm" svg:height="0.67cm" svg:x="32.664cm" svg:y="17.064cm" svg:viewBox="0 0 703 671" svg:d="M260 361c56 0 112 0 168 0 140 0 275-104 275-213 0-75-65-148-193-148-107 0-213 0-320 0-16 0-28 0-28 20 0 11 9 11 28 11 14 0 31 0 42 3 17 0 23 2 23 14 0 5-3 8-6 19-44 176-88 353-131 529-9 36-12 45-90 45-17 0-28 0-28 19 0 11 14 11 17 11 28 0 98-2 123-2 22 0 42 0 64 0 23 0 42 2 65 2 5 0 19 0 19-19 0-11-8-11-28-11-36 0-64 0-64-17 0-6 3-11 3-17 20-82 41-164 61-246zM330 67c9-33 12-36 54-36 31 0 63 0 95 0 81 0 134 25 134 95 0 36-19 123-59 157-50 44-109 53-151 53-46 0-93 0-140 0 23-90 45-179 67-269z">
            <text:p/>
          </draw:path>
          <draw:path draw:style-name="gr7" draw:text-style-name="P7" draw:layer="layout" svg:width="0.226cm" svg:height="0.981cm" svg:x="33.492cm" svg:y="17cm" svg:viewBox="0 0 227 982" svg:d="M227 971c0-3 0-6-17-23-123-123-154-307-154-458 0-171 36-342 160-465 11-11 11-14 11-17 0-5-3-8-9-8-11 0-98 64-156 190-51 109-62 218-62 300 0 78 8 195 64 307 59 121 143 185 154 185 6 0 9-3 9-11z">
            <text:p/>
          </draw:path>
          <draw:path draw:style-name="gr7" draw:text-style-name="P7" draw:layer="layout" svg:width="0.489cm" svg:height="0.444cm" svg:x="33.806cm" svg:y="17.302cm" svg:viewBox="0 0 490 445" svg:d="M300 137c5-25 28-117 98-117 2 0 28 0 47 14-28 5-47 30-47 53 0 17 11 33 39 33 19 0 53-16 53-56 0-50-59-64-92-64-56 0-93 50-104 73-25-65-78-73-106-73-101 0-157 126-157 151 0 8 8 8 11 8 8 0 11 0 11-11 34-103 101-128 132-128 19 0 53 11 53 67 0 31-17 95-53 235-14 58-48 100-93 100-5 0-28 0-47-11 22-5 45-28 45-53 0-28-23-36-37-36-31 0-53 25-53 58 0 45 48 65 92 65 65 0 101-70 104-76 11 37 48 76 106 76 101 0 157-126 157-151 0-11-8-11-11-11-11 0-11 5-14 11-34 106-98 128-132 128-36 0-53-30-53-64 0-22 6-45 17-87 11-44 22-89 34-134z">
            <text:p/>
          </draw:path>
          <draw:path draw:style-name="gr7" draw:text-style-name="P7" draw:layer="layout" svg:width="0.559cm" svg:height="0.038cm" svg:x="33.778cm" svg:y="17.853cm" svg:viewBox="0 0 560 39" svg:d="M0 0c187 0 373 0 560 0 0 13 0 26 0 39-187 0-373 0-560 0 0-13 0-26 0-39z">
            <text:p/>
          </draw:path>
          <draw:path draw:style-name="gr7" draw:text-style-name="P7" draw:layer="layout" svg:width="0.114cm" svg:height="0.293cm" svg:x="34.425cm" svg:y="17.632cm" svg:viewBox="0 0 115 294" svg:d="M115 104c0-68-25-104-65-104-30 0-50 25-50 50 0 28 20 54 50 54 12 0 26-3 37-14 3 0 2-2 3-3 2 0 2 3 2 17 0 72-33 131-67 162-11 11-11 14-11 17 0 5 6 11 11 11 11 0 90-76 90-190z">
            <text:p/>
          </draw:path>
          <draw:path draw:style-name="gr7" draw:text-style-name="P7" draw:layer="layout" svg:width="0.301cm" svg:height="0.626cm" svg:x="34.8cm" svg:y="17.12cm" svg:viewBox="0 0 302 627" svg:d="M179 221c31 0 62 0 93 0 19 0 30 0 30-20 0-8-11-8-28-8-29 0-57 0-86 0 33-140 39-159 39-165 0-17-11-28-28-28-3 0-31 0-39 36-13 53-27 105-40 157-30 0-61 0-92 0-20 0-28 0-28 17 0 11 6 11 25 11 29 0 58 0 87 0-70 280-73 297-73 316 0 51 37 90 90 90 101 0 157-143 157-151 0-12-9-12-12-12-8 0-11 3-16 14-42 104-93 126-126 126-23 0-31-11-31-44 0-23 3-31 5-48 25-97 49-194 73-291z">
            <text:p/>
          </draw:path>
          <draw:path draw:style-name="gr7" draw:text-style-name="P7" draw:layer="layout" svg:width="0.226cm" svg:height="0.981cm" svg:x="35.189cm" svg:y="17cm" svg:viewBox="0 0 227 982" svg:d="M227 490c0-76-11-196-65-305-58-123-142-185-154-185-5 0-8 3-8 8 0 3 0 6 17 23 98 98 154 254 154 459 0 167-37 341-160 464-11 11-11 14-11 17 0 5 3 11 8 11 12 0 98-67 157-193 51-106 62-215 62-299z">
            <text:p/>
          </draw:path>
          <draw:path draw:style-name="gr7" draw:text-style-name="P7" draw:layer="layout" svg:width="5.305cm" svg:height="0.038cm" svg:x="30.208cm" svg:y="18.136cm" svg:viewBox="0 0 5306 39" svg:d="M0 0c1769 0 3537 0 5306 0 0 13 0 26 0 39-1769 0-3537 0-5306 0 0-13 0-26 0-39z">
            <text:p/>
          </draw:path>
          <draw:path draw:style-name="gr7" draw:text-style-name="P7" draw:layer="layout" svg:width="0.727cm" svg:height="0.701cm" svg:x="32.319cm" svg:y="18.371cm" svg:viewBox="0 0 728 702" svg:d="M389 17c-5-11-8-17-25-17s-20 6-25 17c-111 222-222 444-333 666-6 8-6 11-6 14 0 5 6 5 22 5 228 0 456 0 684 0 14 0 22 0 22-5 0-3 0-6-6-14-111-222-222-444-333-666zM333 98c88 177 176 354 263 531-176 0-352 0-529 0 89-177 178-354 266-531z">
            <text:p/>
          </draw:path>
          <draw:path draw:style-name="gr7" draw:text-style-name="P7" draw:layer="layout" svg:width="0.299cm" svg:height="0.623cm" svg:x="33.117cm" svg:y="18.46cm" svg:viewBox="0 0 300 624" svg:d="M179 221c31 0 62 0 93 0 19 0 28 0 28-20 0-11-9-11-26-11-29 0-57 0-86 0 33-140 39-159 39-165 0-17-11-25-28-25-3 0-31 0-39 34-13 52-27 104-40 156-30 0-61 0-92 0-20 0-28 0-28 20 0 11 6 11 25 11 29 0 58 0 87 0-70 280-73 297-73 313 0 54 37 90 90 90 101 0 157-143 157-151 0-9-9-9-12-9-11 0-11 3-16 14-42 101-93 124-126 124-23 0-31-12-31-45 0-23 0-31 5-48 25-96 49-192 73-288z">
            <text:p/>
          </draw:path>
          <draw:path draw:style-name="gr7" draw:text-style-name="P7" draw:layer="layout" svg:width="0.475cm" svg:height="0.326cm" svg:x="30.065cm" svg:y="19.16cm" svg:viewBox="0 0 476 327" svg:d="M476 238c0-25 0-28-14-28-59-3-157-9-244-53-106-53-148-115-173-154-3-3-9-3-20-3-22 0-25 0-25 25 0 5 0 10 0 14 134 241 356 288 456 288 20 0 20-2 20-28 0-20 0-41 0-61z">
            <text:p/>
          </draw:path>
          <draw:path draw:style-name="gr7" draw:text-style-name="P7" draw:layer="layout" svg:width="1.883cm" svg:height="0.117cm" svg:x="30.533cm" svg:y="19.37cm" svg:viewBox="0 0 1884 118" svg:d="M0 0c628 0 1256 0 1884 0 0 39 0 78 0 118-628 0-1256 0-1884 0 0-40 0-79 0-118z">
            <text:p/>
          </draw:path>
          <draw:path draw:style-name="gr7" draw:text-style-name="P7" draw:layer="layout" svg:width="0.475cm" svg:height="0.326cm" svg:x="32.409cm" svg:y="19.37cm" svg:viewBox="0 0 476 327" svg:d="M476 285c-134-240-356-285-456-285-20 0-20 0-20 28 0 20 0 41 0 62 0 22 0 28 14 28 59 0 157 8 246 50 107 53 146 117 171 154 3 5 9 5 23 5 22 0 22 0 22-25 0-5 0-11 0-17z">
            <text:p/>
          </draw:path>
          <draw:path draw:style-name="gr7" draw:text-style-name="P7" draw:layer="layout" svg:width="0.475cm" svg:height="0.326cm" svg:x="32.837cm" svg:y="19.37cm" svg:viewBox="0 0 476 327" svg:d="M476 28c0-28 0-28-20-28-100 0-322 48-456 285 0 6 0 12 0 17 0 25 0 25 25 25 17 0 20 0 23-8 81-129 218-199 417-201 11 0 11-9 11-28 0-21 0-42 0-62z">
            <text:p/>
          </draw:path>
          <draw:path draw:style-name="gr7" draw:text-style-name="P7" draw:layer="layout" svg:width="1.883cm" svg:height="0.117cm" svg:x="33.305cm" svg:y="19.37cm" svg:viewBox="0 0 1884 118" svg:d="M0 0c628 0 1256 0 1884 0 0 39 0 78 0 118-628 0-1256 0-1884 0 0-40 0-79 0-118z">
            <text:p/>
          </draw:path>
          <draw:path draw:style-name="gr7" draw:text-style-name="P7" draw:layer="layout" svg:width="0.475cm" svg:height="0.326cm" svg:x="35.181cm" svg:y="19.16cm" svg:viewBox="0 0 476 327" svg:d="M476 25c0-25-3-25-25-25-17 0-20 0-23 6-81 128-218 198-417 204-11 0-11 5-11 28 0 20 0 41 0 61 0 26 0 28 20 28 100 0 322-47 456-288 0-4 0-9 0-14z">
            <text:p/>
          </draw:path>
          <draw:path draw:style-name="gr7" draw:text-style-name="P7" draw:layer="layout" svg:width="0.677cm" svg:height="0.36cm" svg:x="32.325cm" svg:y="20.035cm" svg:viewBox="0 0 678 361" svg:d="M582 199c-86 61-98 151-98 154 0 8 6 8 14 8 14 0 17 0 20-11 3-17 14-62 50-98 40-42 76-53 104-62 3-3 6-5 6-8 0-9-3-9-12-11-100-34-134-104-148-163-3-8-10-8-20-8-9 0-14 0-14 8 0 3 6 48 40 96 16 25 36 44 58 58-184 0-369 0-554 0-11 0-28 0-28 17 0 20 17 20 28 20 185 0 370 0 554 0z">
            <text:p/>
          </draw:path>
          <draw:path draw:style-name="gr7" draw:text-style-name="P7" draw:layer="layout" svg:width="0.321cm" svg:height="0.469cm" svg:x="33.092cm" svg:y="19.932cm" svg:viewBox="0 0 322 470" svg:d="M322 238c0-76-11-132-42-179-22-31-64-59-120-59-160 0-160 189-160 238s-1 232 160 232 162-185 162-232zM160 450c-31 0-73-19-87-75-9-39-9-95-9-148 0-48 0-101 9-140 17-53 59-67 87-67 39 0 75 22 86 61 12 37 12 87 12 146 0 53 0 103-9 145-14 64-61 78-89 78z">
            <text:p/>
          </draw:path>
          <draw:path draw:style-name="gr7" draw:text-style-name="P7" draw:layer="layout" svg:width="0.483cm" svg:height="2.357cm" svg:x="35.83cm" svg:y="16.975cm" svg:viewBox="0 0 484 2358" svg:d="M484 1181c0-386-89-775-338-1069-20-22-56-64-98-98-12-14-14-14-26-14-14 0-22 0-22 11 0 3 4 6 6 9 36 36 100 103 168 207 156 254 229 573 229 951 0 266-36 607-199 898-75 140-159 221-198 263-3 3-6 6-6 8 0 11 8 11 22 11 12 0 14 0 28-16 331-300 434-747 434-1161z">
            <text:p/>
          </draw:path>
          <draw:path draw:style-name="gr7" draw:text-style-name="P7" draw:layer="layout" svg:width="0.654cm" svg:height="0.654cm" svg:x="36.794cm" svg:y="17.828cm" svg:viewBox="0 0 655 655" svg:d="M347 347c92 0 183 0 275 0 14 0 33 0 33-20 0-19-19-19-33-19-92 0-183 0-275 0 0-93 0-185 0-277 0-14 0-31-19-31-20 0-20 17-20 31 0 92 0 184 0 277-91 0-183 0-274 0-14 0-34 0-34 19 0 20 20 20 34 20 91 0 183 0 274 0 0 91 0 183 0 274 0 14 0 34 20 34 19 0 19-20 19-34 0-91 0-183 0-274z">
            <text:p/>
          </draw:path>
          <draw:path draw:style-name="gr7" draw:text-style-name="P7" draw:layer="layout" svg:width="0.702cm" svg:height="0.67cm" svg:x="37.88cm" svg:y="17.064cm" svg:viewBox="0 0 703 671" svg:d="M260 361c56 0 112 0 168 0 138 0 275-104 275-213 0-75-65-148-193-148-107 0-213 0-320 0-16 0-28 0-28 20 0 11 9 11 28 11 12 0 31 0 42 3 17 0 23 2 23 14 0 5-3 8-6 19-44 176-88 353-131 529-9 36-12 45-90 45-17 0-28 0-28 19 0 11 14 11 17 11 25 0 95-2 123-2 22 0 42 0 64 0 20 0 42 2 65 2 5 0 19 0 19-19 0-11-11-11-28-11-36 0-64 0-64-17 0-6 3-11 3-17 20-82 41-164 61-246zM330 67c9-33 12-36 54-36 31 0 63 0 95 0 81 0 134 25 134 95 0 36-19 123-59 157-50 44-109 53-151 53-46 0-93 0-140 0 23-90 45-179 67-269z">
            <text:p/>
          </draw:path>
          <draw:path draw:style-name="gr7" draw:text-style-name="P7" draw:layer="layout" svg:width="0.226cm" svg:height="0.981cm" svg:x="38.709cm" svg:y="17cm" svg:viewBox="0 0 227 982" svg:d="M227 971c0-3 0-6-17-23-123-123-154-307-154-458 0-171 36-342 160-465 11-11 11-14 11-17 0-5-3-8-9-8-11 0-100 64-156 190-51 109-62 218-62 300 0 78 8 195 64 307 59 121 143 185 154 185 6 0 9-3 9-11z">
            <text:p/>
          </draw:path>
          <draw:path draw:style-name="gr7" draw:text-style-name="P7" draw:layer="layout" svg:width="0.489cm" svg:height="0.444cm" svg:x="39.022cm" svg:y="17.302cm" svg:viewBox="0 0 490 445" svg:d="M300 137c5-25 28-117 98-117 2 0 28 0 47 14-28 5-47 30-47 53 0 17 11 33 39 33 19 0 53-16 53-56 0-50-59-64-92-64-56 0-93 50-104 73-25-65-78-73-106-73-101 0-157 126-157 151 0 8 8 8 11 8 8 0 11 0 11-11 34-103 98-128 132-128 19 0 53 11 53 67 0 31-17 95-53 235-14 58-51 100-93 100-5 0-28 0-50-11 25-5 48-28 48-53 0-28-23-36-37-36-31 0-53 25-53 58 0 45 48 65 92 65 65 0 101-70 104-76 11 37 45 76 106 76 101 0 157-126 157-151 0-11-8-11-11-11-11 0-11 5-14 11-34 106-101 128-132 128-36 0-53-30-53-64 0-22 6-45 17-87 11-44 22-89 34-134z">
            <text:p/>
          </draw:path>
          <draw:path draw:style-name="gr7" draw:text-style-name="P7" draw:layer="layout" svg:width="0.562cm" svg:height="0.038cm" svg:x="38.991cm" svg:y="17.853cm" svg:viewBox="0 0 563 39" svg:d="M0 0c188 0 375 0 563 0 0 13 0 26 0 39-188 0-375 0-563 0 0-13 0-26 0-39z">
            <text:p/>
          </draw:path>
          <draw:path draw:style-name="gr7" draw:text-style-name="P7" draw:layer="layout" svg:width="0.114cm" svg:height="0.293cm" svg:x="39.641cm" svg:y="17.632cm" svg:viewBox="0 0 115 294" svg:d="M115 104c0-68-25-104-65-104-30 0-50 25-50 50 0 28 20 54 50 54 12 0 26-3 34-14 3 0 4-2 6-3 2 0 2 3 2 17 0 72-33 131-67 162-11 11-11 14-11 17 0 5 6 11 11 11 11 0 90-76 90-190z">
            <text:p/>
          </draw:path>
          <draw:path draw:style-name="gr7" draw:text-style-name="P7" draw:layer="layout" svg:width="0.299cm" svg:height="0.626cm" svg:x="40.016cm" svg:y="17.12cm" svg:viewBox="0 0 300 627" svg:d="M179 221c31 0 62 0 93 0 19 0 28 0 28-20 0-8-9-8-26-8-29 0-57 0-86 0 33-140 39-159 39-165 0-17-11-28-28-28-3 0-31 0-39 36-13 53-27 105-40 157-30 0-61 0-92 0-20 0-28 0-28 17 0 11 6 11 25 11 29 0 58 0 87 0-70 280-73 297-73 316 0 51 37 90 90 90 101 0 157-143 157-151 0-12-9-12-12-12-11 0-11 3-16 14-42 104-93 126-126 126-23 0-31-11-31-44 0-23 0-31 5-48 25-97 49-194 73-291z">
            <text:p/>
          </draw:path>
          <draw:path draw:style-name="gr7" draw:text-style-name="P7" draw:layer="layout" svg:width="0.229cm" svg:height="0.981cm" svg:x="40.403cm" svg:y="17cm" svg:viewBox="0 0 230 982" svg:d="M230 490c0-76-12-196-65-305-59-123-145-185-154-185-5 0-11 3-11 8 0 3 0 6 20 23 98 98 154 254 154 459 0 167-37 341-160 464-14 11-14 14-14 17 0 5 6 11 11 11 9 0 98-67 157-193 50-106 62-215 62-299z">
            <text:p/>
          </draw:path>
          <draw:path draw:style-name="gr7" draw:text-style-name="P7" draw:layer="layout" svg:width="0.601cm" svg:height="0.038cm" svg:x="41.03cm" svg:y="17.47cm" svg:viewBox="0 0 602 39" svg:d="M568 39c17 0 34 0 34-19 0-20-17-20-34-20-177 0-354 0-532 0-16 0-36 0-36 20 0 19 20 19 36 19 178 0 355 0 532 0z">
            <text:p/>
          </draw:path>
          <draw:path draw:style-name="gr7" draw:text-style-name="P7" draw:layer="layout" svg:width="0.702cm" svg:height="0.67cm" svg:x="41.973cm" svg:y="17.064cm" svg:viewBox="0 0 703 671" svg:d="M258 361c56 0 112 0 168 0 140 0 277-104 277-213 0-75-67-148-196-148-107 0-213 0-319 0-17 0-28 0-28 20 0 11 8 11 28 11 14 0 30 0 42 3 16 0 22 2 22 14 0 5 0 8-3 19-45 176-89 353-134 529-9 36-11 45-87 45-17 0-28 0-28 19 0 11 11 11 14 11 28 0 98-2 126-2 20 0 42 0 62 0 22 0 44 2 64 2 6 0 20 0 20-19 0-11-9-11-28-11-37 0-65 0-65-17 0-6 3-11 3-17 21-82 41-164 62-246zM328 67c11-33 11-36 53-36 32 0 63 0 95 0 81 0 134 25 134 95 0 36-19 123-58 157-48 44-107 53-152 53-46 0-93 0-140 0 23-90 45-179 68-269z">
            <text:p/>
          </draw:path>
          <draw:path draw:style-name="gr7" draw:text-style-name="P7" draw:layer="layout" svg:width="0.226cm" svg:height="0.981cm" svg:x="42.799cm" svg:y="17cm" svg:viewBox="0 0 227 982" svg:d="M227 971c0-3 0-6-17-23-123-123-154-307-154-458 0-171 39-342 160-465 11-11 11-14 11-17 0-5-3-8-9-8-11 0-98 64-156 190-51 109-62 218-62 300 0 78 11 195 64 307 59 121 143 185 154 185 6 0 9-3 9-11z">
            <text:p/>
          </draw:path>
          <draw:path draw:style-name="gr7" draw:text-style-name="P7" draw:layer="layout" svg:width="0.489cm" svg:height="0.444cm" svg:x="43.113cm" svg:y="17.302cm" svg:viewBox="0 0 490 445" svg:d="M300 137c5-25 28-117 98-117 5 0 28 0 47 14-25 5-45 30-45 53 0 17 9 33 37 33 22 0 53-16 53-56 0-50-59-64-92-64-56 0-90 50-104 73-22-65-76-73-106-73-101 0-157 126-157 151 0 8 8 8 11 8 8 0 11 0 14-11 34-103 98-128 132-128 16 0 53 11 53 67 0 31-17 95-53 235-17 58-51 100-96 100-5 0-28 0-47-11 25-5 45-28 45-53 0-28-20-36-37-36-28 0-53 25-53 58 0 45 48 65 92 65 65 0 101-70 104-76 11 37 48 76 106 76 101 0 157-126 157-151 0-11-8-11-11-11-8 0-11 5-14 11-31 106-98 128-129 128-39 0-56-30-56-64 0-22 6-45 17-87 11-44 22-89 34-134z">
            <text:p/>
          </draw:path>
          <draw:path draw:style-name="gr7" draw:text-style-name="P7" draw:layer="layout" svg:width="0.562cm" svg:height="0.038cm" svg:x="43.085cm" svg:y="17.853cm" svg:viewBox="0 0 563 39" svg:d="M0 0c188 0 375 0 563 0 0 13 0 26 0 39-188 0-375 0-563 0 0-13 0-26 0-39z">
            <text:p/>
          </draw:path>
          <draw:path draw:style-name="gr7" draw:text-style-name="P7" draw:layer="layout" svg:width="0.114cm" svg:height="0.293cm" svg:x="43.732cm" svg:y="17.632cm" svg:viewBox="0 0 115 294" svg:d="M115 104c0-68-25-104-65-104-30 0-50 25-50 50 0 28 20 54 50 54 14 0 26-3 37-14 3 0 2-2 3-3 2 0 2 3 2 17 0 72-33 131-67 162-11 11-11 14-11 17 0 5 6 11 11 11 11 0 90-76 90-190z">
            <text:p/>
          </draw:path>
          <draw:path draw:style-name="gr7" draw:text-style-name="P7" draw:layer="layout" svg:width="0.301cm" svg:height="0.626cm" svg:x="44.107cm" svg:y="17.12cm" svg:viewBox="0 0 302 627" svg:d="M179 221c31 0 62 0 93 0 19 0 30 0 30-20 0-8-11-8-28-8-29 0-57 0-86 0 36-140 39-159 39-165 0-17-11-28-28-28-3 0-31 0-39 36-13 53-27 105-40 157-30 0-61 0-92 0-20 0-28 0-28 17 0 11 8 11 28 11 29 0 58 0 87 0-73 280-76 297-76 316 0 51 37 90 90 90 101 0 157-143 157-151 0-12-9-12-12-12-8 0-11 3-14 14-42 104-95 126-128 126-20 0-31-11-31-44 0-23 3-31 5-48 25-97 49-194 73-291z">
            <text:p/>
          </draw:path>
          <draw:path draw:style-name="gr7" draw:text-style-name="P7" draw:layer="layout" svg:width="0.226cm" svg:height="0.981cm" svg:x="44.496cm" svg:y="17cm" svg:viewBox="0 0 227 982" svg:d="M227 490c0-76-11-196-65-305-58-123-142-185-154-185-5 0-8 3-8 8 0 3 0 6 17 23 98 98 154 254 154 459 0 167-37 341-160 464-11 11-11 14-11 17 0 5 3 11 8 11 12 0 98-67 157-193 51-106 62-215 62-299z">
            <text:p/>
          </draw:path>
          <draw:path draw:style-name="gr7" draw:text-style-name="P7" draw:layer="layout" svg:width="6.979cm" svg:height="0.038cm" svg:x="37.841cm" svg:y="18.136cm" svg:viewBox="0 0 6980 39" svg:d="M0 0c2327 0 4653 0 6980 0 0 13 0 26 0 39-2327 0-4653 0-6980 0 0-13 0-26 0-39z">
            <text:p/>
          </draw:path>
          <draw:path draw:style-name="gr7" draw:text-style-name="P7" draw:layer="layout" svg:width="0.727cm" svg:height="0.701cm" svg:x="40.789cm" svg:y="18.371cm" svg:viewBox="0 0 728 702" svg:d="M389 17c-5-11-8-17-25-17s-20 6-25 17c-111 222-222 444-333 666-6 8-6 11-6 14 0 5 8 5 22 5 228 0 456 0 684 0 16 0 22 0 22-5 0-3 0-6-6-14-111-222-222-444-333-666zM333 98c88 177 176 354 263 531-176 0-352 0-529 0 89-177 178-354 266-531z">
            <text:p/>
          </draw:path>
          <draw:path draw:style-name="gr7" draw:text-style-name="P7" draw:layer="layout" svg:width="0.301cm" svg:height="0.623cm" svg:x="41.587cm" svg:y="18.46cm" svg:viewBox="0 0 302 624" svg:d="M179 221c31 0 62 0 93 0 19 0 30 0 30-20 0-11-11-11-28-11-29 0-57 0-86 0 36-140 39-159 39-165 0-17-11-25-28-25-3 0-31 0-39 34-13 52-27 104-40 156-30 0-61 0-92 0-20 0-28 0-28 20 0 11 8 11 28 11 29 0 58 0 87 0-73 280-76 297-76 313 0 54 37 90 90 90 101 0 157-143 157-151 0-9-9-9-12-9-8 0-11 3-14 14-42 101-95 124-128 124-20 0-31-12-31-45 0-23 3-31 5-48 25-96 49-192 73-288z">
            <text:p/>
          </draw:path>
          <draw:path draw:style-name="gr7" draw:text-style-name="P7" draw:layer="layout" svg:width="0.475cm" svg:height="0.326cm" svg:x="37.701cm" svg:y="19.16cm" svg:viewBox="0 0 476 327" svg:d="M476 238c0-25 0-28-14-28-62-3-157-9-246-53-107-53-146-115-171-154-3-3-9-3-23-3-22 0-22 0-22 25 0 5 0 10 0 14 134 241 356 288 454 288 22 0 22-2 22-28 0-20 0-41 0-61z">
            <text:p/>
          </draw:path>
          <draw:path draw:style-name="gr7" draw:text-style-name="P7" draw:layer="layout" svg:width="2.723cm" svg:height="0.117cm" svg:x="38.166cm" svg:y="19.37cm" svg:viewBox="0 0 2724 118" svg:d="M0 0c908 0 1816 0 2724 0 0 39 0 78 0 118-908 0-1816 0-2724 0 0-40 0-79 0-118z">
            <text:p/>
          </draw:path>
          <draw:path draw:style-name="gr7" draw:text-style-name="P7" draw:layer="layout" svg:width="0.475cm" svg:height="0.326cm" svg:x="40.879cm" svg:y="19.37cm" svg:viewBox="0 0 476 327" svg:d="M476 285c-134-240-356-285-454-285-22 0-22 0-22 28 0 20 0 41 0 62 0 22 0 28 14 28 62 0 157 8 246 50 107 53 146 117 171 154 3 5 9 5 23 5 22 0 22 0 22-25 0-5 0-11 0-17z">
            <text:p/>
          </draw:path>
          <draw:path draw:style-name="gr7" draw:text-style-name="P7" draw:layer="layout" svg:width="0.478cm" svg:height="0.326cm" svg:x="41.307cm" svg:y="19.37cm" svg:viewBox="0 0 479 327" svg:d="M479 28c0-28 0-28-23-28-100 0-322 48-456 285 0 6 0 12 0 17 0 25 3 25 25 25 20 0 20 0 25-8 79-129 216-199 415-201 14 0 14-9 14-28 0-21 0-42 0-62z">
            <text:p/>
          </draw:path>
          <draw:path draw:style-name="gr7" draw:text-style-name="P7" draw:layer="layout" svg:width="2.72cm" svg:height="0.117cm" svg:x="41.775cm" svg:y="19.37cm" svg:viewBox="0 0 2721 118" svg:d="M0 0c907 0 1814 0 2721 0 0 39 0 78 0 118-907 0-1814 0-2721 0 0-40 0-79 0-118z">
            <text:p/>
          </draw:path>
          <draw:path draw:style-name="gr7" draw:text-style-name="P7" draw:layer="layout" svg:width="0.475cm" svg:height="0.326cm" svg:x="44.488cm" svg:y="19.16cm" svg:viewBox="0 0 476 327" svg:d="M476 25c0-25 0-25-22-25-20 0-20 0-26 6-81 128-218 198-417 204-11 0-11 5-11 28 0 20 0 41 0 61 0 26 0 28 20 28 100 0 322-47 456-288 0-4 0-9 0-14z">
            <text:p/>
          </draw:path>
          <draw:path draw:style-name="gr7" draw:text-style-name="P7" draw:layer="layout" svg:width="0.506cm" svg:height="0.186cm" svg:x="40.881cm" svg:y="20.122cm" svg:viewBox="0 0 507 187" svg:d="M482 34c11 0 25 0 25-17s-17-17-25-17c-153 0-305 0-457 0-8 0-25 0-25 17s17 17 25 17c152 0 304 0 457 0zM482 187c8 0 25 0 25-16 0-17-14-17-25-17-153 0-305 0-457 0-8 0-25 0-25 17 0 16 17 16 25 16 152 0 304 0 457 0z">
            <text:p/>
          </draw:path>
          <draw:path draw:style-name="gr7" draw:text-style-name="P7" draw:layer="layout" svg:width="0.321cm" svg:height="0.469cm" svg:x="41.472cm" svg:y="19.932cm" svg:viewBox="0 0 322 470" svg:d="M322 238c0-76-11-132-42-179-22-31-64-59-118-59-162 0-162 189-162 238s1 232 162 232 160-185 160-232zM162 450c-33 0-75-19-89-75-9-39-9-95-9-148 0-48 0-101 12-140 14-53 56-67 86-67 37 0 73 22 84 61 12 37 12 87 12 146 0 53 0 103-9 145-14 64-61 78-87 78z">
            <text:p/>
          </draw:path>
          <draw:path draw:style-name="gr7" draw:text-style-name="P7" draw:layer="layout" svg:width="0.29cm" svg:height="2.945cm" svg:x="45.115cm" svg:y="16.681cm" svg:viewBox="0 0 291 2946" svg:d="M230 2884c-77 0-153 0-230 0 0 21 0 42 0 62 97 0 194 0 291 0 0-982 0-1964 0-2946-97 0-194 0-291 0 0 21 0 41 0 62 77 0 153 0 230 0 0 941 0 1882 0 2822z">
            <text:p/>
          </draw:path>
        </draw:g>
        <draw:g draw:style-name="gr6">
          <svg:title>TexMaths</svg:title>
          <svg:desc>28§latex§\begin{equation*}
P\big( \underline{x}\!+\! \underline \nu_\mu, t\! +\! \Delta t \mid  \underline{x}, t\big) \ := \ a_\mu(\underline{x}) \Delta t + o (\Delta t)
\end{equation*}§svg§600§FALSE§</svg:desc>
          <draw:path draw:style-name="gr7" draw:text-style-name="P7" draw:layer="layout" svg:width="18.409cm" svg:height="1.122cm" svg:x="2.241cm" svg:y="5.97cm" svg:viewBox="0 0 18410 1123" svg:d="M0 0c6137 0 12273 0 18410 0 0 374 0 749 0 1123-6137 0-12273 0-18410 0 0-374 0-749 0-1123z">
            <text:p/>
          </draw:path>
          <draw:path draw:style-name="gr8" draw:text-style-name="P8" draw:layer="layout" svg:width="18.51cm" svg:height="1.223cm" svg:x="2.191cm" svg:y="5.92cm" svg:viewBox="0 0 18511 1224" svg:d="M0 0c6170 0 12341 0 18511 0 0 408 0 816 0 1224-6170 0-12341 0-18511 0 0-408 0-816 0-1224z">
            <text:p/>
          </draw:path>
          <draw:path draw:style-name="gr7" draw:text-style-name="P7" draw:layer="layout" svg:width="0.702cm" svg:height="0.667cm" svg:x="2.23cm" svg:y="6.085cm" svg:viewBox="0 0 703 668" svg:d="M258 358c56 0 112 0 168 0 140 0 277-101 277-213 0-75-65-145-193-145-107 0-213 0-320 0-19 0-30 0-30 17 0 11 8 11 30 11 12 0 28 3 42 3 14 3 20 5 20 17 0 2 0 5-3 16-44 176-88 352-131 528-12 37-12 45-90 45-17 0-28 0-28 20 0 11 11 11 14 11 28 0 98-3 126-3 20 0 42 0 62 0 22 0 44 3 64 3 8 0 20 0 20-20 0-11-9-11-28-11-37 0-62 0-62-17 0-5 0-11 3-16 19-82 39-164 59-246zM330 67c9-36 12-39 54-39 30 0 61 0 92 0 84 0 134 28 134 95 0 39-19 123-56 156-50 45-109 54-154 54s-91 0-137 0c23-89 45-177 67-266z">
            <text:p/>
          </draw:path>
          <draw:path draw:style-name="gr7" draw:text-style-name="P7" draw:layer="layout" svg:width="0.257cm" svg:height="1.173cm" svg:x="3.109cm" svg:y="5.92cm" svg:viewBox="0 0 258 1174" svg:d="M258 1165c0-5-3-5-6-8-45-50-112-129-154-288-22-89-31-190-31-282 0-257 62-436 179-565 12-8 8-7 12-11 0-11-9-11-14-11-14 0-68 59-82 73-98 120-162 296-162 514 0 140 25 335 154 500 8 14 73 87 90 87 5 0 14 0 14-9z">
            <text:p/>
          </draw:path>
          <draw:path draw:style-name="gr7" draw:text-style-name="P7" draw:layer="layout" svg:width="0.489cm" svg:height="0.443cm" svg:x="3.44cm" svg:y="6.32cm" svg:viewBox="0 0 490 444" svg:d="M300 137c5-25 28-115 98-115 2 0 28 0 47 12-28 5-47 30-47 53 0 16 11 33 39 33 19 0 53-17 53-56 0-50-59-64-92-64-56 0-93 53-104 75-25-67-78-75-106-75-101 0-157 126-157 151 0 8 8 8 11 8 8 0 11 0 11-8 34-106 98-129 132-129 19 0 53 9 53 65 0 30-17 97-53 234-14 59-51 101-93 101-5 0-28 0-50-14 25-3 48-25 48-50 0-28-23-37-37-37-31 0-53 26-53 59 0 45 48 64 92 64 65 0 101-70 104-75 11 36 45 75 106 75 101 0 157-125 157-151 0-11-8-11-11-11-11 0-11 6-14 11-34 107-101 129-132 129-36 0-53-31-53-64 0-23 6-45 17-87 11-45 22-89 34-134z">
            <text:p/>
          </draw:path>
          <draw:path draw:style-name="gr7" draw:text-style-name="P7" draw:layer="layout" svg:width="0.562cm" svg:height="0.038cm" svg:x="3.409cm" svg:y="6.87cm" svg:viewBox="0 0 563 39" svg:d="M0 0c188 0 375 0 563 0 0 13 0 26 0 39-188 0-375 0-563 0 0-13 0-26 0-39z">
            <text:p/>
          </draw:path>
          <draw:path draw:style-name="gr7" draw:text-style-name="P7" draw:layer="layout" svg:width="0.654cm" svg:height="0.65cm" svg:x="4.081cm" svg:y="6.183cm" svg:viewBox="0 0 655 651" svg:d="M350 344c91 0 183 0 274 0 12 0 31 0 31-20 0-19-19-19-31-19-91 0-183 0-274 0 0-92 0-183 0-274 0-14-1-31-22-31s-20 17-20 31c0 91 0 182 0 274-91 0-183 0-274 0-14 0-34 0-34 19 0 20 20 20 34 20 91 0 183 0 274 0 0 91 0 182 0 274 0 14-1 33 20 33s22-19 22-33c0-92 0-183 0-274z">
            <text:p/>
          </draw:path>
          <draw:path draw:style-name="gr7" draw:text-style-name="P7" draw:layer="layout" svg:width="0.464cm" svg:height="0.432cm" svg:x="4.898cm" svg:y="6.32cm" svg:viewBox="0 0 465 433" svg:d="M168 11c0-3 0-11-11-11-23 0-95 8-121 8-8 3-19 3-19 23 0 11 8 11 25 11 48 0 48 6 48 17 0 5-12 53-17 78-21 80-41 160-62 240-3 14-11 42-11 45 0 11 11 11 17 11 4 0 9 0 14 0 67-11 176-50 277-145 129-120 157-252 157-263 0-17-11-25-28-25-9 0-31 3-39 34-65 220-213 329-325 366 32-130 63-259 95-389z">
            <text:p/>
          </draw:path>
          <draw:path draw:style-name="gr7" draw:text-style-name="P7" draw:layer="layout" svg:width="0.548cm" svg:height="0.038cm" svg:x="4.848cm" svg:y="6.87cm" svg:viewBox="0 0 549 39" svg:d="M0 0c183 0 366 0 549 0 0 13 0 26 0 39-183 0-366 0-549 0 0-13 0-26 0-39z">
            <text:p/>
          </draw:path>
          <draw:path draw:style-name="gr7" draw:text-style-name="P7" draw:layer="layout" svg:width="0.408cm" svg:height="0.449cm" svg:x="5.43cm" svg:y="6.694cm" svg:viewBox="0 0 409 450" svg:d="M3 414c-3 11-2 9-3 14 0 16 11 22 22 22 26 0 31-22 34-34 3-2 14-58 31-125 22 14 50 19 75 19 59 0 98-47 98-50 14 47 62 50 70 50 26 0 42-14 56-36 14-28 23-67 23-70 0-8-6-6-9-8-11 0-11 2-16 22-9 34-20 73-51 73-17 0-22-14-22-34 0-11 5-36 11-53 3-20 11-48 14-61 6-21 11-41 17-62 3-17 11-47 11-50 0-14-11-23-22-23-9 0-23 3-28 17-3 3-9 25-12 39-4 19-9 38-14 56-7 29-15 58-22 87-6 17-6 19-11 28-20 30-51 56-90 56-59 0-59-48-59-62 0-17 3-25 14-64 6-28 9-34 14-62 4-12 8-24 12-36 2-17 8-42 8-45 0-11-8-22-22-22-26 0-31 25-34 34-32 126-63 253-95 380z">
            <text:p/>
          </draw:path>
          <draw:path draw:style-name="gr7" draw:text-style-name="P7" draw:layer="layout" svg:width="0.114cm" svg:height="0.292cm" svg:x="6.007cm" svg:y="6.649cm" svg:viewBox="0 0 115 293" svg:d="M115 103c0-67-23-103-62-103-33 0-53 25-53 50 0 28 20 53 53 53 11 0 25-5 34-14 3 0 4-1 5-2 1 5 3 2 3 16 0 70-36 132-67 162-11 12-11 14-11 17 0 6 5 11 8 11 11 0 90-75 90-190z">
            <text:p/>
          </draw:path>
          <draw:path draw:style-name="gr7" draw:text-style-name="P7" draw:layer="layout" svg:width="0.301cm" svg:height="0.622cm" svg:x="6.382cm" svg:y="6.141cm" svg:viewBox="0 0 302 623" svg:d="M182 221c31 0 62 0 92 0 20 0 28 0 28-20 0-11-8-11-28-11-29 0-57 0-86 0 36-140 42-159 42-165 0-17-12-25-28-25-3 0-31 0-40 34-13 52-26 104-39 156-31 0-61 0-92 0-20 0-31 0-31 20 0 11 8 11 28 11 29 0 58 0 87 0-70 276-76 293-76 313 0 50 39 89 93 89 98 0 156-142 156-151 0-11-8-11-14-11-8 0-8 3-14 14-42 103-95 126-128 126-20 0-31-14-31-45 0-22 3-31 8-47 24-96 49-192 73-288z">
            <text:p/>
          </draw:path>
          <draw:path draw:style-name="gr7" draw:text-style-name="P7" draw:layer="layout" svg:width="0.654cm" svg:height="0.65cm" svg:x="6.824cm" svg:y="6.183cm" svg:viewBox="0 0 655 651" svg:d="M347 344c92 0 183 0 275 0 14 0 33 0 33-20 0-19-19-19-33-19-92 0-183 0-275 0 0-92 0-183 0-274 0-14 0-31-19-31-20 0-20 17-20 31 0 91 0 182 0 274-91 0-183 0-274 0-14 0-34 0-34 19 0 20 20 20 34 20 91 0 183 0 274 0 0 91 0 182 0 274 0 14 0 33 20 33 19 0 19-19 19-33 0-92 0-183 0-274z">
            <text:p/>
          </draw:path>
          <draw:path draw:style-name="gr7" draw:text-style-name="P7" draw:layer="layout" svg:width="0.724cm" svg:height="0.7cm" svg:x="7.636cm" svg:y="6.051cm" svg:viewBox="0 0 725 701" svg:d="M389 17c-8-11-8-17-25-17s-20 6-28 17c-110 221-220 443-330 665-6 8-4 7-6 11 0 8 6 8 22 8 228 0 456 0 684 0 13 0 19 0 19-8-2-4 0-3-6-11-110-222-220-444-330-665zM330 98c89 176 178 352 266 528-177 0-354 0-532 0 89-176 178-352 266-528z">
            <text:p/>
          </draw:path>
          <draw:path draw:style-name="gr7" draw:text-style-name="P7" draw:layer="layout" svg:width="0.301cm" svg:height="0.622cm" svg:x="8.431cm" svg:y="6.141cm" svg:viewBox="0 0 302 623" svg:d="M182 221c31 0 62 0 92 0 20 0 28 0 28-20 0-11-8-11-28-11-29 0-57 0-86 0 36-140 42-159 42-165 0-17-12-25-28-25-3 0-31 0-40 34-13 52-26 104-39 156-31 0-61 0-92 0-20 0-31 0-31 20 0 11 8 11 28 11 29 0 58 0 87 0-70 276-76 293-76 313 0 50 39 89 93 89 100 0 156-142 156-151 0-11-8-11-14-11-8 0-8 3-14 14-42 103-95 126-128 126-20 0-28-14-28-45 0-22 0-31 5-47 24-96 49-192 73-288z">
            <text:p/>
          </draw:path>
          <draw:path draw:style-name="gr7" draw:text-style-name="P7" draw:layer="layout" svg:width="0.038cm" svg:height="0.98cm" svg:x="9.156cm" svg:y="6.018cm" svg:viewBox="0 0 39 981" svg:d="M39 36c0-19 0-36-19-36-20 0-20 17-20 36 0 303 0 606 0 909 0 16 0 36 20 36 19 0 19-20 19-36 0-303 0-606 0-909z">
            <text:p/>
          </draw:path>
          <draw:path draw:style-name="gr7" draw:text-style-name="P7" draw:layer="layout" svg:width="0.489cm" svg:height="0.443cm" svg:x="9.613cm" svg:y="6.32cm" svg:viewBox="0 0 490 444" svg:d="M300 137c5-25 28-115 98-115 5 0 28 0 50 12-28 5-48 30-48 53 0 16 12 33 37 33 22 0 53-17 53-56 0-50-59-64-92-64-56 0-90 53-101 75-25-67-79-75-107-75-103 0-159 126-159 151 0 8 7 5 11 8 8 0 11 0 14-8 34-106 98-129 132-129 19 0 53 9 53 65 0 30-17 97-53 234-17 59-51 101-93 101-8 0-31 0-50-14 25-3 45-25 45-50 0-28-20-37-37-37-28 0-53 26-53 59 0 45 50 64 92 64 65 0 101-70 104-75 11 36 48 75 106 75 101 0 157-125 157-151 0-11-8-11-11-11-8 0-11 6-14 11-31 107-98 129-129 129-39 0-56-31-56-64 0-23 6-45 17-87 11-45 22-89 34-134z">
            <text:p/>
          </draw:path>
          <draw:path draw:style-name="gr7" draw:text-style-name="P7" draw:layer="layout" svg:width="0.562cm" svg:height="0.038cm" svg:x="9.585cm" svg:y="6.87cm" svg:viewBox="0 0 563 39" svg:d="M0 0c188 0 375 0 563 0 0 13 0 26 0 39-188 0-375 0-563 0 0-13 0-26 0-39z">
            <text:p/>
          </draw:path>
          <draw:path draw:style-name="gr7" draw:text-style-name="P7" draw:layer="layout" svg:width="0.114cm" svg:height="0.292cm" svg:x="10.231cm" svg:y="6.649cm" svg:viewBox="0 0 115 293" svg:d="M115 103c0-67-25-103-62-103-33 0-53 25-53 50 0 28 20 53 53 53 11 0 23-5 34-14 3 0 3-2 5-2 0 5 0 2 0 16 0 70-35 130-67 162-10 10-8 14-8 17 0 6 3 11 8 11 11 0 90-75 90-190z">
            <text:p/>
          </draw:path>
          <draw:path draw:style-name="gr7" draw:text-style-name="P7" draw:layer="layout" svg:width="0.301cm" svg:height="0.622cm" svg:x="10.607cm" svg:y="6.141cm" svg:viewBox="0 0 302 623" svg:d="M179 221c31 0 62 0 93 0 19 0 30 0 30-20 0-11-11-11-28-11-29 0-57 0-86 0 36-140 42-159 42-165 0-17-14-25-31-25-3 0-31 0-39 34-13 52-25 104-37 156-31 0-61 0-92 0-20 0-31 0-31 20 0 11 8 11 28 11 29 0 58 0 87 0-73 276-76 293-76 313 0 50 37 89 90 89 101 0 157-142 157-151 0-11-9-11-12-11-8 0-8 3-14 14-42 103-95 126-128 126-20 0-31-14-31-45 0-22 3-31 5-47 25-96 49-192 73-288z">
            <text:p/>
          </draw:path>
          <draw:path draw:style-name="gr7" draw:text-style-name="P7" draw:layer="layout" svg:width="0.257cm" svg:height="1.173cm" svg:x="10.982cm" svg:y="5.92cm" svg:viewBox="0 0 258 1174" svg:d="M258 587c0-137-26-335-154-500-9-12-73-87-90-87-6 0-14 3-14 11 0 3 3 6 6 9 47 50 112 131 154 285 22 89 30 190 30 282 0 98-8 198-36 293-36 137-95 218-146 271-8 9-8 12-8 14 0 6 8 9 14 9 14 0 67-59 78-73 101-117 166-296 166-514z">
            <text:p/>
          </draw:path>
          <draw:path draw:style-name="gr7" draw:text-style-name="P7" draw:layer="layout" svg:width="0.103cm" svg:height="0.421cm" svg:x="12.076cm" svg:y="6.331cm" svg:viewBox="0 0 104 422" svg:d="M104 50c0-28-24-50-54-50-29 0-50 21-50 50 0 30 21 53 50 53 30 0 54-22 54-53zM104 369c0-28-24-50-54-50-29 0-50 22-50 50s21 53 50 53c30 0 54-25 54-53z">
            <text:p/>
          </draw:path>
          <draw:path draw:style-name="gr7" draw:text-style-name="P7" draw:layer="layout" svg:width="0.654cm" svg:height="0.228cm" svg:x="12.32cm" svg:y="6.392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7" draw:text-style-name="P7" draw:layer="layout" svg:width="0.45cm" svg:height="0.443cm" svg:x="13.669cm" svg:y="6.32cm" svg:viewBox="0 0 451 444" svg:d="M328 61c-17-36-45-61-90-61-115 0-238 145-238 288 0 92 56 156 132 156 19 0 70-5 128-75 9 42 42 75 90 75 34 0 56-22 73-56 17-33 18-63 28-95 0-11-9-11-11-11-9 0-12 6-14 20-17 61-34 120-76 120-25 0-28-25-28-45 0-22 3-30 11-72 11-42 14-51 23-90 12-45 24-91 36-137 6-25 6-28 6-33 0-14-12-25-28-25-23 0-40 22-42 41zM263 316c-3 17-3 19-19 36-42 53-82 70-110 70-50 0-64-53-64-92 0-48 34-171 56-215 28-56 73-93 112-93 64 0 78 80 78 87s-2 11-2 14c-17 64-34 129-51 193z">
            <text:p/>
          </draw:path>
          <draw:path draw:style-name="gr7" draw:text-style-name="P7" draw:layer="layout" svg:width="0.411cm" svg:height="0.449cm" svg:x="14.185cm" svg:y="6.596cm" svg:viewBox="0 0 412 450" svg:d="M3 414c-3 11-2 9-3 14 0 16 14 22 25 22 25 0 28-22 31-34 3-5 17-58 34-125 19 14 47 19 72 19 59 0 98-47 101-50 11 47 59 50 70 50 25 0 42-14 53-36 17-28 26-67 26-70 0-8-9-8-12-8-8 0-11 2-14 22-8 34-22 73-50 73-20 0-25-14-25-34 0-11 5-36 11-53 6-20 11-48 17-61 4-21 9-41 14-62 5-17 11-47 11-50 0-14-11-23-22-23-6 0-20 3-28 17-3 3-6 25-12 39-4 19-9 38-14 56-6 29-13 58-19 87-6 17-6 17-11 28-23 28-54 56-93 56-56 0-56-48-56-62 0-17 3-25 11-64 9-28 9-34 17-62 3-12 6-24 9-36 2-17 11-42 11-45 0-11-11-22-25-22-26 0-31 25-34 34-32 126-63 253-95 380z">
            <text:p/>
          </draw:path>
          <draw:path draw:style-name="gr7" draw:text-style-name="P7" draw:layer="layout" svg:width="0.229cm" svg:height="0.98cm" svg:x="14.775cm" svg:y="6.018cm" svg:viewBox="0 0 230 981" svg:d="M230 970c0-3 0-6-17-23-123-123-154-307-154-458 0-170 36-341 157-461 14-14 14-14 14-17 0-8-6-11-12-11-8 0-98 67-156 190-51 109-62 218-62 299 0 78 11 196 64 307 59 121 146 185 154 185 6 0 12-6 12-11z">
            <text:p/>
          </draw:path>
          <draw:path draw:style-name="gr7" draw:text-style-name="P7" draw:layer="layout" svg:width="0.489cm" svg:height="0.443cm" svg:x="15.089cm" svg:y="6.32cm" svg:viewBox="0 0 490 444" svg:d="M300 137c8-25 30-115 98-115 5 0 28 0 50 12-28 5-48 30-48 53 0 16 12 33 37 33 22 0 53-17 53-56 0-50-56-64-90-64-58 0-92 53-103 75-25-67-79-75-107-75-103 0-159 126-159 151 0 8 7 5 11 8 8 0 11 0 14-8 34-106 98-129 132-129 19 0 53 9 53 65 0 30-17 97-53 234-17 59-51 101-93 101-5 0-31 0-50-14 25-3 47-25 47-50 0-28-22-37-36-37-31 0-56 26-56 59 0 45 50 64 92 64 68 0 101-70 104-75 11 36 48 75 106 75 101 0 157-125 157-151 0-11-8-11-11-11-8 0-11 6-11 11-34 107-101 129-132 129-39 0-53-31-53-64 0-23 6-45 17-87 10-45 20-89 31-134z">
            <text:p/>
          </draw:path>
          <draw:path draw:style-name="gr7" draw:text-style-name="P7" draw:layer="layout" svg:width="0.562cm" svg:height="0.038cm" svg:x="15.061cm" svg:y="6.87cm" svg:viewBox="0 0 563 39" svg:d="M0 0c188 0 375 0 563 0 0 13 0 26 0 39-188 0-375 0-563 0 0-13 0-26 0-39z">
            <text:p/>
          </draw:path>
          <draw:path draw:style-name="gr7" draw:text-style-name="P7" draw:layer="layout" svg:width="0.226cm" svg:height="0.98cm" svg:x="15.68cm" svg:y="6.018cm" svg:viewBox="0 0 227 981" svg:d="M227 489c0-75-9-193-65-305-58-120-142-184-154-184-5 0-8 3-8 11 0 3 0 3 20 23 95 95 151 251 151 455 0 168-37 341-157 464-14 11-14 14-14 17 0 5 3 11 8 11 12 0 101-67 157-193 51-106 62-215 62-299z">
            <text:p/>
          </draw:path>
          <draw:path draw:style-name="gr7" draw:text-style-name="P7" draw:layer="layout" svg:width="0.724cm" svg:height="0.7cm" svg:x="16.052cm" svg:y="6.051cm" svg:viewBox="0 0 725 701" svg:d="M389 17c-8-11-8-17-25-17s-20 6-25 17c-111 221-222 443-333 665-6 8-4 7-6 11 0 8 6 8 22 8 228 0 456 0 684 0 13 0 19 0 19-8-1-4 0-3-3-11-111-222-222-444-333-665zM333 98c88 176 176 352 263 528-176 0-352 0-529 0 89-176 177-352 266-528z">
            <text:p/>
          </draw:path>
          <draw:path draw:style-name="gr7" draw:text-style-name="P7" draw:layer="layout" svg:width="0.301cm" svg:height="0.622cm" svg:x="16.847cm" svg:y="6.141cm" svg:viewBox="0 0 302 623" svg:d="M182 221c31 0 62 0 92 0 20 0 28 0 28-20 0-11-8-11-25-11-29 0-58 0-87 0 34-140 40-159 40-165 0-17-12-25-28-25-3 0-31 0-40 34-13 52-26 104-39 156-31 0-61 0-92 0-20 0-31 0-31 20 0 11 8 11 28 11 29 0 58 0 87 0-70 276-73 293-73 313 0 50 36 89 90 89 100 0 156-142 156-151 0-11-8-11-11-11-11 0-11 3-17 14-42 103-92 126-126 126-22 0-30-14-30-45 0-22 0-31 5-47 24-96 49-192 73-288z">
            <text:p/>
          </draw:path>
          <draw:path draw:style-name="gr7" draw:text-style-name="P7" draw:layer="layout" svg:width="0.654cm" svg:height="0.65cm" svg:x="17.454cm" svg:y="6.183cm" svg:viewBox="0 0 655 651" svg:d="M347 344c92 0 183 0 275 0 14 0 33 0 33-20 0-19-19-19-33-19-92 0-183 0-275 0 0-92 0-183 0-274 0-14 0-31-19-31-20 0-20 17-20 31 0 91 0 182 0 274-91 0-183 0-274 0-14 0-34 0-34 19 0 20 20 20 34 20 91 0 183 0 274 0 0 91 0 182 0 274 0 14 0 33 20 33 19 0 19-19 19-33 0-92 0-183 0-274z">
            <text:p/>
          </draw:path>
          <draw:path draw:style-name="gr7" draw:text-style-name="P7" draw:layer="layout" svg:width="0.422cm" svg:height="0.443cm" svg:x="18.423cm" svg:y="6.32cm" svg:viewBox="0 0 423 444" svg:d="M423 165c0-101-70-165-160-165-131 0-263 140-263 279 0 95 67 165 157 165 131 0 266-137 266-279zM160 422c-42 0-87-31-87-106 0-48 25-154 59-204 47-76 103-90 131-90 56 0 87 48 87 107 0 36-20 139-56 204-36 55-90 89-134 89z">
            <text:p/>
          </draw:path>
          <draw:path draw:style-name="gr7" draw:text-style-name="P7" draw:layer="layout" svg:width="0.226cm" svg:height="0.98cm" svg:x="18.958cm" svg:y="6.018cm" svg:viewBox="0 0 227 981" svg:d="M227 970c0-3 0-6-17-23-123-123-154-307-154-458 0-170 39-341 160-461 11-14 11-14 11-17 0-8-3-11-9-11-11 0-98 67-156 190-51 109-62 218-62 299 0 78 11 196 64 307 59 121 143 185 154 185 6 0 9-6 9-11z">
            <text:p/>
          </draw:path>
          <draw:path draw:style-name="gr7" draw:text-style-name="P7" draw:layer="layout" svg:width="0.727cm" svg:height="0.7cm" svg:x="19.288cm" svg:y="6.051cm" svg:viewBox="0 0 728 701" svg:d="M389 17c-5-11-8-17-25-17s-20 6-25 17c-111 221-222 443-333 665-6 8-4 7-6 11 0 8 6 8 22 8 228 0 456 0 684 0 13 0 22 0 22-8-2-4 0-3-6-11-111-222-222-444-333-665zM333 98c88 176 176 352 263 528-176 0-352 0-529 0 89-176 177-352 266-528z">
            <text:p/>
          </draw:path>
          <draw:path draw:style-name="gr7" draw:text-style-name="P7" draw:layer="layout" svg:width="0.301cm" svg:height="0.622cm" svg:x="20.086cm" svg:y="6.141cm" svg:viewBox="0 0 302 623" svg:d="M179 221c31 0 62 0 93 0 19 0 30 0 30-20 0-11-11-11-28-11-29 0-57 0-86 0 33-140 39-159 39-165 0-17-11-25-28-25-3 0-31 0-39 34-13 52-27 104-40 156-30 0-61 0-92 0-20 0-28 0-28 20 0 11 6 11 25 11 29 0 58 0 87 0-70 276-73 293-73 313 0 50 37 89 90 89 101 0 157-142 157-151 0-11-9-11-12-11-8 0-11 3-16 14-42 103-93 126-126 126-23 0-31-14-31-45 0-22 3-31 5-47 25-96 49-192 73-288z">
            <text:p/>
          </draw:path>
          <draw:path draw:style-name="gr7" draw:text-style-name="P7" draw:layer="layout" svg:width="0.229cm" svg:height="0.98cm" svg:x="20.472cm" svg:y="6.018cm" svg:viewBox="0 0 230 981" svg:d="M230 489c0-75-12-193-65-305-59-120-143-184-154-184-5 0-11 3-11 11 0 3 0 3 20 23 98 95 154 251 154 455 0 168-37 341-160 464-14 11-14 14-14 17 0 5 6 11 11 11 11 0 98-67 157-193 50-106 62-215 62-299z">
            <text:p/>
          </draw:path>
        </draw:g>
        <draw:g draw:style-name="gr6">
          <svg:title>TexMaths</svg:title>
          <svg:desc>28§display§P\big( \underline{x}, t\! +\! \Delta t \mid  \underline{x}, t\big) :=\ 1 - \sum_{\mu=1}^{M} a_\mu(\underline{x})\Delta t + o (\Delta t)§svg§600§FALSE§</svg:desc>
          <draw:path draw:style-name="gr7" draw:text-style-name="P7" draw:layer="layout" svg:width="19.464cm" svg:height="2.888cm" svg:x="4.236cm" svg:y="7.954cm" svg:viewBox="0 0 19465 2889" svg:d="M0 0c6488 0 12977 0 19465 0 0 963 0 1926 0 2889-6488 0-12977 0-19465 0 0-963 0-1926 0-2889z">
            <text:p/>
          </draw:path>
          <draw:path draw:style-name="gr8" draw:text-style-name="P8" draw:layer="layout" svg:width="19.565cm" svg:height="2.989cm" svg:x="4.186cm" svg:y="7.904cm" svg:viewBox="0 0 19566 2990" svg:d="M0 0c6522 0 13044 0 19566 0 0 997 0 1993 0 2990-6522 0-13044 0-19566 0 0-997 0-1993 0-2990z">
            <text:p/>
          </draw:path>
          <draw:path draw:style-name="gr7" draw:text-style-name="P7" draw:layer="layout" svg:width="0.702cm" svg:height="0.67cm" svg:x="4.225cm" svg:y="8.931cm" svg:viewBox="0 0 703 671" svg:d="M258 361c56 0 112 0 168 0 140 0 277-104 277-213 0-75-65-148-193-148-107 0-213 0-320 0-19 0-30 0-30 17 0 14 8 14 30 14 12 0 28 0 42 0 14 3 20 5 20 17 0 2 0 5-3 19-44 175-88 351-131 526-12 39-12 48-90 48-17 0-28 0-28 16 0 14 11 14 14 14 28 0 98-5 126-5 20 0 42 2 62 2 22 0 44 3 64 3 8 0 20 0 20-19 0-11-9-11-28-11-37 0-62 0-62-20 0-6 0-11 3-17 19-81 39-162 59-243zM330 67c9-33 12-36 54-36 30 0 61 0 92 0 84 0 134 25 134 92 0 39-19 123-56 159-50 45-109 54-154 54s-91 0-137 0c23-90 45-179 67-269z">
            <text:p/>
          </draw:path>
          <draw:path draw:style-name="gr7" draw:text-style-name="P7" draw:layer="layout" svg:width="0.257cm" svg:height="1.177cm" svg:x="5.104cm" svg:y="8.765cm" svg:viewBox="0 0 258 1178" svg:d="M258 1169c0-5-3-8-6-11-45-48-112-126-154-285-22-90-31-193-31-283 0-260 62-439 179-568 12-8 8-7 12-11 0-11-9-11-14-11-14 0-68 59-79 76-101 117-165 293-165 511 0 140 25 339 154 504 8 11 73 87 90 87 5 0 14 0 14-9z">
            <text:p/>
          </draw:path>
          <draw:path draw:style-name="gr7" draw:text-style-name="P7" draw:layer="layout" svg:width="0.489cm" svg:height="0.444cm" svg:x="5.435cm" svg:y="9.165cm" svg:viewBox="0 0 490 445" svg:d="M300 140c5-28 28-118 98-118 2 0 28 0 47 14-28 3-47 28-47 54 0 13 11 33 39 33 19 0 53-17 53-56 0-53-59-67-92-67-56 0-93 53-104 76-25-65-78-76-106-76-101 0-157 129-157 151 0 11 8 11 11 11 8 0 11-3 11-11 34-103 98-129 132-129 19 0 53 9 53 68 0 30-17 95-53 232-14 61-48 103-93 103-5 0-28 0-50-14 25-5 48-25 48-53 0-25-23-34-37-34-31 0-53 26-53 56 0 45 48 65 92 65 65 0 101-67 104-73 11 36 45 73 106 73 101 0 157-126 157-151 0-9-8-9-11-9-11 0-11 3-14 11-34 104-98 129-132 129-36 0-53-33-53-64 0-23 6-45 17-87 11-45 22-89 34-134z">
            <text:p/>
          </draw:path>
          <draw:path draw:style-name="gr7" draw:text-style-name="P7" draw:layer="layout" svg:width="0.562cm" svg:height="0.038cm" svg:x="5.404cm" svg:y="9.719cm" svg:viewBox="0 0 563 39" svg:d="M0 0c188 0 375 0 563 0 0 13 0 26 0 39-188 0-375 0-563 0 0-13 0-26 0-39z">
            <text:p/>
          </draw:path>
          <draw:path draw:style-name="gr7" draw:text-style-name="P7" draw:layer="layout" svg:width="0.114cm" svg:height="0.293cm" svg:x="6.053cm" svg:y="9.495cm" svg:viewBox="0 0 115 294" svg:d="M115 103c0-64-25-103-65-103-30 0-50 25-50 53 0 25 20 53 50 53 12 0 26-5 34-14 6-2 4-2 6-2s2 0 2 13c0 73-33 132-67 166-11 11-11 11-11 13 0 9 6 12 11 12 11 0 90-76 90-191z">
            <text:p/>
          </draw:path>
          <draw:path draw:style-name="gr7" draw:text-style-name="P7" draw:layer="layout" svg:width="0.299cm" svg:height="0.623cm" svg:x="6.428cm" svg:y="8.986cm" svg:viewBox="0 0 300 624" svg:d="M179 221c31 0 62 0 93 0 19 0 28 0 28-20 0-11-9-11-26-11-29 0-58 0-86 0 33-140 39-159 39-165 0-17-11-25-28-25-3 0-31 0-39 34-13 52-27 104-40 156-30 0-61 0-92 0-20 0-28 0-28 20 0 11 6 11 25 11 29 0 58 0 87 0-70 280-73 296-73 313 0 53 37 90 90 90 101 0 157-143 157-151 0-9-9-9-12-9-11 0-11 3-16 14-42 101-93 126-126 126-23 0-31-14-31-45 0-25 0-30 5-47 25-97 49-194 73-291z">
            <text:p/>
          </draw:path>
          <draw:path draw:style-name="gr7" draw:text-style-name="P7" draw:layer="layout" svg:width="0.651cm" svg:height="0.654cm" svg:x="6.871cm" svg:y="9.02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<text:p/>
          </draw:path>
          <draw:path draw:style-name="gr7" draw:text-style-name="P7" draw:layer="layout" svg:width="0.727cm" svg:height="0.704cm" svg:x="7.68cm" svg:y="8.897cm" svg:viewBox="0 0 728 705" svg:d="M389 20c-5-14-8-20-25-20s-20 6-25 20c-111 221-222 443-333 665-6 9-6 9-6 11 0 9 6 9 22 9 228 0 456 0 683 0 17 0 23 0 23-9 0-2 0-2-6-11-111-222-222-444-333-665zM333 98c88 177 176 354 263 531-176 0-352 0-529 0 89-177 177-354 266-531z">
            <text:p/>
          </draw:path>
          <draw:path draw:style-name="gr7" draw:text-style-name="P7" draw:layer="layout" svg:width="0.301cm" svg:height="0.623cm" svg:x="8.478cm" svg:y="8.986cm" svg:viewBox="0 0 302 624" svg:d="M179 221c31 0 62 0 93 0 19 0 30 0 30-20 0-11-11-11-28-11-29 0-58 0-86 0 33-140 39-159 39-165 0-17-11-25-28-25-3 0-31 0-39 34-13 52-27 104-40 156-30 0-61 0-92 0-20 0-28 0-28 20 0 11 8 11 28 11 28 0 56 0 84 0-70 280-73 296-73 313 0 53 37 90 90 90 101 0 157-143 157-151 0-9-9-9-12-9-8 0-11 3-16 14-42 101-93 126-126 126-23 0-31-14-31-45 0-25 3-30 5-47 25-97 49-194 73-291z">
            <text:p/>
          </draw:path>
          <draw:path draw:style-name="gr7" draw:text-style-name="P7" draw:layer="layout" svg:width="0.038cm" svg:height="0.981cm" svg:x="9.2cm" svg:y="8.863cm" svg:viewBox="0 0 39 982" svg:d="M39 36c0-16 0-36-19-36-20 0-20 20-20 36 0 304 0 608 0 912 0 17 0 34 20 34 19 0 19-17 19-34 0-304 0-608 0-912z">
            <text:p/>
          </draw:path>
          <draw:path draw:style-name="gr7" draw:text-style-name="P7" draw:layer="layout" svg:width="0.489cm" svg:height="0.444cm" svg:x="9.659cm" svg:y="9.165cm" svg:viewBox="0 0 490 445" svg:d="M300 140c5-28 28-118 98-118 2 0 28 0 47 14-28 3-47 28-47 54 0 13 11 33 39 33 19 0 53-17 53-56 0-53-59-67-92-67-59 0-93 53-104 76-25-65-78-76-106-76-104 0-160 129-160 151 0 11 11 11 14 11 6 0 11-3 11-11 34-103 98-129 132-129 19 0 53 9 53 68 0 30-17 95-53 232-14 61-51 103-93 103-5 0-28 0-50-14 25-5 48-25 48-53 0-25-23-34-37-34-31 0-53 26-53 56 0 45 48 65 92 65 65 0 98-67 101-73 14 36 48 73 107 73 103 0 159-126 159-151 0-9-11-9-14-9-8 0-8 3-11 11-34 104-101 129-132 129-39 0-53-33-53-64 0-23 6-45 17-87 11-45 22-89 34-134z">
            <text:p/>
          </draw:path>
          <draw:path draw:style-name="gr7" draw:text-style-name="P7" draw:layer="layout" svg:width="0.562cm" svg:height="0.038cm" svg:x="9.628cm" svg:y="9.719cm" svg:viewBox="0 0 563 39" svg:d="M0 0c188 0 375 0 563 0 0 13 0 26 0 39-188 0-375 0-563 0 0-13 0-26 0-39z">
            <text:p/>
          </draw:path>
          <draw:path draw:style-name="gr7" draw:text-style-name="P7" draw:layer="layout" svg:width="0.117cm" svg:height="0.293cm" svg:x="10.275cm" svg:y="9.495cm" svg:viewBox="0 0 118 294" svg:d="M118 103c0-64-26-103-65-103-33 0-53 25-53 53 0 25 20 53 53 53 11 0 25-5 34-14 3-2 4-2 5-2 1 4 3 0 3 13 0 73-33 132-67 166-11 11-11 11-11 13 0 9 5 12 11 12 8 0 90-76 90-191z">
            <text:p/>
          </draw:path>
          <draw:path draw:style-name="gr7" draw:text-style-name="P7" draw:layer="layout" svg:width="0.301cm" svg:height="0.623cm" svg:x="10.65cm" svg:y="8.986cm" svg:viewBox="0 0 302 624" svg:d="M182 221c31 0 62 0 92 0 20 0 28 0 28-20 0-11-8-11-25-11-29 0-58 0-87 0 34-140 40-159 40-165 0-17-12-25-28-25-3 0-31 0-40 34-13 52-26 104-39 156-31 0-61 0-92 0-20 0-31 0-31 20 0 11 8 11 28 11 29 0 58 0 87 0-70 280-73 296-73 313 0 53 36 90 90 90 100 0 156-143 156-151 0-9-8-9-11-9-11 0-11 3-17 14-42 101-92 126-126 126-22 0-30-14-30-45 0-25 0-30 5-47 24-97 49-194 73-291z">
            <text:p/>
          </draw:path>
          <draw:path draw:style-name="gr7" draw:text-style-name="P7" draw:layer="layout" svg:width="0.254cm" svg:height="1.177cm" svg:x="11.028cm" svg:y="8.765cm" svg:viewBox="0 0 255 1178" svg:d="M255 590c0-140-23-338-151-503-12-11-76-87-93-87-5 0-11 3-11 11 0 3 0 6 6 9 47 50 112 131 151 288 22 89 31 190 31 279 0 101-9 202-34 297-36 137-95 215-146 271-8 9-8 11-8 14 0 6 6 9 11 9 14 0 70-59 81-73 101-120 163-297 163-515z">
            <text:p/>
          </draw:path>
          <draw:path draw:style-name="gr7" draw:text-style-name="P7" draw:layer="layout" svg:width="0.103cm" svg:height="0.424cm" svg:x="11.792cm" svg:y="9.177cm" svg:viewBox="0 0 104 425" svg:d="M104 53c0-28-23-53-51-53s-53 25-53 53 25 50 53 50 51-22 51-50zM104 372c0-28-23-53-51-53s-53 25-53 53 25 53 53 53 51-25 51-53z">
            <text:p/>
          </draw:path>
          <draw:path draw:style-name="gr7" draw:text-style-name="P7" draw:layer="layout" svg:width="0.654cm" svg:height="0.228cm" svg:x="12.036cm" svg:y="9.241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7" draw:text-style-name="P7" draw:layer="layout" svg:width="0.324cm" svg:height="0.654cm" svg:x="13.436cm" svg:y="8.947cm" svg:viewBox="0 0 325 655" svg:d="M202 25c0-25 0-25-23-25-61 62-148 62-179 62 0 10 0 20 0 30 20 0 78 0 129-25 0 170 0 339 0 509 0 34-3 48-93 48-10 0-20 0-30 0 0 10 0 20 0 31 33-6 120-6 159-6s126 0 160 6c0-11 0-21 0-31-11 0-21 0-31 0-90 0-92-11-92-48 0-183 0-367 0-551z">
            <text:p/>
          </draw:path>
          <draw:path draw:style-name="gr7" draw:text-style-name="P7" draw:layer="layout" svg:width="0.598cm" svg:height="0.038cm" svg:x="14.141cm" svg:y="9.336cm" svg:viewBox="0 0 599 39" svg:d="M566 39c16 0 33 0 33-19 0-20-17-20-33-20-178 0-355 0-532 0-17 0-34 0-34 20 0 19 17 19 34 19 177 0 354 0 532 0z">
            <text:p/>
          </draw:path>
          <draw:path draw:style-name="gr7" draw:text-style-name="P7" draw:layer="layout" svg:width="0.732cm" svg:height="0.469cm" svg:x="15.418cm" svg:y="7.904cm" svg:viewBox="0 0 733 470" svg:d="M652 56c6-25 9-31 59-31 14 0 22 0 22-14 0-11-8-11-19-11-31 0-62 0-93 0-22 0-22 0-30 14-89 131-178 261-266 392-23-129-45-258-67-386-6-20-6-20-26-20-32 0-65 0-98 0-14 0-22 0-22 14 0 11 8 11 22 11 12 0 14 0 28 0 12 3 14 3 14 11-1 5 0 3-2 14-29 116-58 232-87 347-6 23-17 45-73 48-6 0-14 0-14 14 0 3 0 11 11 11 20 0 51-3 70-3 17 0 59 3 76 3 3 0 11 0 11-17 0-8-8-8-14-8-45-3-45-20-45-28 0-3 0-9 3-17 31-122 62-244 92-366 26 138 51 277 76 416 0 14 3 20 14 20 8 0 14-8 20-17 96-143 192-285 288-428 0 1 0 2 0 3-32 130-64 259-95 389-6 22-9 28-62 28-14 0-22 0-22 14 0 3 0 11 11 11 14 0 31-3 45-3s28 0 42 0c19 0 70 3 87 3 5 0 16 0 16-17 0-8-8-8-22-8-3 0-14 0-28-3-14 0-14-3-14-8 0-6 0-12 3-17 30-121 59-241 89-361z">
            <text:p/>
          </draw:path>
          <draw:path draw:style-name="gr7" draw:text-style-name="P7" draw:layer="layout" svg:width="1.309cm" svg:height="1.372cm" svg:x="15.124cm" svg:y="8.668cm" svg:viewBox="0 0 1310 1373" svg:d="M1190 1373c40-104 80-209 120-313-8 0-17 0-25 0-39 104-143 171-255 199-22 5-117 30-308 30-198 0-395 0-593 0 167-195 334-391 501-587 8-6 8-8 8-14 0-3 0-6-5-14-153-209-306-418-459-626 180 0 360 0 540 0 131 0 221 14 229 16 54 6 140 23 216 73 25 17 92 59 126 140 8 0 17 0 25 0-40-92-80-185-120-277-387 0-775 0-1162 0-22 0-25 0-28 8 0 3 0 20 0 31 174 237 347 474 521 711-170 198-340 397-510 595-11 14-11 17-11 20 0 8 11 8 28 8 387 0 775 0 1162 0z">
            <text:p/>
          </draw:path>
          <draw:path draw:style-name="gr7" draw:text-style-name="P7" draw:layer="layout" svg:width="0.411cm" svg:height="0.449cm" svg:x="15.076cm" svg:y="10.444cm" svg:viewBox="0 0 412 450" svg:d="M3 414c-3 11-2 9-3 14 0 17 14 22 25 22 23 0 28-22 31-33 3-6 17-59 34-126 19 14 47 19 72 19 59 0 98-47 98-50 14 48 62 50 73 50 25 0 42-16 53-36 17-28 26-67 26-70 0-8-9-8-12-8-11 0-11 3-16 22-9 34-20 73-51 73-17 0-22-14-22-34 0-11 5-36 11-53 6-19 11-47 14-64 6-20 11-39 17-59 5-19 11-47 11-53 0-14-11-20-22-20-9 0-20 3-28 14-3 6-9 28-12 42-4 19-9 38-14 56-7 29-15 58-22 87-3 17-3 17-11 28-20 28-51 56-90 56-56 0-56-48-56-62 0-16 3-25 11-64 6-31 9-34 14-62 4-13 8-26 12-39 2-14 11-39 11-42 0-11-11-22-25-22-26 0-31 25-34 34-32 126-63 253-95 380z">
            <text:p/>
          </draw:path>
          <draw:path draw:style-name="gr7" draw:text-style-name="P7" draw:layer="layout" svg:width="0.506cm" svg:height="0.184cm" svg:x="15.569cm" svg:y="10.483cm" svg:viewBox="0 0 507 185" svg:d="M482 34c8 0 25 0 25-17s-17-17-25-17c-153 0-305 0-457 0-8 0-25 0-25 17s17 17 25 17c152 0 304 0 457 0zM482 185c8 0 25 0 25-17s-17-17-25-17c-153 0-305 0-457 0-8 0-25 0-25 17s17 17 25 17c152 0 304 0 457 0z">
            <text:p/>
          </draw:path>
          <draw:path draw:style-name="gr7" draw:text-style-name="P7" draw:layer="layout" svg:width="0.251cm" svg:height="0.455cm" svg:x="16.199cm" svg:y="10.29cm" svg:viewBox="0 0 252 456" svg:d="M157 20c0-17-3-20-23-20-42 45-106 45-134 45 0 8 0 17 0 25 17 0 62 0 101-20 0 117 0 233 0 350 0 22 0 34-70 34-9 0-17 0-25 0 0 7 0 14 0 22 11 0 98-3 123-3 19 0 106 3 123 3 0-8 0-15 0-22-9 0-19 0-28 0-67 0-67-12-67-34 0-127 0-254 0-380z">
            <text:p/>
          </draw:path>
          <draw:path draw:style-name="gr7" draw:text-style-name="P7" draw:layer="layout" svg:width="0.45cm" svg:height="0.444cm" svg:x="16.72cm" svg:y="9.165cm" svg:viewBox="0 0 451 445" svg:d="M328 64c-17-36-45-64-90-64-115 0-238 145-238 288 0 92 53 157 132 157 19 0 67-3 128-73 6 42 42 73 90 73 34 0 56-23 73-53 17-37 28-96 28-98 0-9-9-9-11-9-12 0-12 3-14 17-17 64-34 123-76 123-25 0-28-25-28-45 0-22 0-30 11-72s14-53 23-90c12-46 24-91 36-137 6-28 6-31 6-33 0-17-12-28-28-28-26 0-40 22-42 44zM263 319c-3 17-3 19-19 36-42 53-84 70-110 70-50 0-64-56-64-92 0-51 31-171 53-216 31-58 76-95 115-95 64 0 78 81 78 87s-2 11-2 17c-17 64-34 129-51 193z">
            <text:p/>
          </draw:path>
          <draw:path draw:style-name="gr7" draw:text-style-name="P7" draw:layer="layout" svg:width="0.411cm" svg:height="0.449cm" svg:x="17.235cm" svg:y="9.445cm" svg:viewBox="0 0 412 450" svg:d="M3 414c-3 8-2 9-3 14 0 14 14 22 25 22 23 0 28-22 31-36 3-3 17-56 34-123 19 14 47 19 72 19 59 0 66-33 98-50 14 48 62 50 73 50 25 0 42-16 53-36 17-28 26-67 26-70 0-8-9-8-12-8-11 0-11 3-16 19-9 34-20 76-51 76-17 0-22-17-22-34 0-11 5-36 11-56 6-16 11-44 14-61 6-21 11-41 17-62 5-16 11-47 11-50 0-14-11-22-22-22-9 0-20 5-28 16-3 6-9 28-12 40-4 19-9 39-14 58-7 29-15 58-22 87-3 17-3 17-11 25-20 31-51 59-90 59-56 0-56-50-56-62 0-16 3-28 11-64 6-31 9-34 14-62 4-13 8-26 12-39 2-14 8-39 8-42 0-14-8-22-22-22-26 0-31 22-34 31-32 127-63 255-95 383z">
            <text:p/>
          </draw:path>
          <draw:path draw:style-name="gr7" draw:text-style-name="P7" draw:layer="layout" svg:width="0.229cm" svg:height="0.981cm" svg:x="17.825cm" svg:y="8.863cm" svg:viewBox="0 0 230 982" svg:d="M230 973c0-2 0-5-17-22-123-123-157-310-157-459 0-170 39-341 160-464 14-11 14-14 14-17 0-8-6-11-12-11-8 0-98 67-156 193-51 106-62 215-62 299 0 76 11 196 64 305 59 120 146 185 154 185 6 0 12-3 12-9z">
            <text:p/>
          </draw:path>
          <draw:path draw:style-name="gr7" draw:text-style-name="P7" draw:layer="layout" svg:width="0.489cm" svg:height="0.444cm" svg:x="18.139cm" svg:y="9.165cm" svg:viewBox="0 0 490 445" svg:d="M300 140c5-28 30-118 98-118 5 0 28 0 50 14-28 3-48 28-48 54 0 13 12 33 37 33 22 0 53-17 53-56 0-53-59-67-92-67-56 0-90 53-101 76-25-65-79-76-107-76-103 0-159 129-159 151 0 11 7 7 11 11 8 0 11-3 14-11 34-103 98-129 132-129 19 0 53 9 53 68 0 30-17 95-53 232-17 61-51 103-93 103-8 0-31 0-50-14 25-5 45-25 45-53 0-25-20-34-37-34-28 0-53 26-53 56 0 45 50 65 92 65 65 0 101-67 104-73 11 36 48 73 106 73 101 0 157-126 157-151 0-9-8-9-11-9-8 0-11 3-14 11-31 104-98 129-129 129-39 0-56-33-56-64 0-23 9-45 17-87 11-45 22-89 34-134z">
            <text:p/>
          </draw:path>
          <draw:path draw:style-name="gr7" draw:text-style-name="P7" draw:layer="layout" svg:width="0.562cm" svg:height="0.038cm" svg:x="18.111cm" svg:y="9.719cm" svg:viewBox="0 0 563 39" svg:d="M0 0c188 0 375 0 563 0 0 13 0 26 0 39-188 0-375 0-563 0 0-13 0-26 0-39z">
            <text:p/>
          </draw:path>
          <draw:path draw:style-name="gr7" draw:text-style-name="P7" draw:layer="layout" svg:width="0.226cm" svg:height="0.981cm" svg:x="18.73cm" svg:y="8.863cm" svg:viewBox="0 0 227 982" svg:d="M227 492c0-78-11-196-65-307-58-121-142-185-154-185-5 0-8 6-8 11 0 3 0 6 17 23 98 97 154 251 154 458 0 168-37 342-160 465-11 11-11 14-11 16 0 6 3 9 8 9 12 0 98-67 157-190 51-110 62-219 62-300z">
            <text:p/>
          </draw:path>
          <draw:path draw:style-name="gr7" draw:text-style-name="P7" draw:layer="layout" svg:width="0.724cm" svg:height="0.704cm" svg:x="19.102cm" svg:y="8.897cm" svg:viewBox="0 0 725 705" svg:d="M389 20c-8-14-8-20-25-20s-20 6-25 20c-111 221-222 443-333 665-6 9-6 9-6 11 0 9 6 9 22 9 228 0 456 0 683 0 14 0 20 0 20-9 0-2 0-2-3-11-111-222-222-444-333-665zM330 98c89 177 178 354 266 531-176 0-352 0-529 0 88-177 176-354 263-531z">
            <text:p/>
          </draw:path>
          <draw:path draw:style-name="gr7" draw:text-style-name="P7" draw:layer="layout" svg:width="0.301cm" svg:height="0.623cm" svg:x="19.897cm" svg:y="8.986cm" svg:viewBox="0 0 302 624" svg:d="M182 221c31 0 62 0 92 0 20 0 28 0 28-20 0-11-8-11-28-11-29 0-58 0-86 0 36-140 42-159 42-165 0-17-12-25-28-25-3 0-31 0-40 34-13 52-26 104-39 156-31 0-61 0-92 0-20 0-31 0-31 20 0 11 8 11 28 11 29 0 58 0 87 0-70 280-76 296-76 313 0 53 39 90 93 90 100 0 156-143 156-151 0-9-8-9-14-9-8 0-8 3-14 14-42 101-95 126-128 126-20 0-28-14-28-45 0-25 0-30 5-47 24-97 49-194 73-291z">
            <text:p/>
          </draw:path>
          <draw:path draw:style-name="gr7" draw:text-style-name="P7" draw:layer="layout" svg:width="0.654cm" svg:height="0.654cm" svg:x="20.505cm" svg:y="9.02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<text:p/>
          </draw:path>
          <draw:path draw:style-name="gr7" draw:text-style-name="P7" draw:layer="layout" svg:width="0.422cm" svg:height="0.444cm" svg:x="21.473cm" svg:y="9.165cm" svg:viewBox="0 0 423 445" svg:d="M423 168c0-104-70-168-160-168-131 0-263 140-263 280 0 98 67 165 157 165 131 0 266-135 266-277zM160 425c-42 0-87-31-87-109 0-47 25-154 56-204 50-76 106-90 134-90 56 0 87 48 87 107 0 39-20 142-59 204-33 59-87 92-131 92z">
            <text:p/>
          </draw:path>
          <draw:path draw:style-name="gr7" draw:text-style-name="P7" draw:layer="layout" svg:width="0.226cm" svg:height="0.981cm" svg:x="22.008cm" svg:y="8.863cm" svg:viewBox="0 0 227 982" svg:d="M227 973c0-2 0-5-17-22-123-123-154-310-154-459 0-170 39-341 160-464 11-11 11-14 11-17 0-8-3-11-9-11-11 0-98 67-156 193-51 106-62 215-62 299 0 76 11 196 64 305 59 120 143 185 154 185 6 0 9-3 9-9z">
            <text:p/>
          </draw:path>
          <draw:path draw:style-name="gr7" draw:text-style-name="P7" draw:layer="layout" svg:width="0.727cm" svg:height="0.704cm" svg:x="22.338cm" svg:y="8.897cm" svg:viewBox="0 0 728 705" svg:d="M389 20c-5-14-8-20-25-20s-20 6-25 20c-111 221-222 443-333 665-6 9-6 9-6 11 0 9 6 9 22 9 228 0 456 0 683 0 14 0 23 0 23-9 0-2 0-2-6-11-111-222-222-444-333-665zM333 98c88 177 176 354 263 531-176 0-352 0-529 0 89-177 177-354 266-531z">
            <text:p/>
          </draw:path>
          <draw:path draw:style-name="gr7" draw:text-style-name="P7" draw:layer="layout" svg:width="0.301cm" svg:height="0.623cm" svg:x="23.136cm" svg:y="8.986cm" svg:viewBox="0 0 302 624" svg:d="M179 221c31 0 62 0 93 0 19 0 30 0 30-20 0-11-11-11-28-11-29 0-58 0-86 0 33-140 39-159 39-165 0-17-11-25-28-25-3 0-31 0-39 34-13 52-27 104-40 156-30 0-61 0-92 0-20 0-28 0-28 20 0 11 6 11 25 11 29 0 58 0 87 0-70 280-73 296-73 313 0 53 37 90 90 90 101 0 157-143 157-151 0-9-9-9-12-9-8 0-11 3-16 14-42 101-93 126-126 126-23 0-31-14-31-45 0-25 3-30 5-47 25-97 49-194 73-291z">
            <text:p/>
          </draw:path>
          <draw:path draw:style-name="gr7" draw:text-style-name="P7" draw:layer="layout" svg:width="0.229cm" svg:height="0.981cm" svg:x="23.522cm" svg:y="8.863cm" svg:viewBox="0 0 230 982" svg:d="M230 492c0-78-12-196-65-307-59-121-143-185-154-185-5 0-11 6-11 11 0 3 0 6 20 23 98 97 154 251 154 458 0 168-37 342-160 465-14 11-14 14-14 16 0 6 6 9 11 9 11 0 98-67 157-190 50-110 62-219 62-300z">
            <text:p/>
          </draw:path>
        </draw:g>
        <draw:g draw:style-name="gr6">
          <svg:title>TexMaths</svg:title>
          <svg:desc>28§latex§\begin{equation*}
    P(\underline{x}, t + \Delta t)  = \sum_i P(\underline x, t+\Delta t \mid \underline{x} -\underline \nu_i, t)   P(\underline{x}-\underline \nu_i,t) 
    \quad +P\big( \underline{x}, t\! +\! \Delta t \mid  \underline{x}, t\big)P(\underline{x},t)
\end{equation*}§svg§600§FALSE§</svg:desc>
          <draw:path draw:style-name="gr7" draw:text-style-name="P7" draw:layer="layout" svg:width="33.747cm" svg:height="1.995cm" svg:x="-4.449cm" svg:y="11.737cm" svg:viewBox="0 0 33748 1996" svg:d="M0 0c11249 0 22499 0 33748 0 0 665 0 1331 0 1996-11249 0-22499 0-33748 0 0-665 0-1331 0-1996z">
            <text:p/>
          </draw:path>
          <draw:path draw:style-name="gr8" draw:text-style-name="P8" draw:layer="layout" svg:width="33.848cm" svg:height="2.096cm" svg:x="-4.499cm" svg:y="11.687cm" svg:viewBox="0 0 33849 2097" svg:d="M0 0c11283 0 22566 0 33849 0 0 699 0 1398 0 2097-11283 0-22566 0-33849 0 0-699 0-1398 0-2097z">
            <text:p/>
          </draw:path>
          <draw:path draw:style-name="gr7" draw:text-style-name="P7" draw:layer="layout" svg:width="0.702cm" svg:height="0.667cm" svg:x="-4.46cm" svg:y="11.95cm" svg:viewBox="0 0 703 668" svg:d="M260 361c55 0 111 0 166 0 140 0 277-104 277-213 0-75-65-148-193-148-107 0-213 0-320 0-19 0-28 0-28 20 0 11 9 11 28 11 12 0 31 0 42 0 14 3 23 5 23 17 0 2-3 8-6 19-44 175-88 351-131 526-9 39-12 47-90 47-17 0-28 0-28 17 0 11 14 11 17 11 25 0 95-3 123-3 22 0 42 3 64 3 20 0 42 0 65 0 5 0 19 0 19-19 0-9-11-9-28-9-36 0-64 0-64-19 0-6 3-11 3-17 20-81 41-162 61-243zM330 67c9-33 12-36 54-36 31 0 63 0 95 0 81 0 134 25 134 92 0 39-19 123-59 159-50 45-109 51-151 51-46 0-93 0-140 0 23-89 45-177 67-266z">
            <text:p/>
          </draw:path>
          <draw:path draw:style-name="gr7" draw:text-style-name="P7" draw:layer="layout" svg:width="0.229cm" svg:height="0.98cm" svg:x="-3.634cm" svg:y="11.883cm" svg:viewBox="0 0 230 981" svg:d="M230 973c0-3 0-6-17-22-123-123-154-311-154-459 0-170 36-341 157-464 14-11 14-14 14-17 0-8-3-11-12-11-8 0-98 67-154 193-50 106-64 215-64 299 0 76 11 196 67 305 59 120 143 184 151 184 9 0 12-2 12-8z">
            <text:p/>
          </draw:path>
          <draw:path draw:style-name="gr7" draw:text-style-name="P7" draw:layer="layout" svg:width="0.489cm" svg:height="0.444cm" svg:x="-3.318cm" svg:y="12.185cm" svg:viewBox="0 0 490 445" svg:d="M300 140c5-28 28-118 98-118 2 0 28 0 47 14-28 3-47 28-47 53 0 14 11 34 39 34 19 0 53-17 53-56 0-53-59-67-92-67-59 0-93 53-104 75-25-64-78-75-106-75-104 0-160 129-160 151 0 11 11 11 14 11 6 0 11-3 11-11 34-103 98-129 132-129 19 0 53 9 53 67 0 31-17 96-53 233-14 61-51 103-93 103-5 0-28 0-50-14 25-6 48-25 48-53 0-25-23-34-37-34-31 0-53 26-53 56 0 45 48 65 92 65 65 0 98-68 101-73 14 36 48 73 107 73 103 0 159-126 159-151 0-9-11-9-14-9-8 0-8 3-11 11-34 104-101 129-132 129-39 0-53-34-53-67 0-20 6-42 17-84 11-45 22-89 34-134z">
            <text:p/>
          </draw:path>
          <draw:path draw:style-name="gr7" draw:text-style-name="P7" draw:layer="layout" svg:width="0.562cm" svg:height="0.038cm" svg:x="-3.348cm" svg:y="12.738cm" svg:viewBox="0 0 563 39" svg:d="M0 0c188 0 375 0 563 0 0 13 0 26 0 39-188 0-375 0-563 0 0-13 0-26 0-39z">
            <text:p/>
          </draw:path>
          <draw:path draw:style-name="gr7" draw:text-style-name="P7" draw:layer="layout" svg:width="0.117cm" svg:height="0.293cm" svg:x="-2.702cm" svg:y="12.515cm" svg:viewBox="0 0 118 294" svg:d="M118 103c0-64-26-103-65-103-33 0-53 25-53 53 0 25 20 50 53 50 11 0 25-2 34-11 3-3 4-2 5-3 1 5 3 0 3 14 0 73-33 132-67 165-11 12-11 12-11 14 0 9 5 12 11 12 8 0 90-76 90-191z">
            <text:p/>
          </draw:path>
          <draw:path draw:style-name="gr7" draw:text-style-name="P7" draw:layer="layout" svg:width="0.301cm" svg:height="0.623cm" svg:x="-2.326cm" svg:y="12.006cm" svg:viewBox="0 0 302 624" svg:d="M182 221c31 0 62 0 92 0 20 0 28 0 28-20 0-11-8-11-25-11-29 0-58 0-87 0 34-140 40-159 40-165 0-17-12-25-28-25-3 0-31 0-40 34-13 52-26 104-39 156-31 0-61 0-92 0-20 0-31 0-31 20 0 11 8 11 28 11 29 0 58 0 87 0-70 280-73 296-73 313 0 53 36 90 90 90 100 0 156-143 156-151 0-9-8-9-11-9-11 0-11 3-17 14-42 101-92 126-126 126-22 0-30-14-30-48 0-22 0-28 5-44 24-97 49-194 73-291z">
            <text:p/>
          </draw:path>
          <draw:path draw:style-name="gr7" draw:text-style-name="P7" draw:layer="layout" svg:width="0.654cm" svg:height="0.653cm" svg:x="-1.806cm" svg:y="12.048cm" svg:viewBox="0 0 655 654" svg:d="M347 347c93 0 185 0 277 0 12 0 31 0 31-20 0-19-19-19-31-19-92 0-184 0-277 0 0-92 0-183 0-274 0-14 0-34-19-34-20 0-20 20-20 34 0 91 0 182 0 274-91 0-183 0-274 0-14 0-34 0-34 19 0 20 20 20 34 20 91 0 183 0 274 0 0 91 0 182 0 274 0 14 0 33 20 33 19 0 19-19 19-33 0-92 0-183 0-274z">
            <text:p/>
          </draw:path>
          <draw:path draw:style-name="gr7" draw:text-style-name="P7" draw:layer="layout" svg:width="0.724cm" svg:height="0.701cm" svg:x="-0.915cm" svg:y="11.916cm" svg:viewBox="0 0 725 702" svg:d="M389 20c-8-14-8-20-25-20s-20 6-25 20c-111 220-222 441-333 662-6 11-6 11-6 14 0 6 6 6 22 6 228 0 456 0 684 0 14 0 19 0 19-6 0-3 0-3-3-14-111-221-222-442-333-662zM330 98c89 177 178 354 266 531-176 0-352 0-529 0 88-177 176-354 263-531z">
            <text:p/>
          </draw:path>
          <draw:path draw:style-name="gr7" draw:text-style-name="P7" draw:layer="layout" svg:width="0.301cm" svg:height="0.623cm" svg:x="-0.12cm" svg:y="12.006cm" svg:viewBox="0 0 302 624" svg:d="M182 221c31 0 62 0 92 0 20 0 28 0 28-20 0-11-8-11-28-11-28 0-56 0-84 0 34-140 40-159 40-165 0-17-12-25-28-25-3 0-31 0-40 34-13 52-26 104-39 156-31 0-61 0-92 0-20 0-31 0-31 20 0 11 8 11 28 11 29 0 58 0 87 0-70 280-76 296-76 313 0 53 39 90 93 90 100 0 156-143 156-151 0-9-8-9-14-9-8 0-8 3-14 14-42 101-95 126-126 126-22 0-30-14-30-48 0-22 0-28 5-44 24-97 49-194 73-291z">
            <text:p/>
          </draw:path>
          <draw:path draw:style-name="gr7" draw:text-style-name="P7" draw:layer="layout" svg:width="0.229cm" svg:height="0.98cm" svg:x="0.269cm" svg:y="11.883cm" svg:viewBox="0 0 230 981" svg:d="M230 492c0-78-12-196-65-307-59-121-145-185-154-185-5 0-11 6-11 11 0 3 0 6 20 23 95 97 151 251 151 458 0 168-37 338-157 464-14 11-14 14-14 17 0 6 6 8 11 8 9 0 98-67 157-190 50-109 62-218 62-299z">
            <text:p/>
          </draw:path>
          <draw:path draw:style-name="gr7" draw:text-style-name="P7" draw:layer="layout" svg:width="0.654cm" svg:height="0.228cm" svg:x="0.924cm" svg:y="12.26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7" draw:text-style-name="P7" draw:layer="layout" svg:width="1.309cm" svg:height="1.372cm" svg:x="1.963cm" svg:y="11.687cm" svg:viewBox="0 0 1310 1373" svg:d="M1190 1373c40-104 80-209 120-313-8 0-17 0-25 0-39 103-143 168-255 198-22 6-117 31-305 31-198 0-396 0-593 0 166-196 332-391 498-587 8-6 11-9 11-14 0-3 0-6-8-17-153-208-306-416-459-623 180 0 360 0 540 0 132 0 221 14 230 16 53 6 140 23 218 73 22 17 89 59 123 140 8 0 17 0 25 0-40-92-80-185-120-277-387 0-775 0-1162 0-22 0-22 3-25 8-3 3-3 20-3 31 174 237 347 474 521 710-170 199-340 397-510 596-8 11-5 11-8 17 0 11 8 11 25 11 387 0 775 0 1162 0z">
            <text:p/>
          </draw:path>
          <draw:path draw:style-name="gr7" draw:text-style-name="P7" draw:layer="layout" svg:width="0.209cm" svg:height="0.46cm" svg:x="2.512cm" svg:y="13.323cm" svg:viewBox="0 0 210 461" svg:d="M190 25c0-11-8-25-28-25-16 0-36 17-36 36 0 12 8 26 28 26s36-20 36-37zM50 375c-2 8-5 16-5 28 0 30 28 58 64 58 70 0 101-95 101-106 0-8-8-8-11-8-11 0-11 5-14 11-17 56-45 84-73 84-14 0-17-9-17-25 0-14 6-28 11-42 6-20 14-39 23-56 5-17 31-79 33-87 0-8 3-17 3-22 0-34-28-59-64-59-70 0-101 92-101 106 0 9 7 6 11 9 11 0 11-3 14-12 17-58 48-83 73-83 11 0 17 5 17 25 0 14-3 25-20 67-15 37-30 74-45 112z">
            <text:p/>
          </draw:path>
          <draw:path draw:style-name="gr7" draw:text-style-name="P7" draw:layer="layout" svg:width="0.702cm" svg:height="0.667cm" svg:x="3.533cm" svg:y="11.95cm" svg:viewBox="0 0 703 668" svg:d="M258 361c56 0 112 0 168 0 140 0 277-104 277-213 0-75-65-148-196-148-106 0-211 0-317 0-19 0-30 0-30 20 0 11 8 11 28 11 14 0 30 0 42 0 16 3 22 5 22 17 0 2 0 8-3 19-44 175-88 351-131 526-12 39-14 47-90 47-17 0-28 0-28 17 0 11 11 11 14 11 28 0 98-3 126-3 20 0 42 3 62 3 22 0 44 0 64 0 6 0 20 0 20-19 0-9-9-9-28-9-37 0-65 0-65-19 0-6 3-11 3-17 21-81 41-162 62-243zM330 67c9-33 9-36 51-36 31 0 63 0 95 0 81 0 134 25 134 92 0 39-19 123-58 159-48 45-107 51-152 51s-91 0-137 0c23-89 45-177 67-266z">
            <text:p/>
          </draw:path>
          <draw:path draw:style-name="gr7" draw:text-style-name="P7" draw:layer="layout" svg:width="0.226cm" svg:height="0.98cm" svg:x="4.359cm" svg:y="11.883cm" svg:viewBox="0 0 227 981" svg:d="M227 973c0-3 0-6-14-22-123-123-157-311-157-459 0-170 39-341 160-464 11-11 11-14 11-17 0-8-3-11-9-11-11 0-98 67-156 193-51 106-62 215-62 299 0 76 11 196 64 305 59 120 143 184 154 184 6 0 9-2 9-8z">
            <text:p/>
          </draw:path>
          <draw:path draw:style-name="gr7" draw:text-style-name="P7" draw:layer="layout" svg:width="0.489cm" svg:height="0.444cm" svg:x="4.673cm" svg:y="12.185cm" svg:viewBox="0 0 490 445" svg:d="M300 140c5-28 28-118 98-118 5 0 28 0 50 14-28 3-48 28-48 53 0 14 12 34 37 34 22 0 53-17 53-56 0-53-59-67-92-67-56 0-90 53-104 75-22-64-76-75-106-75-101 0-157 129-157 151 0 11 8 11 11 11 8 0 11-3 14-11 34-103 98-129 132-129 16 0 53 9 53 67 0 31-17 96-53 233-17 61-51 103-96 103-5 0-28 0-47-14 25-6 45-25 45-53 0-25-20-34-37-34-28 0-53 26-53 56 0 45 50 65 92 65 65 0 101-68 104-73 11 36 48 73 106 73 101 0 157-126 157-151 0-9-8-9-11-9-8 0-11 3-14 11-31 104-98 129-129 129-39 0-56-34-56-67 0-20 6-42 17-84 11-45 22-89 34-134z">
            <text:p/>
          </draw:path>
          <draw:path draw:style-name="gr7" draw:text-style-name="P7" draw:layer="layout" svg:width="0.562cm" svg:height="0.038cm" svg:x="4.645cm" svg:y="12.738cm" svg:viewBox="0 0 563 39" svg:d="M0 0c188 0 375 0 563 0 0 13 0 26 0 39-188 0-375 0-563 0 0-13 0-26 0-39z">
            <text:p/>
          </draw:path>
          <draw:path draw:style-name="gr7" draw:text-style-name="P7" draw:layer="layout" svg:width="0.114cm" svg:height="0.293cm" svg:x="5.292cm" svg:y="12.515cm" svg:viewBox="0 0 115 294" svg:d="M115 103c0-64-25-103-62-103-33 0-53 25-53 53 0 25 20 50 53 50 11 0 23-2 34-11 3-3 3-3 5-3 0 5 0 0 0 14 0 73-34 131-67 165-9 11-8 12-8 14 0 9 3 12 8 12 11 0 90-76 90-191z">
            <text:p/>
          </draw:path>
          <draw:path draw:style-name="gr7" draw:text-style-name="P7" draw:layer="layout" svg:width="0.301cm" svg:height="0.623cm" svg:x="5.667cm" svg:y="12.006cm" svg:viewBox="0 0 302 624" svg:d="M179 221c31 0 62 0 93 0 19 0 30 0 30-20 0-11-11-11-28-11-29 0-57 0-86 0 36-140 39-159 39-165 0-17-11-25-28-25-3 0-31 0-39 34-13 52-25 104-37 156-31 0-61 0-92 0-23 0-31 0-31 20 0 11 8 11 28 11 29 0 58 0 87 0-73 280-76 296-76 313 0 53 37 90 90 90 101 0 157-143 157-151 0-9-9-9-12-9-8 0-8 3-14 14-42 101-95 126-128 126-20 0-31-14-31-48 0-22 3-28 5-44 25-97 49-194 73-291z">
            <text:p/>
          </draw:path>
          <draw:path draw:style-name="gr7" draw:text-style-name="P7" draw:layer="layout" svg:width="0.654cm" svg:height="0.653cm" svg:x="6.188cm" svg:y="12.048cm" svg:viewBox="0 0 655 654" svg:d="M347 347c92 0 183 0 275 0 14 0 33 0 33-20 0-19-19-19-33-19-92 0-183 0-275 0 0-92 0-183 0-274 0-14 0-34-19-34-20 0-20 20-20 34 0 91 0 182 0 274-92 0-185 0-277 0-11 0-31 0-31 19 0 20 20 20 31 20 92 0 185 0 277 0 0 91 0 182 0 274 0 14 0 33 20 33 19 0 19-19 19-33 0-92 0-183 0-274z">
            <text:p/>
          </draw:path>
          <draw:path draw:style-name="gr7" draw:text-style-name="P7" draw:layer="layout" svg:width="0.727cm" svg:height="0.701cm" svg:x="7.075cm" svg:y="11.916cm" svg:viewBox="0 0 728 702" svg:d="M389 20c-5-14-8-20-25-20s-20 6-25 20c-111 220-222 441-333 662-6 11-6 11-6 14 0 6 8 6 22 6 228 0 456 0 684 0 16 0 22 0 22-6 0-3 0-3-6-14-111-221-222-442-333-662zM333 98c88 177 176 354 263 531-176 0-352 0-529 0 89-177 178-354 266-531z">
            <text:p/>
          </draw:path>
          <draw:path draw:style-name="gr7" draw:text-style-name="P7" draw:layer="layout" svg:width="0.301cm" svg:height="0.623cm" svg:x="7.873cm" svg:y="12.006cm" svg:viewBox="0 0 302 624" svg:d="M179 221c31 0 62 0 93 0 19 0 30 0 30-20 0-11-11-11-28-11-29 0-57 0-86 0 36-140 39-159 39-165 0-17-11-25-28-25-3 0-31 0-39 34-13 52-25 104-37 156-32 0-63 0-95 0-20 0-28 0-28 20 0 11 8 11 28 11 29 0 58 0 87 0-73 280-76 296-76 313 0 53 37 90 90 90 101 0 157-143 157-151 0-9-9-9-12-9-8 0-11 3-14 14-42 101-95 126-128 126-20 0-31-14-31-48 0-22 3-28 5-44 25-97 49-194 73-291z">
            <text:p/>
          </draw:path>
          <draw:path draw:style-name="gr7" draw:text-style-name="P7" draw:layer="layout" svg:width="0.038cm" svg:height="0.98cm" svg:x="8.595cm" svg:y="11.883cm" svg:viewBox="0 0 39 981" svg:d="M39 36c0-16 0-36-19-36-20 0-20 20-20 36 0 304 0 608 0 912 0 17 0 33 20 33 19 0 19-16 19-33 0-304 0-608 0-912z">
            <text:p/>
          </draw:path>
          <draw:path draw:style-name="gr7" draw:text-style-name="P7" draw:layer="layout" svg:width="0.489cm" svg:height="0.444cm" svg:x="9.055cm" svg:y="12.185cm" svg:viewBox="0 0 490 445" svg:d="M300 140c5-28 28-118 98-118 5 0 28 0 47 14-25 3-47 28-47 53 0 14 11 34 39 34 22 0 53-17 53-56 0-53-59-67-92-67-56 0-93 53-104 75-25-64-78-75-106-75-101 0-157 129-157 151 0 11 8 11 11 11 8 0 11-3 11-11 34-103 101-129 135-129 16 0 53 9 53 67 0 31-17 96-53 233-17 61-51 103-96 103-5 0-28 0-47-14 22-6 45-25 45-53 0-25-23-34-37-34-28 0-53 26-53 56 0 45 48 65 92 65 65 0 101-68 104-73 11 36 48 73 106 73 101 0 157-126 157-151 0-9-8-9-11-9-8 0-11 3-14 11-31 104-98 129-132 129-36 0-53-34-53-67 0-20 6-42 17-84 11-45 22-89 34-134z">
            <text:p/>
          </draw:path>
          <draw:path draw:style-name="gr7" draw:text-style-name="P7" draw:layer="layout" svg:width="0.559cm" svg:height="0.038cm" svg:x="9.027cm" svg:y="12.738cm" svg:viewBox="0 0 560 39" svg:d="M0 0c187 0 373 0 560 0 0 13 0 26 0 39-187 0-373 0-560 0 0-13 0-26 0-39z">
            <text:p/>
          </draw:path>
          <draw:path draw:style-name="gr7" draw:text-style-name="P7" draw:layer="layout" svg:width="0.601cm" svg:height="0.038cm" svg:x="9.802cm" svg:y="12.355cm" svg:viewBox="0 0 602 39" svg:d="M566 39c16 0 36 0 36-19 0-20-20-20-36-20-178 0-355 0-532 0-17 0-34 0-34 20 0 19 17 19 34 19 177 0 354 0 532 0z">
            <text:p/>
          </draw:path>
          <draw:path draw:style-name="gr7" draw:text-style-name="P7" draw:layer="layout" svg:width="0.464cm" svg:height="0.432cm" svg:x="10.67cm" svg:y="12.185cm" svg:viewBox="0 0 465 433" svg:d="M168 11c-4-4 0-11-11-11-23 0-95 8-121 11-8 0-19 3-19 20 0 11 8 11 25 11 48 0 48 8 48 17 0 8-12 53-17 81-21 79-41 158-62 237-3 17-7 30-11 45 0 11 11 11 17 11 4 0 9 0 14 0 67-11 176-47 277-142 129-120 157-255 157-263 0-17-11-28-28-28-9 0-31 6-39 34-65 223-213 332-325 369 32-131 63-261 95-392z">
            <text:p/>
          </draw:path>
          <draw:path draw:style-name="gr7" draw:text-style-name="P7" draw:layer="layout" svg:width="0.548cm" svg:height="0.038cm" svg:x="10.62cm" svg:y="12.738cm" svg:viewBox="0 0 549 39" svg:d="M0 0c183 0 366 0 549 0 0 13 0 26 0 39-183 0-366 0-549 0 0-13 0-26 0-39z">
            <text:p/>
          </draw:path>
          <draw:path draw:style-name="gr7" draw:text-style-name="P7" draw:layer="layout" svg:width="0.209cm" svg:height="0.463cm" svg:x="11.199cm" svg:y="12.408cm" svg:viewBox="0 0 210 464" svg:d="M190 28c0-11-8-28-28-28-16 0-36 20-36 39 0 11 8 25 28 25s36-19 36-36zM50 375c-2 11-5 19-5 30 0 31 28 59 64 59 70 0 101-95 101-106 0-8-8-8-11-8-11 0-11 2-14 11-17 56-45 84-73 84-14 0-17-9-17-26 0-16 6-28 11-44 6-17 14-37 23-53 5-17 31-79 33-87 0-9 3-17 3-22 0-34-28-59-64-59-67 0-101 92-101 103s7 8 11 11c11 0 11-5 14-11 17-58 48-84 73-84 11 0 17 6 17 23s-3 28-20 70c-15 36-30 72-45 109z">
            <text:p/>
          </draw:path>
          <draw:path draw:style-name="gr7" draw:text-style-name="P7" draw:layer="layout" svg:width="0.114cm" svg:height="0.293cm" svg:x="11.58cm" svg:y="12.515cm" svg:viewBox="0 0 115 294" svg:d="M115 103c0-64-25-103-65-103-30 0-50 25-50 53 0 25 20 50 50 50 14 0 26-2 37-11 3-3 3-3 5-3 0 5 0 0 0 14 0 73-33 132-67 165-11 12-11 12-11 14 0 9 6 12 11 12 11 0 90-76 90-191z">
            <text:p/>
          </draw:path>
          <draw:path draw:style-name="gr7" draw:text-style-name="P7" draw:layer="layout" svg:width="0.301cm" svg:height="0.623cm" svg:x="11.955cm" svg:y="12.006cm" svg:viewBox="0 0 302 624" svg:d="M179 221c31 0 62 0 93 0 19 0 30 0 30-20 0-11-11-11-28-11-29 0-57 0-86 0 36-140 39-159 39-165 0-17-11-25-28-25-3 0-31 0-39 34-13 52-27 104-40 156-30 0-61 0-92 0-20 0-28 0-28 20 0 11 8 11 28 11 29 0 58 0 87 0-73 280-76 296-76 313 0 53 37 90 90 90 101 0 157-143 157-151 0-9-9-9-12-9-8 0-11 3-14 14-42 101-95 126-128 126-20 0-31-14-31-48 0-22 3-28 5-44 25-97 49-194 73-291z">
            <text:p/>
          </draw:path>
          <draw:path draw:style-name="gr7" draw:text-style-name="P7" draw:layer="layout" svg:width="0.226cm" svg:height="0.98cm" svg:x="12.344cm" svg:y="11.883cm" svg:viewBox="0 0 227 981" svg:d="M227 492c0-78-11-196-65-307-58-121-142-185-154-185-5 0-8 6-8 11 0 3 0 6 17 23 98 97 154 251 154 458 0 168-37 338-160 464-11 11-11 14-11 17 0 6 3 8 8 8 12 0 98-67 157-190 51-109 62-218 62-299z">
            <text:p/>
          </draw:path>
          <draw:path draw:style-name="gr7" draw:text-style-name="P7" draw:layer="layout" svg:width="0.702cm" svg:height="0.667cm" svg:x="12.708cm" svg:y="11.95cm" svg:viewBox="0 0 703 668" svg:d="M260 361c56 0 112 0 168 0 140 0 275-104 275-213 0-75-65-148-193-148-107 0-213 0-320 0-16 0-28 0-28 20 0 11 9 11 28 11 14 0 31 0 42 0 17 3 23 5 23 17 0 2-3 8-6 19-44 175-88 351-131 526-9 39-12 47-90 47-17 0-28 0-28 17 0 11 14 11 17 11 28 0 98-3 123-3 22 0 42 3 64 3 23 0 42 0 65 0 5 0 19 0 19-19 0-9-8-9-28-9-36 0-64 0-64-19 0-6 3-11 3-17 20-81 41-162 61-243zM330 67c9-33 12-36 54-36 31 0 63 0 95 0 81 0 134 25 134 92 0 39-19 123-59 159-50 45-109 51-151 51-46 0-93 0-140 0 23-89 45-177 67-266z">
            <text:p/>
          </draw:path>
          <draw:path draw:style-name="gr7" draw:text-style-name="P7" draw:layer="layout" svg:width="0.226cm" svg:height="0.98cm" svg:x="13.537cm" svg:y="11.883cm" svg:viewBox="0 0 227 981" svg:d="M227 973c0-3 0-6-17-22-123-123-154-311-154-459 0-170 36-341 160-464 11-11 11-14 11-17 0-8-3-11-9-11-11 0-98 67-156 193-51 106-62 215-62 299 0 76 11 196 64 305 59 120 143 184 154 184 6 0 9-2 9-8z">
            <text:p/>
          </draw:path>
          <draw:path draw:style-name="gr7" draw:text-style-name="P7" draw:layer="layout" svg:width="0.489cm" svg:height="0.444cm" svg:x="13.851cm" svg:y="12.185cm" svg:viewBox="0 0 490 445" svg:d="M300 140c5-28 28-118 98-118 2 0 28 0 47 14-28 3-47 28-47 53 0 14 11 34 39 34 19 0 53-17 53-56 0-53-59-67-92-67-56 0-93 53-104 75-25-64-78-75-106-75-101 0-157 129-157 151 0 11 8 11 11 11 8 0 11-3 11-11 34-103 101-129 132-129 19 0 53 9 53 67 0 31-17 96-53 233-14 61-48 103-93 103-5 0-28 0-47-14 22-6 45-25 45-53 0-25-23-34-37-34-31 0-53 26-53 56 0 45 48 65 92 65 65 0 101-68 104-73 11 36 48 73 106 73 101 0 157-126 157-151 0-9-8-9-11-9-11 0-11 3-14 11-34 104-98 129-132 129-36 0-53-34-53-67 0-20 6-42 17-84 11-45 22-89 34-134z">
            <text:p/>
          </draw:path>
          <draw:path draw:style-name="gr7" draw:text-style-name="P7" draw:layer="layout" svg:width="0.559cm" svg:height="0.038cm" svg:x="13.823cm" svg:y="12.738cm" svg:viewBox="0 0 560 39" svg:d="M0 0c187 0 373 0 560 0 0 13 0 26 0 39-187 0-373 0-560 0 0-13 0-26 0-39z">
            <text:p/>
          </draw:path>
          <draw:path draw:style-name="gr7" draw:text-style-name="P7" draw:layer="layout" svg:width="0.601cm" svg:height="0.038cm" svg:x="14.598cm" svg:y="12.355cm" svg:viewBox="0 0 602 39" svg:d="M566 39c16 0 36 0 36-19 0-20-20-20-36-20-178 0-355 0-532 0-17 0-34 0-34 20 0 19 17 19 34 19 177 0 354 0 532 0z">
            <text:p/>
          </draw:path>
          <draw:path draw:style-name="gr7" draw:text-style-name="P7" draw:layer="layout" svg:width="0.464cm" svg:height="0.432cm" svg:x="15.466cm" svg:y="12.185cm" svg:viewBox="0 0 465 433" svg:d="M168 11c-4-4 0-11-11-11-23 0-95 8-121 11-8 0-19 3-19 20 0 11 8 11 25 11 45 0 48 8 48 17 0 8-12 53-20 81-20 79-39 158-59 237-3 17-7 30-11 45 0 11 11 11 17 11 4 0 9 0 14 0 67-11 176-47 277-142 129-120 157-255 157-263 0-17-14-28-28-28-9 0-31 6-39 34-65 223-213 332-325 369 32-131 63-261 95-392z">
            <text:p/>
          </draw:path>
          <draw:path draw:style-name="gr7" draw:text-style-name="P7" draw:layer="layout" svg:width="0.548cm" svg:height="0.038cm" svg:x="15.416cm" svg:y="12.738cm" svg:viewBox="0 0 549 39" svg:d="M0 0c183 0 366 0 549 0 0 13 0 26 0 39-183 0-366 0-549 0 0-13 0-26 0-39z">
            <text:p/>
          </draw:path>
          <draw:path draw:style-name="gr7" draw:text-style-name="P7" draw:layer="layout" svg:width="0.209cm" svg:height="0.463cm" svg:x="15.995cm" svg:y="12.408cm" svg:viewBox="0 0 210 464" svg:d="M190 28c0-11-8-28-28-28-16 0-36 20-36 39 0 11 8 25 25 25 23 0 39-19 39-36zM50 375c-2 11-5 19-5 30 0 31 28 59 64 59 70 0 101-95 101-106 0-8-7-6-11-8-11 0-11 2-14 11-17 56-45 84-73 84-14 0-17-9-17-26 0-16 6-28 11-44 6-17 14-37 23-53 5-17 31-79 33-87 0-9 3-17 3-22 0-34-28-59-64-59-70 0-101 92-101 103s7 8 11 11c11 0 11-5 14-11 17-58 48-84 73-84 11 0 17 6 17 23s-3 28-20 70c-15 36-30 72-45 109z">
            <text:p/>
          </draw:path>
          <draw:path draw:style-name="gr7" draw:text-style-name="P7" draw:layer="layout" svg:width="0.114cm" svg:height="0.293cm" svg:x="16.376cm" svg:y="12.515cm" svg:viewBox="0 0 115 294" svg:d="M115 103c0-64-25-103-65-103-30 0-50 25-50 53 0 25 20 50 50 50 14 0 26-2 37-11 3-3 2-2 3-3 2 0 2 0 2 14 0 73-33 132-67 165-11 12-11 12-11 14 0 9 6 12 11 12 11 0 90-76 90-191z">
            <text:p/>
          </draw:path>
          <draw:path draw:style-name="gr7" draw:text-style-name="P7" draw:layer="layout" svg:width="0.301cm" svg:height="0.623cm" svg:x="16.751cm" svg:y="12.006cm" svg:viewBox="0 0 302 624" svg:d="M179 221c31 0 62 0 93 0 19 0 30 0 30-20 0-11-11-11-28-11-29 0-57 0-86 0 36-140 39-159 39-165 0-17-11-25-28-25-3 0-31 0-39 34-13 52-27 104-40 156-30 0-61 0-92 0-20 0-28 0-28 20 0 11 8 11 28 11 29 0 58 0 87 0-73 280-76 296-76 313 0 53 37 90 90 90 101 0 157-143 157-151 0-9-9-9-12-9-8 0-11 3-14 14-44 101-95 126-128 126-20 0-31-14-31-48 0-22 3-28 5-44 25-97 49-194 73-291z">
            <text:p/>
          </draw:path>
          <draw:path draw:style-name="gr7" draw:text-style-name="P7" draw:layer="layout" svg:width="0.226cm" svg:height="0.98cm" svg:x="17.14cm" svg:y="11.883cm" svg:viewBox="0 0 227 981" svg:d="M227 492c0-78-11-196-65-307-58-121-142-185-154-185-5 0-8 6-8 11 0 3 0 6 17 23 98 97 154 251 154 458 0 168-37 338-160 464-11 11-11 14-11 17 0 6 3 8 8 8 12 0 98-67 157-190 51-109 62-218 62-299z">
            <text:p/>
          </draw:path>
          <draw:path draw:style-name="gr7" draw:text-style-name="P7" draw:layer="layout" svg:width="0.654cm" svg:height="0.653cm" svg:x="18.638cm" svg:y="12.048cm" svg:viewBox="0 0 655 654" svg:d="M347 347c92 0 183 0 275 0 14 0 33 0 33-20 0-19-19-19-33-19-92 0-183 0-275 0 0-92 0-183 0-274 0-14 0-34-19-34-20 0-20 20-20 34 0 91 0 182 0 274-92 0-185 0-277 0-11 0-31 0-31 19 0 20 20 20 31 20 92 0 185 0 277 0 0 91 0 182 0 274 0 14 0 33 20 33 19 0 19-19 19-33 0-92 0-183 0-274z">
            <text:p/>
          </draw:path>
          <draw:path draw:style-name="gr7" draw:text-style-name="P7" draw:layer="layout" svg:width="0.702cm" svg:height="0.667cm" svg:x="19.52cm" svg:y="11.95cm" svg:viewBox="0 0 703 668" svg:d="M258 361c56 0 112 0 168 0 140 0 277-104 277-213 0-75-65-148-193-148-107 0-213 0-320 0-19 0-30 0-30 20 0 11 8 11 28 11 14 0 30 0 44 0 14 3 20 5 20 17 0 2 0 8-3 19-44 175-88 351-131 526-12 39-12 47-90 47-17 0-28 0-28 17 0 11 11 11 14 11 28 0 98-3 126-3 20 0 42 3 62 3 22 0 44 0 64 0 8 0 20 0 20-19 0-9-9-9-28-9-37 0-62 0-62-19 0-6 0-11 3-17 19-81 39-162 59-243zM330 67c9-33 12-36 54-36 30 0 61 0 92 0 84 0 134 25 134 92 0 39-19 123-56 159-50 45-109 51-154 51s-91 0-137 0c23-89 45-177 67-266z">
            <text:p/>
          </draw:path>
          <draw:path draw:style-name="gr7" draw:text-style-name="P7" draw:layer="layout" svg:width="0.257cm" svg:height="1.176cm" svg:x="20.399cm" svg:y="11.785cm" svg:viewBox="0 0 258 1177" svg:d="M258 1166c0-3-3-6-6-8-45-48-112-126-154-288-22-87-31-191-31-280 0-260 62-439 179-568 12-8 8-7 12-11 0-11-9-11-14-11-14 0-68 59-82 75-98 118-162 294-162 512 0 140 25 339 154 503 8 12 73 87 90 87 5 0 14 0 14-11z">
            <text:p/>
          </draw:path>
          <draw:path draw:style-name="gr7" draw:text-style-name="P7" draw:layer="layout" svg:width="0.489cm" svg:height="0.444cm" svg:x="20.73cm" svg:y="12.185cm" svg:viewBox="0 0 490 445" svg:d="M300 140c5-28 28-118 98-118 2 0 28 0 47 14-28 3-47 28-47 53 0 14 11 34 39 34 19 0 53-17 53-56 0-53-59-67-92-67-56 0-93 53-104 75-25-64-78-75-106-75-101 0-157 129-157 151 0 11 8 11 11 11 8 0 11-3 11-11 34-103 98-129 132-129 19 0 53 9 53 67 0 31-17 96-53 233-14 61-48 103-93 103-5 0-28 0-50-14 25-6 48-25 48-53 0-25-23-34-37-34-31 0-53 26-53 56 0 45 48 65 92 65 65 0 101-68 104-73 11 36 45 73 106 73 101 0 157-126 157-151 0-9-8-9-11-9-11 0-11 3-14 11-34 104-101 129-132 129-36 0-53-34-53-67 0-20 6-42 17-84 11-45 22-89 34-134z">
            <text:p/>
          </draw:path>
          <draw:path draw:style-name="gr7" draw:text-style-name="P7" draw:layer="layout" svg:width="0.562cm" svg:height="0.038cm" svg:x="20.699cm" svg:y="12.738cm" svg:viewBox="0 0 563 39" svg:d="M0 0c188 0 375 0 563 0 0 13 0 26 0 39-188 0-375 0-563 0 0-13 0-26 0-39z">
            <text:p/>
          </draw:path>
          <draw:path draw:style-name="gr7" draw:text-style-name="P7" draw:layer="layout" svg:width="0.114cm" svg:height="0.293cm" svg:x="21.348cm" svg:y="12.515cm" svg:viewBox="0 0 115 294" svg:d="M115 103c0-64-25-103-65-103-30 0-50 25-50 53 0 25 20 50 50 50 12 0 26-2 34-11 6-3 4-2 6-3 2 0 2 0 2 14 0 73-33 132-67 165-11 12-11 12-11 14 0 9 6 12 11 12 11 0 90-76 90-191z">
            <text:p/>
          </draw:path>
          <draw:path draw:style-name="gr7" draw:text-style-name="P7" draw:layer="layout" svg:width="0.299cm" svg:height="0.623cm" svg:x="21.723cm" svg:y="12.006cm" svg:viewBox="0 0 300 624" svg:d="M179 221c31 0 62 0 93 0 19 0 28 0 28-20 0-11-9-11-26-11-29 0-57 0-86 0 33-140 39-159 39-165 0-17-11-25-28-25-3 0-31 0-39 34-13 52-27 104-40 156-30 0-61 0-92 0-20 0-28 0-28 20 0 11 6 11 25 11 29 0 58 0 87 0-70 280-73 296-73 313 0 53 37 90 90 90 101 0 157-143 157-151 0-9-9-9-12-9-11 0-11 3-16 14-42 101-93 126-126 126-23 0-31-14-31-48 0-22 0-28 5-44 25-97 49-194 73-291z">
            <text:p/>
          </draw:path>
          <draw:path draw:style-name="gr7" draw:text-style-name="P7" draw:layer="layout" svg:width="0.654cm" svg:height="0.653cm" svg:x="22.079cm" svg:y="12.048cm" svg:viewBox="0 0 655 654" svg:d="M347 347c92 0 183 0 275 0 14 0 33 0 33-20 0-19-19-19-33-19-92 0-183 0-275 0 0-92 0-183 0-274 0-14 0-34-19-34-20 0-20 20-20 34 0 91 0 182 0 274-91 0-183 0-274 0-14 0-34 0-34 19 0 20 20 20 34 20 91 0 183 0 274 0 0 91 0 182 0 274 0 14 0 33 20 33 19 0 19-19 19-33 0-92 0-183 0-274z">
            <text:p/>
          </draw:path>
          <draw:path draw:style-name="gr7" draw:text-style-name="P7" draw:layer="layout" svg:width="0.724cm" svg:height="0.701cm" svg:x="22.804cm" svg:y="11.916cm" svg:viewBox="0 0 725 702" svg:d="M389 20c-8-14-8-20-25-20s-20 6-25 20c-111 220-222 441-333 662-6 11-6 11-6 14 0 6 6 6 22 6 228 0 456 0 684 0 14 0 19 0 19-6 0-3 0-3-3-14-111-221-222-442-333-662zM330 98c89 177 178 354 266 531-176 0-352 0-529 0 88-177 176-354 263-531z">
            <text:p/>
          </draw:path>
          <draw:path draw:style-name="gr7" draw:text-style-name="P7" draw:layer="layout" svg:width="0.301cm" svg:height="0.623cm" svg:x="23.599cm" svg:y="12.006cm" svg:viewBox="0 0 302 624" svg:d="M182 221c31 0 62 0 92 0 20 0 28 0 28-20 0-11-8-11-28-11-28 0-56 0-84 0 34-140 40-159 40-165 0-17-12-25-28-25-3 0-31 0-40 34-13 52-26 104-39 156-31 0-61 0-92 0-20 0-31 0-31 20 0 11 8 11 28 11 29 0 58 0 87 0-70 280-76 296-76 313 0 53 39 90 93 90 100 0 156-143 156-151 0-9-8-9-14-9-8 0-8 3-14 14-42 101-95 126-126 126-22 0-30-14-30-48 0-22 0-28 5-44 24-97 49-194 73-291z">
            <text:p/>
          </draw:path>
          <draw:path draw:style-name="gr7" draw:text-style-name="P7" draw:layer="layout" svg:width="0.038cm" svg:height="0.98cm" svg:x="24.324cm" svg:y="11.883cm" svg:viewBox="0 0 39 981" svg:d="M39 36c0-16 0-36-19-36-20 0-20 20-20 36 0 304 0 608 0 912 0 17 0 33 20 33 19 0 19-16 19-33 0-304 0-608 0-912z">
            <text:p/>
          </draw:path>
          <draw:path draw:style-name="gr7" draw:text-style-name="P7" draw:layer="layout" svg:width="0.489cm" svg:height="0.444cm" svg:x="24.781cm" svg:y="12.185cm" svg:viewBox="0 0 490 445" svg:d="M300 140c8-28 30-118 98-118 5 0 28 0 50 14-28 3-48 28-48 53 0 14 12 34 37 34 22 0 53-17 53-56 0-53-56-67-90-67-58 0-92 53-103 75-25-64-79-75-107-75-103 0-159 129-159 151 0 11 7 7 11 11 8 0 11-3 14-11 34-103 98-129 132-129 19 0 53 9 53 67 0 31-17 96-53 233-17 61-51 103-93 103-5 0-31 0-50-14 25-6 47-25 47-53 0-25-22-34-36-34-31 0-56 26-56 56 0 45 50 65 92 65 68 0 101-68 104-73 11 36 48 73 106 73 101 0 157-126 157-151 0-9-8-9-11-9-8 0-11 3-11 11-34 104-101 129-132 129-39 0-53-34-53-67 0-20 6-42 17-84 10-45 20-89 31-134z">
            <text:p/>
          </draw:path>
          <draw:path draw:style-name="gr7" draw:text-style-name="P7" draw:layer="layout" svg:width="0.562cm" svg:height="0.038cm" svg:x="24.753cm" svg:y="12.738cm" svg:viewBox="0 0 563 39" svg:d="M0 0c188 0 375 0 563 0 0 13 0 26 0 39-188 0-375 0-563 0 0-13 0-26 0-39z">
            <text:p/>
          </draw:path>
          <draw:path draw:style-name="gr7" draw:text-style-name="P7" draw:layer="layout" svg:width="0.114cm" svg:height="0.293cm" svg:x="25.4cm" svg:y="12.515cm" svg:viewBox="0 0 115 294" svg:d="M115 103c0-64-23-103-62-103-33 0-53 25-53 53 0 25 20 50 53 50 11 0 25-2 34-11 3-3 4-2 5-3 1 5 3 0 3 14 0 73-36 132-67 165-11 12-11 12-11 14 0 9 5 12 8 12 11 0 90-76 90-191z">
            <text:p/>
          </draw:path>
          <draw:path draw:style-name="gr7" draw:text-style-name="P7" draw:layer="layout" svg:width="0.301cm" svg:height="0.623cm" svg:x="25.775cm" svg:y="12.006cm" svg:viewBox="0 0 302 624" svg:d="M182 221c31 0 62 0 92 0 20 0 28 0 28-20 0-11-8-11-28-11-29 0-57 0-86 0 36-140 42-159 42-165 0-17-12-25-28-25-3 0-31 0-40 34-13 52-26 104-39 156-31 0-61 0-92 0-20 0-31 0-31 20 0 11 8 11 28 11 29 0 58 0 87 0-70 280-76 296-76 313 0 53 39 90 93 90 98 0 156-143 156-151 0-9-8-9-14-9-8 0-8 3-14 14-42 101-95 126-128 126-20 0-31-14-31-48 0-22 3-28 8-44 24-97 49-194 73-291z">
            <text:p/>
          </draw:path>
          <draw:path draw:style-name="gr7" draw:text-style-name="P7" draw:layer="layout" svg:width="0.254cm" svg:height="1.176cm" svg:x="26.153cm" svg:y="11.785cm" svg:viewBox="0 0 255 1177" svg:d="M255 590c0-140-25-338-154-503-9-12-73-87-90-87-5 0-11 3-11 11 0 3 0 6 6 9 44 53 109 131 151 288 22 89 31 190 31 279 0 101-9 202-34 297-39 137-95 215-146 271-8 8-5 7-8 11 0 8 6 11 11 11 14 0 67-61 81-73 98-120 163-296 163-514z">
            <text:p/>
          </draw:path>
          <draw:path draw:style-name="gr7" draw:text-style-name="P7" draw:layer="layout" svg:width="0.702cm" svg:height="0.667cm" svg:x="26.598cm" svg:y="11.95cm" svg:viewBox="0 0 703 668" svg:d="M260 361c55 0 111 0 166 0 140 0 277-104 277-213 0-75-65-148-193-148-107 0-213 0-320 0-19 0-30 0-30 20 0 11 11 11 30 11 12 0 31 0 42 0 14 3 23 5 23 17 0 2-3 8-6 19-44 175-88 351-131 526-12 39-12 47-90 47-17 0-28 0-28 17 0 11 11 11 14 11 28 0 98-3 126-3 20 0 42 3 64 3 20 0 42 0 62 0 8 0 20 0 20-19 0-9-9-9-26-9-36 0-64 0-64-19 0-6 0-11 3-17 20-81 41-162 61-243zM330 67c9-33 12-36 54-36 31 0 63 0 95 0 81 0 131 25 131 92 0 39-19 123-56 159-50 45-109 51-151 51-46 0-93 0-140 0 23-89 45-177 67-266z">
            <text:p/>
          </draw:path>
          <draw:path draw:style-name="gr7" draw:text-style-name="P7" draw:layer="layout" svg:width="0.229cm" svg:height="0.98cm" svg:x="27.424cm" svg:y="11.883cm" svg:viewBox="0 0 230 981" svg:d="M230 973c0-3 0-6-17-22-123-123-154-311-154-459 0-170 36-341 157-464 14-11 14-14 14-17 0-8-6-11-12-11-8 0-98 67-154 193-50 106-64 215-64 299 0 76 11 196 67 305 59 120 143 184 151 184 6 0 12-2 12-8z">
            <text:p/>
          </draw:path>
          <draw:path draw:style-name="gr7" draw:text-style-name="P7" draw:layer="layout" svg:width="0.489cm" svg:height="0.444cm" svg:x="27.737cm" svg:y="12.185cm" svg:viewBox="0 0 490 445" svg:d="M302 140c6-28 28-118 96-118 5 0 30 0 50 14-28 3-48 28-48 53 0 14 12 34 37 34 22 0 53-17 53-56 0-53-56-67-90-67-58 0-92 53-103 75-25-64-79-75-107-75-103 0-159 129-159 151 0 11 11 11 14 11 5 0 8-3 11-11 34-103 98-129 132-129 19 0 53 9 53 67 0 31-17 96-53 233-14 61-51 103-93 103-5 0-28 0-50-14 25-6 47-25 47-53 0-25-22-34-36-34-31 0-56 26-56 56 0 45 50 65 92 65 68 0 101-68 104-73 14 36 48 73 106 73 104 0 160-126 160-151 0-9-11-9-14-9-8 0-11 3-11 11-34 104-101 129-132 129-39 0-53-34-53-67 0-20 6-42 17-84 11-45 22-89 33-134z">
            <text:p/>
          </draw:path>
          <draw:path draw:style-name="gr7" draw:text-style-name="P7" draw:layer="layout" svg:width="0.562cm" svg:height="0.038cm" svg:x="27.709cm" svg:y="12.738cm" svg:viewBox="0 0 563 39" svg:d="M0 0c188 0 375 0 563 0 0 13 0 26 0 39-188 0-375 0-563 0 0-13 0-26 0-39z">
            <text:p/>
          </draw:path>
          <draw:path draw:style-name="gr7" draw:text-style-name="P7" draw:layer="layout" svg:width="0.114cm" svg:height="0.293cm" svg:x="28.356cm" svg:y="12.515cm" svg:viewBox="0 0 115 294" svg:d="M115 103c0-64-23-103-62-103-33 0-53 25-53 53 0 25 20 50 53 50 11 0 25-2 34-11 3-3 4-2 5-3 1 5 3 0 3 14 0 73-36 132-67 165-11 12-11 12-11 14 0 9 5 12 8 12 11 0 90-76 90-191z">
            <text:p/>
          </draw:path>
          <draw:path draw:style-name="gr7" draw:text-style-name="P7" draw:layer="layout" svg:width="0.301cm" svg:height="0.623cm" svg:x="28.731cm" svg:y="12.006cm" svg:viewBox="0 0 302 624" svg:d="M182 221c31 0 62 0 92 0 20 0 28 0 28-20 0-11-8-11-28-11-28 0-56 0-84 0 34-140 40-159 40-165 0-17-12-25-28-25-3 0-31 0-40 34-13 52-26 104-39 156-31 0-61 0-92 0-20 0-31 0-31 20 0 11 8 11 28 11 29 0 58 0 87 0-70 280-76 296-76 313 0 53 39 90 93 90 100 0 156-143 156-151 0-9-8-9-14-9-8 0-8 3-14 14-42 101-95 126-128 126-20 0-28-14-28-48 0-22 0-28 5-44 24-97 49-194 73-291z">
            <text:p/>
          </draw:path>
          <draw:path draw:style-name="gr7" draw:text-style-name="P7" draw:layer="layout" svg:width="0.229cm" svg:height="0.98cm" svg:x="29.12cm" svg:y="11.883cm" svg:viewBox="0 0 230 981" svg:d="M230 492c0-78-12-196-65-307-61-121-145-185-154-185-5 0-11 6-11 11 0 3 0 6 20 23 95 97 151 251 151 458 0 168-37 338-157 464-14 11-14 14-14 17 0 6 6 8 11 8 9 0 98-67 157-190 50-109 62-218 62-299z">
            <text:p/>
          </draw:path>
        </draw:g>
        <draw:g draw:style-name="gr6">
          <svg:title>TexMaths</svg:title>
          <svg:desc>28§latex§\begin{equation*}
     = \sum_i a_i(\underline{x} - \underline \nu_i) P(\underline{x}  -\underline \nu_i,t) - \sum_i a_i(\underline{x} ) P(\underline{x} ,t) 
\end{equation*}§svg§600§FALSE§</svg:desc>
          <draw:path draw:style-name="gr7" draw:text-style-name="P7" draw:layer="layout" svg:width="19.495cm" svg:height="1.995cm" svg:x="-7.82cm" svg:y="20.751cm" svg:viewBox="0 0 19496 1996" svg:d="M0 0c6499 0 12997 0 19496 0 0 665 0 1331 0 1996-6499 0-12997 0-19496 0 0-665 0-1331 0-1996z">
            <text:p/>
          </draw:path>
          <draw:path draw:style-name="gr8" draw:text-style-name="P8" draw:layer="layout" svg:width="19.596cm" svg:height="2.096cm" svg:x="-7.87cm" svg:y="20.701cm" svg:viewBox="0 0 19597 2097" svg:d="M0 0c6532 0 13065 0 19597 0 0 699 0 1398 0 2097-6532 0-13065 0-19597 0 0-699 0-1398 0-2097z">
            <text:p/>
          </draw:path>
          <draw:path draw:style-name="gr7" draw:text-style-name="P7" draw:layer="layout" svg:width="0.654cm" svg:height="0.228cm" svg:x="-7.814cm" svg:y="21.274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7" draw:text-style-name="P7" draw:layer="layout" svg:width="1.309cm" svg:height="1.372cm" svg:x="-6.775cm" svg:y="20.701cm" svg:viewBox="0 0 1310 1373" svg:d="M1190 1373c40-104 80-209 120-313-8 0-17 0-25 0-39 103-143 168-258 198-19 6-114 31-305 31-198 0-395 0-593 0 167-196 334-391 501-587 8-6 8-9 8-14 0-3 0-6-5-17-153-208-306-416-459-623 180 0 360 0 540 0 131 0 221 14 229 16 54 6 138 23 216 73 25 17 92 59 126 140 8 0 17 0 25 0-40-92-80-185-120-277-387 0-775 0-1162 0-22 0-25 3-28 8 0 3 0 20 0 31 174 237 347 474 521 710-170 199-340 397-510 596-11 11-7 11-11 17 0 11 8 11 28 11 387 0 775 0 1162 0z">
            <text:p/>
          </draw:path>
          <draw:path draw:style-name="gr7" draw:text-style-name="P7" draw:layer="layout" svg:width="0.206cm" svg:height="0.46cm" svg:x="-6.227cm" svg:y="22.337cm" svg:viewBox="0 0 207 461" svg:d="M190 25c0-11-8-25-28-25-19 0-39 17-39 36 0 12 11 26 28 26 20 0 39-20 39-37zM50 375c-2 8-5 16-5 28 0 30 25 58 64 58 70 0 98-95 98-106 0-8-8-8-11-8-8 0-8 5-11 11-17 56-48 84-73 84-14 0-20-9-20-25 0-14 6-28 12-42 8-20 16-39 22-56 8-17 31-79 34-87 2-8 5-17 5-22 0-34-28-59-67-59-67 0-98 92-98 106 0 9 8 9 11 9 9 0 11-3 11-12 20-58 51-83 76-83 11 0 17 5 17 25 0 14-6 25-23 67-14 37-28 74-42 112z">
            <text:p/>
          </draw:path>
          <draw:path draw:style-name="gr7" draw:text-style-name="P7" draw:layer="layout" svg:width="0.45cm" svg:height="0.444cm" svg:x="-5.208cm" svg:y="21.199cm" svg:viewBox="0 0 451 445" svg:d="M328 64c-17-36-45-64-90-64-115 0-238 145-238 288 0 92 56 157 132 157 19 0 70-3 128-73 9 42 42 73 90 73 34 0 56-23 73-54 17-36 28-95 28-97 0-9-9-9-11-9-9 0-12 3-14 17-17 64-34 123-76 123-25 0-28-28-28-48 0-19 3-27 11-69 11-42 14-54 23-90 12-46 24-91 36-137 6-28 6-31 6-33 0-17-12-28-28-28-23 0-40 22-42 44zM266 319c-6 17-6 19-20 36-44 53-84 70-112 70-50 0-64-56-64-92 0-51 34-171 56-216 31-58 73-95 112-95 64 0 78 81 78 87s-2 11-2 17c-16 64-32 128-48 193z">
            <text:p/>
          </draw:path>
          <draw:path draw:style-name="gr7" draw:text-style-name="P7" draw:layer="layout" svg:width="0.206cm" svg:height="0.463cm" svg:x="-4.692cm" svg:y="21.324cm" svg:viewBox="0 0 207 464" svg:d="M190 28c0-11-8-28-28-28-19 0-39 20-39 39 0 11 9 25 28 25 20 0 39-19 39-36zM50 375c-2 11-8 16-8 30 0 31 28 59 67 59 67 0 98-95 98-106 0-8-8-8-11-8-8 0-8 2-11 11-17 56-48 84-76 84-11 0-17-12-17-26 0-16 6-28 12-44 8-17 14-37 22-53 6-17 31-82 34-87 2-9 5-17 5-22 0-34-28-59-67-59-67 0-98 92-98 103s8 11 11 11c9 0 9-5 11-11 20-58 48-84 76-84 8 0 17 6 17 23s-6 28-23 70c-14 36-28 72-42 109z">
            <text:p/>
          </draw:path>
          <draw:path draw:style-name="gr7" draw:text-style-name="P7" draw:layer="layout" svg:width="0.226cm" svg:height="0.98cm" svg:x="-4.301cm" svg:y="20.897cm" svg:viewBox="0 0 227 981" svg:d="M227 973c0-3 0-6-17-22-123-123-154-311-154-459 0-170 39-341 160-464 11-11 11-14 11-17 0-8-3-11-9-11-11 0-98 67-156 193-51 106-62 215-62 299 0 76 11 196 64 305 59 120 143 184 154 184 6 0 9-2 9-8z">
            <text:p/>
          </draw:path>
          <draw:path draw:style-name="gr7" draw:text-style-name="P7" draw:layer="layout" svg:width="0.489cm" svg:height="0.444cm" svg:x="-3.987cm" svg:y="21.199cm" svg:viewBox="0 0 490 445" svg:d="M300 140c5-28 28-118 98-118 5 0 28 0 47 14-25 3-45 28-45 53 0 14 9 34 37 34 22 0 53-17 53-56 0-53-59-67-92-67-56 0-90 53-104 75-22-64-76-75-106-75-101 0-157 129-157 151 0 11 8 11 11 11 8 0 11-3 14-11 34-103 98-129 132-129 16 0 53 9 53 67 0 31-17 96-53 233-17 61-51 103-96 103-5 0-28 0-47-14 22-6 45-25 45-53 0-25-23-34-37-34-28 0-53 26-53 56 0 45 48 65 92 65 65 0 101-68 104-73 11 36 48 73 106 73 101 0 157-126 157-151 0-9-8-9-11-9-8 0-11 3-14 11-31 104-98 129-132 129-36 0-53-34-53-67 0-20 6-42 17-84 11-45 22-89 34-134z">
            <text:p/>
          </draw:path>
          <draw:path draw:style-name="gr7" draw:text-style-name="P7" draw:layer="layout" svg:width="0.562cm" svg:height="0.038cm" svg:x="-4.015cm" svg:y="21.752cm" svg:viewBox="0 0 563 39" svg:d="M0 0c188 0 375 0 563 0 0 13 0 26 0 39-188 0-375 0-563 0 0-13 0-26 0-39z">
            <text:p/>
          </draw:path>
          <draw:path draw:style-name="gr7" draw:text-style-name="P7" draw:layer="layout" svg:width="0.598cm" svg:height="0.038cm" svg:x="-3.153cm" svg:y="21.369cm" svg:viewBox="0 0 599 39" svg:d="M566 39c16 0 33 0 33-19 0-20-17-20-33-20-178 0-355 0-532 0-17 0-34 0-34 20 0 19 17 19 34 19 177 0 354 0 532 0z">
            <text:p/>
          </draw:path>
          <draw:path draw:style-name="gr7" draw:text-style-name="P7" draw:layer="layout" svg:width="0.461cm" svg:height="0.432cm" svg:x="-2.198cm" svg:y="21.199cm" svg:viewBox="0 0 462 433" svg:d="M168 11c-5-4 0-11-14-11-22 0-95 8-120 11-9 0-17 3-17 20 0 11 8 11 22 11 48 0 51 8 51 17 0 8-14 53-20 81-20 79-39 158-59 237-5 17-7 30-11 45 0 11 8 11 14 11 5 0 9 0 14 0 70-11 176-47 277-142 132-120 157-255 157-263 0-17-11-28-28-28-8 0-31 6-39 34-62 223-213 332-325 369 33-131 65-261 98-392z">
            <text:p/>
          </draw:path>
          <draw:path draw:style-name="gr7" draw:text-style-name="P7" draw:layer="layout" svg:width="0.548cm" svg:height="0.038cm" svg:x="-2.251cm" svg:y="21.752cm" svg:viewBox="0 0 549 39" svg:d="M0 0c183 0 366 0 549 0 0 13 0 26 0 39-183 0-366 0-549 0 0-13 0-26 0-39z">
            <text:p/>
          </draw:path>
          <draw:path draw:style-name="gr7" draw:text-style-name="P7" draw:layer="layout" svg:width="0.206cm" svg:height="0.463cm" svg:x="-1.669cm" svg:y="21.422cm" svg:viewBox="0 0 207 464" svg:d="M190 28c0-11-8-28-28-28-19 0-39 20-39 39 0 11 9 25 28 25 20 0 39-19 39-36zM48 375c0 11-6 19-6 30 0 31 28 59 67 59 67 0 98-95 98-106 0-8-8-8-11-8-8 0-11 2-14 11-14 56-45 84-73 84-14 0-17-9-17-26 0-16 6-28 12-44 8-17 14-37 22-53 6-17 31-79 34-87 2-9 5-17 5-22 0-34-28-59-67-59-67 0-98 92-98 103s8 11 11 11c9 0 9-5 11-11 20-58 48-84 73-84 11 0 20 6 20 23s-6 28-23 70c-15 36-29 72-44 109z">
            <text:p/>
          </draw:path>
          <draw:path draw:style-name="gr7" draw:text-style-name="P7" draw:layer="layout" svg:width="0.229cm" svg:height="0.98cm" svg:x="-1.319cm" svg:y="20.897cm" svg:viewBox="0 0 230 981" svg:d="M230 492c0-78-12-196-68-307-58-121-142-185-151-185-8 0-11 6-11 11 0 3 0 6 20 23 95 97 151 251 151 458 0 168-37 338-157 464-14 11-14 14-14 17 0 6 3 8 11 8 9 0 98-67 154-190 51-109 65-218 65-299z">
            <text:p/>
          </draw:path>
          <draw:path draw:style-name="gr7" draw:text-style-name="P7" draw:layer="layout" svg:width="0.702cm" svg:height="0.667cm" svg:x="-0.952cm" svg:y="20.964cm" svg:viewBox="0 0 703 668" svg:d="M258 361c56 0 112 0 168 0 140 0 277-104 277-213 0-75-67-148-196-148-106 0-211 0-317 0-19 0-30 0-30 20 0 11 8 11 28 11 14 0 30 0 42 0 16 3 22 5 22 17 0 2 0 8-3 19-44 175-88 351-131 526-12 39-14 47-90 47-17 0-28 0-28 17 0 11 11 11 14 11 28 0 98-3 126-3 20 0 42 3 62 3 22 0 44 0 64 0 6 0 20 0 20-19 0-9-9-9-28-9-37 0-65 0-65-19 0-6 3-11 3-17 21-81 41-162 62-243zM328 67c11-33 11-36 53-36 31 0 63 0 95 0 81 0 134 25 134 92 0 39-19 123-58 159-48 45-107 51-152 51s-91 0-137 0c22-89 43-177 65-266z">
            <text:p/>
          </draw:path>
          <draw:path draw:style-name="gr7" draw:text-style-name="P7" draw:layer="layout" svg:width="0.226cm" svg:height="0.98cm" svg:x="-0.126cm" svg:y="20.897cm" svg:viewBox="0 0 227 981" svg:d="M227 973c0-3 0-6-17-22-123-123-154-311-154-459 0-170 39-341 160-464 11-11 11-14 11-17 0-8-3-11-9-11-11 0-98 67-156 193-51 106-62 215-62 299 0 76 11 196 64 305 59 120 143 184 154 184 6 0 9-2 9-8z">
            <text:p/>
          </draw:path>
          <draw:path draw:style-name="gr7" draw:text-style-name="P7" draw:layer="layout" svg:width="0.489cm" svg:height="0.444cm" svg:x="0.187cm" svg:y="21.199cm" svg:viewBox="0 0 490 445" svg:d="M300 140c5-28 28-118 98-118 5 0 28 0 47 14-25 3-45 28-45 53 0 14 9 34 37 34 22 0 53-17 53-56 0-53-59-67-92-67-56 0-90 53-104 75-22-64-76-75-106-75-101 0-157 129-157 151 0 11 8 11 11 11 8 0 11-3 14-11 34-103 98-129 132-129 16 0 53 9 53 67 0 31-17 96-53 233-17 61-51 103-96 103-5 0-28 0-47-14 22-6 45-25 45-53 0-25-23-34-37-34-28 0-53 26-53 56 0 45 48 65 92 65 65 0 101-68 104-73 11 36 48 73 106 73 101 0 157-126 157-151 0-9-8-9-11-9-8 0-11 3-14 11-31 104-98 129-132 129-36 0-53-34-53-67 0-20 6-42 17-84 11-45 22-89 34-134z">
            <text:p/>
          </draw:path>
          <draw:path draw:style-name="gr7" draw:text-style-name="P7" draw:layer="layout" svg:width="0.562cm" svg:height="0.038cm" svg:x="0.159cm" svg:y="21.752cm" svg:viewBox="0 0 563 39" svg:d="M0 0c188 0 375 0 563 0 0 13 0 26 0 39-188 0-375 0-563 0 0-13 0-26 0-39z">
            <text:p/>
          </draw:path>
          <draw:path draw:style-name="gr7" draw:text-style-name="P7" draw:layer="layout" svg:width="0.598cm" svg:height="0.038cm" svg:x="1.021cm" svg:y="21.369cm" svg:viewBox="0 0 599 39" svg:d="M566 39c16 0 33 0 33-19 0-20-17-20-33-20-178 0-355 0-532 0-17 0-34 0-34 20 0 19 17 19 34 19 177 0 354 0 532 0z">
            <text:p/>
          </draw:path>
          <draw:path draw:style-name="gr7" draw:text-style-name="P7" draw:layer="layout" svg:width="0.461cm" svg:height="0.432cm" svg:x="1.976cm" svg:y="21.199cm" svg:viewBox="0 0 462 433" svg:d="M168 11c-5-4 0-11-14-11-22 0-95 8-120 11-9 0-17 3-17 20 0 11 8 11 22 11 48 0 51 8 51 17 0 8-14 53-20 81-20 79-39 158-59 237-5 17-7 30-11 45 0 11 8 11 14 11 5 0 9 0 14 0 70-11 176-47 277-142 132-120 157-255 157-263 0-17-11-28-28-28-8 0-31 6-39 34-62 223-213 332-325 369 33-131 65-261 98-392z">
            <text:p/>
          </draw:path>
          <draw:path draw:style-name="gr7" draw:text-style-name="P7" draw:layer="layout" svg:width="0.548cm" svg:height="0.038cm" svg:x="1.923cm" svg:y="21.752cm" svg:viewBox="0 0 549 39" svg:d="M0 0c183 0 366 0 549 0 0 13 0 26 0 39-183 0-366 0-549 0 0-13 0-26 0-39z">
            <text:p/>
          </draw:path>
          <draw:path draw:style-name="gr7" draw:text-style-name="P7" draw:layer="layout" svg:width="0.206cm" svg:height="0.463cm" svg:x="2.505cm" svg:y="21.422cm" svg:viewBox="0 0 207 464" svg:d="M190 28c0-11-8-28-28-28-19 0-39 20-39 39 0 11 9 25 28 25 20 0 39-19 39-36zM50 375c-2 11-8 19-8 30 0 31 28 59 67 59 67 0 98-95 98-106 0-8-8-8-11-8-8 0-11 2-14 11-14 56-45 84-73 84-14 0-17-9-17-26 0-16 6-28 12-44 8-17 14-37 22-53 6-17 31-79 34-87 2-9 5-17 5-22 0-34-28-59-67-59-67 0-98 92-98 103s8 11 11 11c9 0 9-5 11-11 20-58 48-84 73-84 11 0 20 6 20 23s-6 28-23 70c-14 36-28 72-42 109z">
            <text:p/>
          </draw:path>
          <draw:path draw:style-name="gr7" draw:text-style-name="P7" draw:layer="layout" svg:width="0.114cm" svg:height="0.293cm" svg:x="2.883cm" svg:y="21.529cm" svg:viewBox="0 0 115 294" svg:d="M115 103c0-64-23-103-62-103-33 0-53 25-53 53 0 25 20 50 53 50 11 0 25-2 34-11 3-3 4-2 5-3 1 5 3 0 3 14 0 73-36 132-67 165-11 12-11 12-11 14 0 9 5 12 8 12 11 0 90-76 90-191z">
            <text:p/>
          </draw:path>
          <draw:path draw:style-name="gr7" draw:text-style-name="P7" draw:layer="layout" svg:width="0.301cm" svg:height="0.623cm" svg:x="3.258cm" svg:y="21.02cm" svg:viewBox="0 0 302 624" svg:d="M182 221c31 0 62 0 92 0 20 0 28 0 28-20 0-11-8-11-28-11-29 0-57 0-86 0 36-140 42-159 42-165 0-17-12-25-28-25-3 0-31 0-40 34-13 52-26 104-39 156-31 0-61 0-92 0-20 0-31 0-31 20 0 11 8 11 28 11 29 0 58 0 87 0-70 280-76 296-76 313 0 53 39 90 93 90 98 0 154-143 154-151 0-9-6-9-12-9-8 0-8 3-14 14-42 101-95 126-128 126-20 0-31-14-31-48 0-22 3-28 8-44 24-97 49-194 73-291z">
            <text:p/>
          </draw:path>
          <draw:path draw:style-name="gr7" draw:text-style-name="P7" draw:layer="layout" svg:width="0.229cm" svg:height="0.98cm" svg:x="3.647cm" svg:y="20.897cm" svg:viewBox="0 0 230 981" svg:d="M230 492c0-78-12-196-68-307-58-121-142-185-151-185-8 0-11 6-11 11 0 3 0 6 20 23 95 97 151 251 151 458 0 168-37 338-157 464-14 11-14 14-14 17 0 6 3 8 11 8 9 0 98-67 154-190 51-109 65-218 65-299z">
            <text:p/>
          </draw:path>
          <draw:path draw:style-name="gr7" draw:text-style-name="P7" draw:layer="layout" svg:width="0.601cm" svg:height="0.038cm" svg:x="4.275cm" svg:y="21.369cm" svg:viewBox="0 0 602 39" svg:d="M566 39c16 0 36 0 36-19 0-20-20-20-36-20-178 0-355 0-532 0-17 0-34 0-34 20 0 19 17 19 34 19 177 0 354 0 532 0z">
            <text:p/>
          </draw:path>
          <draw:path draw:style-name="gr7" draw:text-style-name="P7" draw:layer="layout" svg:width="1.309cm" svg:height="1.372cm" svg:x="5.232cm" svg:y="20.701cm" svg:viewBox="0 0 1310 1373" svg:d="M1190 1373c40-104 80-209 120-313-8 0-17 0-25 0-39 103-143 168-258 198-19 6-114 31-305 31-198 0-395 0-593 0 167-196 334-391 501-587 8-6 8-9 8-14 0-3 0-6-5-17-153-208-306-416-459-623 180 0 360 0 540 0 131 0 221 14 229 16 54 6 138 23 216 73 25 17 92 59 126 140 8 0 17 0 25 0-40-92-80-185-120-277-387 0-775 0-1162 0-22 0-25 3-28 8 0 3 0 20 0 31 174 237 347 474 521 710-170 199-340 397-510 596-11 11-7 11-11 17 0 11 8 11 28 11 387 0 775 0 1162 0z">
            <text:p/>
          </draw:path>
          <draw:path draw:style-name="gr7" draw:text-style-name="P7" draw:layer="layout" svg:width="0.206cm" svg:height="0.46cm" svg:x="5.781cm" svg:y="22.337cm" svg:viewBox="0 0 207 461" svg:d="M190 25c0-11-8-25-28-25-19 0-39 17-39 36 0 12 11 26 28 26 20 0 39-20 39-37zM50 375c-2 8-5 16-5 28 0 30 25 58 64 58 70 0 98-95 98-106 0-8-8-8-11-8-8 0-8 5-11 11-17 56-48 84-73 84-14 0-17-9-17-25 0-14 3-28 9-42 8-20 16-39 22-56 8-17 31-79 34-87 2-8 5-17 5-22 0-34-28-59-64-59-70 0-101 92-101 106 0 9 8 9 11 9 9 0 11-3 11-12 20-58 51-83 76-83 11 0 17 5 17 25 0 14-6 25-23 67-14 37-28 74-42 112z">
            <text:p/>
          </draw:path>
          <draw:path draw:style-name="gr7" draw:text-style-name="P7" draw:layer="layout" svg:width="0.45cm" svg:height="0.444cm" svg:x="6.8cm" svg:y="21.199cm" svg:viewBox="0 0 451 445" svg:d="M328 64c-17-36-45-64-90-64-115 0-238 145-238 288 0 92 56 157 132 157 19 0 70-3 128-73 9 42 42 73 90 73 34 0 56-23 73-54 17-36 28-95 28-97 0-9-9-9-11-9-9 0-12 3-14 17-17 64-34 123-73 123-28 0-31-28-31-48 0-19 3-27 14-69 8-42 11-54 20-90 12-46 24-91 36-137 6-28 6-31 6-33 0-17-12-28-28-28-23 0-40 22-42 44zM266 319c-6 17-6 19-20 36-44 53-84 70-112 70-50 0-64-56-64-92 0-51 34-171 56-216 31-58 73-95 112-95 64 0 78 81 78 87s-2 11-2 17c-16 64-32 128-48 193z">
            <text:p/>
          </draw:path>
          <draw:path draw:style-name="gr7" draw:text-style-name="P7" draw:layer="layout" svg:width="0.206cm" svg:height="0.463cm" svg:x="7.315cm" svg:y="21.324cm" svg:viewBox="0 0 207 464" svg:d="M190 28c0-11-8-28-28-28-19 0-39 20-39 39 0 11 9 25 28 25 20 0 39-19 39-36zM50 375c-2 11-8 16-8 30 0 31 28 59 67 59 67 0 98-95 98-106 0-8-8-8-11-8-8 0-8 2-11 11-17 56-48 84-73 84-14 0-20-12-20-26 0-16 6-28 12-44 8-17 14-37 22-53 6-17 31-82 34-87 2-9 5-17 5-22 0-34-28-59-67-59-67 0-98 92-98 103s8 11 11 11c9 0 11-5 11-11 20-58 48-84 76-84 11 0 17 6 17 23s-6 28-23 70c-14 36-28 72-42 109z">
            <text:p/>
          </draw:path>
          <draw:path draw:style-name="gr7" draw:text-style-name="P7" draw:layer="layout" svg:width="0.226cm" svg:height="0.98cm" svg:x="7.707cm" svg:y="20.897cm" svg:viewBox="0 0 227 981" svg:d="M227 973c0-3 0-6-17-22-120-123-154-311-154-459 0-170 39-341 160-464 11-11 11-14 11-17 0-8-3-11-9-11-11 0-98 67-156 193-51 106-62 215-62 299 0 76 11 196 64 305 59 120 143 184 154 184 6 0 9-2 9-8z">
            <text:p/>
          </draw:path>
          <draw:path draw:style-name="gr7" draw:text-style-name="P7" draw:layer="layout" svg:width="0.489cm" svg:height="0.444cm" svg:x="8.02cm" svg:y="21.199cm" svg:viewBox="0 0 490 445" svg:d="M300 140c5-28 28-118 98-118 5 0 28 0 47 14-25 3-45 28-45 53 0 14 9 34 37 34 22 0 53-17 53-56 0-53-59-67-92-67-56 0-90 53-104 75-22-64-76-75-106-75-101 0-157 129-157 151 0 11 8 11 11 11 8 0 11-3 14-11 34-103 98-129 132-129 16 0 53 9 53 67 0 31-17 96-53 233-17 61-51 103-96 103-5 0-28 0-47-14 25-6 45-25 45-53 0-25-20-34-37-34-28 0-53 26-53 56 0 45 50 65 92 65 65 0 101-68 104-73 11 36 48 73 106 73 101 0 157-126 157-151 0-9-8-9-11-9-8 0-11 3-14 11-31 104-98 129-129 129-39 0-56-34-56-67 0-20 6-42 17-84 11-45 22-89 34-134z">
            <text:p/>
          </draw:path>
          <draw:path draw:style-name="gr7" draw:text-style-name="P7" draw:layer="layout" svg:width="0.562cm" svg:height="0.038cm" svg:x="7.992cm" svg:y="21.752cm" svg:viewBox="0 0 563 39" svg:d="M0 0c188 0 375 0 563 0 0 13 0 26 0 39-188 0-375 0-563 0 0-13 0-26 0-39z">
            <text:p/>
          </draw:path>
          <draw:path draw:style-name="gr7" draw:text-style-name="P7" draw:layer="layout" svg:width="0.226cm" svg:height="0.98cm" svg:x="8.611cm" svg:y="20.897cm" svg:viewBox="0 0 227 981" svg:d="M227 492c0-78-11-196-65-307-58-121-142-185-154-185-5 0-8 6-8 11 0 3 0 6 17 23 98 97 154 251 154 458 0 168-37 338-160 464-11 11-11 14-11 17 0 6 3 8 8 8 12 0 98-67 157-190 51-109 62-218 62-299z">
            <text:p/>
          </draw:path>
          <draw:path draw:style-name="gr7" draw:text-style-name="P7" draw:layer="layout" svg:width="0.702cm" svg:height="0.667cm" svg:x="8.975cm" svg:y="20.964cm" svg:viewBox="0 0 703 668" svg:d="M260 361c55 0 110 0 166 0 140 0 277-104 277-213 0-75-65-148-193-148-107 0-213 0-320 0-19 0-28 0-28 20 0 11 9 11 28 11 12 0 31 0 42 0 14 3 23 5 23 17 0 2-3 8-6 19-44 175-88 351-131 526-9 39-12 47-90 47-17 0-28 0-28 17 0 11 14 11 17 11 25 0 95-3 123-3 22 0 42 3 64 3 20 0 42 0 65 0 5 0 19 0 19-19 0-9-11-9-28-9-36 0-64 0-64-19 0-6 3-11 3-17 20-81 41-162 61-243zM330 67c9-33 12-36 54-36 31 0 63 0 95 0 81 0 134 25 134 92 0 39-22 123-59 159-50 45-109 51-151 51-47 0-93 0-140 0 23-89 45-177 67-266z">
            <text:p/>
          </draw:path>
          <draw:path draw:style-name="gr7" draw:text-style-name="P7" draw:layer="layout" svg:width="0.229cm" svg:height="0.98cm" svg:x="9.801cm" svg:y="20.897cm" svg:viewBox="0 0 230 981" svg:d="M230 973c0-3 0-6-17-22-123-123-154-311-154-459 0-170 36-341 157-464 14-11 14-14 14-17 0-8-3-11-12-11-8 0-98 67-154 193-50 106-64 215-64 299 0 76 11 196 67 305 59 120 143 184 151 184 9 0 12-2 12-8z">
            <text:p/>
          </draw:path>
          <draw:path draw:style-name="gr7" draw:text-style-name="P7" draw:layer="layout" svg:width="0.489cm" svg:height="0.444cm" svg:x="10.114cm" svg:y="21.199cm" svg:viewBox="0 0 490 445" svg:d="M302 140c6-28 28-118 96-118 5 0 30 0 50 14-28 3-48 28-48 53 0 14 12 34 40 34 19 0 50-17 50-56 0-53-56-67-90-67-58 0-92 53-103 75-25-64-79-75-107-75-103 0-159 129-159 151 0 11 11 11 14 11 5 0 8-3 11-11 34-103 98-129 132-129 19 0 53 9 53 67 0 31-17 96-53 233-14 61-51 103-93 103-5 0-28 0-50-14 25-6 47-25 47-53 0-25-22-34-36-34-31 0-56 26-56 56 0 45 50 65 95 65 65 0 98-68 101-73 14 36 48 73 106 73 104 0 160-126 160-151 0-9-11-9-14-9-8 0-8 3-11 11-34 104-101 129-132 129-39 0-53-34-53-67 0-20 6-42 17-84 11-45 22-89 33-134z">
            <text:p/>
          </draw:path>
          <draw:path draw:style-name="gr7" draw:text-style-name="P7" draw:layer="layout" svg:width="0.562cm" svg:height="0.038cm" svg:x="10.086cm" svg:y="21.752cm" svg:viewBox="0 0 563 39" svg:d="M0 0c188 0 375 0 563 0 0 13 0 26 0 39-188 0-375 0-563 0 0-13 0-26 0-39z">
            <text:p/>
          </draw:path>
          <draw:path draw:style-name="gr7" draw:text-style-name="P7" draw:layer="layout" svg:width="0.114cm" svg:height="0.293cm" svg:x="10.733cm" svg:y="21.529cm" svg:viewBox="0 0 115 294" svg:d="M115 103c0-64-23-103-62-103-33 0-53 25-53 53 0 25 20 50 53 50 11 0 25-2 34-11 3-3 4-2 5-3 1 5 3 0 3 14 0 73-36 132-67 165-11 12-11 12-11 14 0 9 5 12 11 12 8 0 87-76 87-191z">
            <text:p/>
          </draw:path>
          <draw:path draw:style-name="gr7" draw:text-style-name="P7" draw:layer="layout" svg:width="0.301cm" svg:height="0.623cm" svg:x="11.108cm" svg:y="21.02cm" svg:viewBox="0 0 302 624" svg:d="M182 221c31 0 62 0 92 0 20 0 28 0 28-20 0-11-8-11-28-11-28 0-56 0-84 0 34-140 40-159 40-165 0-17-12-25-28-25-3 0-31 0-40 34-13 52-26 104-39 156-31 0-61 0-92 0-20 0-31 0-31 20 0 11 8 11 28 11 29 0 58 0 87 0-70 280-76 296-76 313 0 53 39 90 93 90 100 0 156-143 156-151 0-9-8-9-14-9-8 0-8 3-14 14-42 101-95 126-128 126-20 0-28-14-28-48 0-22 0-28 5-44 24-97 49-194 73-291z">
            <text:p/>
          </draw:path>
          <draw:path draw:style-name="gr7" draw:text-style-name="P7" draw:layer="layout" svg:width="0.229cm" svg:height="0.98cm" svg:x="11.497cm" svg:y="20.897cm" svg:viewBox="0 0 230 981" svg:d="M230 492c0-78-12-196-65-307-61-121-145-185-154-185-5 0-11 6-11 11 0 3 0 6 20 23 95 97 151 251 151 458 0 168-37 338-157 464-14 11-14 14-14 17 0 6 6 8 11 8 9 0 98-67 157-190 50-109 62-218 62-299z">
            <text:p/>
          </draw:path>
        </draw:g>
        <draw:g draw:style-name="gr6">
          <svg:title>TexMaths</svg:title>
          <svg:desc>28§latex§\begin{equation*}
\underline X(t):= \left(
\begin{array}{c}
 X\big(\omega_1(t)\big)\\
\vdots\\
X\big(\omega_N(t)\big)
\end{array}
\right)\in \mathbb N
\end{equation*}§svg§600§FALSE§</svg:desc>
          <draw:path draw:style-name="gr7" draw:text-style-name="P7" draw:layer="layout" svg:width="12.366cm" svg:height="4.101cm" svg:x="23.55cm" svg:y="0.347cm" svg:viewBox="0 0 12367 4102" svg:d="M0 0c4122 0 8245 0 12367 0 0 1367 0 2735 0 4102-4122 0-8245 0-12367 0 0-1367 0-2735 0-4102z">
            <text:p/>
          </draw:path>
          <draw:path draw:style-name="gr8" draw:text-style-name="P8" draw:layer="layout" svg:width="12.467cm" svg:height="4.202cm" svg:x="23.5cm" svg:y="0.297cm" svg:viewBox="0 0 12468 4203" svg:d="M0 0c4156 0 8312 0 12468 0 0 1401 0 2802 0 4203-4156 0-8312 0-12468 0 0-1401 0-2802 0-4203z">
            <text:p/>
          </draw:path>
          <draw:path draw:style-name="gr7" draw:text-style-name="P7" draw:layer="layout" svg:width="0.808cm" svg:height="0.671cm" svg:x="23.528cm" svg:y="1.979cm" svg:viewBox="0 0 809 672" svg:d="M451 266c-28-65-56-131-84-196-3-6-4-8-6-11 0-6 17-25 59-28 11-3 19-3 19-20 0-11-11-11-14-11-41 0-83 3-123 3-25 0-86-3-112-3-5 0-16 0-16 20 0 11 8 11 22 11 59 0 64 8 73 31 39 91 78 182 117 274-69 74-138 149-207 224-5 3-9 7-14 11-47 50-95 67-145 70-12 0-20 0-20 19 4 4 0 12 11 12 31 0 62-3 93-3 36 0 75 3 112 3 5 0 16 0 16-20 0-11-7-7-11-11-8 0-39-3-39-31 0-17 14-31 25-45 34-35 67-71 101-106 30-32 60-64 89-95 33 78 66 156 98 235 6 11 6 11 6 14 0 5-20 22-56 28-11 0-20 3-20 19 0 12 9 12 14 12 28 0 96-3 124-3 25 0 84 3 109 3 8 0 19 0 19-20 0-11-11-11-19-11-65 0-67-6-84-45-39-90-104-243-126-302 67-70 171-188 201-213 28-25 65-47 126-50 12-3 20-3 20-20 0-3 0-11-11-11-31 0-62 3-93 3-36 0-75-3-109-3-5 0-19 0-19 20 0 5 5 8 11 11 8 0 39 3 39 31 0 14-11 25-17 33-53 57-106 114-159 171z">
            <text:p/>
          </draw:path>
          <draw:path draw:style-name="gr7" draw:text-style-name="P7" draw:layer="layout" svg:width="0.892cm" svg:height="0.038cm" svg:x="23.5cm" svg:y="2.768cm" svg:viewBox="0 0 893 39" svg:d="M0 0c298 0 595 0 893 0 0 13 0 26 0 39-298 0-595 0-893 0 0-13 0-26 0-39z">
            <text:p/>
          </draw:path>
          <draw:path draw:style-name="gr7" draw:text-style-name="P7" draw:layer="layout" svg:width="0.226cm" svg:height="0.984cm" svg:x="24.491cm" svg:y="1.912cm" svg:viewBox="0 0 227 985" svg:d="M227 974c0-3 0-6-17-23-123-123-154-307-154-458 0-171 36-342 160-465 11-11 11-14 11-17 0-8-3-11-9-11-11 0-98 67-156 193-51 106-62 216-62 300 0 75 11 195 64 307 59 121 143 185 154 185 6 0 9-3 9-11z">
            <text:p/>
          </draw:path>
          <draw:path draw:style-name="gr7" draw:text-style-name="P7" draw:layer="layout" svg:width="0.301cm" svg:height="0.626cm" svg:x="24.799cm" svg:y="2.035cm" svg:viewBox="0 0 302 627" svg:d="M179 221c31 0 62 0 93 0 19 0 30 0 30-20 0-11-11-11-28-11-29 0-58 0-86 0 33-140 39-159 39-165 0-17-11-25-28-25-3 0-31 0-39 36-14 52-27 103-40 154-30 0-61 0-92 0-20 0-28 0-28 20 0 11 6 11 25 11 29 0 58 0 87 0-70 280-73 297-73 313 0 54 37 93 90 93 101 0 157-146 157-151 0-11-9-11-12-11-8 0-11 2-16 14-42 100-93 125-126 125-23 0-31-14-31-44 0-26 3-31 5-48 25-97 49-194 73-291z">
            <text:p/>
          </draw:path>
          <draw:path draw:style-name="gr7" draw:text-style-name="P7" draw:layer="layout" svg:width="0.229cm" svg:height="0.984cm" svg:x="25.185cm" svg:y="1.912cm" svg:viewBox="0 0 230 985" svg:d="M230 493c0-76-12-196-65-308-59-121-145-185-154-185-5 0-11 6-11 11 0 3 0 6 20 23 98 98 154 254 154 459 0 167-37 341-160 464-14 11-14 14-14 17 0 5 6 11 11 11 9 0 98-67 157-193 50-109 62-218 62-299z">
            <text:p/>
          </draw:path>
          <draw:path draw:style-name="gr7" draw:text-style-name="P7" draw:layer="layout" svg:width="0.103cm" svg:height="0.424cm" svg:x="25.871cm" svg:y="2.225cm" svg:viewBox="0 0 104 425" svg:d="M104 53c0-28-21-53-51-53-29 0-53 25-53 53s24 53 53 53c30 0 51-25 51-53zM104 372c0-28-21-50-51-50-29 0-53 22-53 50s24 53 53 53c30 0 51-25 51-53z">
            <text:p/>
          </draw:path>
          <draw:path draw:style-name="gr7" draw:text-style-name="P7" draw:layer="layout" svg:width="0.654cm" svg:height="0.228cm" svg:x="26.115cm" svg:y="2.289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7" draw:text-style-name="P7" draw:layer="layout" svg:width="0.542cm" svg:height="1.776cm" svg:x="27.383cm" svg:y="0.342cm" svg:viewBox="0 0 543 1777" svg:d="M84 1777c20 0 25 0 25-14 3-688 84-1262 428-1741 6-8 6-11 6-14 0-8-6-8-22-8-17 0-17 0-20 0-3 3-129 148-229 344-129 260-210 557-247 915-3 31-25 235-25 468 0 13 0 26 0 39 3 11 8 11 28 11 19 0 37 0 56 0z">
            <text:p/>
          </draw:path>
          <draw:path draw:style-name="gr7" draw:text-style-name="P7" draw:layer="layout" svg:width="0.108cm" svg:height="0.609cm" svg:x="27.383cm" svg:y="2.099cm" svg:viewBox="0 0 109 610" svg:d="M109 28c0-28 0-28-25-28-19 0-37 0-56 0-25 0-28 0-28 28 0 185 0 369 0 554 0 25 3 28 28 28 19 0 37 0 56 0 25 0 25-3 25-28 0-185 0-369 0-554z">
            <text:p/>
          </draw:path>
          <draw:path draw:style-name="gr7" draw:text-style-name="P7" draw:layer="layout" svg:width="0.542cm" svg:height="1.776cm" svg:x="27.383cm" svg:y="2.69cm" svg:viewBox="0 0 543 1777" svg:d="M28 0c-20 0-25 0-28 11 0 12 0 24 0 37 0 601 109 954 140 1052 67 218 176 447 339 652 14 17 19 22 22 25 3 0 3 0 20 0 16 0 22 0 22-8 0-3 0-6-6-14-327-454-425-999-428-1741 0-14-5-14-25-14-19 0-37 0-56 0z">
            <text:p/>
          </draw:path>
          <draw:path draw:style-name="gr7" draw:text-style-name="P7" draw:layer="layout" svg:width="0.811cm" svg:height="0.671cm" svg:x="28.628cm" svg:y="0.462cm" svg:viewBox="0 0 812 672" svg:d="M451 266c-27-65-54-129-81-193-3-9-4-10-6-14 0-6 17-25 59-28 8-3 19-3 19-20 0-11-14-11-17-11-39 0-81 3-123 3-25 0-84-3-109-3-5 0-19 0-19 20 0 11 11 11 25 11 59 0 64 8 73 31 38 91 76 182 114 274-69 74-138 149-207 224-4 3-7 7-11 11-50 50-95 67-146 70-14 0-22 0-22 19 5 4 0 12 14 12 28 0 62-3 92-3 37 0 76 3 110 3 5 0 19 0 19-20 0-11-11-11-14-11-8 0-39-3-39-31 0-17 17-31 28-45 34-35 67-71 101-106 29-32 58-64 86-95 34 78 68 156 101 235 3 11 3 11 3 14 0 8-17 25-56 28-11 0-20 3-20 19 0 12 12 12 14 12 28 0 98-3 126-3 23 0 84 3 110 3 5 0 16 0 16-20 0-11-8-11-16-11-68 0-68-3-84-45-40-90-107-243-129-302 67-70 171-185 201-213 31-25 68-47 126-50 14-3 23-3 23-20 0-3 0-11-14-11-28 0-62 3-93 3-36 0-72-3-109-3-5 0-17 0-17 20 0 5 3 8 12 11 8 0 39 3 39 31 0 14-11 25-20 33-53 57-106 114-159 171z">
            <text:p/>
          </draw:path>
          <draw:path draw:style-name="gr7" draw:text-style-name="P7" draw:layer="layout" svg:width="0.257cm" svg:height="1.177cm" svg:x="29.644cm" svg:y="0.297cm" svg:viewBox="0 0 258 1178" svg:d="M258 1170c0-6-3-6-6-9-45-47-112-128-154-288-22-89-31-190-31-283 0-257 62-439 179-568 12-8 8-7 12-11 0-11-9-11-14-11-14 0-68 59-79 76-101 117-165 293-165 514 0 140 25 336 154 501 8 14 73 87 90 87 5 0 14 0 14-8z">
            <text:p/>
          </draw:path>
          <draw:path draw:style-name="gr7" draw:text-style-name="P7" draw:layer="layout" svg:width="0.581cm" svg:height="0.444cm" svg:x="29.958cm" svg:y="0.7cm" svg:viewBox="0 0 582 445" svg:d="M582 67c0-45-17-67-39-67-25 0-53 22-53 45 0 11 5 19 17 31 16 14 33 39 33 81 0 39-19 95-50 140-28 42-65 75-112 75-56 0-87-33-95-87 11-25 33-89 33-117 0-11-5-20-16-20-9 0-20 0-28 17-9 20-23 81-23 118-31 47-70 89-131 89-68 0-87-56-87-112 0-123 101-226 101-238 0-11-9-19-20-19s-20 14-25 22c-51 73-87 188-87 277 0 70 22 143 104 143 70 0 114-50 151-104 8 56 47 104 106 104 78 0 126-62 160-134 25-48 61-182 61-244z">
            <text:p/>
          </draw:path>
          <draw:path draw:style-name="gr7" draw:text-style-name="P7" draw:layer="layout" svg:width="0.251cm" svg:height="0.458cm" svg:x="30.633cm" svg:y="0.823cm" svg:viewBox="0 0 252 459" svg:d="M157 20c0-20-3-20-23-20-44 45-106 45-134 45 0 8 0 17 0 25 17 0 62 0 101-20 0 117 0 234 0 350 0 23 0 34-70 34-9 0-17 0-25 0 0 8 0 17 0 25 11-3 95-3 123-3 19 0 106 0 123 3 0-8 0-17 0-25-9 0-19 0-28 0-67 0-67-11-67-34 0-127 0-254 0-380z">
            <text:p/>
          </draw:path>
          <draw:path draw:style-name="gr7" draw:text-style-name="P7" draw:layer="layout" svg:width="0.226cm" svg:height="0.984cm" svg:x="31.097cm" svg:y="0.395cm" svg:viewBox="0 0 227 985" svg:d="M227 974c0-3 0-6-17-23-123-123-154-307-154-458 0-171 36-342 160-465 11-11 11-14 11-17 0-8-3-11-9-11-11 0-100 67-156 193-51 106-62 216-62 300 0 75 8 195 64 307 59 121 143 185 154 185 6 0 9-3 9-11z">
            <text:p/>
          </draw:path>
          <draw:path draw:style-name="gr7" draw:text-style-name="P7" draw:layer="layout" svg:width="0.299cm" svg:height="0.626cm" svg:x="31.405cm" svg:y="0.518cm" svg:viewBox="0 0 300 627" svg:d="M179 221c31 0 62 0 93 0 19 0 28 0 28-20 0-11-9-11-26-11-29 0-58 0-86 0 33-137 39-156 39-165 0-17-11-25-28-25-3 0-31 0-39 36-14 52-27 103-40 154-30 0-61 0-92 0-20 0-28 0-28 20 0 11 6 11 25 11 29 0 58 0 87 0-70 280-73 297-73 313 0 54 37 93 90 93 101 0 157-146 157-151 0-11-9-11-12-11-11 0-11 2-16 14-42 103-93 125-126 125-23 0-31-14-31-44 0-26 0-31 5-48 25-97 49-194 73-291z">
            <text:p/>
          </draw:path>
          <draw:path draw:style-name="gr7" draw:text-style-name="P7" draw:layer="layout" svg:width="0.229cm" svg:height="0.984cm" svg:x="31.791cm" svg:y="0.395cm" svg:viewBox="0 0 230 985" svg:d="M230 493c0-76-12-196-65-308-59-121-145-185-154-185-5 0-11 6-11 11 0 3 0 6 20 23 98 98 154 254 154 459 0 167-37 341-160 464-14 11-14 14-14 17 0 5 6 11 11 11 9 0 98-67 157-193 50-109 62-218 62-299z">
            <text:p/>
          </draw:path>
          <draw:path draw:style-name="gr7" draw:text-style-name="P7" draw:layer="layout" svg:width="0.257cm" svg:height="1.177cm" svg:x="32.161cm" svg:y="0.297cm" svg:viewBox="0 0 258 1178" svg:d="M258 590c0-139-26-335-154-503-9-11-73-87-90-87-6 0-14 3-14 11 0 3 3 6 8 9 45 53 110 131 152 288 22 89 30 190 30 282 0 98-8 199-33 294-39 140-95 219-146 272-11 8-11 11-11 14 0 8 8 8 14 8 14 0 67-59 81-73 98-117 163-296 163-515z">
            <text:p/>
          </draw:path>
          <draw:path draw:style-name="gr7" draw:text-style-name="P7" draw:layer="layout" svg:width="0.103cm" svg:height="0.103cm" svg:x="30.535cm" svg:y="2.077cm" svg:viewBox="0 0 104 104" svg:d="M104 50c0-28-24-50-54-50-29 0-50 21-50 50 0 30 21 54 50 54 30 0 54-23 54-54z">
            <text:p/>
          </draw:path>
          <draw:path draw:style-name="gr7" draw:text-style-name="P7" draw:layer="layout" svg:width="0.103cm" svg:height="0.105cm" svg:x="30.535cm" svg:y="2.468cm" svg:viewBox="0 0 104 106" svg:d="M104 53c0-28-24-53-54-53-29 0-50 25-50 53s21 53 50 53c30 0 54-25 54-53z">
            <text:p/>
          </draw:path>
          <draw:path draw:style-name="gr7" draw:text-style-name="P7" draw:layer="layout" svg:width="0.103cm" svg:height="0.103cm" svg:x="30.535cm" svg:y="2.863cm" svg:viewBox="0 0 104 104" svg:d="M104 53c0-31-24-53-54-53-29 0-50 24-50 53 0 30 21 51 50 51 30 0 54-23 54-51z">
            <text:p/>
          </draw:path>
          <draw:path draw:style-name="gr7" draw:text-style-name="P7" draw:layer="layout" svg:width="0.808cm" svg:height="0.671cm" svg:x="28.477cm" svg:y="3.484cm" svg:viewBox="0 0 809 672" svg:d="M451 269c-28-66-56-131-84-196-3-9-6-11-6-14 0-6 17-23 59-28 11 0 19-3 19-20 0-11-11-11-14-11-39 0-83 3-123 3-25 0-86-3-112-3-5 0-16 0-16 20 0 11 11 11 22 11 59 0 64 11 73 31 39 91 78 182 117 274-69 74-138 149-207 224-5 3-9 7-14 11-47 53-95 67-143 70-14 3-22 3-22 19 0 3 0 12 11 12 31 0 65-3 93-3 36 0 75 3 112 3 5 0 16 0 16-20 0-8-8-11-11-11-8 0-39-3-39-31 0-14 14-31 25-42 34-35 67-71 101-106 30-33 60-66 89-98 33 78 66 156 98 235 6 11 6 11 6 14 0 8-20 25-56 28-11 3-20 3-20 19 0 12 9 12 14 12 28 0 96-3 124-3 25 0 84 3 109 3 8 0 19 0 19-17 0-14-11-14-16-14-68 0-70-3-87-42-37-93-104-246-126-305 67-67 171-185 201-213 28-22 68-47 126-50 12 0 20 0 20-20-4-4 0-11-11-11-31 0-62 3-93 3-36 0-75-3-109-3-5 0-19 0-19 20 0 8 5 11 11 11 8 3 39 3 39 31 0 14-11 28-17 36-53 57-106 114-159 171z">
            <text:p/>
          </draw:path>
          <draw:path draw:style-name="gr7" draw:text-style-name="P7" draw:layer="layout" svg:width="0.257cm" svg:height="1.177cm" svg:x="29.49cm" svg:y="3.322cm" svg:viewBox="0 0 258 1178" svg:d="M258 1167c0-3-3-6-3-9-45-47-112-128-154-288-23-89-31-190-31-282 0-258 62-440 179-566 9-8 9-11 9-14 0-8-9-8-12-8-14 0-67 59-81 73-101 117-165 296-165 515 0 140 25 335 154 503 11 12 76 87 92 87 3 0 12 0 12-11z">
            <text:p/>
          </draw:path>
          <draw:path draw:style-name="gr7" draw:text-style-name="P7" draw:layer="layout" svg:width="0.584cm" svg:height="0.444cm" svg:x="29.804cm" svg:y="3.722cm" svg:viewBox="0 0 585 445" svg:d="M585 70c0-45-20-70-39-70-28 0-53 22-53 45 0 11 5 22 14 31 16 14 36 42 36 81 0 42-20 98-50 142-31 42-68 76-112 76-56 0-87-36-95-90 11-25 33-86 33-114 0-14-5-23-19-23-6 0-17 3-26 17-11 20-22 84-22 118-34 47-73 92-134 92-65 0-84-59-84-115 0-123 98-224 98-238 0-11-6-19-17-19-14 0-20 14-25 22-51 73-90 190-90 280 0 67 22 140 104 140 70 0 117-50 151-104 8 59 47 104 109 104 75 0 123-59 159-134 23-48 62-182 62-241z">
            <text:p/>
          </draw:path>
          <draw:path draw:style-name="gr7" draw:text-style-name="P7" draw:layer="layout" svg:width="0.612cm" svg:height="0.469cm" svg:x="30.453cm" svg:y="3.834cm" svg:viewBox="0 0 613 470" svg:d="M526 76c6-28 17-51 73-51 3 0 14 0 14-17 0-2-3-8-11-8-23 0-48 3-70 3-17 0-59-3-73-3-6 0-14 0-14 14 0 11 8 11 14 11 34 0 45 11 45 28 0 6 0 9-3 17-25 100-50 200-76 299-57-119-115-238-173-358-6-11-8-11-25-11-32 0-64 0-95 0-12 0-20 0-20 14 0 11 8 11 22 11s28 0 42 3c-30 123-61 246-92 369-6 26-17 45-70 48-6 0-14 0-14 14 0 8 6 11 8 11 26 0 51-3 73-3 17 0 56 3 73 3 8 0 14-3 14-14s-8-11-17-11c-42 0-42-20-42-28 0-3 0-8 3-17 29-117 58-235 87-352 67 137 134 274 201 411 6 11 9 11 17 11s8-3 14-14c32-127 64-254 95-380z">
            <text:p/>
          </draw:path>
          <draw:path draw:style-name="gr7" draw:text-style-name="P7" draw:layer="layout" svg:width="0.229cm" svg:height="0.981cm" svg:x="31.248cm" svg:y="3.42cm" svg:viewBox="0 0 230 982" svg:d="M230 971c0-3 0-3-17-20-123-123-157-310-157-461 0-171 39-342 160-465 14-11 14-14 14-17 0-5-6-8-12-8-8 0-98 67-156 190-51 109-62 219-62 300 0 78 11 196 64 308 59 120 146 184 154 184 6 0 12-3 12-11z">
            <text:p/>
          </draw:path>
          <draw:path draw:style-name="gr7" draw:text-style-name="P7" draw:layer="layout" svg:width="0.301cm" svg:height="0.626cm" svg:x="31.556cm" svg:y="3.54cm" svg:viewBox="0 0 302 627" svg:d="M179 224c31 0 62 0 93 0 19 0 30 0 30-20 0-11-11-11-28-11-29 0-58 0-86 0 36-140 42-159 42-165 0-17-14-28-31-28-3 0-31 3-39 36-13 53-25 105-37 157-31 0-61 0-92 0-20 0-31 0-31 17 0 14 8 14 28 14 29 0 58 0 87 0-73 277-76 294-76 313 0 53 37 90 90 90 101 0 157-143 157-151 0-11-9-11-12-11-8 0-8 2-14 14-42 103-95 125-128 125-20 0-31-11-31-44 0-23 3-31 5-48 25-96 49-192 73-288z">
            <text:p/>
          </draw:path>
          <draw:path draw:style-name="gr7" draw:text-style-name="P7" draw:layer="layout" svg:width="0.226cm" svg:height="0.981cm" svg:x="31.945cm" svg:y="3.42cm" svg:viewBox="0 0 227 982" svg:d="M227 490c0-76-11-196-65-305-58-121-142-185-154-185-5 0-8 3-8 8 0 3 0 6 20 23 95 98 151 254 151 459 0 168-37 341-160 467-11 11-11 11-11 14 0 8 3 11 8 11 12 0 98-67 157-190 51-109 62-218 62-302z">
            <text:p/>
          </draw:path>
          <draw:path draw:style-name="gr7" draw:text-style-name="P7" draw:layer="layout" svg:width="0.257cm" svg:height="1.177cm" svg:x="32.315cm" svg:y="3.322cm" svg:viewBox="0 0 258 1178" svg:d="M258 588c0-140-26-336-154-501-12-14-76-87-93-87-5 0-11 0-11 8 0 6 3 9 6 12 47 50 112 128 151 285 22 90 31 190 31 283 0 98-9 198-34 296-36 137-95 216-146 272-8 8-5 7-8 11 0 8 6 11 11 11 14 0 70-61 81-75 101-118 166-294 166-515z">
            <text:p/>
          </draw:path>
          <draw:path draw:style-name="gr7" draw:text-style-name="P7" draw:layer="layout" svg:width="0.542cm" svg:height="1.776cm" svg:x="33.244cm" svg:y="0.341cm" svg:viewBox="0 0 543 1777" svg:d="M543 1727c0-599-106-951-137-1049-67-219-176-451-342-652-14-17-16-24-22-26-3 0-3 0-17 0-17 0-25 0-25 9 0 3 0 5 14 22 342 479 420 1066 420 1732 0 14 5 14 28 14 18 0 35 0 53 0 22 0 28 0 28-11 0-13 0-26 0-39z">
            <text:p/>
          </draw:path>
          <draw:path draw:style-name="gr7" draw:text-style-name="P7" draw:layer="layout" svg:width="0.108cm" svg:height="0.609cm" svg:x="33.678cm" svg:y="2.099cm" svg:viewBox="0 0 109 610" svg:d="M109 28c0-28 0-28-28-28-18 0-35 0-53 0-28 0-28 0-28 28 0 185 0 369 0 554 0 25 0 28 28 28 18 0 35 0 53 0 28 0 28-3 28-28 0-185 0-369 0-554z">
            <text:p/>
          </draw:path>
          <draw:path draw:style-name="gr7" draw:text-style-name="P7" draw:layer="layout" svg:width="0.542cm" svg:height="1.776cm" svg:x="33.244cm" svg:y="2.69cm" svg:viewBox="0 0 543 1777" svg:d="M543 11c0-11-6-11-28-11-18 0-35 0-53 0-23 0-28 0-28 14 0 101 0 336-25 579-53 510-185 859-401 1162-8 8-8 11-8 14 0 8 8 8 25 8 14 0 17 0 20 0 3-3 129-148 227-344 128-261 212-560 249-915 2-31 22-235 22-470 0-13 0-25 0-37z">
            <text:p/>
          </draw:path>
          <draw:path draw:style-name="gr7" draw:text-style-name="P7" draw:layer="layout" svg:width="0.492cm" svg:height="0.57cm" svg:x="34.428cm" svg:y="2.119cm" svg:viewBox="0 0 493 571" svg:d="M459 305c17 0 34 0 34-20 0-19-17-19-34-19-139 0-278 0-417 0 11-132 123-227 263-227 51 0 103 0 154 0 17 0 34 0 34-19 0-20-17-20-34-20-52 0-104 0-157 0-168 0-302 129-302 285 0 157 134 286 302 286 53 0 105 0 157 0 17 0 34 0 34-20 0-19-17-19-34-19-51 0-103 0-154 0-140 0-252-95-263-227 139 0 278 0 417 0z">
            <text:p/>
          </draw:path>
          <draw:path draw:style-name="gr7" draw:text-style-name="P7" draw:layer="layout" svg:width="0.665cm" svg:height="0.69cm" svg:x="35.302cm" svg:y="1.976cm" svg:viewBox="0 0 666 691" svg:d="M84 90c0 159 0 319 0 478 0 53-6 70-56 70-11 0-28 3-28 17 0 19 17 19 34 19 50 0 100 0 151 0 19 0 33 0 33-19 0-14-16-17-30-17-54 0-62-20-62-73 0-149 0-298 0-447 142 186 284 373 425 559 9 11 14 14 20 14 17 0 17-14 17-31 0-185 0-371 0-556 0-54 11-68 56-70 5 0 22 0 22-17s-14-17-33-17c-48 0-96 0-143 0-17 0-34 0-34 17s17 17 28 17c56 2 65 22 65 72 0 103 0 206 0 308-100-133-200-267-300-400-8-14-11-14-33-14-57 0-114 0-171 0-20 0-34 0-34 17s14 17 20 17c28 2 47 19 56 30-3 9-3 12-3 26zM554 624c-143-188-285-377-428-565-8-11-8-14-20-25 40 0 79 0 118 0 110 149 220 298 330 447 0 48 0 95 0 143z">
            <text:p/>
          </draw:path>
        </draw:g>
        <draw:custom-shape draw:style-name="gr27" draw:text-style-name="P9" draw:layer="layout" svg:width="9.208cm" svg:height="2cm" svg:x="3.5cm" svg:y="11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9cm" svg:height="2cm" svg:x="2cm" svg:y="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9.802cm" svg:height="2cm" svg:x="3.484cm" svg:y="13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20cm" svg:height="3.306cm" svg:x="4cm" svg:y="7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7.198cm" svg:height="2cm" svg:x="19.4cm" svg:y="11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0.297cm" svg:height="2.646cm" svg:x="20.706cm" svg:y="13.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4.7cm" svg:height="3cm" svg:x="1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6.5cm" svg:height="3cm" svg:x="-4.3cm" svg:y="1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5.934cm" svg:height="3cm" svg:x="-3.934cm" svg:y="16.6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4.415cm" svg:height="3cm" svg:x="40.7cm" svg:y="1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9" draw:layer="layout" svg:width="5.248cm" svg:height="1.633cm" svg:x="-4.599cm" svg:y="11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0.8cm" svg:height="11.225cm" svg:x="-5.3cm" svg:y="5.2cm">
          <text:p/>
          <draw:enhanced-geometry svg:viewBox="0 0 21600 21600" draw:type="rectangle" draw:enhanced-path="M 0 0 L 21600 0 21600 21600 0 21600 0 0 Z N"/>
        </draw:custom-shape>
        <draw:g draw:style-name="gr6">
          <draw:line draw:style-name="gr39" draw:text-style-name="P9" draw:layer="layout" svg:x1="2.971cm" svg:y1="17.736cm" svg:x2="3.971cm" svg:y2="17.236cm">
            <text:p/>
          </draw:line>
          <draw:line draw:style-name="gr39" draw:text-style-name="P9" draw:layer="layout" svg:x1="3.371cm" svg:y1="19.036cm" svg:x2="4.371cm" svg:y2="18.536cm">
            <text:p/>
          </draw:line>
        </draw:g>
        <draw:g draw:style-name="gr6">
          <draw:line draw:style-name="gr39" draw:text-style-name="P9" draw:layer="layout" svg:x1="24.771cm" svg:y1="17.736cm" svg:x2="25.771cm" svg:y2="17.236cm">
            <text:p/>
          </draw:line>
          <draw:line draw:style-name="gr39" draw:text-style-name="P9" draw:layer="layout" svg:x1="25.171cm" svg:y1="19.036cm" svg:x2="26.171cm" svg:y2="18.536cm">
            <text:p/>
          </draw:line>
        </draw:g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in_5f_black" presentation:presentation-page-layout-name="AL1T0">
        <office:forms form:automatic-focus="false" form:apply-design-mode="false"/>
        <draw:frame draw:style-name="gr1" draw:text-style-name="P24" draw:layer="layout" svg:width="3.393cm" svg:height="1.187cm" svg:x="24.279cm" svg:y="14.5cm">
          <draw:text-box>
            <text:p text:style-name="P25"><text:span text:style-name="T1"><text:page-number>&lt;number&gt;</text:page-number></text:span></text:p>
          </draw:text-box>
        </draw:frame>
        <draw:g draw:style-name="gr6">
          <svg:title>TexMaths</svg:title>
          <svg:desc>28§display§a_i=c_i \prod_{j=1}^N\binom{X_j(t)}{\nu_{ji}}§svg§600§FALSE§</svg:desc>
          <draw:path draw:style-name="gr7" draw:text-style-name="P7" draw:layer="layout" svg:width="8.091cm" svg:height="2.894cm" svg:x="11.812cm" svg:y="2.943cm" svg:viewBox="0 0 8092 2895" svg:d="M0 0c2697 0 5395 0 8092 0 0 965 0 1930 0 2895-2697 0-5395 0-8092 0 0-965 0-1930 0-2895z">
            <text:p/>
          </draw:path>
          <draw:path draw:style-name="gr8" draw:text-style-name="P8" draw:layer="layout" svg:width="8.192cm" svg:height="2.995cm" svg:x="11.762cm" svg:y="2.893cm" svg:viewBox="0 0 8193 2996" svg:d="M0 0c2731 0 5462 0 8193 0 0 999 0 1997 0 2996-2731 0-5462 0-8193 0 0-999 0-1997 0-2996z">
            <text:p/>
          </draw:path>
          <draw:path draw:style-name="gr7" draw:text-style-name="P7" draw:layer="layout" svg:width="0.45cm" svg:height="0.447cm" svg:x="11.801cm" svg:y="4.155cm" svg:viewBox="0 0 451 448" svg:d="M327 64c-16-36-44-64-89-64-115 0-238 145-238 288 0 92 53 160 132 160 19 0 67-6 126-76 8 42 44 76 89 76 36 0 59-26 73-56 17-34 31-95 31-98 0-9-9-9-12-9-11 0-11 3-14 17-16 64-33 123-75 123-25 0-28-25-28-45 0-22 0-30 11-72s14-53 22-90c13-45 25-91 37-137 5-28 5-31 5-33 0-17-11-26-28-26-25 0-39 20-42 42zM263 319c-5 17-5 19-19 36-42 53-84 70-112 70-48 0-62-56-62-92 0-50 31-171 53-216 31-58 76-95 115-95 64 0 78 82 78 87 0 6-2 11-2 17-17 64-34 129-51 193z">
            <text:p/>
          </draw:path>
          <draw:path draw:style-name="gr7" draw:text-style-name="P7" draw:layer="layout" svg:width="0.209cm" svg:height="0.463cm" svg:x="12.313cm" svg:y="4.281cm" svg:viewBox="0 0 210 464" svg:d="M190 28c0-11-8-28-25-28-19 0-39 20-39 39 0 11 8 25 28 25s36-19 36-36zM50 378c-2 8-5 16-5 28 0 30 28 58 64 58 70 0 101-95 101-106 0-8-8-8-11-8-11 0-11 2-14 11-14 56-45 84-73 84-14 0-17-9-17-25 0-14 6-28 11-42 6-20 14-40 23-56 5-17 31-79 33-87 3-8 3-17 3-22 0-34-25-59-64-59-67 0-101 92-101 106 0 9 7 6 11 9 11 0 11-3 14-12 17-58 48-84 73-84 11 0 17 6 17 23s-3 28-20 70c-15 37-30 74-45 112z">
            <text:p/>
          </draw:path>
          <draw:path draw:style-name="gr7" draw:text-style-name="P7" draw:layer="layout" svg:width="0.654cm" svg:height="0.228cm" svg:x="12.938cm" svg:y="4.23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7" draw:text-style-name="P7" draw:layer="layout" svg:width="0.38cm" svg:height="0.447cm" svg:x="13.962cm" svg:y="4.155cm" svg:viewBox="0 0 381 448" svg:d="M347 62c-14 0-28 0-42 14-17 14-17 30-17 39 0 22 17 33 37 33 28 0 53-22 53-61 0-51-45-87-115-87-134 0-263 143-263 280 0 89 56 168 160 168 140 0 221-107 221-118 0-6-6-11-12-11-5 0-5 0-11 8-78 98-184 98-198 98-62 0-87-47-87-106 0-42 19-137 53-199 31-56 84-98 137-98 34 0 73 14 84 40z">
            <text:p/>
          </draw:path>
          <draw:path draw:style-name="gr7" draw:text-style-name="P7" draw:layer="layout" svg:width="0.206cm" svg:height="0.463cm" svg:x="14.379cm" svg:y="4.281cm" svg:viewBox="0 0 207 464" svg:d="M190 28c0-11-8-28-28-28-16 0-39 20-39 39 0 11 11 25 28 25 20 0 39-19 39-36zM50 378c-2 8-5 16-5 28 0 30 25 58 64 58 70 0 98-95 98-106 0-8-8-8-11-8-8 0-8 2-11 11-17 56-48 84-73 84-14 0-17-9-17-25 0-14 3-28 11-42 6-20 14-40 20-56 8-17 31-79 34-87 2-8 5-17 5-22 0-34-28-59-64-59-70 0-101 92-101 106 0 9 8 9 11 9 11 0 11-3 14-12 17-58 48-84 73-84 11 0 17 6 17 23s-3 28-23 70c-14 37-28 74-42 112z">
            <text:p/>
          </draw:path>
          <draw:path draw:style-name="gr7" draw:text-style-name="P7" draw:layer="layout" svg:width="0.612cm" svg:height="0.469cm" svg:x="15.219cm" svg:y="2.893cm" svg:viewBox="0 0 613 470" svg:d="M526 76c6-28 17-51 73-51 3 0 14 0 14-17 0-2-6-8-11-8-23 0-48 3-73 3-14 0-56-3-73-3-3 0-14 0-14 14 0 11 11 11 17 11 31 0 45 11 45 28 0 6-3 9-3 17-25 100-50 199-76 299-58-119-117-238-176-358-5-11-5-11-22-11-32 0-64 0-95 0-12 0-23 0-23 14 0 11 7 11 23 11 15 0 30 0 44 3-30 123-61 246-92 369-6 25-17 45-70 48-6 0-14 0-14 14 0 8 3 11 8 11 23 0 48-3 73-3 17 0 56 3 73 3 6 0 14-3 14-14s-8-11-17-11c-42 0-42-20-42-28 0-3 0-9 3-17 29-117 58-235 87-352 67 137 134 274 201 411 6 11 9 11 14 11 11 0 11-3 17-14 32-127 64-254 95-380z">
            <text:p/>
          </draw:path>
          <draw:path draw:style-name="gr7" draw:text-style-name="P7" draw:layer="layout" svg:width="1.147cm" svg:height="1.375cm" svg:x="14.945cm" svg:y="3.657cm" svg:viewBox="0 0 1148 1376" svg:d="M1148 1376c0-17 0-35 0-53-132 0-163-45-163-109 0-351 0-701 0-1052 0-64 31-109 163-109 0-18 0-35 0-53-383 0-765 0-1148 0 0 18 0 35 0 53 132 0 162 45 162 109 0 351 0 701 0 1052 0 64-30 109-162 109 0 18 0 36 0 53 158 0 315 0 473 0 0-17 0-35 0-53-132 0-159-45-159-109 0-387 0-774 0-1161 173 0 347 0 520 0 0 387 0 774 0 1161 0 64-31 109-159 109 0 18 0 36 0 53 157 0 315 0 473 0z">
            <text:p/>
          </draw:path>
          <draw:path draw:style-name="gr7" draw:text-style-name="P7" draw:layer="layout" svg:width="0.301cm" svg:height="0.595cm" svg:x="14.838cm" svg:y="5.293cm" svg:viewBox="0 0 302 596" svg:d="M302 25c0-11-8-25-28-25-19 0-39 20-39 36 0 12 9 28 28 28 20 0 39-19 39-39zM157 490c-11 47-48 86-90 86-8 0-17 0-25-3 20-8 25-25 25-36 0-17-14-25-28-25-22 0-39 20-39 42 0 25 25 42 67 42s123-25 143-109c21-82 43-164 64-246 0-9 3-14 3-23 0-39-33-67-75-67-76 0-121 98-121 106 0 9 11 9 14 9 9 0 9 0 14-11 17-40 51-84 93-84 16 0 22 14 22 33 0 9 0 20-3 23-21 87-43 175-64 263z">
            <text:p/>
          </draw:path>
          <draw:path draw:style-name="gr7" draw:text-style-name="P7" draw:layer="layout" svg:width="0.506cm" svg:height="0.184cm" svg:x="15.252cm" svg:y="5.483cm" svg:viewBox="0 0 507 185" svg:d="M479 34c11 0 28 0 28-17s-17-17-26-17c-152 0-304 0-456 0-8 0-25 0-25 17s14 17 25 17c151 0 302 0 454 0zM481 185c9 0 26 0 26-17s-17-17-28-17c-152 0-303 0-454 0-11 0-25 0-25 17s17 17 25 17c152 0 304 0 456 0z">
            <text:p/>
          </draw:path>
          <draw:path draw:style-name="gr7" draw:text-style-name="P7" draw:layer="layout" svg:width="0.248cm" svg:height="0.455cm" svg:x="15.882cm" svg:y="5.293cm" svg:viewBox="0 0 249 456" svg:d="M157 20c0-20-3-20-23-20-44 42-106 42-134 42 0 8 0 17 0 25 17 0 62 0 101-19 0 117 0 235 0 352 0 22 0 31-70 31-9 0-17 0-25 0 0 8 0 17 0 25 11 0 95-3 120-3 22 0 109 3 123 3 0-8 0-17 0-25-8 0-17 0-25 0-67 0-67-9-67-31 0-127 0-254 0-380z">
            <text:p/>
          </draw:path>
          <draw:path draw:style-name="gr7" draw:text-style-name="P7" draw:layer="layout" svg:width="0.483cm" svg:height="2.354cm" svg:x="16.568cm" svg:y="3.167cm" svg:viewBox="0 0 484 2355" svg:d="M484 2344c0-3-3-5-5-8-37-37-101-101-168-207-157-255-230-574-230-951 0-266 37-605 199-898 75-140 157-221 201-263 3-3 3-6 3-9 0-8-8-8-22-8s-14 0-31 14c-327 299-431 750-431 1164 0 386 87 775 339 1066 19 25 56 64 98 100 11 11 11 11 25 11s22 0 22-11z">
            <text:p/>
          </draw:path>
          <draw:path draw:style-name="gr7" draw:text-style-name="P7" draw:layer="layout" svg:width="0.808cm" svg:height="0.67cm" svg:x="17.114cm" svg:y="3.254cm" svg:viewBox="0 0 809 671" svg:d="M451 269c-28-66-56-131-84-196-3-9-3-11-3-14 0-6 17-23 56-28 11 0 19 0 19-17 0-14-11-14-14-14-39 0-81 3-123 3-25 0-86-3-112-3-5 0-16 0-16 20 0 11 11 11 22 11 59 0 64 11 76 33 38 91 76 181 114 272-69 74-138 149-207 223-5 4-9 8-14 12-47 53-92 67-143 70-14 2-22 2-22 19 0 3 0 11 11 11 31 0 65-2 95-2 37 0 73 2 110 2 5 0 16 0 16-19 0-9-8-11-11-11-8 0-39-3-39-31 0-14 14-31 25-42 34-36 67-71 101-106 30-33 60-66 89-98 33 78 66 156 98 235 6 11 6 11 6 14 0 8-20 25-56 28-11 2-20 2-20 19 0 11 12 11 14 11 28 0 96-2 124-2 25 0 84 2 109 2 8 0 19 0 19-16 0-14-11-14-16-14-68 0-70-3-87-42-37-93-104-247-126-305 67-67 171-185 201-213 28-22 68-47 126-50 12 0 20 0 20-20-4-4 0-11-11-11-31 0-62 3-93 3-36 0-72-3-109-3-5 0-19 0-19 20 0 8 5 11 11 11 11 3 39 3 39 31 0 14-8 28-17 36-53 57-106 114-159 171z">
            <text:p/>
          </draw:path>
          <draw:path draw:style-name="gr7" draw:text-style-name="P7" draw:layer="layout" svg:width="0.301cm" svg:height="0.595cm" svg:x="17.903cm" svg:y="3.618cm" svg:viewBox="0 0 302 596" svg:d="M302 25c0-11-11-25-28-25-19 0-39 20-39 36 0 12 9 28 28 28 17 0 39-19 39-39zM154 490c-11 47-48 86-87 86-11 0-19 0-25-3 17-8 22-25 22-36 0-17-14-25-25-25-22 0-39 20-39 39 0 28 25 45 67 45s121-25 143-109c20-82 41-164 62-246 2-9 2-14 2-23 0-39-30-67-72-67-76 0-121 98-121 106 0 9 8 6 11 9 9 0 9 0 14-11 17-40 54-84 93-84 19 0 25 14 25 33 0 9-3 20-3 23-22 87-45 175-67 263z">
            <text:p/>
          </draw:path>
          <draw:path draw:style-name="gr7" draw:text-style-name="P7" draw:layer="layout" svg:width="0.229cm" svg:height="0.981cm" svg:x="18.413cm" svg:y="3.19cm" svg:viewBox="0 0 230 982" svg:d="M230 971c0-3 0-3-17-20-123-126-154-310-154-461 0-171 36-342 157-465 14-11 14-14 14-17 0-5-3-8-12-8-8 0-98 67-154 190-50 109-64 218-64 300 0 78 11 195 67 307 59 121 143 185 151 185 9 0 12-3 12-11z">
            <text:p/>
          </draw:path>
          <draw:path draw:style-name="gr7" draw:text-style-name="P7" draw:layer="layout" svg:width="0.301cm" svg:height="0.626cm" svg:x="18.721cm" svg:y="3.31cm" svg:viewBox="0 0 302 627" svg:d="M182 224c31 0 62 0 92 0 20 0 28 0 28-20 0-11-8-11-28-11-29 0-58 0-86 0 36-140 42-159 42-165 0-17-12-28-28-28-3 0-31 3-40 36-13 53-26 105-39 157-31 0-61 0-92 0-20 0-31 0-31 20 0 11 8 11 28 11 29 0 58 0 87 0-70 277-76 294-76 313 0 53 39 90 93 90 100 0 156-143 156-151 0-12-8-12-14-12-8 0-8 6-14 14-42 104-95 126-128 126-20 0-28-11-28-45 0-22 0-30 5-47 24-96 49-192 73-288z">
            <text:p/>
          </draw:path>
          <draw:path draw:style-name="gr7" draw:text-style-name="P7" draw:layer="layout" svg:width="0.229cm" svg:height="0.981cm" svg:x="19.11cm" svg:y="3.19cm" svg:viewBox="0 0 230 982" svg:d="M230 490c0-76-12-193-65-305-61-121-145-185-154-185-5 0-11 3-11 8 0 3 0 6 20 23 95 98 151 254 151 459 0 167-37 341-157 464-14 14-14 14-14 17 0 8 6 11 11 11 9 0 98-67 157-193 48-106 62-216 62-299z">
            <text:p/>
          </draw:path>
          <draw:path draw:style-name="gr7" draw:text-style-name="P7" draw:layer="layout" svg:width="0.464cm" svg:height="0.433cm" svg:x="17.724cm" svg:y="4.829cm" svg:viewBox="0 0 465 434" svg:d="M168 11c-4-4 0-11-11-11-23 0-95 8-121 11-8 0-19 3-19 20 0 11 8 11 25 11 45 0 48 8 48 17 0 5-12 53-17 78-21 80-41 160-62 241-3 16-7 29-11 44 0 12 11 12 17 12 4 0 9 0 14 0 67-12 176-48 277-143 129-120 157-255 157-263 0-17-14-28-28-28-9 0-31 6-40 34-64 223-212 332-324 369 32-131 63-261 95-392z">
            <text:p/>
          </draw:path>
          <draw:path draw:style-name="gr7" draw:text-style-name="P7" draw:layer="layout" svg:width="0.301cm" svg:height="0.595cm" svg:x="18.158cm" svg:y="4.955cm" svg:viewBox="0 0 302 596" svg:d="M302 28c0-14-8-28-28-28-19 0-36 20-36 39 0 11 6 25 25 25 20 0 39-16 39-36zM157 490c-11 47-48 86-90 86-8 0-17 0-25-3 20-8 25-25 25-36 0-17-14-25-28-25-19 0-39 20-39 42 0 25 29 42 70 42s120-25 143-109c20-82 41-164 61-246 3-6 3-12 3-23 0-39-33-64-73-64-78 0-120 95-120 103 0 12 8 12 11 12 9 0 9-3 14-14 17-40 53-82 93-82 16 0 22 12 22 34 0 6 0 17 0 20-22 87-45 175-67 263z">
            <text:p/>
          </draw:path>
          <draw:path draw:style-name="gr7" draw:text-style-name="P7" draw:layer="layout" svg:width="0.209cm" svg:height="0.463cm" svg:x="18.555cm" svg:y="4.955cm" svg:viewBox="0 0 210 464" svg:d="M190 28c0-11-8-28-25-28-19 0-39 20-39 39 0 11 8 25 28 25s36-19 36-36zM50 375c-2 11-5 19-5 31 0 30 28 58 64 58 70 0 101-95 101-106 0-8-8-8-11-8-11 0-11 2-14 11-17 56-45 84-73 84-14 0-17-9-17-25 0-17 6-28 11-45 6-17 14-37 23-53 5-17 31-81 33-87 3-8 3-17 3-22 0-34-28-59-64-59-67 0-101 92-101 103 0 12 7 8 11 12 11 0 11-6 14-12 17-61 48-84 73-84 11 0 17 6 17 23s-3 28-20 70c-15 36-30 72-45 109z">
            <text:p/>
          </draw:path>
          <draw:path draw:style-name="gr7" draw:text-style-name="P7" draw:layer="layout" svg:width="0.483cm" svg:height="2.354cm" svg:x="19.471cm" svg:y="3.167cm" svg:viewBox="0 0 484 2355" svg:d="M484 1178c0-386-89-775-338-1069-20-22-56-64-98-98-12-11-14-11-28-11-12 0-20 0-20 8 0 6 6 9 6 12 36 33 100 100 168 207 156 251 229 570 229 951 0 263-36 604-199 895-78 140-159 221-198 263-3 3-6 5-6 8 0 11 8 11 20 11 14 0 16 0 30-14 331-302 434-749 434-1163z">
            <text:p/>
          </draw:path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in_5f_black" presentation:presentation-page-layout-name="AL1T0">
        <office:forms form:automatic-focus="false" form:apply-design-mode="false"/>
        <draw:frame draw:style-name="gr1" draw:text-style-name="P2" draw:layer="layout" svg:width="3.393cm" svg:height="1.187cm" svg:x="24.279cm" svg:y="14.5cm">
          <draw:text-box>
            <text:p text:style-name="P1"><text:span text:style-name="T1"><text:page-number>&lt;number&gt;</text:page-number></text:span></text:p>
          </draw:text-box>
        </draw:frame>
        <draw:frame draw:style-name="gr2" draw:text-style-name="P27" draw:layer="layout" svg:width="26cm" svg:height="2.156cm" svg:x="1cm" svg:y="6.797cm">
          <draw:text-box>
            <text:p text:style-name="P26"><text:span text:style-name="T2">en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ato Semibold" svg:font-family="'Lato Semibold'" style:font-pitch="variable"/>
    <style:font-face style:name="Lato Semibold1" svg:font-family="'Lato Semibold'" style:font-adornments="Semi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pitch="variable"/>
    <style:font-face style:name="Noto Sans CJK SC2" svg:font-family="'Noto Sans CJK SC'" style:font-family-generic="system" style:font-pitch="variable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4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Lohit Devanagari3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lain_5f_black-background" style:display-name="plain_black-background" style:family="presentation">
      <style:graphic-properties draw:stroke="none" draw:fill="solid" draw:fill-color="#000000"/>
      <style:text-properties style:letter-kerning="true"/>
    </style:style>
    <style:style style:name="plain_5f_black-backgroundobjects" style:display-name="plain_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in_5f_black-notes" style:display-name="plain_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in_5f_black-outline1" style:display-name="plain_black-outline1" style:family="presentation">
      <style:graphic-properties draw:stroke="none" draw:fill="none" draw:auto-grow-height="false" draw:fit-to-size="false" style:shrink-to-fit="true">
        <text:list-style style:name="plain_5f_black-outline1" style:display-name="plain_blac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in_5f_black-outline2" style:display-name="plain_black-outline2" style:family="presentation" style:parent-style-name="plain_5f_black-outline1">
      <style:paragraph-properties fo:margin-top="0.4cm" fo:margin-bottom="0cm"/>
      <style:text-properties fo:font-size="28pt" style:font-size-asian="28pt" style:font-size-complex="28pt"/>
    </style:style>
    <style:style style:name="plain_5f_black-outline3" style:display-name="plain_black-outline3" style:family="presentation" style:parent-style-name="plain_5f_black-outline2">
      <style:paragraph-properties fo:margin-top="0.3cm" fo:margin-bottom="0cm"/>
      <style:text-properties fo:font-size="24pt" style:font-size-asian="24pt" style:font-size-complex="24pt"/>
    </style:style>
    <style:style style:name="plain_5f_black-outline4" style:display-name="plain_black-outline4" style:family="presentation" style:parent-style-name="plain_5f_black-outline3">
      <style:paragraph-properties fo:margin-top="0.2cm" fo:margin-bottom="0cm"/>
      <style:text-properties fo:font-size="20pt" style:font-size-asian="20pt" style:font-size-complex="20pt"/>
    </style:style>
    <style:style style:name="plain_5f_black-outline5" style:display-name="plain_black-outline5" style:family="presentation" style:parent-style-name="plain_5f_black-outline4">
      <style:paragraph-properties fo:margin-top="0.1cm" fo:margin-bottom="0cm"/>
      <style:text-properties fo:font-size="20pt" style:font-size-asian="20pt" style:font-size-complex="20pt"/>
    </style:style>
    <style:style style:name="plain_5f_black-outline6" style:display-name="plain_black-outline6" style:family="presentation" style:parent-style-name="plain_5f_black-outline5">
      <style:paragraph-properties fo:margin-top="0.1cm" fo:margin-bottom="0cm"/>
      <style:text-properties fo:font-size="20pt" style:font-size-asian="20pt" style:font-size-complex="20pt"/>
    </style:style>
    <style:style style:name="plain_5f_black-outline7" style:display-name="plain_black-outline7" style:family="presentation" style:parent-style-name="plain_5f_black-outline6">
      <style:paragraph-properties fo:margin-top="0.1cm" fo:margin-bottom="0cm"/>
      <style:text-properties fo:font-size="20pt" style:font-size-asian="20pt" style:font-size-complex="20pt"/>
    </style:style>
    <style:style style:name="plain_5f_black-outline8" style:display-name="plain_black-outline8" style:family="presentation" style:parent-style-name="plain_5f_black-outline7">
      <style:paragraph-properties fo:margin-top="0.1cm" fo:margin-bottom="0cm"/>
      <style:text-properties fo:font-size="20pt" style:font-size-asian="20pt" style:font-size-complex="20pt"/>
    </style:style>
    <style:style style:name="plain_5f_black-outline9" style:display-name="plain_black-outline9" style:family="presentation" style:parent-style-name="plain_5f_black-outline8">
      <style:paragraph-properties fo:margin-top="0.1cm" fo:margin-bottom="0cm"/>
      <style:text-properties fo:font-size="20pt" style:font-size-asian="20pt" style:font-size-complex="20pt"/>
    </style:style>
    <style:style style:name="plain_5f_black-subtitle" style:display-name="plain_black-subtitle" style:family="presentation">
      <style:graphic-properties draw:stroke="none" draw:fill="none" draw:textarea-vertical-align="middle">
        <text:list-style style:name="plain_5f_black-subtitle" style:display-name="plain_blac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in_5f_black-title" style:display-name="plain_black-title" style:family="presentation">
      <style:graphic-properties draw:stroke="none" draw:fill="none" draw:textarea-vertical-align="middle">
        <text:list-style style:name="plain_5f_black-title" style:display-name="plain_blac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Lohit Devanagari3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lain_5f_black-backgroundobjects">
      <style:graphic-properties draw:stroke="none" draw:fill-color="#000000" draw:textarea-vertical-align="middle" draw:auto-grow-height="false" fo:min-height="18.5cm" fo:min-width="31.5cm" loext:decorative="false"/>
    </style:style>
    <style:style style:name="Mpr5" style:family="presentation" style:parent-style-name="plain_5f_blac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plain_5f_blac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lain_5f_blac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lain_5f_black" style:display-name="plain_black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31.5cm" svg:height="18.5cm" svg:x="-1.5cm" svg:y="-1.5cm">
        <text:p/>
        <draw:enhanced-geometry svg:viewBox="0 0 21600 21600" draw:type="rectangle" draw:enhanced-path="M 0 0 L 21600 0 21600 21600 0 21600 0 0 Z N"/>
      </draw:custom-shape>
      <draw:frame presentation:style-name="plain_5f_black-title" draw:layer="backgroundobjects" svg:width="25.199cm" svg:height="2.629cm" svg:x="1.4cm" svg:y="0.628cm" presentation:class="title" presentation:placeholder="true">
        <draw:text-box/>
      </draw:frame>
      <draw:frame presentation:style-name="plain_5f_black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lain_5f_black-title" draw:layer="backgroundobjects" svg:width="0.001cm" svg:height="0.001cm" svg:x="0cm" svg:y="2.257cm" presentation:class="page"/>
        <draw:frame presentation:style-name="plain_5f_blac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1:41:18.769917501</meta:creation-date>
    <dc:title>plain_wide_black</dc:title>
    <meta:editing-duration>PT9H46M49S</meta:editing-duration>
    <meta:editing-cycles>46</meta:editing-cycles>
    <meta:generator>LibreOffice/7.6.4.1$Linux_X86_64 LibreOffice_project/60$Build-1</meta:generator>
    <dc:date>2024-01-24T10:18:20.960909976</dc:date>
    <meta:print-date>2024-01-22T14:03:27.498598551</meta:print-date>
    <meta:printed-by>PDF files</meta:printed-by>
    <meta:document-statistic meta:object-count="1049"/>
    <meta:user-defined meta:name="TexMathignorePreamble">FALSE</meta:user-defined>
    <meta:user-defined meta:name="TexMathsPreamble">\usepackage{amsmath}§\usepackage{amssymb}§\usepackage[usenames]{color}§\usepackage{ifxetex}§\usepackage{ifluatex}§\color{white}§\pagecolor{black}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</meta:user-defined>
  </office:meta>
</office:document-meta>
</file>